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3768in" svg:height="7.4665in" svg:x="0.2055in" svg:y="0.6618in">
            <draw:object draw:notify-on-update-of-ranges="Sheet1.A2:Sheet1.A801 Sheet1.B1:Sheet1.B1 Sheet1.B2:Sheet1.B801 Sheet1.A2:Sheet1.A801 Sheet1.C1:Sheet1.C1 Sheet1.C2:Sheet1.C801 Sheet1.A2:Sheet1.A801 Sheet1.D1:Sheet1.D1 Sheet1.D2:Sheet1.D801 Sheet1.A2:Sheet1.A801 Sheet1.E1:Sheet1.E1 Sheet1.E2:Sheet1.E8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cons_v</text:p>
          </table:table-cell>
          <table:table-cell office:value-type="string">
            <text:p>v</text:p>
          </table:table-cell>
          <table:table-cell office:value-type="string">
            <text:p>cons_vt</text:p>
          </table:table-cell>
          <table:table-cell office:value-type="string">
            <text:p>vt</text:p>
          </table:table-cell>
          <table:table-cell/>
          <table:table-cell office:value-type="string">
            <text:p>deriveeD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3310545">
            <text:p>-0.013310545</text:p>
          </table:table-cell>
          <table:table-cell/>
          <table:table-cell table:formula="of:=0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3]-[.E3])-([.D2]-[.E2])" office:value-type="float" office:value="-0.013310545">
            <text:p>-0.01331054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4]-[.E4])-([.D3]-[.E3])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5]-[.E5])-([.D4]-[.E4])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6]-[.E6])-([.D5]-[.E5])" office:value-type="float" office:value="0">
            <text:p>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7]-[.E7])-([.D6]-[.E6])" office:value-type="float" office:value="0">
            <text:p>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8]-[.E8])-([.D7]-[.E7])"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9]-[.E9])-([.D8]-[.E8])" office:value-type="float" office:value="0">
            <text:p>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0]-[.E10])-([.D9]-[.E9])"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1]-[.E11])-([.D10]-[.E10])" office:value-type="float" office:value="0">
            <text:p>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2]-[.E12])-([.D11]-[.E11])" office:value-type="float" office:value="0">
            <text:p>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3]-[.E13])-([.D12]-[.E12])" office:value-type="float" office:value="0">
            <text:p>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4]-[.E14])-([.D13]-[.E13])"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5]-[.E15])-([.D14]-[.E14])" office:value-type="float" office:value="0">
            <text:p>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6]-[.E16])-([.D15]-[.E15])" office:value-type="float" office:value="0">
            <text:p>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7]-[.E17])-([.D16]-[.E16])" office:value-type="float" office:value="0">
            <text:p>0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8]-[.E18])-([.D17]-[.E17])"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9]-[.E19])-([.D18]-[.E18])" office:value-type="float" office:value="0">
            <text:p>0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20]-[.E20])-([.D19]-[.E19])"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21]-[.E21])-([.D20]-[.E20])" office:value-type="float" office:value="0">
            <text:p>0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22]-[.E22])-([.D21]-[.E21])" office:value-type="float" office:value="0">
            <text:p>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23]-[.E23])-([.D22]-[.E22])" office:value-type="float" office:value="0">
            <text:p>0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0.0025">
            <text:p>0.002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  <table:table-cell table:formula="of:=([.D24]-[.E24])-([.D23]-[.E23])" office:value-type="float" office:value="0.01">
            <text:p>0.01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25]-[.E25])-([.D24]-[.E24])" office:value-type="float" office:value="0.01">
            <text:p>0.01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0.0075">
            <text:p>0.0075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/>
          <table:table-cell table:formula="of:=([.D26]-[.E26])-([.D25]-[.E25])" office:value-type="float" office:value="0.01">
            <text:p>0.01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table:formula="of:=([.D27]-[.E27])-([.D26]-[.E26])" office:value-type="float" office:value="0.01">
            <text:p>0.01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0.012499999">
            <text:p>0.012499999</text:p>
          </table:table-cell>
          <table:table-cell office:value-type="float" office:value="0">
            <text:p>0</text:p>
          </table:table-cell>
          <table:table-cell office:value-type="float" office:value="0.049999997">
            <text:p>0.049999997</text:p>
          </table:table-cell>
          <table:table-cell office:value-type="float" office:value="0">
            <text:p>0</text:p>
          </table:table-cell>
          <table:table-cell/>
          <table:table-cell table:formula="of:=([.D28]-[.E28])-([.D27]-[.E27])" office:value-type="float" office:value="0.009999997">
            <text:p>0.009999997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014999999">
            <text:p>0.014999999</text:p>
          </table:table-cell>
          <table:table-cell office:value-type="float" office:value="0">
            <text:p>0</text:p>
          </table:table-cell>
          <table:table-cell office:value-type="float" office:value="0.059999995">
            <text:p>0.059999995</text:p>
          </table:table-cell>
          <table:table-cell office:value-type="float" office:value="0">
            <text:p>0</text:p>
          </table:table-cell>
          <table:table-cell/>
          <table:table-cell table:formula="of:=([.D29]-[.E29])-([.D28]-[.E28])" office:value-type="float" office:value="0.009999998">
            <text:p>0.009999998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0.017499998">
            <text:p>0.017499998</text:p>
          </table:table-cell>
          <table:table-cell office:value-type="float" office:value="0">
            <text:p>0</text:p>
          </table:table-cell>
          <table:table-cell office:value-type="float" office:value="0.06999999">
            <text:p>0.06999999</text:p>
          </table:table-cell>
          <table:table-cell office:value-type="float" office:value="0">
            <text:p>0</text:p>
          </table:table-cell>
          <table:table-cell/>
          <table:table-cell table:formula="of:=([.D30]-[.E30])-([.D29]-[.E29])" office:value-type="float" office:value="0.009999995">
            <text:p>0.009999995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019999998">
            <text:p>0.019999998</text:p>
          </table:table-cell>
          <table:table-cell office:value-type="float" office:value="0">
            <text:p>0</text:p>
          </table:table-cell>
          <table:table-cell office:value-type="float" office:value="0.07999999">
            <text:p>0.07999999</text:p>
          </table:table-cell>
          <table:table-cell office:value-type="float" office:value="0">
            <text:p>0</text:p>
          </table:table-cell>
          <table:table-cell/>
          <table:table-cell table:formula="of:=([.D31]-[.E31])-([.D30]-[.E30])" office:value-type="float" office:value="0.01">
            <text:p>0.01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0.022499997">
            <text:p>0.022499997</text:p>
          </table:table-cell>
          <table:table-cell office:value-type="float" office:value="0">
            <text:p>0</text:p>
          </table:table-cell>
          <table:table-cell office:value-type="float" office:value="0.08999999">
            <text:p>0.08999999</text:p>
          </table:table-cell>
          <table:table-cell office:value-type="float" office:value="0">
            <text:p>0</text:p>
          </table:table-cell>
          <table:table-cell/>
          <table:table-cell table:formula="of:=([.D32]-[.E32])-([.D31]-[.E31])" office:value-type="float" office:value="0.01">
            <text:p>0.01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024999997">
            <text:p>0.024999997</text:p>
          </table:table-cell>
          <table:table-cell office:value-type="float" office:value="0">
            <text:p>0</text:p>
          </table:table-cell>
          <table:table-cell office:value-type="float" office:value="0.09999999">
            <text:p>0.09999999</text:p>
          </table:table-cell>
          <table:table-cell office:value-type="float" office:value="0">
            <text:p>0</text:p>
          </table:table-cell>
          <table:table-cell/>
          <table:table-cell table:formula="of:=([.D33]-[.E33])-([.D32]-[.E32])" office:value-type="float" office:value="0.01">
            <text:p>0.01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0.027499996">
            <text:p>0.027499996</text:p>
          </table:table-cell>
          <table:table-cell office:value-type="float" office:value="0">
            <text:p>0</text:p>
          </table:table-cell>
          <table:table-cell office:value-type="float" office:value="0.109999985">
            <text:p>0.109999985</text:p>
          </table:table-cell>
          <table:table-cell office:value-type="float" office:value="0">
            <text:p>0</text:p>
          </table:table-cell>
          <table:table-cell/>
          <table:table-cell table:formula="of:=([.D34]-[.E34])-([.D33]-[.E33])" office:value-type="float" office:value="0.00999999500000001">
            <text:p>0.009999995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029999996">
            <text:p>0.029999996</text:p>
          </table:table-cell>
          <table:table-cell office:value-type="float" office:value="0">
            <text:p>0</text:p>
          </table:table-cell>
          <table:table-cell office:value-type="float" office:value="0.11999998">
            <text:p>0.11999998</text:p>
          </table:table-cell>
          <table:table-cell office:value-type="float" office:value="0">
            <text:p>0</text:p>
          </table:table-cell>
          <table:table-cell/>
          <table:table-cell table:formula="of:=([.D35]-[.E35])-([.D34]-[.E34])" office:value-type="float" office:value="0.009999995">
            <text:p>0.009999995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0.032499995">
            <text:p>0.032499995</text:p>
          </table:table-cell>
          <table:table-cell office:value-type="float" office:value="0.0054906">
            <text:p>0.0054906</text:p>
          </table:table-cell>
          <table:table-cell office:value-type="float" office:value="0.12999998">
            <text:p>0.12999998</text:p>
          </table:table-cell>
          <table:table-cell office:value-type="float" office:value="0">
            <text:p>0</text:p>
          </table:table-cell>
          <table:table-cell/>
          <table:table-cell table:formula="of:=([.D36]-[.E36])-([.D35]-[.E35])" office:value-type="float" office:value="0.01">
            <text:p>0.01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034999996">
            <text:p>0.034999996</text:p>
          </table:table-cell>
          <table:table-cell office:value-type="float" office:value="0.0073208003">
            <text:p>0.0073208003</text:p>
          </table:table-cell>
          <table:table-cell office:value-type="float" office:value="0.13999999">
            <text:p>0.13999999</text:p>
          </table:table-cell>
          <table:table-cell office:value-type="float" office:value="0">
            <text:p>0</text:p>
          </table:table-cell>
          <table:table-cell/>
          <table:table-cell table:formula="of:=([.D37]-[.E37])-([.D36]-[.E36])" office:value-type="float" office:value="0.01000001">
            <text:p>0.01000001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0.037499998">
            <text:p>0.037499998</text:p>
          </table:table-cell>
          <table:table-cell office:value-type="float" office:value="0.0109812">
            <text:p>0.0109812</text:p>
          </table:table-cell>
          <table:table-cell office:value-type="float" office:value="0.14999999">
            <text:p>0.14999999</text:p>
          </table:table-cell>
          <table:table-cell office:value-type="float" office:value="0">
            <text:p>0</text:p>
          </table:table-cell>
          <table:table-cell/>
          <table:table-cell table:formula="of:=([.D38]-[.E38])-([.D37]-[.E37])" office:value-type="float" office:value="0.01">
            <text:p>0.01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04">
            <text:p>0.04</text:p>
          </table:table-cell>
          <table:table-cell office:value-type="float" office:value="0.018302">
            <text:p>0.018302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/>
          <table:table-cell table:formula="of:=([.D39]-[.E39])-([.D38]-[.E38])" office:value-type="float" office:value="0.01000001">
            <text:p>0.01000001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0.0425">
            <text:p>0.0425</text:p>
          </table:table-cell>
          <table:table-cell office:value-type="float" office:value="0.0237926">
            <text:p>0.0237926</text:p>
          </table:table-cell>
          <table:table-cell office:value-type="float" office:value="0.17">
            <text:p>0.17</text:p>
          </table:table-cell>
          <table:table-cell office:value-type="float" office:value="0.013310545">
            <text:p>0.013310545</text:p>
          </table:table-cell>
          <table:table-cell/>
          <table:table-cell table:formula="of:=([.D40]-[.E40])-([.D39]-[.E39])" office:value-type="float" office:value="-0.003310545">
            <text:p>-0.003310545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45">
            <text:p>0.045</text:p>
          </table:table-cell>
          <table:table-cell office:value-type="float" office:value="0.031113401">
            <text:p>0.031113401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/>
          <table:table-cell table:formula="of:=([.D41]-[.E41])-([.D40]-[.E40])" office:value-type="float" office:value="0.023310545">
            <text:p>0.023310545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0.047500003">
            <text:p>0.047500003</text:p>
          </table:table-cell>
          <table:table-cell office:value-type="float" office:value="0.0347738">
            <text:p>0.0347738</text:p>
          </table:table-cell>
          <table:table-cell office:value-type="float" office:value="0.19000001">
            <text:p>0.19000001</text:p>
          </table:table-cell>
          <table:table-cell office:value-type="float" office:value="0">
            <text:p>0</text:p>
          </table:table-cell>
          <table:table-cell/>
          <table:table-cell table:formula="of:=([.D42]-[.E42])-([.D41]-[.E41])" office:value-type="float" office:value="0.01000001">
            <text:p>0.01000001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0.050000004">
            <text:p>0.050000004</text:p>
          </table:table-cell>
          <table:table-cell office:value-type="float" office:value="0.0420946">
            <text:p>0.0420946</text:p>
          </table:table-cell>
          <table:table-cell office:value-type="float" office:value="0.20000002">
            <text:p>0.20000002</text:p>
          </table:table-cell>
          <table:table-cell office:value-type="float" office:value="0">
            <text:p>0</text:p>
          </table:table-cell>
          <table:table-cell/>
          <table:table-cell table:formula="of:=([.D43]-[.E43])-([.D42]-[.E42])" office:value-type="float" office:value="0.01000001">
            <text:p>0.01000001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0.052500006">
            <text:p>0.052500006</text:p>
          </table:table-cell>
          <table:table-cell office:value-type="float" office:value="0.045755">
            <text:p>0.045755</text:p>
          </table:table-cell>
          <table:table-cell office:value-type="float" office:value="0.21000002">
            <text:p>0.21000002</text:p>
          </table:table-cell>
          <table:table-cell office:value-type="float" office:value="0.02662109">
            <text:p>0.02662109</text:p>
          </table:table-cell>
          <table:table-cell/>
          <table:table-cell table:formula="of:=([.D44]-[.E44])-([.D43]-[.E43])" office:value-type="float" office:value="-0.01662109">
            <text:p>-0.01662109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0.055000007">
            <text:p>0.055000007</text:p>
          </table:table-cell>
          <table:table-cell office:value-type="float" office:value="0.0530758">
            <text:p>0.0530758</text:p>
          </table:table-cell>
          <table:table-cell office:value-type="float" office:value="0.22000003">
            <text:p>0.22000003</text:p>
          </table:table-cell>
          <table:table-cell office:value-type="float" office:value="0.06655273">
            <text:p>0.06655273</text:p>
          </table:table-cell>
          <table:table-cell/>
          <table:table-cell table:formula="of:=([.D45]-[.E45])-([.D44]-[.E44])" office:value-type="float" office:value="-0.02993163">
            <text:p>-0.02993163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0.05750001">
            <text:p>0.05750001</text:p>
          </table:table-cell>
          <table:table-cell office:value-type="float" office:value="0.0530758">
            <text:p>0.0530758</text:p>
          </table:table-cell>
          <table:table-cell office:value-type="float" office:value="0.23000003">
            <text:p>0.23000003</text:p>
          </table:table-cell>
          <table:table-cell office:value-type="float" office:value="0.07986327">
            <text:p>0.07986327</text:p>
          </table:table-cell>
          <table:table-cell/>
          <table:table-cell table:formula="of:=([.D46]-[.E46])-([.D45]-[.E45])" office:value-type="float" office:value="-0.00331054000000003">
            <text:p>-0.00331054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0.06000001">
            <text:p>0.06000001</text:p>
          </table:table-cell>
          <table:table-cell office:value-type="float" office:value="0.0512456">
            <text:p>0.0512456</text:p>
          </table:table-cell>
          <table:table-cell office:value-type="float" office:value="0.24000004">
            <text:p>0.24000004</text:p>
          </table:table-cell>
          <table:table-cell office:value-type="float" office:value="0.10648436">
            <text:p>0.10648436</text:p>
          </table:table-cell>
          <table:table-cell/>
          <table:table-cell table:formula="of:=([.D47]-[.E47])-([.D46]-[.E46])" office:value-type="float" office:value="-0.01662108">
            <text:p>-0.01662108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0.06250001">
            <text:p>0.06250001</text:p>
          </table:table-cell>
          <table:table-cell office:value-type="float" office:value="0.058566403">
            <text:p>0.058566403</text:p>
          </table:table-cell>
          <table:table-cell office:value-type="float" office:value="0.25000003">
            <text:p>0.25000003</text:p>
          </table:table-cell>
          <table:table-cell office:value-type="float" office:value="0.15972655">
            <text:p>0.15972655</text:p>
          </table:table-cell>
          <table:table-cell/>
          <table:table-cell table:formula="of:=([.D48]-[.E48])-([.D47]-[.E47])" office:value-type="float" office:value="-0.0432422">
            <text:p>-0.0432422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0.065000005">
            <text:p>0.065000005</text:p>
          </table:table-cell>
          <table:table-cell office:value-type="float" office:value="0.058566403">
            <text:p>0.058566403</text:p>
          </table:table-cell>
          <table:table-cell office:value-type="float" office:value="0.26000002">
            <text:p>0.26000002</text:p>
          </table:table-cell>
          <table:table-cell office:value-type="float" office:value="0.15972655">
            <text:p>0.15972655</text:p>
          </table:table-cell>
          <table:table-cell/>
          <table:table-cell table:formula="of:=([.D49]-[.E49])-([.D48]-[.E48])" office:value-type="float" office:value="0.00999999000000001">
            <text:p>0.00999999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0.0675">
            <text:p>0.0675</text:p>
          </table:table-cell>
          <table:table-cell office:value-type="float" office:value="0.062226802">
            <text:p>0.062226802</text:p>
          </table:table-cell>
          <table:table-cell office:value-type="float" office:value="0.27">
            <text:p>0.27</text:p>
          </table:table-cell>
          <table:table-cell office:value-type="float" office:value="0.18634763">
            <text:p>0.18634763</text:p>
          </table:table-cell>
          <table:table-cell/>
          <table:table-cell table:formula="of:=([.D50]-[.E50])-([.D49]-[.E49])" office:value-type="float" office:value="-0.0166211">
            <text:p>-0.0166211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0.07">
            <text:p>0.07</text:p>
          </table:table-cell>
          <table:table-cell office:value-type="float" office:value="0.0658872">
            <text:p>0.0658872</text:p>
          </table:table-cell>
          <table:table-cell office:value-type="float" office:value="0.28">
            <text:p>0.28</text:p>
          </table:table-cell>
          <table:table-cell office:value-type="float" office:value="0.18634763">
            <text:p>0.18634763</text:p>
          </table:table-cell>
          <table:table-cell/>
          <table:table-cell table:formula="of:=([.D51]-[.E51])-([.D50]-[.E50])" office:value-type="float" office:value="0.01">
            <text:p>0.01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0.0725">
            <text:p>0.0725</text:p>
          </table:table-cell>
          <table:table-cell office:value-type="float" office:value="0.0713778">
            <text:p>0.0713778</text:p>
          </table:table-cell>
          <table:table-cell office:value-type="float" office:value="0.29">
            <text:p>0.29</text:p>
          </table:table-cell>
          <table:table-cell office:value-type="float" office:value="0.19965817">
            <text:p>0.19965817</text:p>
          </table:table-cell>
          <table:table-cell/>
          <table:table-cell table:formula="of:=([.D52]-[.E52])-([.D51]-[.E51])" office:value-type="float" office:value="-0.00331054000000003">
            <text:p>-0.00331054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0.074999996">
            <text:p>0.074999996</text:p>
          </table:table-cell>
          <table:table-cell office:value-type="float" office:value="0.075038195">
            <text:p>0.075038195</text:p>
          </table:table-cell>
          <table:table-cell office:value-type="float" office:value="0.29999998">
            <text:p>0.29999998</text:p>
          </table:table-cell>
          <table:table-cell office:value-type="float" office:value="0.21296872">
            <text:p>0.21296872</text:p>
          </table:table-cell>
          <table:table-cell/>
          <table:table-cell table:formula="of:=([.D53]-[.E53])-([.D52]-[.E52])" office:value-type="float" office:value="-0.00331056999999998">
            <text:p>-0.00331057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0.07749999">
            <text:p>0.07749999</text:p>
          </table:table-cell>
          <table:table-cell office:value-type="float" office:value="0.0786986">
            <text:p>0.0786986</text:p>
          </table:table-cell>
          <table:table-cell office:value-type="float" office:value="0.30999997">
            <text:p>0.30999997</text:p>
          </table:table-cell>
          <table:table-cell office:value-type="float" office:value="0.22627929">
            <text:p>0.22627929</text:p>
          </table:table-cell>
          <table:table-cell/>
          <table:table-cell table:formula="of:=([.D54]-[.E54])-([.D53]-[.E53])" office:value-type="float" office:value="-0.00331057999999998">
            <text:p>-0.00331058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0.07999999">
            <text:p>0.07999999</text:p>
          </table:table-cell>
          <table:table-cell office:value-type="float" office:value="0.080528796">
            <text:p>0.080528796</text:p>
          </table:table-cell>
          <table:table-cell office:value-type="float" office:value="0.31999996">
            <text:p>0.31999996</text:p>
          </table:table-cell>
          <table:table-cell office:value-type="float" office:value="0.23958981">
            <text:p>0.23958981</text:p>
          </table:table-cell>
          <table:table-cell/>
          <table:table-cell table:formula="of:=([.D55]-[.E55])-([.D54]-[.E54])" office:value-type="float" office:value="-0.00331053000000001">
            <text:p>-0.00331053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0.08249999">
            <text:p>0.08249999</text:p>
          </table:table-cell>
          <table:table-cell office:value-type="float" office:value="0.0841892">
            <text:p>0.0841892</text:p>
          </table:table-cell>
          <table:table-cell office:value-type="float" office:value="0.32999995">
            <text:p>0.32999995</text:p>
          </table:table-cell>
          <table:table-cell office:value-type="float" office:value="0.2662109">
            <text:p>0.2662109</text:p>
          </table:table-cell>
          <table:table-cell/>
          <table:table-cell table:formula="of:=([.D56]-[.E56])-([.D55]-[.E55])" office:value-type="float" office:value="-0.0166211">
            <text:p>-0.0166211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0.084999986">
            <text:p>0.084999986</text:p>
          </table:table-cell>
          <table:table-cell office:value-type="float" office:value="0.0860194">
            <text:p>0.0860194</text:p>
          </table:table-cell>
          <table:table-cell office:value-type="float" office:value="0.33999994">
            <text:p>0.33999994</text:p>
          </table:table-cell>
          <table:table-cell office:value-type="float" office:value="0.2662109">
            <text:p>0.2662109</text:p>
          </table:table-cell>
          <table:table-cell/>
          <table:table-cell table:formula="of:=([.D57]-[.E57])-([.D56]-[.E56])" office:value-type="float" office:value="0.00999999000000001">
            <text:p>0.00999999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0.08749998">
            <text:p>0.08749998</text:p>
          </table:table-cell>
          <table:table-cell office:value-type="float" office:value="0.0896798">
            <text:p>0.0896798</text:p>
          </table:table-cell>
          <table:table-cell office:value-type="float" office:value="0.34999993">
            <text:p>0.34999993</text:p>
          </table:table-cell>
          <table:table-cell office:value-type="float" office:value="0.29283202">
            <text:p>0.29283202</text:p>
          </table:table-cell>
          <table:table-cell/>
          <table:table-cell table:formula="of:=([.D58]-[.E58])-([.D57]-[.E57])" office:value-type="float" office:value="-0.01662113">
            <text:p>-0.01662113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0.08999998">
            <text:p>0.08999998</text:p>
          </table:table-cell>
          <table:table-cell office:value-type="float" office:value="0.0951704">
            <text:p>0.0951704</text:p>
          </table:table-cell>
          <table:table-cell office:value-type="float" office:value="0.35999992">
            <text:p>0.35999992</text:p>
          </table:table-cell>
          <table:table-cell office:value-type="float" office:value="0.3194531">
            <text:p>0.3194531</text:p>
          </table:table-cell>
          <table:table-cell/>
          <table:table-cell table:formula="of:=([.D59]-[.E59])-([.D58]-[.E58])" office:value-type="float" office:value="-0.01662109">
            <text:p>-0.01662109</text:p>
          </table:table-cell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0.09249998">
            <text:p>0.09249998</text:p>
          </table:table-cell>
          <table:table-cell office:value-type="float" office:value="0.0951704">
            <text:p>0.0951704</text:p>
          </table:table-cell>
          <table:table-cell office:value-type="float" office:value="0.36999992">
            <text:p>0.36999992</text:p>
          </table:table-cell>
          <table:table-cell office:value-type="float" office:value="0.35938472">
            <text:p>0.35938472</text:p>
          </table:table-cell>
          <table:table-cell/>
          <table:table-cell table:formula="of:=([.D60]-[.E60])-([.D59]-[.E59])" office:value-type="float" office:value="-0.02993162">
            <text:p>-0.02993162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09499998">
            <text:p>0.09499998</text:p>
          </table:table-cell>
          <table:table-cell office:value-type="float" office:value="0.0970006">
            <text:p>0.0970006</text:p>
          </table:table-cell>
          <table:table-cell office:value-type="float" office:value="0.3799999">
            <text:p>0.3799999</text:p>
          </table:table-cell>
          <table:table-cell office:value-type="float" office:value="0.35938472">
            <text:p>0.35938472</text:p>
          </table:table-cell>
          <table:table-cell/>
          <table:table-cell table:formula="of:=([.D61]-[.E61])-([.D60]-[.E60])" office:value-type="float" office:value="0.00999998000000002">
            <text:p>0.00999998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0.097499974">
            <text:p>0.097499974</text:p>
          </table:table-cell>
          <table:table-cell office:value-type="float" office:value="0.098830804">
            <text:p>0.098830804</text:p>
          </table:table-cell>
          <table:table-cell office:value-type="float" office:value="0.3899999">
            <text:p>0.3899999</text:p>
          </table:table-cell>
          <table:table-cell office:value-type="float" office:value="0.38600582">
            <text:p>0.38600582</text:p>
          </table:table-cell>
          <table:table-cell/>
          <table:table-cell table:formula="of:=([.D62]-[.E62])-([.D61]-[.E61])" office:value-type="float" office:value="-0.0166211000000001">
            <text:p>-0.0166211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0.09999997">
            <text:p>0.09999997</text:p>
          </table:table-cell>
          <table:table-cell office:value-type="float" office:value="0.1024912">
            <text:p>0.1024912</text:p>
          </table:table-cell>
          <table:table-cell office:value-type="float" office:value="0.3999999">
            <text:p>0.3999999</text:p>
          </table:table-cell>
          <table:table-cell office:value-type="float" office:value="0.4126269">
            <text:p>0.4126269</text:p>
          </table:table-cell>
          <table:table-cell/>
          <table:table-cell table:formula="of:=([.D63]-[.E63])-([.D62]-[.E62])" office:value-type="float" office:value="-0.01662108">
            <text:p>-0.01662108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0.10249997">
            <text:p>0.10249997</text:p>
          </table:table-cell>
          <table:table-cell office:value-type="float" office:value="0.111642204">
            <text:p>0.111642204</text:p>
          </table:table-cell>
          <table:table-cell office:value-type="float" office:value="0.40999988">
            <text:p>0.40999988</text:p>
          </table:table-cell>
          <table:table-cell office:value-type="float" office:value="0.42593744">
            <text:p>0.42593744</text:p>
          </table:table-cell>
          <table:table-cell/>
          <table:table-cell table:formula="of:=([.D64]-[.E64])-([.D63]-[.E63])" office:value-type="float" office:value="-0.00331056000000002">
            <text:p>-0.00331056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0.10499997">
            <text:p>0.10499997</text:p>
          </table:table-cell>
          <table:table-cell office:value-type="float" office:value="0.111642204">
            <text:p>0.111642204</text:p>
          </table:table-cell>
          <table:table-cell office:value-type="float" office:value="0.41999987">
            <text:p>0.41999987</text:p>
          </table:table-cell>
          <table:table-cell office:value-type="float" office:value="0.45255858">
            <text:p>0.45255858</text:p>
          </table:table-cell>
          <table:table-cell/>
          <table:table-cell table:formula="of:=([.D65]-[.E65])-([.D64]-[.E64])" office:value-type="float" office:value="-0.01662115">
            <text:p>-0.01662115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0.107499965">
            <text:p>0.107499965</text:p>
          </table:table-cell>
          <table:table-cell office:value-type="float" office:value="0.1153026">
            <text:p>0.1153026</text:p>
          </table:table-cell>
          <table:table-cell office:value-type="float" office:value="0.42999986">
            <text:p>0.42999986</text:p>
          </table:table-cell>
          <table:table-cell office:value-type="float" office:value="0.46586913">
            <text:p>0.46586913</text:p>
          </table:table-cell>
          <table:table-cell/>
          <table:table-cell table:formula="of:=([.D66]-[.E66])-([.D65]-[.E65])" office:value-type="float" office:value="-0.00331056000000002">
            <text:p>-0.00331056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0.10999996">
            <text:p>0.10999996</text:p>
          </table:table-cell>
          <table:table-cell office:value-type="float" office:value="0.118963">
            <text:p>0.118963</text:p>
          </table:table-cell>
          <table:table-cell office:value-type="float" office:value="0.43999985">
            <text:p>0.43999985</text:p>
          </table:table-cell>
          <table:table-cell office:value-type="float" office:value="0.47917962">
            <text:p>0.47917962</text:p>
          </table:table-cell>
          <table:table-cell/>
          <table:table-cell table:formula="of:=([.D67]-[.E67])-([.D66]-[.E66])" office:value-type="float" office:value="-0.00331049999999999">
            <text:p>-0.0033105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0.11249996">
            <text:p>0.11249996</text:p>
          </table:table-cell>
          <table:table-cell office:value-type="float" office:value="0.118963">
            <text:p>0.118963</text:p>
          </table:table-cell>
          <table:table-cell office:value-type="float" office:value="0.44999984">
            <text:p>0.44999984</text:p>
          </table:table-cell>
          <table:table-cell office:value-type="float" office:value="0.47917962">
            <text:p>0.47917962</text:p>
          </table:table-cell>
          <table:table-cell/>
          <table:table-cell table:formula="of:=([.D68]-[.E68])-([.D67]-[.E67])" office:value-type="float" office:value="0.00999998999999996">
            <text:p>0.00999999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0.11499996">
            <text:p>0.11499996</text:p>
          </table:table-cell>
          <table:table-cell office:value-type="float" office:value="0.124453604">
            <text:p>0.124453604</text:p>
          </table:table-cell>
          <table:table-cell office:value-type="float" office:value="0.45999983">
            <text:p>0.45999983</text:p>
          </table:table-cell>
          <table:table-cell office:value-type="float" office:value="0.47917962">
            <text:p>0.47917962</text:p>
          </table:table-cell>
          <table:table-cell/>
          <table:table-cell table:formula="of:=([.D69]-[.E69])-([.D68]-[.E68])" office:value-type="float" office:value="0.00999999000000001">
            <text:p>0.00999999</text:p>
          </table:table-cell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0.117499955">
            <text:p>0.117499955</text:p>
          </table:table-cell>
          <table:table-cell office:value-type="float" office:value="0.12262341">
            <text:p>0.12262341</text:p>
          </table:table-cell>
          <table:table-cell office:value-type="float" office:value="0.46999982">
            <text:p>0.46999982</text:p>
          </table:table-cell>
          <table:table-cell office:value-type="float" office:value="0.5058007">
            <text:p>0.5058007</text:p>
          </table:table-cell>
          <table:table-cell/>
          <table:table-cell table:formula="of:=([.D70]-[.E70])-([.D69]-[.E69])" office:value-type="float" office:value="-0.01662109">
            <text:p>-0.01662109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0.11999995">
            <text:p>0.11999995</text:p>
          </table:table-cell>
          <table:table-cell office:value-type="float" office:value="0.128114">
            <text:p>0.128114</text:p>
          </table:table-cell>
          <table:table-cell office:value-type="float" office:value="0.4799998">
            <text:p>0.4799998</text:p>
          </table:table-cell>
          <table:table-cell office:value-type="float" office:value="0.49249017">
            <text:p>0.49249017</text:p>
          </table:table-cell>
          <table:table-cell/>
          <table:table-cell table:formula="of:=([.D71]-[.E71])-([.D70]-[.E70])" office:value-type="float" office:value="0.0233105099999999">
            <text:p>0.02331051</text:p>
          </table:table-cell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0.12249995">
            <text:p>0.12249995</text:p>
          </table:table-cell>
          <table:table-cell office:value-type="float" office:value="0.13726501">
            <text:p>0.13726501</text:p>
          </table:table-cell>
          <table:table-cell office:value-type="float" office:value="0.4899998">
            <text:p>0.4899998</text:p>
          </table:table-cell>
          <table:table-cell office:value-type="float" office:value="0.5058007">
            <text:p>0.5058007</text:p>
          </table:table-cell>
          <table:table-cell/>
          <table:table-cell table:formula="of:=([.D72]-[.E72])-([.D71]-[.E71])" office:value-type="float" office:value="-0.00331052999999998">
            <text:p>-0.00331053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0.12499995">
            <text:p>0.12499995</text:p>
          </table:table-cell>
          <table:table-cell office:value-type="float" office:value="0.13726501">
            <text:p>0.13726501</text:p>
          </table:table-cell>
          <table:table-cell office:value-type="float" office:value="0.4999998">
            <text:p>0.4999998</text:p>
          </table:table-cell>
          <table:table-cell office:value-type="float" office:value="0.5324218">
            <text:p>0.5324218</text:p>
          </table:table-cell>
          <table:table-cell/>
          <table:table-cell table:formula="of:=([.D73]-[.E73])-([.D72]-[.E72])" office:value-type="float" office:value="-0.0166210999999999">
            <text:p>-0.0166211</text:p>
          </table:table-cell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0.12749995">
            <text:p>0.12749995</text:p>
          </table:table-cell>
          <table:table-cell office:value-type="float" office:value="0.1427556">
            <text:p>0.1427556</text:p>
          </table:table-cell>
          <table:table-cell office:value-type="float" office:value="0.5099998">
            <text:p>0.5099998</text:p>
          </table:table-cell>
          <table:table-cell office:value-type="float" office:value="0.5191113">
            <text:p>0.5191113</text:p>
          </table:table-cell>
          <table:table-cell/>
          <table:table-cell table:formula="of:=([.D74]-[.E74])-([.D73]-[.E73])" office:value-type="float" office:value="0.0233105">
            <text:p>0.0233105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0.12999995">
            <text:p>0.12999995</text:p>
          </table:table-cell>
          <table:table-cell office:value-type="float" office:value="0.146416">
            <text:p>0.146416</text:p>
          </table:table-cell>
          <table:table-cell office:value-type="float" office:value="0.5199998">
            <text:p>0.5199998</text:p>
          </table:table-cell>
          <table:table-cell office:value-type="float" office:value="0.5324218">
            <text:p>0.5324218</text:p>
          </table:table-cell>
          <table:table-cell/>
          <table:table-cell table:formula="of:=([.D75]-[.E75])-([.D74]-[.E74])" office:value-type="float" office:value="-0.00331049999999999">
            <text:p>-0.0033105</text:p>
          </table:table-cell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0.13249995">
            <text:p>0.13249995</text:p>
          </table:table-cell>
          <table:table-cell office:value-type="float" office:value="0.146416">
            <text:p>0.146416</text:p>
          </table:table-cell>
          <table:table-cell office:value-type="float" office:value="0.5299998">
            <text:p>0.5299998</text:p>
          </table:table-cell>
          <table:table-cell office:value-type="float" office:value="0.5723535">
            <text:p>0.5723535</text:p>
          </table:table-cell>
          <table:table-cell/>
          <table:table-cell table:formula="of:=([.D76]-[.E76])-([.D75]-[.E75])" office:value-type="float" office:value="-0.0299317">
            <text:p>-0.0299317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0.13499995">
            <text:p>0.13499995</text:p>
          </table:table-cell>
          <table:table-cell office:value-type="float" office:value="0.1445858">
            <text:p>0.1445858</text:p>
          </table:table-cell>
          <table:table-cell office:value-type="float" office:value="0.5399998">
            <text:p>0.5399998</text:p>
          </table:table-cell>
          <table:table-cell office:value-type="float" office:value="0.55904293">
            <text:p>0.55904293</text:p>
          </table:table-cell>
          <table:table-cell/>
          <table:table-cell table:formula="of:=([.D77]-[.E77])-([.D76]-[.E76])" office:value-type="float" office:value="0.0233105699999999">
            <text:p>0.02331057</text:p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0.13749994">
            <text:p>0.13749994</text:p>
          </table:table-cell>
          <table:table-cell office:value-type="float" office:value="0.1409254">
            <text:p>0.1409254</text:p>
          </table:table-cell>
          <table:table-cell office:value-type="float" office:value="0.5499998">
            <text:p>0.5499998</text:p>
          </table:table-cell>
          <table:table-cell office:value-type="float" office:value="0.5989746">
            <text:p>0.5989746</text:p>
          </table:table-cell>
          <table:table-cell/>
          <table:table-cell table:formula="of:=([.D78]-[.E78])-([.D77]-[.E77])" office:value-type="float" office:value="-0.0299316700000001">
            <text:p>-0.02993167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0.13999994">
            <text:p>0.13999994</text:p>
          </table:table-cell>
          <table:table-cell office:value-type="float" office:value="0.1409254">
            <text:p>0.1409254</text:p>
          </table:table-cell>
          <table:table-cell office:value-type="float" office:value="0.55999976">
            <text:p>0.55999976</text:p>
          </table:table-cell>
          <table:table-cell office:value-type="float" office:value="0.5723535">
            <text:p>0.5723535</text:p>
          </table:table-cell>
          <table:table-cell/>
          <table:table-cell table:formula="of:=([.D79]-[.E79])-([.D78]-[.E78])" office:value-type="float" office:value="0.0366210600000001">
            <text:p>0.03662106</text:p>
          </table:table-cell>
        </table:table-row>
        <table:table-row table:style-name="ro2">
          <table:table-cell office:value-type="float" office:value="395">
            <text:p>395</text:p>
          </table:table-cell>
          <table:table-cell office:value-type="float" office:value="0.14249994">
            <text:p>0.14249994</text:p>
          </table:table-cell>
          <table:table-cell office:value-type="float" office:value="0.1390952">
            <text:p>0.1390952</text:p>
          </table:table-cell>
          <table:table-cell office:value-type="float" office:value="0.56999975">
            <text:p>0.56999975</text:p>
          </table:table-cell>
          <table:table-cell office:value-type="float" office:value="0.58566403">
            <text:p>0.58566403</text:p>
          </table:table-cell>
          <table:table-cell/>
          <table:table-cell table:formula="of:=([.D80]-[.E80])-([.D79]-[.E79])" office:value-type="float" office:value="-0.00331053999999997">
            <text:p>-0.00331054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14499994">
            <text:p>0.14499994</text:p>
          </table:table-cell>
          <table:table-cell office:value-type="float" office:value="0.146416">
            <text:p>0.146416</text:p>
          </table:table-cell>
          <table:table-cell office:value-type="float" office:value="0.57999974">
            <text:p>0.57999974</text:p>
          </table:table-cell>
          <table:table-cell office:value-type="float" office:value="0.6122851">
            <text:p>0.6122851</text:p>
          </table:table-cell>
          <table:table-cell/>
          <table:table-cell table:formula="of:=([.D81]-[.E81])-([.D80]-[.E80])" office:value-type="float" office:value="-0.0166210800000001">
            <text:p>-0.01662108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0.14749993">
            <text:p>0.14749993</text:p>
          </table:table-cell>
          <table:table-cell office:value-type="float" office:value="0.1537368">
            <text:p>0.1537368</text:p>
          </table:table-cell>
          <table:table-cell office:value-type="float" office:value="0.58999974">
            <text:p>0.58999974</text:p>
          </table:table-cell>
          <table:table-cell office:value-type="float" office:value="0.5989746">
            <text:p>0.5989746</text:p>
          </table:table-cell>
          <table:table-cell/>
          <table:table-cell table:formula="of:=([.D82]-[.E82])-([.D81]-[.E81])" office:value-type="float" office:value="0.0233105">
            <text:p>0.0233105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0.14999993">
            <text:p>0.14999993</text:p>
          </table:table-cell>
          <table:table-cell office:value-type="float" office:value="0.15922742">
            <text:p>0.15922742</text:p>
          </table:table-cell>
          <table:table-cell office:value-type="float" office:value="0.5999997">
            <text:p>0.5999997</text:p>
          </table:table-cell>
          <table:table-cell office:value-type="float" office:value="0.6122851">
            <text:p>0.6122851</text:p>
          </table:table-cell>
          <table:table-cell/>
          <table:table-cell table:formula="of:=([.D83]-[.E83])-([.D82]-[.E82])" office:value-type="float" office:value="-0.00331053999999997">
            <text:p>-0.00331054</text:p>
          </table:table-cell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0.15249993">
            <text:p>0.15249993</text:p>
          </table:table-cell>
          <table:table-cell office:value-type="float" office:value="0.164718">
            <text:p>0.164718</text:p>
          </table:table-cell>
          <table:table-cell office:value-type="float" office:value="0.6099997">
            <text:p>0.6099997</text:p>
          </table:table-cell>
          <table:table-cell office:value-type="float" office:value="0.6255956">
            <text:p>0.6255956</text:p>
          </table:table-cell>
          <table:table-cell/>
          <table:table-cell table:formula="of:=([.D84]-[.E84])-([.D83]-[.E83])" office:value-type="float" office:value="-0.00331049999999999">
            <text:p>-0.0033105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0.15499993">
            <text:p>0.15499993</text:p>
          </table:table-cell>
          <table:table-cell office:value-type="float" office:value="0.1665482">
            <text:p>0.1665482</text:p>
          </table:table-cell>
          <table:table-cell office:value-type="float" office:value="0.6199997">
            <text:p>0.6199997</text:p>
          </table:table-cell>
          <table:table-cell office:value-type="float" office:value="0.6389062">
            <text:p>0.6389062</text:p>
          </table:table-cell>
          <table:table-cell/>
          <table:table-cell table:formula="of:=([.D85]-[.E85])-([.D84]-[.E84])" office:value-type="float" office:value="-0.00331060000000005">
            <text:p>-0.0033106</text:p>
          </table:table-cell>
        </table:table-row>
        <table:table-row table:style-name="ro2">
          <table:table-cell office:value-type="float" office:value="425">
            <text:p>425</text:p>
          </table:table-cell>
          <table:table-cell office:value-type="float" office:value="0.15749992">
            <text:p>0.15749992</text:p>
          </table:table-cell>
          <table:table-cell office:value-type="float" office:value="0.15922742">
            <text:p>0.15922742</text:p>
          </table:table-cell>
          <table:table-cell office:value-type="float" office:value="0.6299997">
            <text:p>0.6299997</text:p>
          </table:table-cell>
          <table:table-cell office:value-type="float" office:value="0.65221673">
            <text:p>0.65221673</text:p>
          </table:table-cell>
          <table:table-cell/>
          <table:table-cell table:formula="of:=([.D86]-[.E86])-([.D85]-[.E85])" office:value-type="float" office:value="-0.00331053000000003">
            <text:p>-0.00331053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0.15999992">
            <text:p>0.15999992</text:p>
          </table:table-cell>
          <table:table-cell office:value-type="float" office:value="0.15922742">
            <text:p>0.15922742</text:p>
          </table:table-cell>
          <table:table-cell office:value-type="float" office:value="0.6399997">
            <text:p>0.6399997</text:p>
          </table:table-cell>
          <table:table-cell office:value-type="float" office:value="0.67883784">
            <text:p>0.67883784</text:p>
          </table:table-cell>
          <table:table-cell/>
          <table:table-cell table:formula="of:=([.D87]-[.E87])-([.D86]-[.E86])" office:value-type="float" office:value="-0.01662111">
            <text:p>-0.01662111</text:p>
          </table:table-cell>
        </table:table-row>
        <table:table-row table:style-name="ro2">
          <table:table-cell office:value-type="float" office:value="435">
            <text:p>435</text:p>
          </table:table-cell>
          <table:table-cell office:value-type="float" office:value="0.16249992">
            <text:p>0.16249992</text:p>
          </table:table-cell>
          <table:table-cell office:value-type="float" office:value="0.164718">
            <text:p>0.164718</text:p>
          </table:table-cell>
          <table:table-cell office:value-type="float" office:value="0.6499997">
            <text:p>0.6499997</text:p>
          </table:table-cell>
          <table:table-cell office:value-type="float" office:value="0.71876943">
            <text:p>0.71876943</text:p>
          </table:table-cell>
          <table:table-cell/>
          <table:table-cell table:formula="of:=([.D88]-[.E88])-([.D87]-[.E87])" office:value-type="float" office:value="-0.02993159">
            <text:p>-0.02993159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0.16499992">
            <text:p>0.16499992</text:p>
          </table:table-cell>
          <table:table-cell office:value-type="float" office:value="0.16288781">
            <text:p>0.16288781</text:p>
          </table:table-cell>
          <table:table-cell office:value-type="float" office:value="0.65999967">
            <text:p>0.65999967</text:p>
          </table:table-cell>
          <table:table-cell office:value-type="float" office:value="0.7054589">
            <text:p>0.7054589</text:p>
          </table:table-cell>
          <table:table-cell/>
          <table:table-cell table:formula="of:=([.D89]-[.E89])-([.D88]-[.E88])" office:value-type="float" office:value="0.0233105000000001">
            <text:p>0.0233105</text:p>
          </table:table-cell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0.16749991">
            <text:p>0.16749991</text:p>
          </table:table-cell>
          <table:table-cell office:value-type="float" office:value="0.17020862">
            <text:p>0.17020862</text:p>
          </table:table-cell>
          <table:table-cell office:value-type="float" office:value="0.66999966">
            <text:p>0.66999966</text:p>
          </table:table-cell>
          <table:table-cell office:value-type="float" office:value="0.71876943">
            <text:p>0.71876943</text:p>
          </table:table-cell>
          <table:table-cell/>
          <table:table-cell table:formula="of:=([.D90]-[.E90])-([.D89]-[.E89])" office:value-type="float" office:value="-0.00331054000000008">
            <text:p>-0.00331054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0.16999991">
            <text:p>0.16999991</text:p>
          </table:table-cell>
          <table:table-cell office:value-type="float" office:value="0.17386901">
            <text:p>0.17386901</text:p>
          </table:table-cell>
          <table:table-cell office:value-type="float" office:value="0.67999965">
            <text:p>0.67999965</text:p>
          </table:table-cell>
          <table:table-cell office:value-type="float" office:value="0.71876943">
            <text:p>0.71876943</text:p>
          </table:table-cell>
          <table:table-cell/>
          <table:table-cell table:formula="of:=([.D91]-[.E91])-([.D90]-[.E90])" office:value-type="float" office:value="0.00999999000000007">
            <text:p>0.00999999</text:p>
          </table:table-cell>
        </table:table-row>
        <table:table-row table:style-name="ro2">
          <table:table-cell office:value-type="float" office:value="455">
            <text:p>455</text:p>
          </table:table-cell>
          <table:table-cell office:value-type="float" office:value="0.17249991">
            <text:p>0.17249991</text:p>
          </table:table-cell>
          <table:table-cell office:value-type="float" office:value="0.1756992">
            <text:p>0.1756992</text:p>
          </table:table-cell>
          <table:table-cell office:value-type="float" office:value="0.68999964">
            <text:p>0.68999964</text:p>
          </table:table-cell>
          <table:table-cell office:value-type="float" office:value="0.6921483">
            <text:p>0.6921483</text:p>
          </table:table-cell>
          <table:table-cell/>
          <table:table-cell table:formula="of:=([.D92]-[.E92])-([.D91]-[.E91])" office:value-type="float" office:value="0.0366211200000001">
            <text:p>0.03662112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0.17499991">
            <text:p>0.17499991</text:p>
          </table:table-cell>
          <table:table-cell office:value-type="float" office:value="0.18302">
            <text:p>0.18302</text:p>
          </table:table-cell>
          <table:table-cell office:value-type="float" office:value="0.69999963">
            <text:p>0.69999963</text:p>
          </table:table-cell>
          <table:table-cell office:value-type="float" office:value="0.74539053">
            <text:p>0.74539053</text:p>
          </table:table-cell>
          <table:table-cell/>
          <table:table-cell table:formula="of:=([.D93]-[.E93])-([.D92]-[.E92])" office:value-type="float" office:value="-0.0432422400000001">
            <text:p>-0.04324224</text:p>
          </table:table-cell>
        </table:table-row>
        <table:table-row table:style-name="ro2">
          <table:table-cell office:value-type="float" office:value="465">
            <text:p>465</text:p>
          </table:table-cell>
          <table:table-cell office:value-type="float" office:value="0.1774999">
            <text:p>0.1774999</text:p>
          </table:table-cell>
          <table:table-cell office:value-type="float" office:value="0.18302">
            <text:p>0.18302</text:p>
          </table:table-cell>
          <table:table-cell office:value-type="float" office:value="0.7099996">
            <text:p>0.7099996</text:p>
          </table:table-cell>
          <table:table-cell office:value-type="float" office:value="0.71876943">
            <text:p>0.71876943</text:p>
          </table:table-cell>
          <table:table-cell/>
          <table:table-cell table:formula="of:=([.D94]-[.E94])-([.D93]-[.E93])" office:value-type="float" office:value="0.0366210699999999">
            <text:p>0.03662107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0.1799999">
            <text:p>0.1799999</text:p>
          </table:table-cell>
          <table:table-cell office:value-type="float" office:value="0.1793596">
            <text:p>0.1793596</text:p>
          </table:table-cell>
          <table:table-cell office:value-type="float" office:value="0.7199996">
            <text:p>0.7199996</text:p>
          </table:table-cell>
          <table:table-cell office:value-type="float" office:value="0.7054589">
            <text:p>0.7054589</text:p>
          </table:table-cell>
          <table:table-cell/>
          <table:table-cell table:formula="of:=([.D95]-[.E95])-([.D94]-[.E94])" office:value-type="float" office:value="0.0233105300000001">
            <text:p>0.02331053</text:p>
          </table:table-cell>
        </table:table-row>
        <table:table-row table:style-name="ro2">
          <table:table-cell office:value-type="float" office:value="475">
            <text:p>475</text:p>
          </table:table-cell>
          <table:table-cell office:value-type="float" office:value="0.1824999">
            <text:p>0.1824999</text:p>
          </table:table-cell>
          <table:table-cell office:value-type="float" office:value="0.18302">
            <text:p>0.18302</text:p>
          </table:table-cell>
          <table:table-cell office:value-type="float" office:value="0.7299996">
            <text:p>0.7299996</text:p>
          </table:table-cell>
          <table:table-cell office:value-type="float" office:value="0.77201164">
            <text:p>0.77201164</text:p>
          </table:table-cell>
          <table:table-cell/>
          <table:table-cell table:formula="of:=([.D96]-[.E96])-([.D95]-[.E95])" office:value-type="float" office:value="-0.05655274">
            <text:p>-0.05655274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0.1849999">
            <text:p>0.1849999</text:p>
          </table:table-cell>
          <table:table-cell office:value-type="float" office:value="0.1866804">
            <text:p>0.1866804</text:p>
          </table:table-cell>
          <table:table-cell office:value-type="float" office:value="0.7399996">
            <text:p>0.7399996</text:p>
          </table:table-cell>
          <table:table-cell office:value-type="float" office:value="0.77201164">
            <text:p>0.77201164</text:p>
          </table:table-cell>
          <table:table-cell/>
          <table:table-cell table:formula="of:=([.D97]-[.E97])-([.D96]-[.E96])" office:value-type="float" office:value="0.01">
            <text:p>0.01</text:p>
          </table:table-cell>
        </table:table-row>
        <table:table-row table:style-name="ro2">
          <table:table-cell office:value-type="float" office:value="485">
            <text:p>485</text:p>
          </table:table-cell>
          <table:table-cell office:value-type="float" office:value="0.1874999">
            <text:p>0.1874999</text:p>
          </table:table-cell>
          <table:table-cell office:value-type="float" office:value="0.18485022">
            <text:p>0.18485022</text:p>
          </table:table-cell>
          <table:table-cell office:value-type="float" office:value="0.7499996">
            <text:p>0.7499996</text:p>
          </table:table-cell>
          <table:table-cell office:value-type="float" office:value="0.81194323">
            <text:p>0.81194323</text:p>
          </table:table-cell>
          <table:table-cell/>
          <table:table-cell table:formula="of:=([.D98]-[.E98])-([.D97]-[.E97])" office:value-type="float" office:value="-0.02993159">
            <text:p>-0.02993159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0.1899999">
            <text:p>0.1899999</text:p>
          </table:table-cell>
          <table:table-cell office:value-type="float" office:value="0.1903408">
            <text:p>0.1903408</text:p>
          </table:table-cell>
          <table:table-cell office:value-type="float" office:value="0.7599996">
            <text:p>0.7599996</text:p>
          </table:table-cell>
          <table:table-cell office:value-type="float" office:value="0.81194323">
            <text:p>0.81194323</text:p>
          </table:table-cell>
          <table:table-cell/>
          <table:table-cell table:formula="of:=([.D99]-[.E99])-([.D98]-[.E98])" office:value-type="float" office:value="0.01">
            <text:p>0.01</text:p>
          </table:table-cell>
        </table:table-row>
        <table:table-row table:style-name="ro2">
          <table:table-cell office:value-type="float" office:value="495">
            <text:p>495</text:p>
          </table:table-cell>
          <table:table-cell office:value-type="float" office:value="0.19249989">
            <text:p>0.19249989</text:p>
          </table:table-cell>
          <table:table-cell office:value-type="float" office:value="0.19583142">
            <text:p>0.19583142</text:p>
          </table:table-cell>
          <table:table-cell office:value-type="float" office:value="0.76999956">
            <text:p>0.76999956</text:p>
          </table:table-cell>
          <table:table-cell office:value-type="float" office:value="0.7986327">
            <text:p>0.7986327</text:p>
          </table:table-cell>
          <table:table-cell/>
          <table:table-cell table:formula="of:=([.D100]-[.E100])-([.D99]-[.E99])" office:value-type="float" office:value="0.0233104900000001">
            <text:p>0.02331049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19499989">
            <text:p>0.19499989</text:p>
          </table:table-cell>
          <table:table-cell office:value-type="float" office:value="0.19583142">
            <text:p>0.19583142</text:p>
          </table:table-cell>
          <table:table-cell office:value-type="float" office:value="0.77999955">
            <text:p>0.77999955</text:p>
          </table:table-cell>
          <table:table-cell office:value-type="float" office:value="0.7986327">
            <text:p>0.7986327</text:p>
          </table:table-cell>
          <table:table-cell/>
          <table:table-cell table:formula="of:=([.D101]-[.E101])-([.D100]-[.E100])" office:value-type="float" office:value="0.00999998999999996">
            <text:p>0.00999999</text:p>
          </table:table-cell>
        </table:table-row>
        <table:table-row table:style-name="ro2">
          <table:table-cell office:value-type="float" office:value="505">
            <text:p>505</text:p>
          </table:table-cell>
          <table:table-cell office:value-type="float" office:value="0.19749989">
            <text:p>0.19749989</text:p>
          </table:table-cell>
          <table:table-cell office:value-type="float" office:value="0.1940012">
            <text:p>0.1940012</text:p>
          </table:table-cell>
          <table:table-cell office:value-type="float" office:value="0.78999954">
            <text:p>0.78999954</text:p>
          </table:table-cell>
          <table:table-cell office:value-type="float" office:value="0.7986327">
            <text:p>0.7986327</text:p>
          </table:table-cell>
          <table:table-cell/>
          <table:table-cell table:formula="of:=([.D102]-[.E102])-([.D101]-[.E101])" office:value-type="float" office:value="0.00999999000000007">
            <text:p>0.00999999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0.19999988">
            <text:p>0.19999988</text:p>
          </table:table-cell>
          <table:table-cell office:value-type="float" office:value="0.19583142">
            <text:p>0.19583142</text:p>
          </table:table-cell>
          <table:table-cell office:value-type="float" office:value="0.79999954">
            <text:p>0.79999954</text:p>
          </table:table-cell>
          <table:table-cell office:value-type="float" office:value="0.78532225">
            <text:p>0.78532225</text:p>
          </table:table-cell>
          <table:table-cell/>
          <table:table-cell table:formula="of:=([.D103]-[.E103])-([.D102]-[.E102])" office:value-type="float" office:value="0.02331045">
            <text:p>0.02331045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office:value-type="float" office:value="0.20249988">
            <text:p>0.20249988</text:p>
          </table:table-cell>
          <table:table-cell office:value-type="float" office:value="0.19949181">
            <text:p>0.19949181</text:p>
          </table:table-cell>
          <table:table-cell office:value-type="float" office:value="0.8099995">
            <text:p>0.8099995</text:p>
          </table:table-cell>
          <table:table-cell office:value-type="float" office:value="0.78532225">
            <text:p>0.78532225</text:p>
          </table:table-cell>
          <table:table-cell/>
          <table:table-cell table:formula="of:=([.D104]-[.E104])-([.D103]-[.E103])" office:value-type="float" office:value="0.00999995999999992">
            <text:p>0.00999996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0.20499988">
            <text:p>0.20499988</text:p>
          </table:table-cell>
          <table:table-cell office:value-type="float" office:value="0.19766161">
            <text:p>0.19766161</text:p>
          </table:table-cell>
          <table:table-cell office:value-type="float" office:value="0.8199995">
            <text:p>0.8199995</text:p>
          </table:table-cell>
          <table:table-cell office:value-type="float" office:value="0.7986327">
            <text:p>0.7986327</text:p>
          </table:table-cell>
          <table:table-cell/>
          <table:table-cell table:formula="of:=([.D105]-[.E105])-([.D104]-[.E104])" office:value-type="float" office:value="-0.00331044999999996">
            <text:p>-0.00331045</text:p>
          </table:table-cell>
        </table:table-row>
        <table:table-row table:style-name="ro2">
          <table:table-cell office:value-type="float" office:value="525">
            <text:p>525</text:p>
          </table:table-cell>
          <table:table-cell office:value-type="float" office:value="0.20749988">
            <text:p>0.20749988</text:p>
          </table:table-cell>
          <table:table-cell office:value-type="float" office:value="0.20681262">
            <text:p>0.20681262</text:p>
          </table:table-cell>
          <table:table-cell office:value-type="float" office:value="0.8299995">
            <text:p>0.8299995</text:p>
          </table:table-cell>
          <table:table-cell office:value-type="float" office:value="0.8252538">
            <text:p>0.8252538</text:p>
          </table:table-cell>
          <table:table-cell/>
          <table:table-cell table:formula="of:=([.D106]-[.E106])-([.D105]-[.E105])" office:value-type="float" office:value="-0.0166210999999999">
            <text:p>-0.0166211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0.20999987">
            <text:p>0.20999987</text:p>
          </table:table-cell>
          <table:table-cell office:value-type="float" office:value="0.21413341">
            <text:p>0.21413341</text:p>
          </table:table-cell>
          <table:table-cell office:value-type="float" office:value="0.8399995">
            <text:p>0.8399995</text:p>
          </table:table-cell>
          <table:table-cell office:value-type="float" office:value="0.8252538">
            <text:p>0.8252538</text:p>
          </table:table-cell>
          <table:table-cell/>
          <table:table-cell table:formula="of:=([.D107]-[.E107])-([.D106]-[.E106])" office:value-type="float" office:value="0.01">
            <text:p>0.01</text:p>
          </table:table-cell>
        </table:table-row>
        <table:table-row table:style-name="ro2">
          <table:table-cell office:value-type="float" office:value="535">
            <text:p>535</text:p>
          </table:table-cell>
          <table:table-cell office:value-type="float" office:value="0.21249987">
            <text:p>0.21249987</text:p>
          </table:table-cell>
          <table:table-cell office:value-type="float" office:value="0.2159636">
            <text:p>0.2159636</text:p>
          </table:table-cell>
          <table:table-cell office:value-type="float" office:value="0.8499995">
            <text:p>0.8499995</text:p>
          </table:table-cell>
          <table:table-cell office:value-type="float" office:value="0.86518544">
            <text:p>0.86518544</text:p>
          </table:table-cell>
          <table:table-cell/>
          <table:table-cell table:formula="of:=([.D108]-[.E108])-([.D107]-[.E107])" office:value-type="float" office:value="-0.0299316400000001">
            <text:p>-0.02993164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0.21499987">
            <text:p>0.21499987</text:p>
          </table:table-cell>
          <table:table-cell office:value-type="float" office:value="0.2159636">
            <text:p>0.2159636</text:p>
          </table:table-cell>
          <table:table-cell office:value-type="float" office:value="0.8599995">
            <text:p>0.8599995</text:p>
          </table:table-cell>
          <table:table-cell office:value-type="float" office:value="0.8518749">
            <text:p>0.8518749</text:p>
          </table:table-cell>
          <table:table-cell/>
          <table:table-cell table:formula="of:=([.D109]-[.E109])-([.D108]-[.E108])" office:value-type="float" office:value="0.02331054">
            <text:p>0.02331054</text:p>
          </table:table-cell>
        </table:table-row>
        <table:table-row table:style-name="ro2">
          <table:table-cell office:value-type="float" office:value="545">
            <text:p>545</text:p>
          </table:table-cell>
          <table:table-cell office:value-type="float" office:value="0.21749987">
            <text:p>0.21749987</text:p>
          </table:table-cell>
          <table:table-cell office:value-type="float" office:value="0.2123032">
            <text:p>0.2123032</text:p>
          </table:table-cell>
          <table:table-cell office:value-type="float" office:value="0.86999947">
            <text:p>0.86999947</text:p>
          </table:table-cell>
          <table:table-cell office:value-type="float" office:value="0.8518749">
            <text:p>0.8518749</text:p>
          </table:table-cell>
          <table:table-cell/>
          <table:table-cell table:formula="of:=([.D110]-[.E110])-([.D109]-[.E109])" office:value-type="float" office:value="0.00999997000000008">
            <text:p>0.00999997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0.21999986">
            <text:p>0.21999986</text:p>
          </table:table-cell>
          <table:table-cell office:value-type="float" office:value="0.2159636">
            <text:p>0.2159636</text:p>
          </table:table-cell>
          <table:table-cell office:value-type="float" office:value="0.87999946">
            <text:p>0.87999946</text:p>
          </table:table-cell>
          <table:table-cell office:value-type="float" office:value="0.86518544">
            <text:p>0.86518544</text:p>
          </table:table-cell>
          <table:table-cell/>
          <table:table-cell table:formula="of:=([.D111]-[.E111])-([.D110]-[.E110])" office:value-type="float" office:value="-0.00331054999999991">
            <text:p>-0.00331055</text:p>
          </table:table-cell>
        </table:table-row>
        <table:table-row table:style-name="ro2">
          <table:table-cell office:value-type="float" office:value="555">
            <text:p>555</text:p>
          </table:table-cell>
          <table:table-cell office:value-type="float" office:value="0.22249986">
            <text:p>0.22249986</text:p>
          </table:table-cell>
          <table:table-cell office:value-type="float" office:value="0.21413341">
            <text:p>0.21413341</text:p>
          </table:table-cell>
          <table:table-cell office:value-type="float" office:value="0.88999945">
            <text:p>0.88999945</text:p>
          </table:table-cell>
          <table:table-cell office:value-type="float" office:value="0.83856434">
            <text:p>0.83856434</text:p>
          </table:table-cell>
          <table:table-cell/>
          <table:table-cell table:formula="of:=([.D112]-[.E112])-([.D111]-[.E111])" office:value-type="float" office:value="0.0366210899999999">
            <text:p>0.03662109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0.22499986">
            <text:p>0.22499986</text:p>
          </table:table-cell>
          <table:table-cell office:value-type="float" office:value="0.22328441">
            <text:p>0.22328441</text:p>
          </table:table-cell>
          <table:table-cell office:value-type="float" office:value="0.89999944">
            <text:p>0.89999944</text:p>
          </table:table-cell>
          <table:table-cell office:value-type="float" office:value="0.86518544">
            <text:p>0.86518544</text:p>
          </table:table-cell>
          <table:table-cell/>
          <table:table-cell table:formula="of:=([.D113]-[.E113])-([.D112]-[.E112])" office:value-type="float" office:value="-0.01662111">
            <text:p>-0.01662111</text:p>
          </table:table-cell>
        </table:table-row>
        <table:table-row table:style-name="ro2">
          <table:table-cell office:value-type="float" office:value="565">
            <text:p>565</text:p>
          </table:table-cell>
          <table:table-cell office:value-type="float" office:value="0.22749986">
            <text:p>0.22749986</text:p>
          </table:table-cell>
          <table:table-cell office:value-type="float" office:value="0.2269448">
            <text:p>0.2269448</text:p>
          </table:table-cell>
          <table:table-cell office:value-type="float" office:value="0.90999943">
            <text:p>0.90999943</text:p>
          </table:table-cell>
          <table:table-cell office:value-type="float" office:value="0.87849605">
            <text:p>0.87849605</text:p>
          </table:table-cell>
          <table:table-cell/>
          <table:table-cell table:formula="of:=([.D114]-[.E114])-([.D113]-[.E113])" office:value-type="float" office:value="-0.00331061999999993">
            <text:p>-0.00331062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0.22999986">
            <text:p>0.22999986</text:p>
          </table:table-cell>
          <table:table-cell office:value-type="float" office:value="0.22145422">
            <text:p>0.22145422</text:p>
          </table:table-cell>
          <table:table-cell office:value-type="float" office:value="0.9199994">
            <text:p>0.9199994</text:p>
          </table:table-cell>
          <table:table-cell office:value-type="float" office:value="0.90511715">
            <text:p>0.90511715</text:p>
          </table:table-cell>
          <table:table-cell/>
          <table:table-cell table:formula="of:=([.D115]-[.E115])-([.D114]-[.E114])" office:value-type="float" office:value="-0.0166211300000002">
            <text:p>-0.01662113</text:p>
          </table:table-cell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0.23249985">
            <text:p>0.23249985</text:p>
          </table:table-cell>
          <table:table-cell office:value-type="float" office:value="0.22328441">
            <text:p>0.22328441</text:p>
          </table:table-cell>
          <table:table-cell office:value-type="float" office:value="0.9299994">
            <text:p>0.9299994</text:p>
          </table:table-cell>
          <table:table-cell office:value-type="float" office:value="0.90511715">
            <text:p>0.90511715</text:p>
          </table:table-cell>
          <table:table-cell/>
          <table:table-cell table:formula="of:=([.D116]-[.E116])-([.D115]-[.E115])" office:value-type="float" office:value="0.01">
            <text:p>0.01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0.23499985">
            <text:p>0.23499985</text:p>
          </table:table-cell>
          <table:table-cell office:value-type="float" office:value="0.22877502">
            <text:p>0.22877502</text:p>
          </table:table-cell>
          <table:table-cell office:value-type="float" office:value="0.9399994">
            <text:p>0.9399994</text:p>
          </table:table-cell>
          <table:table-cell office:value-type="float" office:value="0.9184277">
            <text:p>0.9184277</text:p>
          </table:table-cell>
          <table:table-cell/>
          <table:table-cell table:formula="of:=([.D117]-[.E117])-([.D116]-[.E116])" office:value-type="float" office:value="-0.00331054999999991">
            <text:p>-0.00331055</text:p>
          </table:table-cell>
        </table:table-row>
        <table:table-row table:style-name="ro2">
          <table:table-cell office:value-type="float" office:value="585">
            <text:p>585</text:p>
          </table:table-cell>
          <table:table-cell office:value-type="float" office:value="0.23749985">
            <text:p>0.23749985</text:p>
          </table:table-cell>
          <table:table-cell office:value-type="float" office:value="0.23609582">
            <text:p>0.23609582</text:p>
          </table:table-cell>
          <table:table-cell office:value-type="float" office:value="0.9499994">
            <text:p>0.9499994</text:p>
          </table:table-cell>
          <table:table-cell office:value-type="float" office:value="0.93173826">
            <text:p>0.93173826</text:p>
          </table:table-cell>
          <table:table-cell/>
          <table:table-cell table:formula="of:=([.D118]-[.E118])-([.D117]-[.E117])" office:value-type="float" office:value="-0.00331056000000007">
            <text:p>-0.00331056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0.23999985">
            <text:p>0.23999985</text:p>
          </table:table-cell>
          <table:table-cell office:value-type="float" office:value="0.24341662">
            <text:p>0.24341662</text:p>
          </table:table-cell>
          <table:table-cell office:value-type="float" office:value="0.9599994">
            <text:p>0.9599994</text:p>
          </table:table-cell>
          <table:table-cell office:value-type="float" office:value="0.9450487">
            <text:p>0.9450487</text:p>
          </table:table-cell>
          <table:table-cell/>
          <table:table-cell table:formula="of:=([.D119]-[.E119])-([.D118]-[.E118])" office:value-type="float" office:value="-0.00331043999999991">
            <text:p>-0.00331044</text:p>
          </table:table-cell>
        </table:table-row>
        <table:table-row table:style-name="ro2">
          <table:table-cell office:value-type="float" office:value="595">
            <text:p>595</text:p>
          </table:table-cell>
          <table:table-cell office:value-type="float" office:value="0.24249984">
            <text:p>0.24249984</text:p>
          </table:table-cell>
          <table:table-cell office:value-type="float" office:value="0.24890721">
            <text:p>0.24890721</text:p>
          </table:table-cell>
          <table:table-cell office:value-type="float" office:value="0.9699994">
            <text:p>0.9699994</text:p>
          </table:table-cell>
          <table:table-cell office:value-type="float" office:value="0.98498034">
            <text:p>0.98498034</text:p>
          </table:table-cell>
          <table:table-cell/>
          <table:table-cell table:formula="of:=([.D120]-[.E120])-([.D119]-[.E119])" office:value-type="float" office:value="-0.02993164">
            <text:p>-0.02993164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24499984">
            <text:p>0.24499984</text:p>
          </table:table-cell>
          <table:table-cell office:value-type="float" office:value="0.25256762">
            <text:p>0.25256762</text:p>
          </table:table-cell>
          <table:table-cell office:value-type="float" office:value="0.97999936">
            <text:p>0.97999936</text:p>
          </table:table-cell>
          <table:table-cell office:value-type="float" office:value="0.99829096">
            <text:p>0.99829096</text:p>
          </table:table-cell>
          <table:table-cell/>
          <table:table-cell table:formula="of:=([.D121]-[.E121])-([.D120]-[.E120])" office:value-type="float" office:value="-0.00331066000000002">
            <text:p>-0.00331066</text:p>
          </table:table-cell>
        </table:table-row>
        <table:table-row table:style-name="ro2">
          <table:table-cell office:value-type="float" office:value="605">
            <text:p>605</text:p>
          </table:table-cell>
          <table:table-cell office:value-type="float" office:value="0.24749984">
            <text:p>0.24749984</text:p>
          </table:table-cell>
          <table:table-cell office:value-type="float" office:value="0.25256762">
            <text:p>0.25256762</text:p>
          </table:table-cell>
          <table:table-cell office:value-type="float" office:value="0.98999935">
            <text:p>0.98999935</text:p>
          </table:table-cell>
          <table:table-cell office:value-type="float" office:value="0.98498034">
            <text:p>0.98498034</text:p>
          </table:table-cell>
          <table:table-cell/>
          <table:table-cell table:formula="of:=([.D122]-[.E122])-([.D121]-[.E121])" office:value-type="float" office:value="0.0233106100000001">
            <text:p>0.02331061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0.24999984">
            <text:p>0.24999984</text:p>
          </table:table-cell>
          <table:table-cell office:value-type="float" office:value="0.2598884">
            <text:p>0.2598884</text:p>
          </table:table-cell>
          <table:table-cell office:value-type="float" office:value="0.99999934">
            <text:p>0.99999934</text:p>
          </table:table-cell>
          <table:table-cell office:value-type="float" office:value="0.99829096">
            <text:p>0.99829096</text:p>
          </table:table-cell>
          <table:table-cell/>
          <table:table-cell table:formula="of:=([.D123]-[.E123])-([.D122]-[.E122])" office:value-type="float" office:value="-0.00331063000000009">
            <text:p>-0.00331063</text:p>
          </table:table-cell>
        </table:table-row>
        <table:table-row table:style-name="ro2">
          <table:table-cell office:value-type="float" office:value="615">
            <text:p>615</text:p>
          </table:table-cell>
          <table:table-cell office:value-type="float" office:value="0.25249985">
            <text:p>0.25249985</text:p>
          </table:table-cell>
          <table:table-cell office:value-type="float" office:value="0.265379">
            <text:p>0.265379</text:p>
          </table:table-cell>
          <table:table-cell office:value-type="float" office:value="1.0099994">
            <text:p>1.0099994</text:p>
          </table:table-cell>
          <table:table-cell office:value-type="float" office:value="0.98498034">
            <text:p>0.98498034</text:p>
          </table:table-cell>
          <table:table-cell/>
          <table:table-cell table:formula="of:=([.D124]-[.E124])-([.D123]-[.E123])" office:value-type="float" office:value="0.0233106800000001">
            <text:p>0.02331068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0.25499985">
            <text:p>0.25499985</text:p>
          </table:table-cell>
          <table:table-cell office:value-type="float" office:value="0.2598884">
            <text:p>0.2598884</text:p>
          </table:table-cell>
          <table:table-cell office:value-type="float" office:value="1.0199994">
            <text:p>1.0199994</text:p>
          </table:table-cell>
          <table:table-cell office:value-type="float" office:value="0.99829096">
            <text:p>0.99829096</text:p>
          </table:table-cell>
          <table:table-cell/>
          <table:table-cell table:formula="of:=([.D125]-[.E125])-([.D124]-[.E124])" office:value-type="float" office:value="-0.00331062000000004">
            <text:p>-0.00331062</text:p>
          </table:table-cell>
        </table:table-row>
        <table:table-row table:style-name="ro2">
          <table:table-cell office:value-type="float" office:value="625">
            <text:p>625</text:p>
          </table:table-cell>
          <table:table-cell office:value-type="float" office:value="0.25749984">
            <text:p>0.25749984</text:p>
          </table:table-cell>
          <table:table-cell office:value-type="float" office:value="0.2617186">
            <text:p>0.2617186</text:p>
          </table:table-cell>
          <table:table-cell office:value-type="float" office:value="1.0299994">
            <text:p>1.0299994</text:p>
          </table:table-cell>
          <table:table-cell office:value-type="float" office:value="1.024912">
            <text:p>1.024912</text:p>
          </table:table-cell>
          <table:table-cell/>
          <table:table-cell table:formula="of:=([.D126]-[.E126])-([.D125]-[.E125])" office:value-type="float" office:value="-0.0166210400000002">
            <text:p>-0.01662104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0.25999984">
            <text:p>0.25999984</text:p>
          </table:table-cell>
          <table:table-cell office:value-type="float" office:value="0.2672092">
            <text:p>0.2672092</text:p>
          </table:table-cell>
          <table:table-cell office:value-type="float" office:value="1.0399994">
            <text:p>1.0399994</text:p>
          </table:table-cell>
          <table:table-cell office:value-type="float" office:value="1.024912">
            <text:p>1.024912</text:p>
          </table:table-cell>
          <table:table-cell/>
          <table:table-cell table:formula="of:=([.D127]-[.E127])-([.D126]-[.E126])" office:value-type="float" office:value="0.01">
            <text:p>0.01</text:p>
          </table:table-cell>
        </table:table-row>
        <table:table-row table:style-name="ro2">
          <table:table-cell office:value-type="float" office:value="635">
            <text:p>635</text:p>
          </table:table-cell>
          <table:table-cell office:value-type="float" office:value="0.26249984">
            <text:p>0.26249984</text:p>
          </table:table-cell>
          <table:table-cell office:value-type="float" office:value="0.2708696">
            <text:p>0.2708696</text:p>
          </table:table-cell>
          <table:table-cell office:value-type="float" office:value="1.0499994">
            <text:p>1.0499994</text:p>
          </table:table-cell>
          <table:table-cell office:value-type="float" office:value="1.0648437">
            <text:p>1.0648437</text:p>
          </table:table-cell>
          <table:table-cell/>
          <table:table-cell table:formula="of:=([.D128]-[.E128])-([.D127]-[.E127])" office:value-type="float" office:value="-0.0299316999999999">
            <text:p>-0.0299317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0.26499984">
            <text:p>0.26499984</text:p>
          </table:table-cell>
          <table:table-cell office:value-type="float" office:value="0.2690394">
            <text:p>0.2690394</text:p>
          </table:table-cell>
          <table:table-cell office:value-type="float" office:value="1.0599993">
            <text:p>1.0599993</text:p>
          </table:table-cell>
          <table:table-cell office:value-type="float" office:value="1.0914648">
            <text:p>1.0914648</text:p>
          </table:table-cell>
          <table:table-cell/>
          <table:table-cell table:formula="of:=([.D129]-[.E129])-([.D128]-[.E128])" office:value-type="float" office:value="-0.0166211999999999">
            <text:p>-0.0166212</text:p>
          </table:table-cell>
        </table:table-row>
        <table:table-row table:style-name="ro2">
          <table:table-cell office:value-type="float" office:value="645">
            <text:p>645</text:p>
          </table:table-cell>
          <table:table-cell office:value-type="float" office:value="0.26749983">
            <text:p>0.26749983</text:p>
          </table:table-cell>
          <table:table-cell office:value-type="float" office:value="0.26354882">
            <text:p>0.26354882</text:p>
          </table:table-cell>
          <table:table-cell office:value-type="float" office:value="1.0699993">
            <text:p>1.0699993</text:p>
          </table:table-cell>
          <table:table-cell office:value-type="float" office:value="1.0914648">
            <text:p>1.0914648</text:p>
          </table:table-cell>
          <table:table-cell/>
          <table:table-cell table:formula="of:=([.D130]-[.E130])-([.D129]-[.E129])" office:value-type="float" office:value="0.01">
            <text:p>0.01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0.26999983">
            <text:p>0.26999983</text:p>
          </table:table-cell>
          <table:table-cell office:value-type="float" office:value="0.265379">
            <text:p>0.265379</text:p>
          </table:table-cell>
          <table:table-cell office:value-type="float" office:value="1.0799993">
            <text:p>1.0799993</text:p>
          </table:table-cell>
          <table:table-cell office:value-type="float" office:value="1.0914648">
            <text:p>1.0914648</text:p>
          </table:table-cell>
          <table:table-cell/>
          <table:table-cell table:formula="of:=([.D131]-[.E131])-([.D130]-[.E130])" office:value-type="float" office:value="0.00999999999999979">
            <text:p>0.01</text:p>
          </table:table-cell>
        </table:table-row>
        <table:table-row table:style-name="ro2">
          <table:table-cell office:value-type="float" office:value="655">
            <text:p>655</text:p>
          </table:table-cell>
          <table:table-cell office:value-type="float" office:value="0.27249983">
            <text:p>0.27249983</text:p>
          </table:table-cell>
          <table:table-cell office:value-type="float" office:value="0.2781904">
            <text:p>0.2781904</text:p>
          </table:table-cell>
          <table:table-cell office:value-type="float" office:value="1.0899993">
            <text:p>1.0899993</text:p>
          </table:table-cell>
          <table:table-cell office:value-type="float" office:value="1.0914648">
            <text:p>1.0914648</text:p>
          </table:table-cell>
          <table:table-cell/>
          <table:table-cell table:formula="of:=([.D132]-[.E132])-([.D131]-[.E131])" office:value-type="float" office:value="0.01">
            <text:p>0.01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0.27499983">
            <text:p>0.27499983</text:p>
          </table:table-cell>
          <table:table-cell office:value-type="float" office:value="0.2818508">
            <text:p>0.2818508</text:p>
          </table:table-cell>
          <table:table-cell office:value-type="float" office:value="1.0999993">
            <text:p>1.0999993</text:p>
          </table:table-cell>
          <table:table-cell office:value-type="float" office:value="1.1047753">
            <text:p>1.1047753</text:p>
          </table:table-cell>
          <table:table-cell/>
          <table:table-cell table:formula="of:=([.D133]-[.E133])-([.D132]-[.E132])" office:value-type="float" office:value="-0.00331049999999999">
            <text:p>-0.0033105</text:p>
          </table:table-cell>
        </table:table-row>
        <table:table-row table:style-name="ro2">
          <table:table-cell office:value-type="float" office:value="665">
            <text:p>665</text:p>
          </table:table-cell>
          <table:table-cell office:value-type="float" office:value="0.27749982">
            <text:p>0.27749982</text:p>
          </table:table-cell>
          <table:table-cell office:value-type="float" office:value="0.28002062">
            <text:p>0.28002062</text:p>
          </table:table-cell>
          <table:table-cell office:value-type="float" office:value="1.1099993">
            <text:p>1.1099993</text:p>
          </table:table-cell>
          <table:table-cell office:value-type="float" office:value="1.144707">
            <text:p>1.144707</text:p>
          </table:table-cell>
          <table:table-cell/>
          <table:table-cell table:formula="of:=([.D134]-[.E134])-([.D133]-[.E133])" office:value-type="float" office:value="-0.0299316999999999">
            <text:p>-0.0299317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0.27999982">
            <text:p>0.27999982</text:p>
          </table:table-cell>
          <table:table-cell office:value-type="float" office:value="0.2818508">
            <text:p>0.2818508</text:p>
          </table:table-cell>
          <table:table-cell office:value-type="float" office:value="1.1199993">
            <text:p>1.1199993</text:p>
          </table:table-cell>
          <table:table-cell office:value-type="float" office:value="1.1580175">
            <text:p>1.1580175</text:p>
          </table:table-cell>
          <table:table-cell/>
          <table:table-cell table:formula="of:=([.D135]-[.E135])-([.D134]-[.E134])" office:value-type="float" office:value="-0.00331049999999999">
            <text:p>-0.0033105</text:p>
          </table:table-cell>
        </table:table-row>
        <table:table-row table:style-name="ro2">
          <table:table-cell office:value-type="float" office:value="675">
            <text:p>675</text:p>
          </table:table-cell>
          <table:table-cell office:value-type="float" office:value="0.28249982">
            <text:p>0.28249982</text:p>
          </table:table-cell>
          <table:table-cell office:value-type="float" office:value="0.28551123">
            <text:p>0.28551123</text:p>
          </table:table-cell>
          <table:table-cell office:value-type="float" office:value="1.1299993">
            <text:p>1.1299993</text:p>
          </table:table-cell>
          <table:table-cell office:value-type="float" office:value="1.1313964">
            <text:p>1.1313964</text:p>
          </table:table-cell>
          <table:table-cell/>
          <table:table-cell table:formula="of:=([.D136]-[.E136])-([.D135]-[.E135])" office:value-type="float" office:value="0.0366210999999998">
            <text:p>0.0366211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0.28499982">
            <text:p>0.28499982</text:p>
          </table:table-cell>
          <table:table-cell office:value-type="float" office:value="0.2891716">
            <text:p>0.2891716</text:p>
          </table:table-cell>
          <table:table-cell office:value-type="float" office:value="1.1399993">
            <text:p>1.1399993</text:p>
          </table:table-cell>
          <table:table-cell office:value-type="float" office:value="1.1580175">
            <text:p>1.1580175</text:p>
          </table:table-cell>
          <table:table-cell/>
          <table:table-cell table:formula="of:=([.D137]-[.E137])-([.D136]-[.E136])" office:value-type="float" office:value="-0.0166210999999998">
            <text:p>-0.0166211</text:p>
          </table:table-cell>
        </table:table-row>
        <table:table-row table:style-name="ro2">
          <table:table-cell office:value-type="float" office:value="685">
            <text:p>685</text:p>
          </table:table-cell>
          <table:table-cell office:value-type="float" office:value="0.28749982">
            <text:p>0.28749982</text:p>
          </table:table-cell>
          <table:table-cell office:value-type="float" office:value="0.292832">
            <text:p>0.292832</text:p>
          </table:table-cell>
          <table:table-cell office:value-type="float" office:value="1.1499993">
            <text:p>1.1499993</text:p>
          </table:table-cell>
          <table:table-cell office:value-type="float" office:value="1.1580175">
            <text:p>1.1580175</text:p>
          </table:table-cell>
          <table:table-cell/>
          <table:table-cell table:formula="of:=([.D138]-[.E138])-([.D137]-[.E137])" office:value-type="float" office:value="0.01">
            <text:p>0.01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0.2899998">
            <text:p>0.2899998</text:p>
          </table:table-cell>
          <table:table-cell office:value-type="float" office:value="0.29283202">
            <text:p>0.29283202</text:p>
          </table:table-cell>
          <table:table-cell office:value-type="float" office:value="1.1599993">
            <text:p>1.1599993</text:p>
          </table:table-cell>
          <table:table-cell office:value-type="float" office:value="1.1713281">
            <text:p>1.1713281</text:p>
          </table:table-cell>
          <table:table-cell/>
          <table:table-cell table:formula="of:=([.D139]-[.E139])-([.D138]-[.E138])" office:value-type="float" office:value="-0.00331060000000005">
            <text:p>-0.0033106</text:p>
          </table:table-cell>
        </table:table-row>
        <table:table-row table:style-name="ro2">
          <table:table-cell office:value-type="float" office:value="695">
            <text:p>695</text:p>
          </table:table-cell>
          <table:table-cell office:value-type="float" office:value="0.2924998">
            <text:p>0.2924998</text:p>
          </table:table-cell>
          <table:table-cell office:value-type="float" office:value="0.30930382">
            <text:p>0.30930382</text:p>
          </table:table-cell>
          <table:table-cell office:value-type="float" office:value="1.1699992">
            <text:p>1.1699992</text:p>
          </table:table-cell>
          <table:table-cell office:value-type="float" office:value="1.1979492">
            <text:p>1.1979492</text:p>
          </table:table-cell>
          <table:table-cell/>
          <table:table-cell table:formula="of:=([.D140]-[.E140])-([.D139]-[.E139])" office:value-type="float" office:value="-0.0166212000000001">
            <text:p>-0.0166212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2949998">
            <text:p>0.2949998</text:p>
          </table:table-cell>
          <table:table-cell office:value-type="float" office:value="0.3129642">
            <text:p>0.3129642</text:p>
          </table:table-cell>
          <table:table-cell office:value-type="float" office:value="1.1799992">
            <text:p>1.1799992</text:p>
          </table:table-cell>
          <table:table-cell office:value-type="float" office:value="1.1846386">
            <text:p>1.1846386</text:p>
          </table:table-cell>
          <table:table-cell/>
          <table:table-cell table:formula="of:=([.D141]-[.E141])-([.D140]-[.E140])" office:value-type="float" office:value="0.0233106000000001">
            <text:p>0.0233106</text:p>
          </table:table-cell>
        </table:table-row>
        <table:table-row table:style-name="ro2">
          <table:table-cell office:value-type="float" office:value="705">
            <text:p>705</text:p>
          </table:table-cell>
          <table:table-cell office:value-type="float" office:value="0.2974998">
            <text:p>0.2974998</text:p>
          </table:table-cell>
          <table:table-cell office:value-type="float" office:value="0.301983">
            <text:p>0.301983</text:p>
          </table:table-cell>
          <table:table-cell office:value-type="float" office:value="1.1899992">
            <text:p>1.1899992</text:p>
          </table:table-cell>
          <table:table-cell office:value-type="float" office:value="1.1846386">
            <text:p>1.1846386</text:p>
          </table:table-cell>
          <table:table-cell/>
          <table:table-cell table:formula="of:=([.D142]-[.E142])-([.D141]-[.E141])" office:value-type="float" office:value="0.01">
            <text:p>0.01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0.2999998">
            <text:p>0.2999998</text:p>
          </table:table-cell>
          <table:table-cell office:value-type="float" office:value="0.3056434">
            <text:p>0.3056434</text:p>
          </table:table-cell>
          <table:table-cell office:value-type="float" office:value="1.1999992">
            <text:p>1.1999992</text:p>
          </table:table-cell>
          <table:table-cell office:value-type="float" office:value="1.1979492">
            <text:p>1.1979492</text:p>
          </table:table-cell>
          <table:table-cell/>
          <table:table-cell table:formula="of:=([.D143]-[.E143])-([.D142]-[.E142])" office:value-type="float" office:value="-0.00331060000000005">
            <text:p>-0.0033106</text:p>
          </table:table-cell>
        </table:table-row>
        <table:table-row table:style-name="ro2">
          <table:table-cell office:value-type="float" office:value="715">
            <text:p>715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1.2099992">
            <text:p>1.2099992</text:p>
          </table:table-cell>
          <table:table-cell office:value-type="float" office:value="1.2112597">
            <text:p>1.2112597</text:p>
          </table:table-cell>
          <table:table-cell/>
          <table:table-cell table:formula="of:=([.D144]-[.E144])-([.D143]-[.E143])" office:value-type="float" office:value="-0.00331049999999999">
            <text:p>-0.0033105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2199992">
            <text:p>1.2199992</text:p>
          </table:table-cell>
          <table:table-cell office:value-type="float" office:value="1.2778124">
            <text:p>1.2778124</text:p>
          </table:table-cell>
          <table:table-cell/>
          <table:table-cell table:formula="of:=([.D145]-[.E145])-([.D144]-[.E144])" office:value-type="float" office:value="-0.0565526999999999">
            <text:p>-0.0565527</text:p>
          </table:table-cell>
        </table:table-row>
        <table:table-row table:style-name="ro2">
          <table:table-cell office:value-type="float" office:value="725">
            <text:p>725</text:p>
          </table:table-cell>
          <table:table-cell office:value-type="float" office:value="0.3">
            <text:p>0.3</text:p>
          </table:table-cell>
          <table:table-cell office:value-type="float" office:value="0.3074736">
            <text:p>0.3074736</text:p>
          </table:table-cell>
          <table:table-cell office:value-type="float" office:value="1.2299992">
            <text:p>1.2299992</text:p>
          </table:table-cell>
          <table:table-cell office:value-type="float" office:value="1.2778124">
            <text:p>1.2778124</text:p>
          </table:table-cell>
          <table:table-cell/>
          <table:table-cell table:formula="of:=([.D146]-[.E146])-([.D145]-[.E145])" office:value-type="float" office:value="0.01">
            <text:p>0.01</text:p>
          </table:table-cell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0.3">
            <text:p>0.3</text:p>
          </table:table-cell>
          <table:table-cell office:value-type="float" office:value="0.3147944">
            <text:p>0.3147944</text:p>
          </table:table-cell>
          <table:table-cell office:value-type="float" office:value="1.2399992">
            <text:p>1.2399992</text:p>
          </table:table-cell>
          <table:table-cell office:value-type="float" office:value="1.2645018">
            <text:p>1.2645018</text:p>
          </table:table-cell>
          <table:table-cell/>
          <table:table-cell table:formula="of:=([.D147]-[.E147])-([.D146]-[.E146])" office:value-type="float" office:value="0.0233105999999998">
            <text:p>0.0233106</text:p>
          </table:table-cell>
        </table:table-row>
        <table:table-row table:style-name="ro2">
          <table:table-cell office:value-type="float" office:value="735">
            <text:p>735</text:p>
          </table:table-cell>
          <table:table-cell office:value-type="float" office:value="0.3">
            <text:p>0.3</text:p>
          </table:table-cell>
          <table:table-cell office:value-type="float" office:value="0.3147944">
            <text:p>0.3147944</text:p>
          </table:table-cell>
          <table:table-cell office:value-type="float" office:value="1.2499992">
            <text:p>1.2499992</text:p>
          </table:table-cell>
          <table:table-cell office:value-type="float" office:value="1.2645018">
            <text:p>1.2645018</text:p>
          </table:table-cell>
          <table:table-cell/>
          <table:table-cell table:formula="of:=([.D148]-[.E148])-([.D147]-[.E147])" office:value-type="float" office:value="0.01">
            <text:p>0.01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0.3">
            <text:p>0.3</text:p>
          </table:table-cell>
          <table:table-cell office:value-type="float" office:value="0.311134">
            <text:p>0.311134</text:p>
          </table:table-cell>
          <table:table-cell office:value-type="float" office:value="1.2599992">
            <text:p>1.2599992</text:p>
          </table:table-cell>
          <table:table-cell office:value-type="float" office:value="1.2911229">
            <text:p>1.2911229</text:p>
          </table:table-cell>
          <table:table-cell/>
          <table:table-cell table:formula="of:=([.D149]-[.E149])-([.D148]-[.E148])" office:value-type="float" office:value="-0.0166210999999998">
            <text:p>-0.0166211</text:p>
          </table:table-cell>
        </table:table-row>
        <table:table-row table:style-name="ro2">
          <table:table-cell office:value-type="float" office:value="745">
            <text:p>745</text:p>
          </table:table-cell>
          <table:table-cell office:value-type="float" office:value="0.3">
            <text:p>0.3</text:p>
          </table:table-cell>
          <table:table-cell office:value-type="float" office:value="0.30198303">
            <text:p>0.30198303</text:p>
          </table:table-cell>
          <table:table-cell office:value-type="float" office:value="1.2699991">
            <text:p>1.2699991</text:p>
          </table:table-cell>
          <table:table-cell office:value-type="float" office:value="1.2911229">
            <text:p>1.2911229</text:p>
          </table:table-cell>
          <table:table-cell/>
          <table:table-cell table:formula="of:=([.D150]-[.E150])-([.D149]-[.E149])" office:value-type="float" office:value="0.00999989999999995">
            <text:p>0.0099999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office:value-type="float" office:value="1.2799991">
            <text:p>1.2799991</text:p>
          </table:table-cell>
          <table:table-cell office:value-type="float" office:value="1.3044335">
            <text:p>1.3044335</text:p>
          </table:table-cell>
          <table:table-cell/>
          <table:table-cell table:formula="of:=([.D151]-[.E151])-([.D150]-[.E150])" office:value-type="float" office:value="-0.00331060000000005">
            <text:p>-0.0033106</text:p>
          </table:table-cell>
        </table:table-row>
        <table:table-row table:style-name="ro2">
          <table:table-cell office:value-type="float" office:value="755">
            <text:p>755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 office:value-type="float" office:value="1.2899991">
            <text:p>1.2899991</text:p>
          </table:table-cell>
          <table:table-cell office:value-type="float" office:value="1.3044335">
            <text:p>1.3044335</text:p>
          </table:table-cell>
          <table:table-cell/>
          <table:table-cell table:formula="of:=([.D152]-[.E152])-([.D151]-[.E151])" office:value-type="float" office:value="0.01">
            <text:p>0.01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0.3">
            <text:p>0.3</text:p>
          </table:table-cell>
          <table:table-cell office:value-type="float" office:value="0.3129642">
            <text:p>0.3129642</text:p>
          </table:table-cell>
          <table:table-cell office:value-type="float" office:value="1.2999991">
            <text:p>1.2999991</text:p>
          </table:table-cell>
          <table:table-cell office:value-type="float" office:value="1.2911229">
            <text:p>1.2911229</text:p>
          </table:table-cell>
          <table:table-cell/>
          <table:table-cell table:formula="of:=([.D153]-[.E153])-([.D152]-[.E152])" office:value-type="float" office:value="0.0233106000000001">
            <text:p>0.0233106</text:p>
          </table:table-cell>
        </table:table-row>
        <table:table-row table:style-name="ro2">
          <table:table-cell office:value-type="float" office:value="765">
            <text:p>765</text:p>
          </table:table-cell>
          <table:table-cell office:value-type="float" office:value="0.3">
            <text:p>0.3</text:p>
          </table:table-cell>
          <table:table-cell office:value-type="float" office:value="0.329436">
            <text:p>0.329436</text:p>
          </table:table-cell>
          <table:table-cell office:value-type="float" office:value="1.3099991">
            <text:p>1.3099991</text:p>
          </table:table-cell>
          <table:table-cell office:value-type="float" office:value="1.3044335">
            <text:p>1.3044335</text:p>
          </table:table-cell>
          <table:table-cell/>
          <table:table-cell table:formula="of:=([.D154]-[.E154])-([.D153]-[.E153])" office:value-type="float" office:value="-0.00331060000000005">
            <text:p>-0.0033106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0.3">
            <text:p>0.3</text:p>
          </table:table-cell>
          <table:table-cell office:value-type="float" office:value="0.32211518">
            <text:p>0.32211518</text:p>
          </table:table-cell>
          <table:table-cell office:value-type="float" office:value="1.3199991">
            <text:p>1.3199991</text:p>
          </table:table-cell>
          <table:table-cell office:value-type="float" office:value="1.317744">
            <text:p>1.317744</text:p>
          </table:table-cell>
          <table:table-cell/>
          <table:table-cell table:formula="of:=([.D155]-[.E155])-([.D154]-[.E154])" office:value-type="float" office:value="-0.00331049999999999">
            <text:p>-0.0033105</text:p>
          </table:table-cell>
        </table:table-row>
        <table:table-row table:style-name="ro2">
          <table:table-cell office:value-type="float" office:value="775">
            <text:p>775</text:p>
          </table:table-cell>
          <table:table-cell office:value-type="float" office:value="0.3">
            <text:p>0.3</text:p>
          </table:table-cell>
          <table:table-cell office:value-type="float" office:value="0.3239454">
            <text:p>0.3239454</text:p>
          </table:table-cell>
          <table:table-cell office:value-type="float" office:value="1.3299991">
            <text:p>1.3299991</text:p>
          </table:table-cell>
          <table:table-cell office:value-type="float" office:value="1.3443651">
            <text:p>1.3443651</text:p>
          </table:table-cell>
          <table:table-cell/>
          <table:table-cell table:formula="of:=([.D156]-[.E156])-([.D155]-[.E155])" office:value-type="float" office:value="-0.0166211000000001">
            <text:p>-0.0166211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0.3">
            <text:p>0.3</text:p>
          </table:table-cell>
          <table:table-cell office:value-type="float" office:value="0.320285">
            <text:p>0.320285</text:p>
          </table:table-cell>
          <table:table-cell office:value-type="float" office:value="1.3399991">
            <text:p>1.3399991</text:p>
          </table:table-cell>
          <table:table-cell office:value-type="float" office:value="1.3709861">
            <text:p>1.3709861</text:p>
          </table:table-cell>
          <table:table-cell/>
          <table:table-cell table:formula="of:=([.D157]-[.E157])-([.D156]-[.E156])" office:value-type="float" office:value="-0.016621">
            <text:p>-0.016621</text:p>
          </table:table-cell>
        </table:table-row>
        <table:table-row table:style-name="ro2">
          <table:table-cell office:value-type="float" office:value="785">
            <text:p>785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office:value-type="float" office:value="1.3499991">
            <text:p>1.3499991</text:p>
          </table:table-cell>
          <table:table-cell office:value-type="float" office:value="1.3842967">
            <text:p>1.3842967</text:p>
          </table:table-cell>
          <table:table-cell/>
          <table:table-cell table:formula="of:=([.D158]-[.E158])-([.D157]-[.E157])" office:value-type="float" office:value="-0.00331059999999983">
            <text:p>-0.0033106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 office:value-type="float" office:value="1.3599991">
            <text:p>1.3599991</text:p>
          </table:table-cell>
          <table:table-cell office:value-type="float" office:value="1.3576757">
            <text:p>1.3576757</text:p>
          </table:table-cell>
          <table:table-cell/>
          <table:table-cell table:formula="of:=([.D159]-[.E159])-([.D158]-[.E158])" office:value-type="float" office:value="0.036621">
            <text:p>0.036621</text:p>
          </table:table-cell>
        </table:table-row>
        <table:table-row table:style-name="ro2">
          <table:table-cell office:value-type="float" office:value="795">
            <text:p>795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 office:value-type="float" office:value="1.369999">
            <text:p>1.369999</text:p>
          </table:table-cell>
          <table:table-cell office:value-type="float" office:value="1.3976072">
            <text:p>1.3976072</text:p>
          </table:table-cell>
          <table:table-cell/>
          <table:table-cell table:formula="of:=([.D160]-[.E160])-([.D159]-[.E159])" office:value-type="float" office:value="-0.0299316000000001">
            <text:p>-0.0299316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1.379999">
            <text:p>1.379999</text:p>
          </table:table-cell>
          <table:table-cell office:value-type="float" office:value="1.3709861">
            <text:p>1.3709861</text:p>
          </table:table-cell>
          <table:table-cell/>
          <table:table-cell table:formula="of:=([.D161]-[.E161])-([.D160]-[.E160])" office:value-type="float" office:value="0.0366210999999998">
            <text:p>0.0366211</text:p>
          </table:table-cell>
        </table:table-row>
        <table:table-row table:style-name="ro2">
          <table:table-cell office:value-type="float" office:value="805">
            <text:p>805</text:p>
          </table:table-cell>
          <table:table-cell office:value-type="float" office:value="0.3">
            <text:p>0.3</text:p>
          </table:table-cell>
          <table:table-cell office:value-type="float" office:value="0.31662464">
            <text:p>0.31662464</text:p>
          </table:table-cell>
          <table:table-cell office:value-type="float" office:value="1.389999">
            <text:p>1.389999</text:p>
          </table:table-cell>
          <table:table-cell office:value-type="float" office:value="1.3842967">
            <text:p>1.3842967</text:p>
          </table:table-cell>
          <table:table-cell/>
          <table:table-cell table:formula="of:=([.D162]-[.E162])-([.D161]-[.E161])" office:value-type="float" office:value="-0.00331059999999983">
            <text:p>-0.0033106</text:p>
          </table:table-cell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0.3">
            <text:p>0.3</text:p>
          </table:table-cell>
          <table:table-cell office:value-type="float" office:value="0.3129642">
            <text:p>0.3129642</text:p>
          </table:table-cell>
          <table:table-cell office:value-type="float" office:value="1.399999">
            <text:p>1.399999</text:p>
          </table:table-cell>
          <table:table-cell office:value-type="float" office:value="1.3976072">
            <text:p>1.3976072</text:p>
          </table:table-cell>
          <table:table-cell/>
          <table:table-cell table:formula="of:=([.D163]-[.E163])-([.D162]-[.E162])" office:value-type="float" office:value="-0.00331049999999999">
            <text:p>-0.0033105</text:p>
          </table:table-cell>
        </table:table-row>
        <table:table-row table:style-name="ro2">
          <table:table-cell office:value-type="float" office:value="815">
            <text:p>815</text:p>
          </table:table-cell>
          <table:table-cell office:value-type="float" office:value="0.3">
            <text:p>0.3</text:p>
          </table:table-cell>
          <table:table-cell office:value-type="float" office:value="0.311134">
            <text:p>0.311134</text:p>
          </table:table-cell>
          <table:table-cell office:value-type="float" office:value="1.409999">
            <text:p>1.409999</text:p>
          </table:table-cell>
          <table:table-cell office:value-type="float" office:value="1.3976072">
            <text:p>1.3976072</text:p>
          </table:table-cell>
          <table:table-cell/>
          <table:table-cell table:formula="of:=([.D164]-[.E164])-([.D163]-[.E163])" office:value-type="float" office:value="0.01">
            <text:p>0.01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1.419999">
            <text:p>1.419999</text:p>
          </table:table-cell>
          <table:table-cell office:value-type="float" office:value="1.4242282">
            <text:p>1.4242282</text:p>
          </table:table-cell>
          <table:table-cell/>
          <table:table-cell table:formula="of:=([.D165]-[.E165])-([.D164]-[.E164])" office:value-type="float" office:value="-0.016621">
            <text:p>-0.016621</text:p>
          </table:table-cell>
        </table:table-row>
        <table:table-row table:style-name="ro2">
          <table:table-cell office:value-type="float" office:value="825">
            <text:p>825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1.429999">
            <text:p>1.429999</text:p>
          </table:table-cell>
          <table:table-cell office:value-type="float" office:value="1.4242282">
            <text:p>1.4242282</text:p>
          </table:table-cell>
          <table:table-cell/>
          <table:table-cell table:formula="of:=([.D166]-[.E166])-([.D165]-[.E165])" office:value-type="float" office:value="0.01">
            <text:p>0.01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0.3">
            <text:p>0.3</text:p>
          </table:table-cell>
          <table:table-cell office:value-type="float" office:value="0.320285">
            <text:p>0.320285</text:p>
          </table:table-cell>
          <table:table-cell office:value-type="float" office:value="1.439999">
            <text:p>1.439999</text:p>
          </table:table-cell>
          <table:table-cell office:value-type="float" office:value="1.46416">
            <text:p>1.46416</text:p>
          </table:table-cell>
          <table:table-cell/>
          <table:table-cell table:formula="of:=([.D167]-[.E167])-([.D166]-[.E166])" office:value-type="float" office:value="-0.0299318000000002">
            <text:p>-0.0299318</text:p>
          </table:table-cell>
        </table:table-row>
        <table:table-row table:style-name="ro2">
          <table:table-cell office:value-type="float" office:value="835">
            <text:p>835</text:p>
          </table:table-cell>
          <table:table-cell office:value-type="float" office:value="0.3">
            <text:p>0.3</text:p>
          </table:table-cell>
          <table:table-cell office:value-type="float" office:value="0.311134">
            <text:p>0.311134</text:p>
          </table:table-cell>
          <table:table-cell office:value-type="float" office:value="1.449999">
            <text:p>1.449999</text:p>
          </table:table-cell>
          <table:table-cell office:value-type="float" office:value="1.4375389">
            <text:p>1.4375389</text:p>
          </table:table-cell>
          <table:table-cell/>
          <table:table-cell table:formula="of:=([.D168]-[.E168])-([.D167]-[.E167])" office:value-type="float" office:value="0.0366211000000003">
            <text:p>0.0366211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459999">
            <text:p>1.459999</text:p>
          </table:table-cell>
          <table:table-cell office:value-type="float" office:value="1.4508495">
            <text:p>1.4508495</text:p>
          </table:table-cell>
          <table:table-cell/>
          <table:table-cell table:formula="of:=([.D169]-[.E169])-([.D168]-[.E168])" office:value-type="float" office:value="-0.00331060000000005">
            <text:p>-0.0033106</text:p>
          </table:table-cell>
        </table:table-row>
        <table:table-row table:style-name="ro2">
          <table:table-cell office:value-type="float" office:value="845">
            <text:p>845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office:value-type="float" office:value="1.469999">
            <text:p>1.469999</text:p>
          </table:table-cell>
          <table:table-cell office:value-type="float" office:value="1.4907811">
            <text:p>1.4907811</text:p>
          </table:table-cell>
          <table:table-cell/>
          <table:table-cell table:formula="of:=([.D170]-[.E170])-([.D169]-[.E169])" office:value-type="float" office:value="-0.0299316000000001">
            <text:p>-0.0299316</text:p>
          </table:table-cell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1.479999">
            <text:p>1.479999</text:p>
          </table:table-cell>
          <table:table-cell office:value-type="float" office:value="1.46416">
            <text:p>1.46416</text:p>
          </table:table-cell>
          <table:table-cell/>
          <table:table-cell table:formula="of:=([.D171]-[.E171])-([.D170]-[.E170])" office:value-type="float" office:value="0.0366210999999996">
            <text:p>0.0366211</text:p>
          </table:table-cell>
        </table:table-row>
        <table:table-row table:style-name="ro2">
          <table:table-cell office:value-type="float" office:value="855">
            <text:p>855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office:value-type="float" office:value="1.4899989">
            <text:p>1.4899989</text:p>
          </table:table-cell>
          <table:table-cell office:value-type="float" office:value="1.46416">
            <text:p>1.46416</text:p>
          </table:table-cell>
          <table:table-cell/>
          <table:table-cell table:formula="of:=([.D172]-[.E172])-([.D171]-[.E171])" office:value-type="float" office:value="0.00999990000000017">
            <text:p>0.0099999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office:value-type="float" office:value="1.4999989">
            <text:p>1.4999989</text:p>
          </table:table-cell>
          <table:table-cell office:value-type="float" office:value="1.46416">
            <text:p>1.46416</text:p>
          </table:table-cell>
          <table:table-cell/>
          <table:table-cell table:formula="of:=([.D173]-[.E173])-([.D172]-[.E172])" office:value-type="float" office:value="0.01">
            <text:p>0.01</text:p>
          </table:table-cell>
        </table:table-row>
        <table:table-row table:style-name="ro2">
          <table:table-cell office:value-type="float" office:value="865">
            <text:p>865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1.5099989">
            <text:p>1.5099989</text:p>
          </table:table-cell>
          <table:table-cell office:value-type="float" office:value="1.4907811">
            <text:p>1.4907811</text:p>
          </table:table-cell>
          <table:table-cell/>
          <table:table-cell table:formula="of:=([.D174]-[.E174])-([.D173]-[.E173])" office:value-type="float" office:value="-0.0166211000000001">
            <text:p>-0.0166211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office:value-type="float" office:value="1.5199989">
            <text:p>1.5199989</text:p>
          </table:table-cell>
          <table:table-cell office:value-type="float" office:value="1.4907811">
            <text:p>1.4907811</text:p>
          </table:table-cell>
          <table:table-cell/>
          <table:table-cell table:formula="of:=([.D175]-[.E175])-([.D174]-[.E174])" office:value-type="float" office:value="0.0100000000000002">
            <text:p>0.01</text:p>
          </table:table-cell>
        </table:table-row>
        <table:table-row table:style-name="ro2">
          <table:table-cell office:value-type="float" office:value="875">
            <text:p>875</text:p>
          </table:table-cell>
          <table:table-cell office:value-type="float" office:value="0.3">
            <text:p>0.3</text:p>
          </table:table-cell>
          <table:table-cell office:value-type="float" office:value="0.283681">
            <text:p>0.283681</text:p>
          </table:table-cell>
          <table:table-cell office:value-type="float" office:value="1.5299989">
            <text:p>1.5299989</text:p>
          </table:table-cell>
          <table:table-cell office:value-type="float" office:value="1.5040916">
            <text:p>1.5040916</text:p>
          </table:table-cell>
          <table:table-cell/>
          <table:table-cell table:formula="of:=([.D176]-[.E176])-([.D175]-[.E175])" office:value-type="float" office:value="-0.00331050000000022">
            <text:p>-0.0033105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0.3">
            <text:p>0.3</text:p>
          </table:table-cell>
          <table:table-cell office:value-type="float" office:value="0.28551123">
            <text:p>0.28551123</text:p>
          </table:table-cell>
          <table:table-cell office:value-type="float" office:value="1.5399989">
            <text:p>1.5399989</text:p>
          </table:table-cell>
          <table:table-cell office:value-type="float" office:value="1.5174022">
            <text:p>1.5174022</text:p>
          </table:table-cell>
          <table:table-cell/>
          <table:table-cell table:formula="of:=([.D177]-[.E177])-([.D176]-[.E176])" office:value-type="float" office:value="-0.00331059999999961">
            <text:p>-0.0033106</text:p>
          </table:table-cell>
        </table:table-row>
        <table:table-row table:style-name="ro2">
          <table:table-cell office:value-type="float" office:value="885">
            <text:p>885</text:p>
          </table:table-cell>
          <table:table-cell office:value-type="float" office:value="0.3">
            <text:p>0.3</text:p>
          </table:table-cell>
          <table:table-cell office:value-type="float" office:value="0.28734142">
            <text:p>0.28734142</text:p>
          </table:table-cell>
          <table:table-cell office:value-type="float" office:value="1.5499989">
            <text:p>1.5499989</text:p>
          </table:table-cell>
          <table:table-cell office:value-type="float" office:value="1.5440233">
            <text:p>1.5440233</text:p>
          </table:table-cell>
          <table:table-cell/>
          <table:table-cell table:formula="of:=([.D178]-[.E178])-([.D177]-[.E177])" office:value-type="float" office:value="-0.0166211000000005">
            <text:p>-0.0166211</text:p>
          </table:table-cell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0.3">
            <text:p>0.3</text:p>
          </table:table-cell>
          <table:table-cell office:value-type="float" office:value="0.283681">
            <text:p>0.283681</text:p>
          </table:table-cell>
          <table:table-cell office:value-type="float" office:value="1.5599989">
            <text:p>1.5599989</text:p>
          </table:table-cell>
          <table:table-cell office:value-type="float" office:value="1.557334">
            <text:p>1.557334</text:p>
          </table:table-cell>
          <table:table-cell/>
          <table:table-cell table:formula="of:=([.D179]-[.E179])-([.D178]-[.E178])" office:value-type="float" office:value="-0.00331069999999967">
            <text:p>-0.0033107</text:p>
          </table:table-cell>
        </table:table-row>
        <table:table-row table:style-name="ro2">
          <table:table-cell office:value-type="float" office:value="895">
            <text:p>895</text:p>
          </table:table-cell>
          <table:table-cell office:value-type="float" office:value="0.3">
            <text:p>0.3</text:p>
          </table:table-cell>
          <table:table-cell office:value-type="float" office:value="0.2818508">
            <text:p>0.2818508</text:p>
          </table:table-cell>
          <table:table-cell office:value-type="float" office:value="1.5699989">
            <text:p>1.5699989</text:p>
          </table:table-cell>
          <table:table-cell office:value-type="float" office:value="1.5440233">
            <text:p>1.5440233</text:p>
          </table:table-cell>
          <table:table-cell/>
          <table:table-cell table:formula="of:=([.D180]-[.E180])-([.D179]-[.E179])" office:value-type="float" office:value="0.0233106999999997">
            <text:p>0.0233107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0.3">
            <text:p>0.3</text:p>
          </table:table-cell>
          <table:table-cell office:value-type="float" office:value="0.28551123">
            <text:p>0.28551123</text:p>
          </table:table-cell>
          <table:table-cell office:value-type="float" office:value="1.5799989">
            <text:p>1.5799989</text:p>
          </table:table-cell>
          <table:table-cell office:value-type="float" office:value="1.557334">
            <text:p>1.557334</text:p>
          </table:table-cell>
          <table:table-cell/>
          <table:table-cell table:formula="of:=([.D181]-[.E181])-([.D180]-[.E180])" office:value-type="float" office:value="-0.00331069999999967">
            <text:p>-0.0033107</text:p>
          </table:table-cell>
        </table:table-row>
        <table:table-row table:style-name="ro2">
          <table:table-cell office:value-type="float" office:value="905">
            <text:p>905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office:value-type="float" office:value="1.5899988">
            <text:p>1.5899988</text:p>
          </table:table-cell>
          <table:table-cell office:value-type="float" office:value="1.5440233">
            <text:p>1.5440233</text:p>
          </table:table-cell>
          <table:table-cell/>
          <table:table-cell table:formula="of:=([.D182]-[.E182])-([.D181]-[.E181])" office:value-type="float" office:value="0.0233105999999998">
            <text:p>0.0233106</text:p>
          </table:table-cell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0.3">
            <text:p>0.3</text:p>
          </table:table-cell>
          <table:table-cell office:value-type="float" office:value="0.2781904">
            <text:p>0.2781904</text:p>
          </table:table-cell>
          <table:table-cell office:value-type="float" office:value="1.5999988">
            <text:p>1.5999988</text:p>
          </table:table-cell>
          <table:table-cell office:value-type="float" office:value="1.5839549">
            <text:p>1.5839549</text:p>
          </table:table-cell>
          <table:table-cell/>
          <table:table-cell table:formula="of:=([.D183]-[.E183])-([.D182]-[.E182])" office:value-type="float" office:value="-0.0299316000000001">
            <text:p>-0.0299316</text:p>
          </table:table-cell>
        </table:table-row>
        <table:table-row table:style-name="ro2">
          <table:table-cell office:value-type="float" office:value="915">
            <text:p>915</text:p>
          </table:table-cell>
          <table:table-cell office:value-type="float" office:value="0.3">
            <text:p>0.3</text:p>
          </table:table-cell>
          <table:table-cell office:value-type="float" office:value="0.2818508">
            <text:p>0.2818508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184]-[.E184])-([.D183]-[.E183])" office:value-type="float" office:value="-0.0399303999999998">
            <text:p>-0.0399304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0.3">
            <text:p>0.3</text:p>
          </table:table-cell>
          <table:table-cell office:value-type="float" office:value="0.283681">
            <text:p>0.283681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/>
          <table:table-cell table:formula="of:=([.D185]-[.E185])-([.D184]-[.E184])" office:value-type="float" office:value="-0.0266211000000001">
            <text:p>-0.0266211</text:p>
          </table:table-cell>
        </table:table-row>
        <table:table-row table:style-name="ro2">
          <table:table-cell office:value-type="float" office:value="925">
            <text:p>925</text:p>
          </table:table-cell>
          <table:table-cell office:value-type="float" office:value="0.3">
            <text:p>0.3</text:p>
          </table:table-cell>
          <table:table-cell office:value-type="float" office:value="0.283681">
            <text:p>0.283681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186]-[.E186])-([.D185]-[.E185])" office:value-type="float" office:value="0.0266211000000001">
            <text:p>0.0266211</text:p>
          </table:table-cell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0.3">
            <text:p>0.3</text:p>
          </table:table-cell>
          <table:table-cell office:value-type="float" office:value="0.283681">
            <text:p>0.283681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187]-[.E187])-([.D186]-[.E186])" office:value-type="float" office:value="0.0266211000000001">
            <text:p>0.0266211</text:p>
          </table:table-cell>
        </table:table-row>
        <table:table-row table:style-name="ro2">
          <table:table-cell office:value-type="float" office:value="935">
            <text:p>935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188]-[.E188])-([.D187]-[.E187])" office:value-type="float" office:value="0.0133105">
            <text:p>0.0133105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189]-[.E189])-([.D188]-[.E188])" office:value-type="float" office:value="-0.0266211000000001">
            <text:p>-0.0266211</text:p>
          </table:table-cell>
        </table:table-row>
        <table:table-row table:style-name="ro2">
          <table:table-cell office:value-type="float" office:value="945">
            <text:p>945</text:p>
          </table:table-cell>
          <table:table-cell office:value-type="float" office:value="0.3">
            <text:p>0.3</text:p>
          </table:table-cell>
          <table:table-cell office:value-type="float" office:value="0.2891716">
            <text:p>0.2891716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190]-[.E190])-([.D189]-[.E189])" office:value-type="float" office:value="0.053242">
            <text:p>0.053242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191]-[.E191])-([.D190]-[.E190])" office:value-type="float" office:value="-0.0399314">
            <text:p>-0.0399314</text:p>
          </table:table-cell>
        </table:table-row>
        <table:table-row table:style-name="ro2">
          <table:table-cell office:value-type="float" office:value="955">
            <text:p>955</text:p>
          </table:table-cell>
          <table:table-cell office:value-type="float" office:value="0.3">
            <text:p>0.3</text:p>
          </table:table-cell>
          <table:table-cell office:value-type="float" office:value="0.31479442">
            <text:p>0.31479442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/>
          <table:table-cell table:formula="of:=([.D192]-[.E192])-([.D191]-[.E191])" office:value-type="float" office:value="-0.0532422000000001">
            <text:p>-0.0532422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1.6">
            <text:p>1.6</text:p>
          </table:table-cell>
          <table:table-cell office:value-type="float" office:value="1.7037498">
            <text:p>1.7037498</text:p>
          </table:table-cell>
          <table:table-cell/>
          <table:table-cell table:formula="of:=([.D193]-[.E193])-([.D192]-[.E192])" office:value-type="float" office:value="-0.0532421999999999">
            <text:p>-0.0532422</text:p>
          </table:table-cell>
        </table:table-row>
        <table:table-row table:style-name="ro2">
          <table:table-cell office:value-type="float" office:value="965">
            <text:p>965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1.6">
            <text:p>1.6</text:p>
          </table:table-cell>
          <table:table-cell office:value-type="float" office:value="1.6638182">
            <text:p>1.6638182</text:p>
          </table:table-cell>
          <table:table-cell/>
          <table:table-cell table:formula="of:=([.D194]-[.E194])-([.D193]-[.E193])" office:value-type="float" office:value="0.0399315999999998">
            <text:p>0.0399316</text:p>
          </table:table-cell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0.3">
            <text:p>0.3</text:p>
          </table:table-cell>
          <table:table-cell office:value-type="float" office:value="0.3221152">
            <text:p>0.3221152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195]-[.E195])-([.D194]-[.E194])" office:value-type="float" office:value="0.0399317000000001">
            <text:p>0.0399317</text:p>
          </table:table-cell>
        </table:table-row>
        <table:table-row table:style-name="ro2">
          <table:table-cell office:value-type="float" office:value="975">
            <text:p>975</text:p>
          </table:table-cell>
          <table:table-cell office:value-type="float" office:value="0.3">
            <text:p>0.3</text:p>
          </table:table-cell>
          <table:table-cell office:value-type="float" office:value="0.311134">
            <text:p>0.311134</text:p>
          </table:table-cell>
          <table:table-cell office:value-type="float" office:value="1.6">
            <text:p>1.6</text:p>
          </table:table-cell>
          <table:table-cell office:value-type="float" office:value="1.6638182">
            <text:p>1.6638182</text:p>
          </table:table-cell>
          <table:table-cell/>
          <table:table-cell table:formula="of:=([.D196]-[.E196])-([.D195]-[.E195])" office:value-type="float" office:value="-0.0399317000000001">
            <text:p>-0.0399317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 office:value-type="float" office:value="1.6">
            <text:p>1.6</text:p>
          </table:table-cell>
          <table:table-cell office:value-type="float" office:value="1.6771287">
            <text:p>1.6771287</text:p>
          </table:table-cell>
          <table:table-cell/>
          <table:table-cell table:formula="of:=([.D197]-[.E197])-([.D196]-[.E196])" office:value-type="float" office:value="-0.0133104999999998">
            <text:p>-0.0133105</text:p>
          </table:table-cell>
        </table:table-row>
        <table:table-row table:style-name="ro2">
          <table:table-cell office:value-type="float" office:value="985">
            <text:p>985</text:p>
          </table:table-cell>
          <table:table-cell office:value-type="float" office:value="0.3">
            <text:p>0.3</text:p>
          </table:table-cell>
          <table:table-cell office:value-type="float" office:value="0.31662464">
            <text:p>0.31662464</text:p>
          </table:table-cell>
          <table:table-cell office:value-type="float" office:value="1.6">
            <text:p>1.6</text:p>
          </table:table-cell>
          <table:table-cell office:value-type="float" office:value="1.6771287">
            <text:p>1.6771287</text:p>
          </table:table-cell>
          <table:table-cell/>
          <table:table-cell table:formula="of:=([.D198]-[.E198])-([.D197]-[.E197])" office:value-type="float" office:value="0">
            <text:p>0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199]-[.E199])-([.D198]-[.E198])" office:value-type="float" office:value="0.0532421999999999">
            <text:p>0.0532422</text:p>
          </table:table-cell>
        </table:table-row>
        <table:table-row table:style-name="ro2">
          <table:table-cell office:value-type="float" office:value="995">
            <text:p>995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00]-[.E200])-([.D199]-[.E199])" office:value-type="float" office:value="0.0266211000000001">
            <text:p>0.0266211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3">
            <text:p>0.3</text:p>
          </table:table-cell>
          <table:table-cell office:value-type="float" office:value="0.3129642">
            <text:p>0.3129642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/>
          <table:table-cell table:formula="of:=([.D201]-[.E201])-([.D200]-[.E200])" office:value-type="float" office:value="-0.0532422000000001">
            <text:p>-0.0532422</text:p>
          </table:table-cell>
        </table:table-row>
        <table:table-row table:style-name="ro2">
          <table:table-cell office:value-type="float" office:value="1005">
            <text:p>1005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office:value-type="float" office:value="1.6">
            <text:p>1.6</text:p>
          </table:table-cell>
          <table:table-cell office:value-type="float" office:value="1.6904392">
            <text:p>1.6904392</text:p>
          </table:table-cell>
          <table:table-cell/>
          <table:table-cell table:formula="of:=([.D202]-[.E202])-([.D201]-[.E201])" office:value-type="float" office:value="-0.0399315999999998">
            <text:p>-0.0399316</text:p>
          </table:table-cell>
        </table:table-row>
        <table:table-row table:style-name="ro2">
          <table:table-cell office:value-type="float" office:value="1010">
            <text:p>1010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/>
          <table:table-cell table:formula="of:=([.D203]-[.E203])-([.D202]-[.E202])" office:value-type="float" office:value="0.0532423">
            <text:p>0.0532423</text:p>
          </table:table-cell>
        </table:table-row>
        <table:table-row table:style-name="ro2">
          <table:table-cell office:value-type="float" office:value="1015">
            <text:p>1015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/>
          <table:table-cell table:formula="of:=([.D204]-[.E204])-([.D203]-[.E203])" office:value-type="float" office:value="0">
            <text:p>0</text:p>
          </table:table-cell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 office:value-type="float" office:value="1.6">
            <text:p>1.6</text:p>
          </table:table-cell>
          <table:table-cell office:value-type="float" office:value="1.6771287">
            <text:p>1.6771287</text:p>
          </table:table-cell>
          <table:table-cell/>
          <table:table-cell table:formula="of:=([.D205]-[.E205])-([.D204]-[.E204])" office:value-type="float" office:value="-0.0399318">
            <text:p>-0.0399318</text:p>
          </table:table-cell>
        </table:table-row>
        <table:table-row table:style-name="ro2">
          <table:table-cell office:value-type="float" office:value="1025">
            <text:p>1025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206]-[.E206])-([.D205]-[.E205])" office:value-type="float" office:value="0.0532421999999999">
            <text:p>0.0532422</text:p>
          </table:table-cell>
        </table:table-row>
        <table:table-row table:style-name="ro2">
          <table:table-cell office:value-type="float" office:value="1030">
            <text:p>1030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/>
          <table:table-cell table:formula="of:=([.D207]-[.E207])-([.D206]-[.E206])" office:value-type="float" office:value="-0.0266211000000001">
            <text:p>-0.0266211</text:p>
          </table:table-cell>
        </table:table-row>
        <table:table-row table:style-name="ro2">
          <table:table-cell office:value-type="float" office:value="1035">
            <text:p>1035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/>
          <table:table-cell table:formula="of:=([.D208]-[.E208])-([.D207]-[.E207])" office:value-type="float" office:value="0.0133107000000001">
            <text:p>0.0133107</text:p>
          </table:table-cell>
        </table:table-row>
        <table:table-row table:style-name="ro2">
          <table:table-cell office:value-type="float" office:value="1040">
            <text:p>1040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209]-[.E209])-([.D208]-[.E208])" office:value-type="float" office:value="0.0266208999999999">
            <text:p>0.0266209</text:p>
          </table:table-cell>
        </table:table-row>
        <table:table-row table:style-name="ro2">
          <table:table-cell office:value-type="float" office:value="1045">
            <text:p>1045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10]-[.E210])-([.D209]-[.E209])" office:value-type="float" office:value="0.0133106000000001">
            <text:p>0.0133106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/>
          <table:table-cell table:formula="of:=([.D211]-[.E211])-([.D210]-[.E210])" office:value-type="float" office:value="-0.0399315">
            <text:p>-0.0399315</text:p>
          </table:table-cell>
        </table:table-row>
        <table:table-row table:style-name="ro2">
          <table:table-cell office:value-type="float" office:value="1055">
            <text:p>1055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/>
          <table:table-cell table:formula="of:=([.D212]-[.E212])-([.D211]-[.E211])" office:value-type="float" office:value="0">
            <text:p>0</text:p>
          </table:table-cell>
        </table:table-row>
        <table:table-row table:style-name="ro2">
          <table:table-cell office:value-type="float" office:value="1060">
            <text:p>1060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13]-[.E213])-([.D212]-[.E212])" office:value-type="float" office:value="0.0399315">
            <text:p>0.0399315</text:p>
          </table:table-cell>
        </table:table-row>
        <table:table-row table:style-name="ro2">
          <table:table-cell office:value-type="float" office:value="1065">
            <text:p>1065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214]-[.E214])-([.D213]-[.E213])" office:value-type="float" office:value="0.0532420999999999">
            <text:p>0.0532421</text:p>
          </table:table-cell>
        </table:table-row>
        <table:table-row table:style-name="ro2">
          <table:table-cell office:value-type="float" office:value="1070">
            <text:p>1070</text:p>
          </table:table-cell>
          <table:table-cell office:value-type="float" office:value="0.3">
            <text:p>0.3</text:p>
          </table:table-cell>
          <table:table-cell office:value-type="float" office:value="0.28734142">
            <text:p>0.28734142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15]-[.E215])-([.D214]-[.E214])" office:value-type="float" office:value="-0.0532420999999999">
            <text:p>-0.0532421</text:p>
          </table:table-cell>
        </table:table-row>
        <table:table-row table:style-name="ro2">
          <table:table-cell office:value-type="float" office:value="1075">
            <text:p>1075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216]-[.E216])-([.D215]-[.E215])" office:value-type="float" office:value="0.0266208999999999">
            <text:p>0.0266209</text:p>
          </table:table-cell>
        </table:table-row>
        <table:table-row table:style-name="ro2">
          <table:table-cell office:value-type="float" office:value="1080">
            <text:p>1080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217]-[.E217])-([.D216]-[.E216])" office:value-type="float" office:value="0">
            <text:p>0</text:p>
          </table:table-cell>
        </table:table-row>
        <table:table-row table:style-name="ro2">
          <table:table-cell office:value-type="float" office:value="1085">
            <text:p>1085</text:p>
          </table:table-cell>
          <table:table-cell office:value-type="float" office:value="0.3">
            <text:p>0.3</text:p>
          </table:table-cell>
          <table:table-cell office:value-type="float" office:value="0.31845483">
            <text:p>0.31845483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218]-[.E218])-([.D217]-[.E217])" office:value-type="float" office:value="0.0133105">
            <text:p>0.0133105</text:p>
          </table:table-cell>
        </table:table-row>
        <table:table-row table:style-name="ro2">
          <table:table-cell office:value-type="float" office:value="1090">
            <text:p>1090</text:p>
          </table:table-cell>
          <table:table-cell office:value-type="float" office:value="0.3">
            <text:p>0.3</text:p>
          </table:table-cell>
          <table:table-cell office:value-type="float" office:value="0.31662464">
            <text:p>0.31662464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219]-[.E219])-([.D218]-[.E218])" office:value-type="float" office:value="-0.0133105">
            <text:p>-0.0133105</text:p>
          </table:table-cell>
        </table:table-row>
        <table:table-row table:style-name="ro2">
          <table:table-cell office:value-type="float" office:value="1095">
            <text:p>1095</text:p>
          </table:table-cell>
          <table:table-cell office:value-type="float" office:value="0.3">
            <text:p>0.3</text:p>
          </table:table-cell>
          <table:table-cell office:value-type="float" office:value="0.3129642">
            <text:p>0.3129642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20]-[.E220])-([.D219]-[.E219])" office:value-type="float" office:value="-0.0266208999999999">
            <text:p>-0.0266209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21]-[.E221])-([.D220]-[.E220])" office:value-type="float" office:value="0.0133105">
            <text:p>0.0133105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float" office:value="0.3">
            <text:p>0.3</text:p>
          </table:table-cell>
          <table:table-cell office:value-type="float" office:value="0.2891716">
            <text:p>0.2891716</text:p>
          </table:table-cell>
          <table:table-cell office:value-type="float" office:value="1.6">
            <text:p>1.6</text:p>
          </table:table-cell>
          <table:table-cell office:value-type="float" office:value="1.5307126">
            <text:p>1.5307126</text:p>
          </table:table-cell>
          <table:table-cell/>
          <table:table-cell table:formula="of:=([.D222]-[.E222])-([.D221]-[.E221])" office:value-type="float" office:value="0.0532423">
            <text:p>0.0532423</text:p>
          </table:table-cell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0.3">
            <text:p>0.3</text:p>
          </table:table-cell>
          <table:table-cell office:value-type="float" office:value="0.28734142">
            <text:p>0.28734142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223]-[.E223])-([.D222]-[.E222])" office:value-type="float" office:value="-0.0133107000000001">
            <text:p>-0.0133107</text:p>
          </table:table-cell>
        </table:table-row>
        <table:table-row table:style-name="ro2">
          <table:table-cell office:value-type="float" office:value="1115">
            <text:p>1115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24]-[.E224])-([.D223]-[.E223])" office:value-type="float" office:value="-0.0399315999999998">
            <text:p>-0.0399316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225]-[.E225])-([.D224]-[.E224])" office:value-type="float" office:value="0.0266208999999999">
            <text:p>0.0266209</text:p>
          </table:table-cell>
        </table:table-row>
        <table:table-row table:style-name="ro2">
          <table:table-cell office:value-type="float" office:value="1125">
            <text:p>1125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26]-[.E226])-([.D225]-[.E225])" office:value-type="float" office:value="-0.0266208999999999">
            <text:p>-0.0266209</text:p>
          </table:table-cell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27]-[.E227])-([.D226]-[.E226])" office:value-type="float" office:value="0">
            <text:p>0</text:p>
          </table:table-cell>
        </table:table-row>
        <table:table-row table:style-name="ro2">
          <table:table-cell office:value-type="float" office:value="1135">
            <text:p>1135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28]-[.E228])-([.D227]-[.E227])" office:value-type="float" office:value="0">
            <text:p>0</text:p>
          </table:table-cell>
        </table:table-row>
        <table:table-row table:style-name="ro2">
          <table:table-cell office:value-type="float" office:value="1140">
            <text:p>1140</text:p>
          </table:table-cell>
          <table:table-cell office:value-type="float" office:value="0.3">
            <text:p>0.3</text:p>
          </table:table-cell>
          <table:table-cell office:value-type="float" office:value="0.28734142">
            <text:p>0.28734142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229]-[.E229])-([.D228]-[.E228])" office:value-type="float" office:value="0.0266208999999999">
            <text:p>0.0266209</text:p>
          </table:table-cell>
        </table:table-row>
        <table:table-row table:style-name="ro2">
          <table:table-cell office:value-type="float" office:value="1145">
            <text:p>1145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230]-[.E230])-([.D229]-[.E229])" office:value-type="float" office:value="0.0133106999999999">
            <text:p>0.0133107</text:p>
          </table:table-cell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231]-[.E231])-([.D230]-[.E230])" office:value-type="float" office:value="-0.0133106999999999">
            <text:p>-0.0133107</text:p>
          </table:table-cell>
        </table:table-row>
        <table:table-row table:style-name="ro2">
          <table:table-cell office:value-type="float" office:value="1155">
            <text:p>1155</text:p>
          </table:table-cell>
          <table:table-cell office:value-type="float" office:value="0.3">
            <text:p>0.3</text:p>
          </table:table-cell>
          <table:table-cell office:value-type="float" office:value="0.30198303">
            <text:p>0.30198303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232]-[.E232])-([.D231]-[.E231])" office:value-type="float" office:value="0">
            <text:p>0</text:p>
          </table:table-cell>
        </table:table-row>
        <table:table-row table:style-name="ro2">
          <table:table-cell office:value-type="float" office:value="1160">
            <text:p>1160</text:p>
          </table:table-cell>
          <table:table-cell office:value-type="float" office:value="0.3">
            <text:p>0.3</text:p>
          </table:table-cell>
          <table:table-cell office:value-type="float" office:value="0.311134">
            <text:p>0.311134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233]-[.E233])-([.D232]-[.E232])" office:value-type="float" office:value="0.0133106999999999">
            <text:p>0.0133107</text:p>
          </table:table-cell>
        </table:table-row>
        <table:table-row table:style-name="ro2">
          <table:table-cell office:value-type="float" office:value="1165">
            <text:p>1165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34]-[.E234])-([.D233]-[.E233])" office:value-type="float" office:value="-0.0399315999999998">
            <text:p>-0.0399316</text:p>
          </table:table-cell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235]-[.E235])-([.D234]-[.E234])" office:value-type="float" office:value="0.0133103999999999">
            <text:p>0.0133104</text:p>
          </table:table-cell>
        </table:table-row>
        <table:table-row table:style-name="ro2">
          <table:table-cell office:value-type="float" office:value="1175">
            <text:p>1175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236]-[.E236])-([.D235]-[.E235])" office:value-type="float" office:value="0">
            <text:p>0</text:p>
          </table:table-cell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1.6">
            <text:p>1.6</text:p>
          </table:table-cell>
          <table:table-cell office:value-type="float" office:value="1.5307126">
            <text:p>1.5307126</text:p>
          </table:table-cell>
          <table:table-cell/>
          <table:table-cell table:formula="of:=([.D237]-[.E237])-([.D236]-[.E236])" office:value-type="float" office:value="0.0399319">
            <text:p>0.0399319</text:p>
          </table:table-cell>
        </table:table-row>
        <table:table-row table:style-name="ro2">
          <table:table-cell office:value-type="float" office:value="1185">
            <text:p>1185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238]-[.E238])-([.D237]-[.E237])" office:value-type="float" office:value="-0.0266214">
            <text:p>-0.0266214</text:p>
          </table:table-cell>
        </table:table-row>
        <table:table-row table:style-name="ro2">
          <table:table-cell office:value-type="float" office:value="1190">
            <text:p>1190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39]-[.E239])-([.D238]-[.E238])" office:value-type="float" office:value="-0.0266208999999999">
            <text:p>-0.0266209</text:p>
          </table:table-cell>
        </table:table-row>
        <table:table-row table:style-name="ro2">
          <table:table-cell office:value-type="float" office:value="1195">
            <text:p>1195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240]-[.E240])-([.D239]-[.E239])" office:value-type="float" office:value="0.0266208999999999">
            <text:p>0.0266209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41]-[.E241])-([.D240]-[.E240])" office:value-type="float" office:value="-0.0399314">
            <text:p>-0.0399314</text:p>
          </table:table-cell>
        </table:table-row>
        <table:table-row table:style-name="ro2">
          <table:table-cell office:value-type="float" office:value="1205">
            <text:p>1205</text:p>
          </table:table-cell>
          <table:table-cell office:value-type="float" office:value="0.3">
            <text:p>0.3</text:p>
          </table:table-cell>
          <table:table-cell office:value-type="float" office:value="0.2891716">
            <text:p>0.2891716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242]-[.E242])-([.D241]-[.E241])" office:value-type="float" office:value="-0.0133106000000001">
            <text:p>-0.0133106</text:p>
          </table:table-cell>
        </table:table-row>
        <table:table-row table:style-name="ro2">
          <table:table-cell office:value-type="float" office:value="1210">
            <text:p>121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/>
          <table:table-cell table:formula="of:=([.D243]-[.E243])-([.D242]-[.E242])" office:value-type="float" office:value="-0.0266208999999999">
            <text:p>-0.0266209</text:p>
          </table:table-cell>
        </table:table-row>
        <table:table-row table:style-name="ro2">
          <table:table-cell office:value-type="float" office:value="1215">
            <text:p>1215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44]-[.E244])-([.D243]-[.E243])" office:value-type="float" office:value="0.053242">
            <text:p>0.053242</text:p>
          </table:table-cell>
        </table:table-row>
        <table:table-row table:style-name="ro2">
          <table:table-cell office:value-type="float" office:value="1220">
            <text:p>1220</text:p>
          </table:table-cell>
          <table:table-cell office:value-type="float" office:value="0.3">
            <text:p>0.3</text:p>
          </table:table-cell>
          <table:table-cell office:value-type="float" office:value="0.2891716">
            <text:p>0.2891716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245]-[.E245])-([.D244]-[.E244])" office:value-type="float" office:value="0.0266208999999999">
            <text:p>0.0266209</text:p>
          </table:table-cell>
        </table:table-row>
        <table:table-row table:style-name="ro2">
          <table:table-cell office:value-type="float" office:value="1225">
            <text:p>1225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46]-[.E246])-([.D245]-[.E245])" office:value-type="float" office:value="-0.0266208999999999">
            <text:p>-0.0266209</text:p>
          </table:table-cell>
        </table:table-row>
        <table:table-row table:style-name="ro2">
          <table:table-cell office:value-type="float" office:value="1230">
            <text:p>123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247]-[.E247])-([.D246]-[.E246])" office:value-type="float" office:value="0.0133103999999999">
            <text:p>0.0133104</text:p>
          </table:table-cell>
        </table:table-row>
        <table:table-row table:style-name="ro2">
          <table:table-cell office:value-type="float" office:value="1235">
            <text:p>1235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48]-[.E248])-([.D247]-[.E247])" office:value-type="float" office:value="-0.0133103999999999">
            <text:p>-0.0133104</text:p>
          </table:table-cell>
        </table:table-row>
        <table:table-row table:style-name="ro2">
          <table:table-cell office:value-type="float" office:value="1240">
            <text:p>1240</text:p>
          </table:table-cell>
          <table:table-cell office:value-type="float" office:value="0.3">
            <text:p>0.3</text:p>
          </table:table-cell>
          <table:table-cell office:value-type="float" office:value="0.30198303">
            <text:p>0.30198303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/>
          <table:table-cell table:formula="of:=([.D249]-[.E249])-([.D248]-[.E248])" office:value-type="float" office:value="-0.053242">
            <text:p>-0.053242</text:p>
          </table:table-cell>
        </table:table-row>
        <table:table-row table:style-name="ro2">
          <table:table-cell office:value-type="float" office:value="1245">
            <text:p>1245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 office:value-type="float" office:value="1.6">
            <text:p>1.6</text:p>
          </table:table-cell>
          <table:table-cell office:value-type="float" office:value="1.6771287">
            <text:p>1.6771287</text:p>
          </table:table-cell>
          <table:table-cell/>
          <table:table-cell table:formula="of:=([.D250]-[.E250])-([.D249]-[.E249])" office:value-type="float" office:value="-0.0399318">
            <text:p>-0.0399318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6">
            <text:p>1.6</text:p>
          </table:table-cell>
          <table:table-cell office:value-type="float" office:value="1.6638182">
            <text:p>1.6638182</text:p>
          </table:table-cell>
          <table:table-cell/>
          <table:table-cell table:formula="of:=([.D251]-[.E251])-([.D250]-[.E250])" office:value-type="float" office:value="0.0133104999999998">
            <text:p>0.0133105</text:p>
          </table:table-cell>
        </table:table-row>
        <table:table-row table:style-name="ro2">
          <table:table-cell office:value-type="float" office:value="1255">
            <text:p>1255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6">
            <text:p>1.6</text:p>
          </table:table-cell>
          <table:table-cell office:value-type="float" office:value="1.6638182">
            <text:p>1.6638182</text:p>
          </table:table-cell>
          <table:table-cell/>
          <table:table-cell table:formula="of:=([.D252]-[.E252])-([.D251]-[.E251])" office:value-type="float" office:value="0">
            <text:p>0</text:p>
          </table:table-cell>
        </table:table-row>
        <table:table-row table:style-name="ro2">
          <table:table-cell office:value-type="float" office:value="1260">
            <text:p>1260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1.6">
            <text:p>1.6</text:p>
          </table:table-cell>
          <table:table-cell office:value-type="float" office:value="1.7303709">
            <text:p>1.7303709</text:p>
          </table:table-cell>
          <table:table-cell/>
          <table:table-cell table:formula="of:=([.D253]-[.E253])-([.D252]-[.E252])" office:value-type="float" office:value="-0.0665526999999999">
            <text:p>-0.0665527</text:p>
          </table:table-cell>
        </table:table-row>
        <table:table-row table:style-name="ro2">
          <table:table-cell office:value-type="float" office:value="1265">
            <text:p>1265</text:p>
          </table:table-cell>
          <table:table-cell office:value-type="float" office:value="0.3">
            <text:p>0.3</text:p>
          </table:table-cell>
          <table:table-cell office:value-type="float" office:value="0.28734142">
            <text:p>0.28734142</text:p>
          </table:table-cell>
          <table:table-cell office:value-type="float" office:value="1.6">
            <text:p>1.6</text:p>
          </table:table-cell>
          <table:table-cell office:value-type="float" office:value="1.6904392">
            <text:p>1.6904392</text:p>
          </table:table-cell>
          <table:table-cell/>
          <table:table-cell table:formula="of:=([.D254]-[.E254])-([.D253]-[.E253])" office:value-type="float" office:value="0.0399317000000001">
            <text:p>0.0399317</text:p>
          </table:table-cell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0.3">
            <text:p>0.3</text:p>
          </table:table-cell>
          <table:table-cell office:value-type="float" office:value="0.28734142">
            <text:p>0.28734142</text:p>
          </table:table-cell>
          <table:table-cell office:value-type="float" office:value="1.6">
            <text:p>1.6</text:p>
          </table:table-cell>
          <table:table-cell office:value-type="float" office:value="1.6638182">
            <text:p>1.6638182</text:p>
          </table:table-cell>
          <table:table-cell/>
          <table:table-cell table:formula="of:=([.D255]-[.E255])-([.D254]-[.E254])" office:value-type="float" office:value="0.0266209999999998">
            <text:p>0.026621</text:p>
          </table:table-cell>
        </table:table-row>
        <table:table-row table:style-name="ro2">
          <table:table-cell office:value-type="float" office:value="1275">
            <text:p>1275</text:p>
          </table:table-cell>
          <table:table-cell office:value-type="float" office:value="0.3">
            <text:p>0.3</text:p>
          </table:table-cell>
          <table:table-cell office:value-type="float" office:value="0.2891716">
            <text:p>0.2891716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/>
          <table:table-cell table:formula="of:=([.D256]-[.E256])-([.D255]-[.E255])" office:value-type="float" office:value="0.0133106000000001">
            <text:p>0.0133106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office:value-type="float" office:value="1.6">
            <text:p>1.6</text:p>
          </table:table-cell>
          <table:table-cell office:value-type="float" office:value="1.6771287">
            <text:p>1.6771287</text:p>
          </table:table-cell>
          <table:table-cell/>
          <table:table-cell table:formula="of:=([.D257]-[.E257])-([.D256]-[.E256])" office:value-type="float" office:value="-0.0266210999999998">
            <text:p>-0.0266211</text:p>
          </table:table-cell>
        </table:table-row>
        <table:table-row table:style-name="ro2">
          <table:table-cell office:value-type="float" office:value="1285">
            <text:p>1285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1.6">
            <text:p>1.6</text:p>
          </table:table-cell>
          <table:table-cell office:value-type="float" office:value="1.6638182">
            <text:p>1.6638182</text:p>
          </table:table-cell>
          <table:table-cell/>
          <table:table-cell table:formula="of:=([.D258]-[.E258])-([.D257]-[.E257])" office:value-type="float" office:value="0.0133104999999998">
            <text:p>0.0133105</text:p>
          </table:table-cell>
        </table:table-row>
        <table:table-row table:style-name="ro2">
          <table:table-cell office:value-type="float" office:value="1290">
            <text:p>1290</text:p>
          </table:table-cell>
          <table:table-cell office:value-type="float" office:value="0.3">
            <text:p>0.3</text:p>
          </table:table-cell>
          <table:table-cell office:value-type="float" office:value="0.30198303">
            <text:p>0.30198303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259]-[.E259])-([.D258]-[.E258])" office:value-type="float" office:value="0.0532422000000001">
            <text:p>0.0532422</text:p>
          </table:table-cell>
        </table:table-row>
        <table:table-row table:style-name="ro2">
          <table:table-cell office:value-type="float" office:value="1295">
            <text:p>1295</text:p>
          </table:table-cell>
          <table:table-cell office:value-type="float" office:value="0.3">
            <text:p>0.3</text:p>
          </table:table-cell>
          <table:table-cell office:value-type="float" office:value="0.311134">
            <text:p>0.311134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260]-[.E260])-([.D259]-[.E259])" office:value-type="float" office:value="0">
            <text:p>0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/>
          <table:table-cell table:formula="of:=([.D261]-[.E261])-([.D260]-[.E260])" office:value-type="float" office:value="-0.0399316000000001">
            <text:p>-0.0399316</text:p>
          </table:table-cell>
        </table:table-row>
        <table:table-row table:style-name="ro2">
          <table:table-cell office:value-type="float" office:value="1305">
            <text:p>1305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/>
          <table:table-cell table:formula="of:=([.D262]-[.E262])-([.D261]-[.E261])" office:value-type="float" office:value="0">
            <text:p>0</text:p>
          </table:table-cell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/>
          <table:table-cell table:formula="of:=([.D263]-[.E263])-([.D262]-[.E262])" office:value-type="float" office:value="0.0133107000000001">
            <text:p>0.0133107</text:p>
          </table:table-cell>
        </table:table-row>
        <table:table-row table:style-name="ro2">
          <table:table-cell office:value-type="float" office:value="1315">
            <text:p>1315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264]-[.E264])-([.D263]-[.E263])" office:value-type="float" office:value="0.0266208999999999">
            <text:p>0.0266209</text:p>
          </table:table-cell>
        </table:table-row>
        <table:table-row table:style-name="ro2">
          <table:table-cell office:value-type="float" office:value="1320">
            <text:p>1320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65]-[.E265])-([.D264]-[.E264])" office:value-type="float" office:value="0.0133106000000001">
            <text:p>0.0133106</text:p>
          </table:table-cell>
        </table:table-row>
        <table:table-row table:style-name="ro2">
          <table:table-cell office:value-type="float" office:value="1325">
            <text:p>1325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/>
          <table:table-cell table:formula="of:=([.D266]-[.E266])-([.D265]-[.E265])" office:value-type="float" office:value="-0.0399315">
            <text:p>-0.0399315</text:p>
          </table:table-cell>
        </table:table-row>
        <table:table-row table:style-name="ro2">
          <table:table-cell office:value-type="float" office:value="1330">
            <text:p>133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1.6">
            <text:p>1.6</text:p>
          </table:table-cell>
          <table:table-cell office:value-type="float" office:value="1.6771287">
            <text:p>1.6771287</text:p>
          </table:table-cell>
          <table:table-cell/>
          <table:table-cell table:formula="of:=([.D267]-[.E267])-([.D266]-[.E266])" office:value-type="float" office:value="-0.0399318">
            <text:p>-0.0399318</text:p>
          </table:table-cell>
        </table:table-row>
        <table:table-row table:style-name="ro2">
          <table:table-cell office:value-type="float" office:value="1335">
            <text:p>1335</text:p>
          </table:table-cell>
          <table:table-cell office:value-type="float" office:value="0.3">
            <text:p>0.3</text:p>
          </table:table-cell>
          <table:table-cell office:value-type="float" office:value="0.3074736">
            <text:p>0.3074736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/>
          <table:table-cell table:formula="of:=([.D268]-[.E268])-([.D267]-[.E267])" office:value-type="float" office:value="0.0266210999999998">
            <text:p>0.0266211</text:p>
          </table:table-cell>
        </table:table-row>
        <table:table-row table:style-name="ro2">
          <table:table-cell office:value-type="float" office:value="1340">
            <text:p>1340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269]-[.E269])-([.D268]-[.E268])" office:value-type="float" office:value="0.0266211000000001">
            <text:p>0.0266211</text:p>
          </table:table-cell>
        </table:table-row>
        <table:table-row table:style-name="ro2">
          <table:table-cell office:value-type="float" office:value="1345">
            <text:p>1345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/>
          <table:table-cell table:formula="of:=([.D270]-[.E270])-([.D269]-[.E269])" office:value-type="float" office:value="-0.0266211000000001">
            <text:p>-0.0266211</text:p>
          </table:table-cell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0.3">
            <text:p>0.3</text:p>
          </table:table-cell>
          <table:table-cell office:value-type="float" office:value="0.3074736">
            <text:p>0.3074736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/>
          <table:table-cell table:formula="of:=([.D271]-[.E271])-([.D270]-[.E270])" office:value-type="float" office:value="0">
            <text:p>0</text:p>
          </table:table-cell>
        </table:table-row>
        <table:table-row table:style-name="ro2">
          <table:table-cell office:value-type="float" office:value="1355">
            <text:p>1355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272]-[.E272])-([.D271]-[.E271])" office:value-type="float" office:value="0.0399316000000001">
            <text:p>0.0399316</text:p>
          </table:table-cell>
        </table:table-row>
        <table:table-row table:style-name="ro2">
          <table:table-cell office:value-type="float" office:value="1360">
            <text:p>1360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273]-[.E273])-([.D272]-[.E272])" office:value-type="float" office:value="-0.0133105">
            <text:p>-0.0133105</text:p>
          </table:table-cell>
        </table:table-row>
        <table:table-row table:style-name="ro2">
          <table:table-cell office:value-type="float" office:value="1365">
            <text:p>1365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74]-[.E274])-([.D273]-[.E273])" office:value-type="float" office:value="0.0399316000000001">
            <text:p>0.0399316</text:p>
          </table:table-cell>
        </table:table-row>
        <table:table-row table:style-name="ro2">
          <table:table-cell office:value-type="float" office:value="1370">
            <text:p>1370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275]-[.E275])-([.D274]-[.E274])" office:value-type="float" office:value="0.0133103999999999">
            <text:p>0.0133104</text:p>
          </table:table-cell>
        </table:table-row>
        <table:table-row table:style-name="ro2">
          <table:table-cell office:value-type="float" office:value="1375">
            <text:p>1375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276]-[.E276])-([.D275]-[.E275])" office:value-type="float" office:value="0">
            <text:p>0</text:p>
          </table:table-cell>
        </table:table-row>
        <table:table-row table:style-name="ro2">
          <table:table-cell office:value-type="float" office:value="1380">
            <text:p>1380</text:p>
          </table:table-cell>
          <table:table-cell office:value-type="float" office:value="0.3">
            <text:p>0.3</text:p>
          </table:table-cell>
          <table:table-cell office:value-type="float" office:value="0.292832">
            <text:p>0.292832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77]-[.E277])-([.D276]-[.E276])" office:value-type="float" office:value="-0.0133103999999999">
            <text:p>-0.0133104</text:p>
          </table:table-cell>
        </table:table-row>
        <table:table-row table:style-name="ro2">
          <table:table-cell office:value-type="float" office:value="1385">
            <text:p>1385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278]-[.E278])-([.D277]-[.E277])" office:value-type="float" office:value="0.0133103999999999">
            <text:p>0.0133104</text:p>
          </table:table-cell>
        </table:table-row>
        <table:table-row table:style-name="ro2">
          <table:table-cell office:value-type="float" office:value="1390">
            <text:p>1390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279]-[.E279])-([.D278]-[.E278])" office:value-type="float" office:value="0.0266211999999999">
            <text:p>0.0266212</text:p>
          </table:table-cell>
        </table:table-row>
        <table:table-row table:style-name="ro2">
          <table:table-cell office:value-type="float" office:value="1395">
            <text:p>1395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1.6">
            <text:p>1.6</text:p>
          </table:table-cell>
          <table:table-cell office:value-type="float" office:value="1.5307126">
            <text:p>1.5307126</text:p>
          </table:table-cell>
          <table:table-cell/>
          <table:table-cell table:formula="of:=([.D280]-[.E280])-([.D279]-[.E279])" office:value-type="float" office:value="0.0133107000000001">
            <text:p>0.0133107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81]-[.E281])-([.D280]-[.E280])" office:value-type="float" office:value="-0.0665528">
            <text:p>-0.0665528</text:p>
          </table:table-cell>
        </table:table-row>
        <table:table-row table:style-name="ro2">
          <table:table-cell office:value-type="float" office:value="1405">
            <text:p>1405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/>
          <table:table-cell table:formula="of:=([.D282]-[.E282])-([.D281]-[.E281])" office:value-type="float" office:value="-0.0399315">
            <text:p>-0.0399315</text:p>
          </table:table-cell>
        </table:table-row>
        <table:table-row table:style-name="ro2">
          <table:table-cell office:value-type="float" office:value="1410">
            <text:p>1410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283]-[.E283])-([.D282]-[.E282])" office:value-type="float" office:value="0.0133103999999999">
            <text:p>0.0133104</text:p>
          </table:table-cell>
        </table:table-row>
        <table:table-row table:style-name="ro2">
          <table:table-cell office:value-type="float" office:value="1415">
            <text:p>1415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284]-[.E284])-([.D283]-[.E283])" office:value-type="float" office:value="0.0133105">
            <text:p>0.0133105</text:p>
          </table:table-cell>
        </table:table-row>
        <table:table-row table:style-name="ro2">
          <table:table-cell office:value-type="float" office:value="1420">
            <text:p>1420</text:p>
          </table:table-cell>
          <table:table-cell office:value-type="float" office:value="0.3">
            <text:p>0.3</text:p>
          </table:table-cell>
          <table:table-cell office:value-type="float" office:value="0.30015278">
            <text:p>0.30015278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285]-[.E285])-([.D284]-[.E284])" office:value-type="float" office:value="0">
            <text:p>0</text:p>
          </table:table-cell>
        </table:table-row>
        <table:table-row table:style-name="ro2">
          <table:table-cell office:value-type="float" office:value="1425">
            <text:p>1425</text:p>
          </table:table-cell>
          <table:table-cell office:value-type="float" office:value="0.3">
            <text:p>0.3</text:p>
          </table:table-cell>
          <table:table-cell office:value-type="float" office:value="0.301983">
            <text:p>0.301983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86]-[.E286])-([.D285]-[.E285])" office:value-type="float" office:value="0.0133106000000001">
            <text:p>0.0133106</text:p>
          </table:table-cell>
        </table:table-row>
        <table:table-row table:style-name="ro2">
          <table:table-cell office:value-type="float" office:value="1430">
            <text:p>143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87]-[.E287])-([.D286]-[.E286])" office:value-type="float" office:value="0">
            <text:p>0</text:p>
          </table:table-cell>
        </table:table-row>
        <table:table-row table:style-name="ro2">
          <table:table-cell office:value-type="float" office:value="1435">
            <text:p>1435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88]-[.E288])-([.D287]-[.E287])" office:value-type="float" office:value="0">
            <text:p>0</text:p>
          </table:table-cell>
        </table:table-row>
        <table:table-row table:style-name="ro2">
          <table:table-cell office:value-type="float" office:value="1440">
            <text:p>1440</text:p>
          </table:table-cell>
          <table:table-cell office:value-type="float" office:value="0.3">
            <text:p>0.3</text:p>
          </table:table-cell>
          <table:table-cell office:value-type="float" office:value="0.301983">
            <text:p>0.301983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89]-[.E289])-([.D288]-[.E288])" office:value-type="float" office:value="0.0133105">
            <text:p>0.0133105</text:p>
          </table:table-cell>
        </table:table-row>
        <table:table-row table:style-name="ro2">
          <table:table-cell office:value-type="float" office:value="1445">
            <text:p>1445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90]-[.E290])-([.D289]-[.E289])" office:value-type="float" office:value="-0.0133105">
            <text:p>-0.0133105</text:p>
          </table:table-cell>
        </table:table-row>
        <table:table-row table:style-name="ro2">
          <table:table-cell office:value-type="float" office:value="1450">
            <text:p>1450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291]-[.E291])-([.D290]-[.E290])" office:value-type="float" office:value="0.0266208999999999">
            <text:p>0.0266209</text:p>
          </table:table-cell>
        </table:table-row>
        <table:table-row table:style-name="ro2">
          <table:table-cell office:value-type="float" office:value="1455">
            <text:p>1455</text:p>
          </table:table-cell>
          <table:table-cell office:value-type="float" office:value="0.3">
            <text:p>0.3</text:p>
          </table:table-cell>
          <table:table-cell office:value-type="float" office:value="0.292832">
            <text:p>0.292832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/>
          <table:table-cell table:formula="of:=([.D292]-[.E292])-([.D291]-[.E291])" office:value-type="float" office:value="-0.0665524">
            <text:p>-0.0665524</text:p>
          </table:table-cell>
        </table:table-row>
        <table:table-row table:style-name="ro2">
          <table:table-cell office:value-type="float" office:value="1460">
            <text:p>1460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293]-[.E293])-([.D292]-[.E292])" office:value-type="float" office:value="0.0266208999999999">
            <text:p>0.0266209</text:p>
          </table:table-cell>
        </table:table-row>
        <table:table-row table:style-name="ro2">
          <table:table-cell office:value-type="float" office:value="1465">
            <text:p>1465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294]-[.E294])-([.D293]-[.E293])" office:value-type="float" office:value="0.0399315">
            <text:p>0.0399315</text:p>
          </table:table-cell>
        </table:table-row>
        <table:table-row table:style-name="ro2">
          <table:table-cell office:value-type="float" office:value="1470">
            <text:p>1470</text:p>
          </table:table-cell>
          <table:table-cell office:value-type="float" office:value="0.3">
            <text:p>0.3</text:p>
          </table:table-cell>
          <table:table-cell office:value-type="float" office:value="0.2946622">
            <text:p>0.2946622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295]-[.E295])-([.D294]-[.E294])" office:value-type="float" office:value="0.0266211999999999">
            <text:p>0.0266212</text:p>
          </table:table-cell>
        </table:table-row>
        <table:table-row table:style-name="ro2">
          <table:table-cell office:value-type="float" office:value="1475">
            <text:p>1475</text:p>
          </table:table-cell>
          <table:table-cell office:value-type="float" office:value="0.3">
            <text:p>0.3</text:p>
          </table:table-cell>
          <table:table-cell office:value-type="float" office:value="0.30015278">
            <text:p>0.30015278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96]-[.E296])-([.D295]-[.E295])" office:value-type="float" office:value="-0.0532420999999999">
            <text:p>-0.0532421</text:p>
          </table:table-cell>
        </table:table-row>
        <table:table-row table:style-name="ro2">
          <table:table-cell office:value-type="float" office:value="1480">
            <text:p>1480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297]-[.E297])-([.D296]-[.E296])" office:value-type="float" office:value="-0.0266211000000001">
            <text:p>-0.0266211</text:p>
          </table:table-cell>
        </table:table-row>
        <table:table-row table:style-name="ro2">
          <table:table-cell office:value-type="float" office:value="1485">
            <text:p>1485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298]-[.E298])-([.D297]-[.E297])" office:value-type="float" office:value="0.0133105">
            <text:p>0.0133105</text:p>
          </table:table-cell>
        </table:table-row>
        <table:table-row table:style-name="ro2">
          <table:table-cell office:value-type="float" office:value="1490">
            <text:p>1490</text:p>
          </table:table-cell>
          <table:table-cell office:value-type="float" office:value="0.3">
            <text:p>0.3</text:p>
          </table:table-cell>
          <table:table-cell office:value-type="float" office:value="0.2891716">
            <text:p>0.2891716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99]-[.E299])-([.D298]-[.E298])" office:value-type="float" office:value="0.0133106000000001">
            <text:p>0.0133106</text:p>
          </table:table-cell>
        </table:table-row>
        <table:table-row table:style-name="ro2">
          <table:table-cell office:value-type="float" office:value="1495">
            <text:p>1495</text:p>
          </table:table-cell>
          <table:table-cell office:value-type="float" office:value="0.3">
            <text:p>0.3</text:p>
          </table:table-cell>
          <table:table-cell office:value-type="float" office:value="0.30015278">
            <text:p>0.30015278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300]-[.E300])-([.D299]-[.E299])" office:value-type="float" office:value="-0.0266211000000001">
            <text:p>-0.0266211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0.3">
            <text:p>0.3</text:p>
          </table:table-cell>
          <table:table-cell office:value-type="float" office:value="0.3147944">
            <text:p>0.3147944</text:p>
          </table:table-cell>
          <table:table-cell office:value-type="float" office:value="1.6">
            <text:p>1.6</text:p>
          </table:table-cell>
          <table:table-cell office:value-type="float" office:value="1.6771287">
            <text:p>1.6771287</text:p>
          </table:table-cell>
          <table:table-cell/>
          <table:table-cell table:formula="of:=([.D301]-[.E301])-([.D300]-[.E300])" office:value-type="float" office:value="-0.0532421999999999">
            <text:p>-0.0532422</text:p>
          </table:table-cell>
        </table:table-row>
        <table:table-row table:style-name="ro2">
          <table:table-cell office:value-type="float" office:value="1505">
            <text:p>1505</text:p>
          </table:table-cell>
          <table:table-cell office:value-type="float" office:value="0.3">
            <text:p>0.3</text:p>
          </table:table-cell>
          <table:table-cell office:value-type="float" office:value="0.3129642">
            <text:p>0.3129642</text:p>
          </table:table-cell>
          <table:table-cell office:value-type="float" office:value="1.6">
            <text:p>1.6</text:p>
          </table:table-cell>
          <table:table-cell office:value-type="float" office:value="1.6904392">
            <text:p>1.6904392</text:p>
          </table:table-cell>
          <table:table-cell/>
          <table:table-cell table:formula="of:=([.D302]-[.E302])-([.D301]-[.E301])" office:value-type="float" office:value="-0.0133105">
            <text:p>-0.0133105</text:p>
          </table:table-cell>
        </table:table-row>
        <table:table-row table:style-name="ro2">
          <table:table-cell office:value-type="float" office:value="1510">
            <text:p>1510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office:value-type="float" office:value="1.6">
            <text:p>1.6</text:p>
          </table:table-cell>
          <table:table-cell office:value-type="float" office:value="1.6904392">
            <text:p>1.6904392</text:p>
          </table:table-cell>
          <table:table-cell/>
          <table:table-cell table:formula="of:=([.D303]-[.E303])-([.D302]-[.E302])" office:value-type="float" office:value="0">
            <text:p>0</text:p>
          </table:table-cell>
        </table:table-row>
        <table:table-row table:style-name="ro2">
          <table:table-cell office:value-type="float" office:value="1515">
            <text:p>1515</text:p>
          </table:table-cell>
          <table:table-cell office:value-type="float" office:value="0.3">
            <text:p>0.3</text:p>
          </table:table-cell>
          <table:table-cell office:value-type="float" office:value="0.3166246">
            <text:p>0.3166246</text:p>
          </table:table-cell>
          <table:table-cell office:value-type="float" office:value="1.6">
            <text:p>1.6</text:p>
          </table:table-cell>
          <table:table-cell office:value-type="float" office:value="1.6904392">
            <text:p>1.6904392</text:p>
          </table:table-cell>
          <table:table-cell/>
          <table:table-cell table:formula="of:=([.D304]-[.E304])-([.D303]-[.E303])" office:value-type="float" office:value="0">
            <text:p>0</text:p>
          </table:table-cell>
        </table:table-row>
        <table:table-row table:style-name="ro2">
          <table:table-cell office:value-type="float" office:value="1520">
            <text:p>1520</text:p>
          </table:table-cell>
          <table:table-cell office:value-type="float" office:value="0.3">
            <text:p>0.3</text:p>
          </table:table-cell>
          <table:table-cell office:value-type="float" office:value="0.320285">
            <text:p>0.320285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305]-[.E305])-([.D304]-[.E304])" office:value-type="float" office:value="0.0798631999999999">
            <text:p>0.0798632</text:p>
          </table:table-cell>
        </table:table-row>
        <table:table-row table:style-name="ro2">
          <table:table-cell office:value-type="float" office:value="1525">
            <text:p>1525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306]-[.E306])-([.D305]-[.E305])" office:value-type="float" office:value="0.053242">
            <text:p>0.053242</text:p>
          </table:table-cell>
        </table:table-row>
        <table:table-row table:style-name="ro2">
          <table:table-cell office:value-type="float" office:value="1530">
            <text:p>1530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307]-[.E307])-([.D306]-[.E306])" office:value-type="float" office:value="-0.0665525">
            <text:p>-0.0665525</text:p>
          </table:table-cell>
        </table:table-row>
        <table:table-row table:style-name="ro2">
          <table:table-cell office:value-type="float" office:value="1535">
            <text:p>1535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308]-[.E308])-([.D307]-[.E307])" office:value-type="float" office:value="0.0133105">
            <text:p>0.0133105</text:p>
          </table:table-cell>
        </table:table-row>
        <table:table-row table:style-name="ro2">
          <table:table-cell office:value-type="float" office:value="1540">
            <text:p>154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309]-[.E309])-([.D308]-[.E308])" office:value-type="float" office:value="0.0399315">
            <text:p>0.0399315</text:p>
          </table:table-cell>
        </table:table-row>
        <table:table-row table:style-name="ro2">
          <table:table-cell office:value-type="float" office:value="1545">
            <text:p>1545</text:p>
          </table:table-cell>
          <table:table-cell office:value-type="float" office:value="0.3">
            <text:p>0.3</text:p>
          </table:table-cell>
          <table:table-cell office:value-type="float" office:value="0.28734142">
            <text:p>0.28734142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310]-[.E310])-([.D309]-[.E309])" office:value-type="float" office:value="0">
            <text:p>0</text:p>
          </table:table-cell>
        </table:table-row>
        <table:table-row table:style-name="ro2">
          <table:table-cell office:value-type="float" office:value="1550">
            <text:p>155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1.6">
            <text:p>1.6</text:p>
          </table:table-cell>
          <table:table-cell office:value-type="float" office:value="1.6638182">
            <text:p>1.6638182</text:p>
          </table:table-cell>
          <table:table-cell/>
          <table:table-cell table:formula="of:=([.D311]-[.E311])-([.D310]-[.E310])" office:value-type="float" office:value="-0.0931737000000001">
            <text:p>-0.0931737</text:p>
          </table:table-cell>
        </table:table-row>
        <table:table-row table:style-name="ro2">
          <table:table-cell office:value-type="float" office:value="1555">
            <text:p>1555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1.6">
            <text:p>1.6</text:p>
          </table:table-cell>
          <table:table-cell office:value-type="float" office:value="1.6638182">
            <text:p>1.6638182</text:p>
          </table:table-cell>
          <table:table-cell/>
          <table:table-cell table:formula="of:=([.D312]-[.E312])-([.D311]-[.E311])" office:value-type="float" office:value="0">
            <text:p>0</text:p>
          </table:table-cell>
        </table:table-row>
        <table:table-row table:style-name="ro2">
          <table:table-cell office:value-type="float" office:value="1560">
            <text:p>1560</text:p>
          </table:table-cell>
          <table:table-cell office:value-type="float" office:value="0.3">
            <text:p>0.3</text:p>
          </table:table-cell>
          <table:table-cell office:value-type="float" office:value="0.2891716">
            <text:p>0.2891716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313]-[.E313])-([.D312]-[.E312])" office:value-type="float" office:value="0.0665528000000002">
            <text:p>0.0665528</text:p>
          </table:table-cell>
        </table:table-row>
        <table:table-row table:style-name="ro2">
          <table:table-cell office:value-type="float" office:value="1565">
            <text:p>1565</text:p>
          </table:table-cell>
          <table:table-cell office:value-type="float" office:value="0.3">
            <text:p>0.3</text:p>
          </table:table-cell>
          <table:table-cell office:value-type="float" office:value="0.28734142">
            <text:p>0.28734142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314]-[.E314])-([.D313]-[.E313])" office:value-type="float" office:value="-0.0133106000000001">
            <text:p>-0.0133106</text:p>
          </table:table-cell>
        </table:table-row>
        <table:table-row table:style-name="ro2">
          <table:table-cell office:value-type="float" office:value="1570">
            <text:p>1570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/>
          <table:table-cell table:formula="of:=([.D315]-[.E315])-([.D314]-[.E314])" office:value-type="float" office:value="-0.0266208999999999">
            <text:p>-0.0266209</text:p>
          </table:table-cell>
        </table:table-row>
        <table:table-row table:style-name="ro2">
          <table:table-cell office:value-type="float" office:value="1575">
            <text:p>1575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6">
            <text:p>1.6</text:p>
          </table:table-cell>
          <table:table-cell office:value-type="float" office:value="1.6638182">
            <text:p>1.6638182</text:p>
          </table:table-cell>
          <table:table-cell/>
          <table:table-cell table:formula="of:=([.D316]-[.E316])-([.D315]-[.E315])" office:value-type="float" office:value="-0.0266213000000002">
            <text:p>-0.0266213</text:p>
          </table:table-cell>
        </table:table-row>
        <table:table-row table:style-name="ro2">
          <table:table-cell office:value-type="float" office:value="1580">
            <text:p>1580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317]-[.E317])-([.D316]-[.E316])" office:value-type="float" office:value="0.0532422000000001">
            <text:p>0.0532422</text:p>
          </table:table-cell>
        </table:table-row>
        <table:table-row table:style-name="ro2">
          <table:table-cell office:value-type="float" office:value="1585">
            <text:p>1585</text:p>
          </table:table-cell>
          <table:table-cell office:value-type="float" office:value="0.3">
            <text:p>0.3</text:p>
          </table:table-cell>
          <table:table-cell office:value-type="float" office:value="0.311134">
            <text:p>0.311134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318]-[.E318])-([.D317]-[.E317])" office:value-type="float" office:value="0.0133106000000001">
            <text:p>0.0133106</text:p>
          </table:table-cell>
        </table:table-row>
        <table:table-row table:style-name="ro2">
          <table:table-cell office:value-type="float" office:value="1590">
            <text:p>1590</text:p>
          </table:table-cell>
          <table:table-cell office:value-type="float" office:value="0.3">
            <text:p>0.3</text:p>
          </table:table-cell>
          <table:table-cell office:value-type="float" office:value="0.31662464">
            <text:p>0.31662464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319]-[.E319])-([.D318]-[.E318])" office:value-type="float" office:value="-0.0133106000000001">
            <text:p>-0.0133106</text:p>
          </table:table-cell>
        </table:table-row>
        <table:table-row table:style-name="ro2">
          <table:table-cell office:value-type="float" office:value="1595">
            <text:p>1595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320]-[.E320])-([.D319]-[.E319])" office:value-type="float" office:value="-0.0133105">
            <text:p>-0.0133105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321]-[.E321])-([.D320]-[.E320])" office:value-type="float" office:value="0.0266211000000001">
            <text:p>0.0266211</text:p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0.3">
            <text:p>0.3</text:p>
          </table:table-cell>
          <table:table-cell office:value-type="float" office:value="0.311134">
            <text:p>0.311134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322]-[.E322])-([.D321]-[.E321])" office:value-type="float" office:value="-0.0266211000000001">
            <text:p>-0.0266211</text:p>
          </table:table-cell>
        </table:table-row>
        <table:table-row table:style-name="ro2">
          <table:table-cell office:value-type="float" office:value="1610">
            <text:p>1610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323]-[.E323])-([.D322]-[.E322])" office:value-type="float" office:value="0.0266211000000001">
            <text:p>0.0266211</text:p>
          </table:table-cell>
        </table:table-row>
        <table:table-row table:style-name="ro2">
          <table:table-cell office:value-type="float" office:value="1615">
            <text:p>1615</text:p>
          </table:table-cell>
          <table:table-cell office:value-type="float" office:value="0.3">
            <text:p>0.3</text:p>
          </table:table-cell>
          <table:table-cell office:value-type="float" office:value="0.2891716">
            <text:p>0.2891716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324]-[.E324])-([.D323]-[.E323])" office:value-type="float" office:value="0.0133105">
            <text:p>0.0133105</text:p>
          </table:table-cell>
        </table:table-row>
        <table:table-row table:style-name="ro2">
          <table:table-cell office:value-type="float" office:value="1620">
            <text:p>1620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325]-[.E325])-([.D324]-[.E324])" office:value-type="float" office:value="0">
            <text:p>0</text:p>
          </table:table-cell>
        </table:table-row>
        <table:table-row table:style-name="ro2">
          <table:table-cell office:value-type="float" office:value="1625">
            <text:p>1625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326]-[.E326])-([.D325]-[.E325])" office:value-type="float" office:value="-0.0133105">
            <text:p>-0.0133105</text:p>
          </table:table-cell>
        </table:table-row>
        <table:table-row table:style-name="ro2">
          <table:table-cell office:value-type="float" office:value="1630">
            <text:p>1630</text:p>
          </table:table-cell>
          <table:table-cell office:value-type="float" office:value="0.3">
            <text:p>0.3</text:p>
          </table:table-cell>
          <table:table-cell office:value-type="float" office:value="0.28734142">
            <text:p>0.28734142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327]-[.E327])-([.D326]-[.E326])" office:value-type="float" office:value="0.0266208999999999">
            <text:p>0.0266209</text:p>
          </table:table-cell>
        </table:table-row>
        <table:table-row table:style-name="ro2">
          <table:table-cell office:value-type="float" office:value="1635">
            <text:p>1635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328]-[.E328])-([.D327]-[.E327])" office:value-type="float" office:value="0.0133105">
            <text:p>0.0133105</text:p>
          </table:table-cell>
        </table:table-row>
        <table:table-row table:style-name="ro2">
          <table:table-cell office:value-type="float" office:value="1640">
            <text:p>1640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329]-[.E329])-([.D328]-[.E328])" office:value-type="float" office:value="0">
            <text:p>0</text:p>
          </table:table-cell>
        </table:table-row>
        <table:table-row table:style-name="ro2">
          <table:table-cell office:value-type="float" office:value="1645">
            <text:p>1645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330]-[.E330])-([.D329]-[.E329])" office:value-type="float" office:value="0">
            <text:p>0</text:p>
          </table:table-cell>
        </table:table-row>
        <table:table-row table:style-name="ro2">
          <table:table-cell office:value-type="float" office:value="1650">
            <text:p>1650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331]-[.E331])-([.D330]-[.E330])" office:value-type="float" office:value="-0.0399314">
            <text:p>-0.0399314</text:p>
          </table:table-cell>
        </table:table-row>
        <table:table-row table:style-name="ro2">
          <table:table-cell office:value-type="float" office:value="1655">
            <text:p>1655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332]-[.E332])-([.D331]-[.E331])" office:value-type="float" office:value="0.0399314">
            <text:p>0.0399314</text:p>
          </table:table-cell>
        </table:table-row>
        <table:table-row table:style-name="ro2">
          <table:table-cell office:value-type="float" office:value="1660">
            <text:p>166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1.6">
            <text:p>1.6</text:p>
          </table:table-cell>
          <table:table-cell office:value-type="float" office:value="1.5040916">
            <text:p>1.5040916</text:p>
          </table:table-cell>
          <table:table-cell/>
          <table:table-cell table:formula="of:=([.D333]-[.E333])-([.D332]-[.E332])" office:value-type="float" office:value="0.0532424">
            <text:p>0.0532424</text:p>
          </table:table-cell>
        </table:table-row>
        <table:table-row table:style-name="ro2">
          <table:table-cell office:value-type="float" office:value="1665">
            <text:p>1665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334]-[.E334])-([.D333]-[.E333])" office:value-type="float" office:value="-0.0798633">
            <text:p>-0.0798633</text:p>
          </table:table-cell>
        </table:table-row>
        <table:table-row table:style-name="ro2">
          <table:table-cell office:value-type="float" office:value="1670">
            <text:p>1670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335]-[.E335])-([.D334]-[.E334])" office:value-type="float" office:value="0.0399315999999998">
            <text:p>0.0399316</text:p>
          </table:table-cell>
        </table:table-row>
        <table:table-row table:style-name="ro2">
          <table:table-cell office:value-type="float" office:value="1675">
            <text:p>1675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336]-[.E336])-([.D335]-[.E335])" office:value-type="float" office:value="-0.0133106999999999">
            <text:p>-0.0133107</text:p>
          </table:table-cell>
        </table:table-row>
        <table:table-row table:style-name="ro2">
          <table:table-cell office:value-type="float" office:value="1680">
            <text:p>1680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1.6">
            <text:p>1.6</text:p>
          </table:table-cell>
          <table:table-cell office:value-type="float" office:value="1.5040916">
            <text:p>1.5040916</text:p>
          </table:table-cell>
          <table:table-cell/>
          <table:table-cell table:formula="of:=([.D337]-[.E337])-([.D336]-[.E336])" office:value-type="float" office:value="0.0532424">
            <text:p>0.0532424</text:p>
          </table:table-cell>
        </table:table-row>
        <table:table-row table:style-name="ro2">
          <table:table-cell office:value-type="float" office:value="1685">
            <text:p>1685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1.6">
            <text:p>1.6</text:p>
          </table:table-cell>
          <table:table-cell office:value-type="float" office:value="1.5174022">
            <text:p>1.5174022</text:p>
          </table:table-cell>
          <table:table-cell/>
          <table:table-cell table:formula="of:=([.D338]-[.E338])-([.D337]-[.E337])" office:value-type="float" office:value="-0.0133105999999998">
            <text:p>-0.0133106</text:p>
          </table:table-cell>
        </table:table-row>
        <table:table-row table:style-name="ro2">
          <table:table-cell office:value-type="float" office:value="1690">
            <text:p>169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339]-[.E339])-([.D338]-[.E338])" office:value-type="float" office:value="-0.0266211000000003">
            <text:p>-0.0266211</text:p>
          </table:table-cell>
        </table:table-row>
        <table:table-row table:style-name="ro2">
          <table:table-cell office:value-type="float" office:value="1695">
            <text:p>1695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340]-[.E340])-([.D339]-[.E339])" office:value-type="float" office:value="-0.0266211999999999">
            <text:p>-0.0266212</text:p>
          </table:table-cell>
        </table:table-row>
        <table:table-row table:style-name="ro2">
          <table:table-cell office:value-type="float" office:value="1700">
            <text:p>1700</text:p>
          </table:table-cell>
          <table:table-cell office:value-type="float" office:value="0.3">
            <text:p>0.3</text:p>
          </table:table-cell>
          <table:table-cell office:value-type="float" office:value="0.28551123">
            <text:p>0.28551123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341]-[.E341])-([.D340]-[.E340])" office:value-type="float" office:value="0.0133105">
            <text:p>0.0133105</text:p>
          </table:table-cell>
        </table:table-row>
        <table:table-row table:style-name="ro2">
          <table:table-cell office:value-type="float" office:value="1705">
            <text:p>1705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1.6">
            <text:p>1.6</text:p>
          </table:table-cell>
          <table:table-cell office:value-type="float" office:value="1.4907811">
            <text:p>1.4907811</text:p>
          </table:table-cell>
          <table:table-cell/>
          <table:table-cell table:formula="of:=([.D342]-[.E342])-([.D341]-[.E341])" office:value-type="float" office:value="0.0665529">
            <text:p>0.0665529</text:p>
          </table:table-cell>
        </table:table-row>
        <table:table-row table:style-name="ro2">
          <table:table-cell office:value-type="float" office:value="1710">
            <text:p>1710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1.6">
            <text:p>1.6</text:p>
          </table:table-cell>
          <table:table-cell office:value-type="float" office:value="1.5174022">
            <text:p>1.5174022</text:p>
          </table:table-cell>
          <table:table-cell/>
          <table:table-cell table:formula="of:=([.D343]-[.E343])-([.D342]-[.E342])" office:value-type="float" office:value="-0.0266210999999998">
            <text:p>-0.0266211</text:p>
          </table:table-cell>
        </table:table-row>
        <table:table-row table:style-name="ro2">
          <table:table-cell office:value-type="float" office:value="1715">
            <text:p>1715</text:p>
          </table:table-cell>
          <table:table-cell office:value-type="float" office:value="0.3">
            <text:p>0.3</text:p>
          </table:table-cell>
          <table:table-cell office:value-type="float" office:value="0.2891716">
            <text:p>0.2891716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344]-[.E344])-([.D343]-[.E343])" office:value-type="float" office:value="-0.0665527000000001">
            <text:p>-0.0665527</text:p>
          </table:table-cell>
        </table:table-row>
        <table:table-row table:style-name="ro2">
          <table:table-cell office:value-type="float" office:value="1720">
            <text:p>172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345]-[.E345])-([.D344]-[.E344])" office:value-type="float" office:value="0.0399315999999998">
            <text:p>0.0399316</text:p>
          </table:table-cell>
        </table:table-row>
        <table:table-row table:style-name="ro2">
          <table:table-cell office:value-type="float" office:value="1725">
            <text:p>1725</text:p>
          </table:table-cell>
          <table:table-cell office:value-type="float" office:value="0.3">
            <text:p>0.3</text:p>
          </table:table-cell>
          <table:table-cell office:value-type="float" office:value="0.30198303">
            <text:p>0.30198303</text:p>
          </table:table-cell>
          <table:table-cell office:value-type="float" office:value="1.6">
            <text:p>1.6</text:p>
          </table:table-cell>
          <table:table-cell office:value-type="float" office:value="1.5307126">
            <text:p>1.5307126</text:p>
          </table:table-cell>
          <table:table-cell/>
          <table:table-cell table:formula="of:=([.D346]-[.E346])-([.D345]-[.E345])" office:value-type="float" office:value="0.0133107000000001">
            <text:p>0.0133107</text:p>
          </table:table-cell>
        </table:table-row>
        <table:table-row table:style-name="ro2">
          <table:table-cell office:value-type="float" office:value="1730">
            <text:p>1730</text:p>
          </table:table-cell>
          <table:table-cell office:value-type="float" office:value="0.3">
            <text:p>0.3</text:p>
          </table:table-cell>
          <table:table-cell office:value-type="float" office:value="0.30198303">
            <text:p>0.30198303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347]-[.E347])-([.D346]-[.E346])" office:value-type="float" office:value="-0.0399319">
            <text:p>-0.0399319</text:p>
          </table:table-cell>
        </table:table-row>
        <table:table-row table:style-name="ro2">
          <table:table-cell office:value-type="float" office:value="1735">
            <text:p>1735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348]-[.E348])-([.D347]-[.E347])" office:value-type="float" office:value="-0.0266208999999999">
            <text:p>-0.0266209</text:p>
          </table:table-cell>
        </table:table-row>
        <table:table-row table:style-name="ro2">
          <table:table-cell office:value-type="float" office:value="1740">
            <text:p>1740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349]-[.E349])-([.D348]-[.E348])" office:value-type="float" office:value="-0.0133106000000001">
            <text:p>-0.0133106</text:p>
          </table:table-cell>
        </table:table-row>
        <table:table-row table:style-name="ro2">
          <table:table-cell office:value-type="float" office:value="1745">
            <text:p>1745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350]-[.E350])-([.D349]-[.E349])" office:value-type="float" office:value="0.053242">
            <text:p>0.053242</text:p>
          </table:table-cell>
        </table:table-row>
        <table:table-row table:style-name="ro2">
          <table:table-cell office:value-type="float" office:value="1750">
            <text:p>1750</text:p>
          </table:table-cell>
          <table:table-cell office:value-type="float" office:value="0.3">
            <text:p>0.3</text:p>
          </table:table-cell>
          <table:table-cell office:value-type="float" office:value="0.28734142">
            <text:p>0.28734142</text:p>
          </table:table-cell>
          <table:table-cell office:value-type="float" office:value="1.6">
            <text:p>1.6</text:p>
          </table:table-cell>
          <table:table-cell office:value-type="float" office:value="1.5307126">
            <text:p>1.5307126</text:p>
          </table:table-cell>
          <table:table-cell/>
          <table:table-cell table:formula="of:=([.D351]-[.E351])-([.D350]-[.E350])" office:value-type="float" office:value="0.0266214">
            <text:p>0.0266214</text:p>
          </table:table-cell>
        </table:table-row>
        <table:table-row table:style-name="ro2">
          <table:table-cell office:value-type="float" office:value="1755">
            <text:p>1755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1.6">
            <text:p>1.6</text:p>
          </table:table-cell>
          <table:table-cell office:value-type="float" office:value="1.5307126">
            <text:p>1.5307126</text:p>
          </table:table-cell>
          <table:table-cell/>
          <table:table-cell table:formula="of:=([.D352]-[.E352])-([.D351]-[.E351])" office:value-type="float" office:value="0">
            <text:p>0</text:p>
          </table:table-cell>
        </table:table-row>
        <table:table-row table:style-name="ro2">
          <table:table-cell office:value-type="float" office:value="1760">
            <text:p>1760</text:p>
          </table:table-cell>
          <table:table-cell office:value-type="float" office:value="0.2975">
            <text:p>0.2975</text:p>
          </table:table-cell>
          <table:table-cell office:value-type="float" office:value="0.29283202">
            <text:p>0.29283202</text:p>
          </table:table-cell>
          <table:table-cell office:value-type="float" office:value="1.59">
            <text:p>1.59</text:p>
          </table:table-cell>
          <table:table-cell office:value-type="float" office:value="1.5706445">
            <text:p>1.5706445</text:p>
          </table:table-cell>
          <table:table-cell/>
          <table:table-cell table:formula="of:=([.D353]-[.E353])-([.D352]-[.E352])" office:value-type="float" office:value="-0.0499319000000003">
            <text:p>-0.0499319</text:p>
          </table:table-cell>
        </table:table-row>
        <table:table-row table:style-name="ro2">
          <table:table-cell office:value-type="float" office:value="1765">
            <text:p>1765</text:p>
          </table:table-cell>
          <table:table-cell office:value-type="float" office:value="0.29500002">
            <text:p>0.29500002</text:p>
          </table:table-cell>
          <table:table-cell office:value-type="float" office:value="0.28734142">
            <text:p>0.28734142</text:p>
          </table:table-cell>
          <table:table-cell office:value-type="float" office:value="1.58">
            <text:p>1.58</text:p>
          </table:table-cell>
          <table:table-cell office:value-type="float" office:value="1.5706445">
            <text:p>1.5706445</text:p>
          </table:table-cell>
          <table:table-cell/>
          <table:table-cell table:formula="of:=([.D354]-[.E354])-([.D353]-[.E353])" office:value-type="float" office:value="-0.00999999999999979">
            <text:p>-0.01</text:p>
          </table:table-cell>
        </table:table-row>
        <table:table-row table:style-name="ro2">
          <table:table-cell office:value-type="float" office:value="1770">
            <text:p>1770</text:p>
          </table:table-cell>
          <table:table-cell office:value-type="float" office:value="0.29250002">
            <text:p>0.29250002</text:p>
          </table:table-cell>
          <table:table-cell office:value-type="float" office:value="0.2910018">
            <text:p>0.2910018</text:p>
          </table:table-cell>
          <table:table-cell office:value-type="float" office:value="1.57">
            <text:p>1.57</text:p>
          </table:table-cell>
          <table:table-cell office:value-type="float" office:value="1.5706445">
            <text:p>1.5706445</text:p>
          </table:table-cell>
          <table:table-cell/>
          <table:table-cell table:formula="of:=([.D355]-[.E355])-([.D354]-[.E354])" office:value-type="float" office:value="-0.01">
            <text:p>-0.01</text:p>
          </table:table-cell>
        </table:table-row>
        <table:table-row table:style-name="ro2">
          <table:table-cell office:value-type="float" office:value="1775">
            <text:p>1775</text:p>
          </table:table-cell>
          <table:table-cell office:value-type="float" office:value="0.29000002">
            <text:p>0.29000002</text:p>
          </table:table-cell>
          <table:table-cell office:value-type="float" office:value="0.3001528">
            <text:p>0.3001528</text:p>
          </table:table-cell>
          <table:table-cell office:value-type="float" office:value="1.5600001">
            <text:p>1.5600001</text:p>
          </table:table-cell>
          <table:table-cell office:value-type="float" office:value="1.5972654">
            <text:p>1.5972654</text:p>
          </table:table-cell>
          <table:table-cell/>
          <table:table-cell table:formula="of:=([.D356]-[.E356])-([.D355]-[.E355])" office:value-type="float" office:value="-0.0366208000000001">
            <text:p>-0.0366208</text:p>
          </table:table-cell>
        </table:table-row>
        <table:table-row table:style-name="ro2">
          <table:table-cell office:value-type="float" office:value="1780">
            <text:p>1780</text:p>
          </table:table-cell>
          <table:table-cell office:value-type="float" office:value="0.28750002">
            <text:p>0.28750002</text:p>
          </table:table-cell>
          <table:table-cell office:value-type="float" office:value="0.2910018">
            <text:p>0.2910018</text:p>
          </table:table-cell>
          <table:table-cell office:value-type="float" office:value="1.5500001">
            <text:p>1.5500001</text:p>
          </table:table-cell>
          <table:table-cell office:value-type="float" office:value="1.6371969">
            <text:p>1.6371969</text:p>
          </table:table-cell>
          <table:table-cell/>
          <table:table-cell table:formula="of:=([.D357]-[.E357])-([.D356]-[.E356])" office:value-type="float" office:value="-0.0499314999999998">
            <text:p>-0.0499315</text:p>
          </table:table-cell>
        </table:table-row>
        <table:table-row table:style-name="ro2">
          <table:table-cell office:value-type="float" office:value="1785">
            <text:p>1785</text:p>
          </table:table-cell>
          <table:table-cell office:value-type="float" office:value="0.28500003">
            <text:p>0.28500003</text:p>
          </table:table-cell>
          <table:table-cell office:value-type="float" office:value="0.29466224">
            <text:p>0.29466224</text:p>
          </table:table-cell>
          <table:table-cell office:value-type="float" office:value="1.5400001">
            <text:p>1.5400001</text:p>
          </table:table-cell>
          <table:table-cell office:value-type="float" office:value="1.5972654">
            <text:p>1.5972654</text:p>
          </table:table-cell>
          <table:table-cell/>
          <table:table-cell table:formula="of:=([.D358]-[.E358])-([.D357]-[.E357])" office:value-type="float" office:value="0.0299314999999998">
            <text:p>0.0299315</text:p>
          </table:table-cell>
        </table:table-row>
        <table:table-row table:style-name="ro2">
          <table:table-cell office:value-type="float" office:value="1790">
            <text:p>1790</text:p>
          </table:table-cell>
          <table:table-cell office:value-type="float" office:value="0.28250003">
            <text:p>0.28250003</text:p>
          </table:table-cell>
          <table:table-cell office:value-type="float" office:value="0.3056434">
            <text:p>0.3056434</text:p>
          </table:table-cell>
          <table:table-cell office:value-type="float" office:value="1.5300001">
            <text:p>1.5300001</text:p>
          </table:table-cell>
          <table:table-cell office:value-type="float" office:value="1.5706445">
            <text:p>1.5706445</text:p>
          </table:table-cell>
          <table:table-cell/>
          <table:table-cell table:formula="of:=([.D359]-[.E359])-([.D358]-[.E358])" office:value-type="float" office:value="0.0166209000000002">
            <text:p>0.0166209</text:p>
          </table:table-cell>
        </table:table-row>
        <table:table-row table:style-name="ro2">
          <table:table-cell office:value-type="float" office:value="1795">
            <text:p>1795</text:p>
          </table:table-cell>
          <table:table-cell office:value-type="float" office:value="0.28000003">
            <text:p>0.28000003</text:p>
          </table:table-cell>
          <table:table-cell office:value-type="float" office:value="0.30381322">
            <text:p>0.30381322</text:p>
          </table:table-cell>
          <table:table-cell office:value-type="float" office:value="1.5200001">
            <text:p>1.5200001</text:p>
          </table:table-cell>
          <table:table-cell office:value-type="float" office:value="1.5839549">
            <text:p>1.5839549</text:p>
          </table:table-cell>
          <table:table-cell/>
          <table:table-cell table:formula="of:=([.D360]-[.E360])-([.D359]-[.E359])" office:value-type="float" office:value="-0.0233104000000002">
            <text:p>-0.0233104</text:p>
          </table:table-cell>
        </table:table-row>
        <table:table-row table:style-name="ro2">
          <table:table-cell office:value-type="float" office:value="1800">
            <text:p>1800</text:p>
          </table:table-cell>
          <table:table-cell office:value-type="float" office:value="0.27750003">
            <text:p>0.27750003</text:p>
          </table:table-cell>
          <table:table-cell office:value-type="float" office:value="0.29649243">
            <text:p>0.29649243</text:p>
          </table:table-cell>
          <table:table-cell office:value-type="float" office:value="1.5100001">
            <text:p>1.5100001</text:p>
          </table:table-cell>
          <table:table-cell office:value-type="float" office:value="1.6371969">
            <text:p>1.6371969</text:p>
          </table:table-cell>
          <table:table-cell/>
          <table:table-cell table:formula="of:=([.D361]-[.E361])-([.D360]-[.E360])" office:value-type="float" office:value="-0.0632419999999998">
            <text:p>-0.063242</text:p>
          </table:table-cell>
        </table:table-row>
        <table:table-row table:style-name="ro2">
          <table:table-cell office:value-type="float" office:value="1805">
            <text:p>1805</text:p>
          </table:table-cell>
          <table:table-cell office:value-type="float" office:value="0.27500004">
            <text:p>0.27500004</text:p>
          </table:table-cell>
          <table:table-cell office:value-type="float" office:value="0.28734142">
            <text:p>0.28734142</text:p>
          </table:table-cell>
          <table:table-cell office:value-type="float" office:value="1.5000001">
            <text:p>1.5000001</text:p>
          </table:table-cell>
          <table:table-cell office:value-type="float" office:value="1.6371969">
            <text:p>1.6371969</text:p>
          </table:table-cell>
          <table:table-cell/>
          <table:table-cell table:formula="of:=([.D362]-[.E362])-([.D361]-[.E361])" office:value-type="float" office:value="-0.0100000000000002">
            <text:p>-0.01</text:p>
          </table:table-cell>
        </table:table-row>
        <table:table-row table:style-name="ro2">
          <table:table-cell office:value-type="float" office:value="1810">
            <text:p>1810</text:p>
          </table:table-cell>
          <table:table-cell office:value-type="float" office:value="0.27250004">
            <text:p>0.27250004</text:p>
          </table:table-cell>
          <table:table-cell office:value-type="float" office:value="0.28734142">
            <text:p>0.28734142</text:p>
          </table:table-cell>
          <table:table-cell office:value-type="float" office:value="1.4900001">
            <text:p>1.4900001</text:p>
          </table:table-cell>
          <table:table-cell office:value-type="float" office:value="1.6238865">
            <text:p>1.6238865</text:p>
          </table:table-cell>
          <table:table-cell/>
          <table:table-cell table:formula="of:=([.D363]-[.E363])-([.D362]-[.E362])" office:value-type="float" office:value="0.00331040000000016">
            <text:p>0.0033104</text:p>
          </table:table-cell>
        </table:table-row>
        <table:table-row table:style-name="ro2">
          <table:table-cell office:value-type="float" office:value="1815">
            <text:p>1815</text:p>
          </table:table-cell>
          <table:table-cell office:value-type="float" office:value="0.27000004">
            <text:p>0.27000004</text:p>
          </table:table-cell>
          <table:table-cell office:value-type="float" office:value="0.2763602">
            <text:p>0.2763602</text:p>
          </table:table-cell>
          <table:table-cell office:value-type="float" office:value="1.4800001">
            <text:p>1.4800001</text:p>
          </table:table-cell>
          <table:table-cell office:value-type="float" office:value="1.610576">
            <text:p>1.610576</text:p>
          </table:table-cell>
          <table:table-cell/>
          <table:table-cell table:formula="of:=([.D364]-[.E364])-([.D363]-[.E363])" office:value-type="float" office:value="0.00331049999999999">
            <text:p>0.0033105</text:p>
          </table:table-cell>
        </table:table-row>
        <table:table-row table:style-name="ro2">
          <table:table-cell office:value-type="float" office:value="1820">
            <text:p>1820</text:p>
          </table:table-cell>
          <table:table-cell office:value-type="float" office:value="0.26750004">
            <text:p>0.26750004</text:p>
          </table:table-cell>
          <table:table-cell office:value-type="float" office:value="0.28002062">
            <text:p>0.28002062</text:p>
          </table:table-cell>
          <table:table-cell office:value-type="float" office:value="1.4700001">
            <text:p>1.4700001</text:p>
          </table:table-cell>
          <table:table-cell office:value-type="float" office:value="1.6371969">
            <text:p>1.6371969</text:p>
          </table:table-cell>
          <table:table-cell/>
          <table:table-cell table:formula="of:=([.D365]-[.E365])-([.D364]-[.E364])" office:value-type="float" office:value="-0.0366209">
            <text:p>-0.0366209</text:p>
          </table:table-cell>
        </table:table-row>
        <table:table-row table:style-name="ro2">
          <table:table-cell office:value-type="float" office:value="1825">
            <text:p>1825</text:p>
          </table:table-cell>
          <table:table-cell office:value-type="float" office:value="0.26500005">
            <text:p>0.26500005</text:p>
          </table:table-cell>
          <table:table-cell office:value-type="float" office:value="0.2818508">
            <text:p>0.2818508</text:p>
          </table:table-cell>
          <table:table-cell office:value-type="float" office:value="1.4600002">
            <text:p>1.4600002</text:p>
          </table:table-cell>
          <table:table-cell office:value-type="float" office:value="1.6238865">
            <text:p>1.6238865</text:p>
          </table:table-cell>
          <table:table-cell/>
          <table:table-cell table:formula="of:=([.D366]-[.E366])-([.D365]-[.E365])" office:value-type="float" office:value="0.00331049999999999">
            <text:p>0.0033105</text:p>
          </table:table-cell>
        </table:table-row>
        <table:table-row table:style-name="ro2">
          <table:table-cell office:value-type="float" office:value="1830">
            <text:p>1830</text:p>
          </table:table-cell>
          <table:table-cell office:value-type="float" office:value="0.26250005">
            <text:p>0.26250005</text:p>
          </table:table-cell>
          <table:table-cell office:value-type="float" office:value="0.27269983">
            <text:p>0.27269983</text:p>
          </table:table-cell>
          <table:table-cell office:value-type="float" office:value="1.4500002">
            <text:p>1.4500002</text:p>
          </table:table-cell>
          <table:table-cell office:value-type="float" office:value="1.557334">
            <text:p>1.557334</text:p>
          </table:table-cell>
          <table:table-cell/>
          <table:table-cell table:formula="of:=([.D367]-[.E367])-([.D366]-[.E366])" office:value-type="float" office:value="0.0565524999999998">
            <text:p>0.0565525</text:p>
          </table:table-cell>
        </table:table-row>
        <table:table-row table:style-name="ro2">
          <table:table-cell office:value-type="float" office:value="1835">
            <text:p>1835</text:p>
          </table:table-cell>
          <table:table-cell office:value-type="float" office:value="0.26000005">
            <text:p>0.26000005</text:p>
          </table:table-cell>
          <table:table-cell office:value-type="float" office:value="0.27269983">
            <text:p>0.27269983</text:p>
          </table:table-cell>
          <table:table-cell office:value-type="float" office:value="1.4400002">
            <text:p>1.4400002</text:p>
          </table:table-cell>
          <table:table-cell office:value-type="float" office:value="1.5040916">
            <text:p>1.5040916</text:p>
          </table:table-cell>
          <table:table-cell/>
          <table:table-cell table:formula="of:=([.D368]-[.E368])-([.D367]-[.E367])" office:value-type="float" office:value="0.0432424000000002">
            <text:p>0.0432424</text:p>
          </table:table-cell>
        </table:table-row>
        <table:table-row table:style-name="ro2">
          <table:table-cell office:value-type="float" office:value="1840">
            <text:p>1840</text:p>
          </table:table-cell>
          <table:table-cell office:value-type="float" office:value="0.25750005">
            <text:p>0.25750005</text:p>
          </table:table-cell>
          <table:table-cell office:value-type="float" office:value="0.265379">
            <text:p>0.265379</text:p>
          </table:table-cell>
          <table:table-cell office:value-type="float" office:value="1.4300002">
            <text:p>1.4300002</text:p>
          </table:table-cell>
          <table:table-cell office:value-type="float" office:value="1.4907811">
            <text:p>1.4907811</text:p>
          </table:table-cell>
          <table:table-cell/>
          <table:table-cell table:formula="of:=([.D369]-[.E369])-([.D368]-[.E368])" office:value-type="float" office:value="0.00331049999999999">
            <text:p>0.0033105</text:p>
          </table:table-cell>
        </table:table-row>
        <table:table-row table:style-name="ro2">
          <table:table-cell office:value-type="float" office:value="1845">
            <text:p>1845</text:p>
          </table:table-cell>
          <table:table-cell office:value-type="float" office:value="0.25500005">
            <text:p>0.25500005</text:p>
          </table:table-cell>
          <table:table-cell office:value-type="float" office:value="0.25805822">
            <text:p>0.25805822</text:p>
          </table:table-cell>
          <table:table-cell office:value-type="float" office:value="1.4200002">
            <text:p>1.4200002</text:p>
          </table:table-cell>
          <table:table-cell office:value-type="float" office:value="1.5040916">
            <text:p>1.5040916</text:p>
          </table:table-cell>
          <table:table-cell/>
          <table:table-cell table:formula="of:=([.D370]-[.E370])-([.D369]-[.E369])" office:value-type="float" office:value="-0.0233105">
            <text:p>-0.0233105</text:p>
          </table:table-cell>
        </table:table-row>
        <table:table-row table:style-name="ro2">
          <table:table-cell office:value-type="float" office:value="1850">
            <text:p>1850</text:p>
          </table:table-cell>
          <table:table-cell office:value-type="float" office:value="0.25250006">
            <text:p>0.25250006</text:p>
          </table:table-cell>
          <table:table-cell office:value-type="float" office:value="0.2672092">
            <text:p>0.2672092</text:p>
          </table:table-cell>
          <table:table-cell office:value-type="float" office:value="1.4100002">
            <text:p>1.4100002</text:p>
          </table:table-cell>
          <table:table-cell office:value-type="float" office:value="1.4907811">
            <text:p>1.4907811</text:p>
          </table:table-cell>
          <table:table-cell/>
          <table:table-cell table:formula="of:=([.D371]-[.E371])-([.D370]-[.E370])" office:value-type="float" office:value="0.00331049999999999">
            <text:p>0.0033105</text:p>
          </table:table-cell>
        </table:table-row>
        <table:table-row table:style-name="ro2">
          <table:table-cell office:value-type="float" office:value="1855">
            <text:p>1855</text:p>
          </table:table-cell>
          <table:table-cell office:value-type="float" office:value="0.25000006">
            <text:p>0.25000006</text:p>
          </table:table-cell>
          <table:table-cell office:value-type="float" office:value="0.2781904">
            <text:p>0.2781904</text:p>
          </table:table-cell>
          <table:table-cell office:value-type="float" office:value="1.4000002">
            <text:p>1.4000002</text:p>
          </table:table-cell>
          <table:table-cell office:value-type="float" office:value="1.4774705">
            <text:p>1.4774705</text:p>
          </table:table-cell>
          <table:table-cell/>
          <table:table-cell table:formula="of:=([.D372]-[.E372])-([.D371]-[.E371])" office:value-type="float" office:value="0.00331060000000005">
            <text:p>0.0033106</text:p>
          </table:table-cell>
        </table:table-row>
        <table:table-row table:style-name="ro2">
          <table:table-cell office:value-type="float" office:value="1860">
            <text:p>1860</text:p>
          </table:table-cell>
          <table:table-cell office:value-type="float" office:value="0.24750006">
            <text:p>0.24750006</text:p>
          </table:table-cell>
          <table:table-cell office:value-type="float" office:value="0.29283202">
            <text:p>0.29283202</text:p>
          </table:table-cell>
          <table:table-cell office:value-type="float" office:value="1.3900002">
            <text:p>1.3900002</text:p>
          </table:table-cell>
          <table:table-cell office:value-type="float" office:value="1.5174022">
            <text:p>1.5174022</text:p>
          </table:table-cell>
          <table:table-cell/>
          <table:table-cell table:formula="of:=([.D373]-[.E373])-([.D372]-[.E372])" office:value-type="float" office:value="-0.0499316999999999">
            <text:p>-0.0499317</text:p>
          </table:table-cell>
        </table:table-row>
        <table:table-row table:style-name="ro2">
          <table:table-cell office:value-type="float" office:value="1865">
            <text:p>1865</text:p>
          </table:table-cell>
          <table:table-cell office:value-type="float" office:value="0.24500006">
            <text:p>0.24500006</text:p>
          </table:table-cell>
          <table:table-cell office:value-type="float" office:value="0.2818508">
            <text:p>0.2818508</text:p>
          </table:table-cell>
          <table:table-cell office:value-type="float" office:value="1.3800002">
            <text:p>1.3800002</text:p>
          </table:table-cell>
          <table:table-cell office:value-type="float" office:value="1.4774705">
            <text:p>1.4774705</text:p>
          </table:table-cell>
          <table:table-cell/>
          <table:table-cell table:formula="of:=([.D374]-[.E374])-([.D373]-[.E373])" office:value-type="float" office:value="0.0299316999999999">
            <text:p>0.0299317</text:p>
          </table:table-cell>
        </table:table-row>
        <table:table-row table:style-name="ro2">
          <table:table-cell office:value-type="float" office:value="1870">
            <text:p>1870</text:p>
          </table:table-cell>
          <table:table-cell office:value-type="float" office:value="0.24250007">
            <text:p>0.24250007</text:p>
          </table:table-cell>
          <table:table-cell office:value-type="float" office:value="0.27269983">
            <text:p>0.27269983</text:p>
          </table:table-cell>
          <table:table-cell office:value-type="float" office:value="1.3700002">
            <text:p>1.3700002</text:p>
          </table:table-cell>
          <table:table-cell office:value-type="float" office:value="1.4774705">
            <text:p>1.4774705</text:p>
          </table:table-cell>
          <table:table-cell/>
          <table:table-cell table:formula="of:=([.D375]-[.E375])-([.D374]-[.E374])" office:value-type="float" office:value="-0.01">
            <text:p>-0.01</text:p>
          </table:table-cell>
        </table:table-row>
        <table:table-row table:style-name="ro2">
          <table:table-cell office:value-type="float" office:value="1875">
            <text:p>1875</text:p>
          </table:table-cell>
          <table:table-cell office:value-type="float" office:value="0.24000007">
            <text:p>0.24000007</text:p>
          </table:table-cell>
          <table:table-cell office:value-type="float" office:value="0.2617186">
            <text:p>0.2617186</text:p>
          </table:table-cell>
          <table:table-cell office:value-type="float" office:value="1.3600003">
            <text:p>1.3600003</text:p>
          </table:table-cell>
          <table:table-cell office:value-type="float" office:value="1.4508495">
            <text:p>1.4508495</text:p>
          </table:table-cell>
          <table:table-cell/>
          <table:table-cell table:formula="of:=([.D376]-[.E376])-([.D375]-[.E375])" office:value-type="float" office:value="0.0166211000000001">
            <text:p>0.0166211</text:p>
          </table:table-cell>
        </table:table-row>
        <table:table-row table:style-name="ro2">
          <table:table-cell office:value-type="float" office:value="1880">
            <text:p>1880</text:p>
          </table:table-cell>
          <table:table-cell office:value-type="float" office:value="0.23750007">
            <text:p>0.23750007</text:p>
          </table:table-cell>
          <table:table-cell office:value-type="float" office:value="0.256228">
            <text:p>0.256228</text:p>
          </table:table-cell>
          <table:table-cell office:value-type="float" office:value="1.3500003">
            <text:p>1.3500003</text:p>
          </table:table-cell>
          <table:table-cell office:value-type="float" office:value="1.4508495">
            <text:p>1.4508495</text:p>
          </table:table-cell>
          <table:table-cell/>
          <table:table-cell table:formula="of:=([.D377]-[.E377])-([.D376]-[.E376])" office:value-type="float" office:value="-0.01">
            <text:p>-0.01</text:p>
          </table:table-cell>
        </table:table-row>
        <table:table-row table:style-name="ro2">
          <table:table-cell office:value-type="float" office:value="1885">
            <text:p>1885</text:p>
          </table:table-cell>
          <table:table-cell office:value-type="float" office:value="0.23500007">
            <text:p>0.23500007</text:p>
          </table:table-cell>
          <table:table-cell office:value-type="float" office:value="0.2543978">
            <text:p>0.2543978</text:p>
          </table:table-cell>
          <table:table-cell office:value-type="float" office:value="1.3400003">
            <text:p>1.3400003</text:p>
          </table:table-cell>
          <table:table-cell office:value-type="float" office:value="1.3976072">
            <text:p>1.3976072</text:p>
          </table:table-cell>
          <table:table-cell/>
          <table:table-cell table:formula="of:=([.D378]-[.E378])-([.D377]-[.E377])" office:value-type="float" office:value="0.0432423">
            <text:p>0.0432423</text:p>
          </table:table-cell>
        </table:table-row>
        <table:table-row table:style-name="ro2">
          <table:table-cell office:value-type="float" office:value="1890">
            <text:p>1890</text:p>
          </table:table-cell>
          <table:table-cell office:value-type="float" office:value="0.23250008">
            <text:p>0.23250008</text:p>
          </table:table-cell>
          <table:table-cell office:value-type="float" office:value="0.24890721">
            <text:p>0.24890721</text:p>
          </table:table-cell>
          <table:table-cell office:value-type="float" office:value="1.3300003">
            <text:p>1.3300003</text:p>
          </table:table-cell>
          <table:table-cell office:value-type="float" office:value="1.3842967">
            <text:p>1.3842967</text:p>
          </table:table-cell>
          <table:table-cell/>
          <table:table-cell table:formula="of:=([.D379]-[.E379])-([.D378]-[.E378])" office:value-type="float" office:value="0.00331049999999999">
            <text:p>0.0033105</text:p>
          </table:table-cell>
        </table:table-row>
        <table:table-row table:style-name="ro2">
          <table:table-cell office:value-type="float" office:value="1895">
            <text:p>1895</text:p>
          </table:table-cell>
          <table:table-cell office:value-type="float" office:value="0.23000008">
            <text:p>0.23000008</text:p>
          </table:table-cell>
          <table:table-cell office:value-type="float" office:value="0.24341662">
            <text:p>0.24341662</text:p>
          </table:table-cell>
          <table:table-cell office:value-type="float" office:value="1.3200003">
            <text:p>1.3200003</text:p>
          </table:table-cell>
          <table:table-cell office:value-type="float" office:value="1.3576757">
            <text:p>1.3576757</text:p>
          </table:table-cell>
          <table:table-cell/>
          <table:table-cell table:formula="of:=([.D380]-[.E380])-([.D379]-[.E379])" office:value-type="float" office:value="0.016621">
            <text:p>0.016621</text:p>
          </table:table-cell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0.22750008">
            <text:p>0.22750008</text:p>
          </table:table-cell>
          <table:table-cell office:value-type="float" office:value="0.2397562">
            <text:p>0.2397562</text:p>
          </table:table-cell>
          <table:table-cell office:value-type="float" office:value="1.3100003">
            <text:p>1.3100003</text:p>
          </table:table-cell>
          <table:table-cell office:value-type="float" office:value="1.3443651">
            <text:p>1.3443651</text:p>
          </table:table-cell>
          <table:table-cell/>
          <table:table-cell table:formula="of:=([.D381]-[.E381])-([.D380]-[.E380])" office:value-type="float" office:value="0.00331059999999983">
            <text:p>0.0033106</text:p>
          </table:table-cell>
        </table:table-row>
        <table:table-row table:style-name="ro2">
          <table:table-cell office:value-type="float" office:value="1905">
            <text:p>1905</text:p>
          </table:table-cell>
          <table:table-cell office:value-type="float" office:value="0.22500008">
            <text:p>0.22500008</text:p>
          </table:table-cell>
          <table:table-cell office:value-type="float" office:value="0.23243539">
            <text:p>0.23243539</text:p>
          </table:table-cell>
          <table:table-cell office:value-type="float" office:value="1.3000003">
            <text:p>1.3000003</text:p>
          </table:table-cell>
          <table:table-cell office:value-type="float" office:value="1.3177441">
            <text:p>1.3177441</text:p>
          </table:table-cell>
          <table:table-cell/>
          <table:table-cell table:formula="of:=([.D382]-[.E382])-([.D381]-[.E381])" office:value-type="float" office:value="0.016621">
            <text:p>0.016621</text:p>
          </table:table-cell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0.22250009">
            <text:p>0.22250009</text:p>
          </table:table-cell>
          <table:table-cell office:value-type="float" office:value="0.22328441">
            <text:p>0.22328441</text:p>
          </table:table-cell>
          <table:table-cell office:value-type="float" office:value="1.2900003">
            <text:p>1.2900003</text:p>
          </table:table-cell>
          <table:table-cell office:value-type="float" office:value="1.2911229">
            <text:p>1.2911229</text:p>
          </table:table-cell>
          <table:table-cell/>
          <table:table-cell table:formula="of:=([.D383]-[.E383])-([.D382]-[.E382])" office:value-type="float" office:value="0.0166212000000001">
            <text:p>0.0166212</text:p>
          </table:table-cell>
        </table:table-row>
        <table:table-row table:style-name="ro2">
          <table:table-cell office:value-type="float" office:value="1915">
            <text:p>1915</text:p>
          </table:table-cell>
          <table:table-cell office:value-type="float" office:value="0.22000009">
            <text:p>0.22000009</text:p>
          </table:table-cell>
          <table:table-cell office:value-type="float" office:value="0.21779379">
            <text:p>0.21779379</text:p>
          </table:table-cell>
          <table:table-cell office:value-type="float" office:value="1.2800003">
            <text:p>1.2800003</text:p>
          </table:table-cell>
          <table:table-cell office:value-type="float" office:value="1.2378807">
            <text:p>1.2378807</text:p>
          </table:table-cell>
          <table:table-cell/>
          <table:table-cell table:formula="of:=([.D384]-[.E384])-([.D383]-[.E383])" office:value-type="float" office:value="0.0432421999999999">
            <text:p>0.0432422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0.21750009">
            <text:p>0.21750009</text:p>
          </table:table-cell>
          <table:table-cell office:value-type="float" office:value="0.20864281">
            <text:p>0.20864281</text:p>
          </table:table-cell>
          <table:table-cell office:value-type="float" office:value="1.2700003">
            <text:p>1.2700003</text:p>
          </table:table-cell>
          <table:table-cell office:value-type="float" office:value="1.2511913">
            <text:p>1.2511913</text:p>
          </table:table-cell>
          <table:table-cell/>
          <table:table-cell table:formula="of:=([.D385]-[.E385])-([.D384]-[.E384])" office:value-type="float" office:value="-0.0233105999999998">
            <text:p>-0.0233106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0.2150001">
            <text:p>0.2150001</text:p>
          </table:table-cell>
          <table:table-cell office:value-type="float" office:value="0.19766161">
            <text:p>0.19766161</text:p>
          </table:table-cell>
          <table:table-cell office:value-type="float" office:value="1.2600003">
            <text:p>1.2600003</text:p>
          </table:table-cell>
          <table:table-cell office:value-type="float" office:value="1.2511913">
            <text:p>1.2511913</text:p>
          </table:table-cell>
          <table:table-cell/>
          <table:table-cell table:formula="of:=([.D386]-[.E386])-([.D385]-[.E385])" office:value-type="float" office:value="-0.01">
            <text:p>-0.01</text:p>
          </table:table-cell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0.2125001">
            <text:p>0.2125001</text:p>
          </table:table-cell>
          <table:table-cell office:value-type="float" office:value="0.192171">
            <text:p>0.192171</text:p>
          </table:table-cell>
          <table:table-cell office:value-type="float" office:value="1.2500004">
            <text:p>1.2500004</text:p>
          </table:table-cell>
          <table:table-cell office:value-type="float" office:value="1.1979492">
            <text:p>1.1979492</text:p>
          </table:table-cell>
          <table:table-cell/>
          <table:table-cell table:formula="of:=([.D387]-[.E387])-([.D386]-[.E386])" office:value-type="float" office:value="0.0432421999999999">
            <text:p>0.0432422</text:p>
          </table:table-cell>
        </table:table-row>
        <table:table-row table:style-name="ro2">
          <table:table-cell office:value-type="float" office:value="1935">
            <text:p>1935</text:p>
          </table:table-cell>
          <table:table-cell office:value-type="float" office:value="0.2100001">
            <text:p>0.2100001</text:p>
          </table:table-cell>
          <table:table-cell office:value-type="float" office:value="0.1903408">
            <text:p>0.1903408</text:p>
          </table:table-cell>
          <table:table-cell office:value-type="float" office:value="1.2400004">
            <text:p>1.2400004</text:p>
          </table:table-cell>
          <table:table-cell office:value-type="float" office:value="1.1979492">
            <text:p>1.1979492</text:p>
          </table:table-cell>
          <table:table-cell/>
          <table:table-cell table:formula="of:=([.D388]-[.E388])-([.D387]-[.E387])" office:value-type="float" office:value="-0.01">
            <text:p>-0.01</text:p>
          </table:table-cell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0.2075001">
            <text:p>0.2075001</text:p>
          </table:table-cell>
          <table:table-cell office:value-type="float" office:value="0.1848502">
            <text:p>0.1848502</text:p>
          </table:table-cell>
          <table:table-cell office:value-type="float" office:value="1.2300004">
            <text:p>1.2300004</text:p>
          </table:table-cell>
          <table:table-cell office:value-type="float" office:value="1.2112597">
            <text:p>1.2112597</text:p>
          </table:table-cell>
          <table:table-cell/>
          <table:table-cell table:formula="of:=([.D389]-[.E389])-([.D388]-[.E388])" office:value-type="float" office:value="-0.0233105">
            <text:p>-0.0233105</text:p>
          </table:table-cell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0.2050001">
            <text:p>0.2050001</text:p>
          </table:table-cell>
          <table:table-cell office:value-type="float" office:value="0.1775294">
            <text:p>0.1775294</text:p>
          </table:table-cell>
          <table:table-cell office:value-type="float" office:value="1.2200004">
            <text:p>1.2200004</text:p>
          </table:table-cell>
          <table:table-cell office:value-type="float" office:value="1.1713281">
            <text:p>1.1713281</text:p>
          </table:table-cell>
          <table:table-cell/>
          <table:table-cell table:formula="of:=([.D390]-[.E390])-([.D389]-[.E389])" office:value-type="float" office:value="0.0299316000000001">
            <text:p>0.0299316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0.2025001">
            <text:p>0.2025001</text:p>
          </table:table-cell>
          <table:table-cell office:value-type="float" office:value="0.16288781">
            <text:p>0.16288781</text:p>
          </table:table-cell>
          <table:table-cell office:value-type="float" office:value="1.2100004">
            <text:p>1.2100004</text:p>
          </table:table-cell>
          <table:table-cell office:value-type="float" office:value="1.0781542">
            <text:p>1.0781542</text:p>
          </table:table-cell>
          <table:table-cell/>
          <table:table-cell table:formula="of:=([.D391]-[.E391])-([.D390]-[.E390])" office:value-type="float" office:value="0.0831739">
            <text:p>0.0831739</text:p>
          </table:table-cell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0.2000001">
            <text:p>0.2000001</text:p>
          </table:table-cell>
          <table:table-cell office:value-type="float" office:value="0.16288781">
            <text:p>0.16288781</text:p>
          </table:table-cell>
          <table:table-cell office:value-type="float" office:value="1.2000004">
            <text:p>1.2000004</text:p>
          </table:table-cell>
          <table:table-cell office:value-type="float" office:value="1.0914648">
            <text:p>1.0914648</text:p>
          </table:table-cell>
          <table:table-cell/>
          <table:table-cell table:formula="of:=([.D392]-[.E392])-([.D391]-[.E391])" office:value-type="float" office:value="-0.0233106000000001">
            <text:p>-0.0233106</text:p>
          </table:table-cell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0.19750011">
            <text:p>0.19750011</text:p>
          </table:table-cell>
          <table:table-cell office:value-type="float" office:value="0.155567">
            <text:p>0.155567</text:p>
          </table:table-cell>
          <table:table-cell office:value-type="float" office:value="1.1900004">
            <text:p>1.1900004</text:p>
          </table:table-cell>
          <table:table-cell office:value-type="float" office:value="1.1047753">
            <text:p>1.1047753</text:p>
          </table:table-cell>
          <table:table-cell/>
          <table:table-cell table:formula="of:=([.D393]-[.E393])-([.D392]-[.E392])" office:value-type="float" office:value="-0.0233105">
            <text:p>-0.0233105</text:p>
          </table:table-cell>
        </table:table-row>
        <table:table-row table:style-name="ro2">
          <table:table-cell office:value-type="float" office:value="1965">
            <text:p>1965</text:p>
          </table:table-cell>
          <table:table-cell office:value-type="float" office:value="0.19500011">
            <text:p>0.19500011</text:p>
          </table:table-cell>
          <table:table-cell office:value-type="float" office:value="0.15190661">
            <text:p>0.15190661</text:p>
          </table:table-cell>
          <table:table-cell office:value-type="float" office:value="1.1800004">
            <text:p>1.1800004</text:p>
          </table:table-cell>
          <table:table-cell office:value-type="float" office:value="1.0914648">
            <text:p>1.0914648</text:p>
          </table:table-cell>
          <table:table-cell/>
          <table:table-cell table:formula="of:=([.D394]-[.E394])-([.D393]-[.E393])" office:value-type="float" office:value="0.00331049999999999">
            <text:p>0.0033105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0.19250011">
            <text:p>0.19250011</text:p>
          </table:table-cell>
          <table:table-cell office:value-type="float" office:value="0.1500764">
            <text:p>0.1500764</text:p>
          </table:table-cell>
          <table:table-cell office:value-type="float" office:value="1.1700004">
            <text:p>1.1700004</text:p>
          </table:table-cell>
          <table:table-cell office:value-type="float" office:value="1.0648437">
            <text:p>1.0648437</text:p>
          </table:table-cell>
          <table:table-cell/>
          <table:table-cell table:formula="of:=([.D395]-[.E395])-([.D394]-[.E394])" office:value-type="float" office:value="0.0166211000000001">
            <text:p>0.0166211</text:p>
          </table:table-cell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0.19000012">
            <text:p>0.19000012</text:p>
          </table:table-cell>
          <table:table-cell office:value-type="float" office:value="0.16105759">
            <text:p>0.16105759</text:p>
          </table:table-cell>
          <table:table-cell office:value-type="float" office:value="1.1600004">
            <text:p>1.1600004</text:p>
          </table:table-cell>
          <table:table-cell office:value-type="float" office:value="1.0515331">
            <text:p>1.0515331</text:p>
          </table:table-cell>
          <table:table-cell/>
          <table:table-cell table:formula="of:=([.D396]-[.E396])-([.D395]-[.E395])" office:value-type="float" office:value="0.00331060000000005">
            <text:p>0.0033106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0.18750012">
            <text:p>0.18750012</text:p>
          </table:table-cell>
          <table:table-cell office:value-type="float" office:value="0.1610576">
            <text:p>0.1610576</text:p>
          </table:table-cell>
          <table:table-cell office:value-type="float" office:value="1.1500005">
            <text:p>1.1500005</text:p>
          </table:table-cell>
          <table:table-cell office:value-type="float" office:value="1.0914648">
            <text:p>1.0914648</text:p>
          </table:table-cell>
          <table:table-cell/>
          <table:table-cell table:formula="of:=([.D397]-[.E397])-([.D396]-[.E396])" office:value-type="float" office:value="-0.0499316000000001">
            <text:p>-0.0499316</text:p>
          </table:table-cell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0.18500012">
            <text:p>0.18500012</text:p>
          </table:table-cell>
          <table:table-cell office:value-type="float" office:value="0.16288781">
            <text:p>0.16288781</text:p>
          </table:table-cell>
          <table:table-cell office:value-type="float" office:value="1.1400005">
            <text:p>1.1400005</text:p>
          </table:table-cell>
          <table:table-cell office:value-type="float" office:value="1.0648437">
            <text:p>1.0648437</text:p>
          </table:table-cell>
          <table:table-cell/>
          <table:table-cell table:formula="of:=([.D398]-[.E398])-([.D397]-[.E397])" office:value-type="float" office:value="0.0166211000000001">
            <text:p>0.0166211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0.18250012">
            <text:p>0.18250012</text:p>
          </table:table-cell>
          <table:table-cell office:value-type="float" office:value="0.16471802">
            <text:p>0.16471802</text:p>
          </table:table-cell>
          <table:table-cell office:value-type="float" office:value="1.1300005">
            <text:p>1.1300005</text:p>
          </table:table-cell>
          <table:table-cell office:value-type="float" office:value="1.0648437">
            <text:p>1.0648437</text:p>
          </table:table-cell>
          <table:table-cell/>
          <table:table-cell table:formula="of:=([.D399]-[.E399])-([.D398]-[.E398])" office:value-type="float" office:value="-0.01">
            <text:p>-0.01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0.18000013">
            <text:p>0.18000013</text:p>
          </table:table-cell>
          <table:table-cell office:value-type="float" office:value="0.16471802">
            <text:p>0.16471802</text:p>
          </table:table-cell>
          <table:table-cell office:value-type="float" office:value="1.1200005">
            <text:p>1.1200005</text:p>
          </table:table-cell>
          <table:table-cell office:value-type="float" office:value="1.0914648">
            <text:p>1.0914648</text:p>
          </table:table-cell>
          <table:table-cell/>
          <table:table-cell table:formula="of:=([.D400]-[.E400])-([.D399]-[.E399])" office:value-type="float" office:value="-0.0366211000000001">
            <text:p>-0.0366211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0.17750013">
            <text:p>0.17750013</text:p>
          </table:table-cell>
          <table:table-cell office:value-type="float" office:value="0.1756992">
            <text:p>0.1756992</text:p>
          </table:table-cell>
          <table:table-cell office:value-type="float" office:value="1.1100005">
            <text:p>1.1100005</text:p>
          </table:table-cell>
          <table:table-cell office:value-type="float" office:value="1.0781542">
            <text:p>1.0781542</text:p>
          </table:table-cell>
          <table:table-cell/>
          <table:table-cell table:formula="of:=([.D401]-[.E401])-([.D400]-[.E400])" office:value-type="float" office:value="0.00331060000000005">
            <text:p>0.0033106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0.17500013">
            <text:p>0.17500013</text:p>
          </table:table-cell>
          <table:table-cell office:value-type="float" office:value="0.17203881">
            <text:p>0.17203881</text:p>
          </table:table-cell>
          <table:table-cell office:value-type="float" office:value="1.1000005">
            <text:p>1.1000005</text:p>
          </table:table-cell>
          <table:table-cell office:value-type="float" office:value="1.0781542">
            <text:p>1.0781542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0.17250013">
            <text:p>0.17250013</text:p>
          </table:table-cell>
          <table:table-cell office:value-type="float" office:value="0.1756992">
            <text:p>0.1756992</text:p>
          </table:table-cell>
          <table:table-cell office:value-type="float" office:value="1.0900005">
            <text:p>1.0900005</text:p>
          </table:table-cell>
          <table:table-cell office:value-type="float" office:value="1.0648437">
            <text:p>1.0648437</text:p>
          </table:table-cell>
          <table:table-cell table:number-columns-repeated="2"/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0.17000014">
            <text:p>0.17000014</text:p>
          </table:table-cell>
          <table:table-cell office:value-type="float" office:value="0.17386901">
            <text:p>0.17386901</text:p>
          </table:table-cell>
          <table:table-cell office:value-type="float" office:value="1.0800005">
            <text:p>1.0800005</text:p>
          </table:table-cell>
          <table:table-cell office:value-type="float" office:value="1.0648437">
            <text:p>1.0648437</text:p>
          </table:table-cell>
          <table:table-cell table:number-columns-repeated="2"/>
        </table:table-row>
        <table:table-row table:style-name="ro2">
          <table:table-cell office:value-type="float" office:value="2020">
            <text:p>2020</text:p>
          </table:table-cell>
          <table:table-cell office:value-type="float" office:value="0.16750014">
            <text:p>0.16750014</text:p>
          </table:table-cell>
          <table:table-cell office:value-type="float" office:value="0.17752941">
            <text:p>0.17752941</text:p>
          </table:table-cell>
          <table:table-cell office:value-type="float" office:value="1.0700005">
            <text:p>1.0700005</text:p>
          </table:table-cell>
          <table:table-cell office:value-type="float" office:value="1.0648437">
            <text:p>1.0648437</text:p>
          </table:table-cell>
          <table:table-cell table:number-columns-repeated="2"/>
        </table:table-row>
        <table:table-row table:style-name="ro2">
          <table:table-cell office:value-type="float" office:value="2025">
            <text:p>2025</text:p>
          </table:table-cell>
          <table:table-cell office:value-type="float" office:value="0.16500014">
            <text:p>0.16500014</text:p>
          </table:table-cell>
          <table:table-cell office:value-type="float" office:value="0.1756992">
            <text:p>0.1756992</text:p>
          </table:table-cell>
          <table:table-cell office:value-type="float" office:value="1.0600005">
            <text:p>1.0600005</text:p>
          </table:table-cell>
          <table:table-cell office:value-type="float" office:value="1.0781542">
            <text:p>1.0781542</text:p>
          </table:table-cell>
          <table:table-cell table:number-columns-repeated="2"/>
        </table:table-row>
        <table:table-row table:style-name="ro2">
          <table:table-cell office:value-type="float" office:value="2030">
            <text:p>2030</text:p>
          </table:table-cell>
          <table:table-cell office:value-type="float" office:value="0.16250014">
            <text:p>0.16250014</text:p>
          </table:table-cell>
          <table:table-cell office:value-type="float" office:value="0.1811898">
            <text:p>0.1811898</text:p>
          </table:table-cell>
          <table:table-cell office:value-type="float" office:value="1.0500005">
            <text:p>1.0500005</text:p>
          </table:table-cell>
          <table:table-cell office:value-type="float" office:value="1.0515331">
            <text:p>1.0515331</text:p>
          </table:table-cell>
          <table:table-cell table:number-columns-repeated="2"/>
        </table:table-row>
        <table:table-row table:style-name="ro2">
          <table:table-cell office:value-type="float" office:value="2035">
            <text:p>2035</text:p>
          </table:table-cell>
          <table:table-cell office:value-type="float" office:value="0.16000015">
            <text:p>0.16000015</text:p>
          </table:table-cell>
          <table:table-cell office:value-type="float" office:value="0.1756992">
            <text:p>0.1756992</text:p>
          </table:table-cell>
          <table:table-cell office:value-type="float" office:value="1.0400006">
            <text:p>1.0400006</text:p>
          </table:table-cell>
          <table:table-cell office:value-type="float" office:value="1.024912">
            <text:p>1.024912</text:p>
          </table:table-cell>
          <table:table-cell table:number-columns-repeated="2"/>
        </table:table-row>
        <table:table-row table:style-name="ro2">
          <table:table-cell office:value-type="float" office:value="2040">
            <text:p>2040</text:p>
          </table:table-cell>
          <table:table-cell office:value-type="float" office:value="0.15750015">
            <text:p>0.15750015</text:p>
          </table:table-cell>
          <table:table-cell office:value-type="float" office:value="0.17203881">
            <text:p>0.17203881</text:p>
          </table:table-cell>
          <table:table-cell office:value-type="float" office:value="1.0300006">
            <text:p>1.0300006</text:p>
          </table:table-cell>
          <table:table-cell office:value-type="float" office:value="1.024912">
            <text:p>1.024912</text:p>
          </table:table-cell>
          <table:table-cell table:number-columns-repeated="2"/>
        </table:table-row>
        <table:table-row table:style-name="ro2">
          <table:table-cell office:value-type="float" office:value="2045">
            <text:p>2045</text:p>
          </table:table-cell>
          <table:table-cell office:value-type="float" office:value="0.15500015">
            <text:p>0.15500015</text:p>
          </table:table-cell>
          <table:table-cell office:value-type="float" office:value="0.1665482">
            <text:p>0.1665482</text:p>
          </table:table-cell>
          <table:table-cell office:value-type="float" office:value="1.0200006">
            <text:p>1.0200006</text:p>
          </table:table-cell>
          <table:table-cell office:value-type="float" office:value="1.0382226">
            <text:p>1.0382226</text:p>
          </table:table-cell>
          <table:table-cell table:number-columns-repeated="2"/>
        </table:table-row>
        <table:table-row table:style-name="ro2">
          <table:table-cell office:value-type="float" office:value="2050">
            <text:p>2050</text:p>
          </table:table-cell>
          <table:table-cell office:value-type="float" office:value="0.15250015">
            <text:p>0.15250015</text:p>
          </table:table-cell>
          <table:table-cell office:value-type="float" office:value="0.16471802">
            <text:p>0.16471802</text:p>
          </table:table-cell>
          <table:table-cell office:value-type="float" office:value="1.0100006">
            <text:p>1.0100006</text:p>
          </table:table-cell>
          <table:table-cell office:value-type="float" office:value="1.0515331">
            <text:p>1.0515331</text:p>
          </table:table-cell>
          <table:table-cell table:number-columns-repeated="2"/>
        </table:table-row>
        <table:table-row table:style-name="ro2">
          <table:table-cell office:value-type="float" office:value="2055">
            <text:p>2055</text:p>
          </table:table-cell>
          <table:table-cell office:value-type="float" office:value="0.15000015">
            <text:p>0.15000015</text:p>
          </table:table-cell>
          <table:table-cell office:value-type="float" office:value="0.1665482">
            <text:p>0.1665482</text:p>
          </table:table-cell>
          <table:table-cell office:value-type="float" office:value="1.0000006">
            <text:p>1.0000006</text:p>
          </table:table-cell>
          <table:table-cell office:value-type="float" office:value="1.024912">
            <text:p>1.024912</text:p>
          </table:table-cell>
          <table:table-cell table:number-columns-repeated="2"/>
        </table:table-row>
        <table:table-row table:style-name="ro2">
          <table:table-cell office:value-type="float" office:value="2060">
            <text:p>2060</text:p>
          </table:table-cell>
          <table:table-cell office:value-type="float" office:value="0.14750016">
            <text:p>0.14750016</text:p>
          </table:table-cell>
          <table:table-cell office:value-type="float" office:value="0.1665482">
            <text:p>0.1665482</text:p>
          </table:table-cell>
          <table:table-cell office:value-type="float" office:value="0.9900006">
            <text:p>0.9900006</text:p>
          </table:table-cell>
          <table:table-cell office:value-type="float" office:value="0.99829096">
            <text:p>0.99829096</text:p>
          </table:table-cell>
          <table:table-cell table:number-columns-repeated="2"/>
        </table:table-row>
        <table:table-row table:style-name="ro2">
          <table:table-cell office:value-type="float" office:value="2065">
            <text:p>2065</text:p>
          </table:table-cell>
          <table:table-cell office:value-type="float" office:value="0.14500016">
            <text:p>0.14500016</text:p>
          </table:table-cell>
          <table:table-cell office:value-type="float" office:value="0.16288781">
            <text:p>0.16288781</text:p>
          </table:table-cell>
          <table:table-cell office:value-type="float" office:value="0.9800006">
            <text:p>0.9800006</text:p>
          </table:table-cell>
          <table:table-cell office:value-type="float" office:value="1.0116014">
            <text:p>1.0116014</text:p>
          </table:table-cell>
          <table:table-cell table:number-columns-repeated="2"/>
        </table:table-row>
        <table:table-row table:style-name="ro2">
          <table:table-cell office:value-type="float" office:value="2070">
            <text:p>2070</text:p>
          </table:table-cell>
          <table:table-cell office:value-type="float" office:value="0.14250016">
            <text:p>0.14250016</text:p>
          </table:table-cell>
          <table:table-cell office:value-type="float" office:value="0.15190661">
            <text:p>0.15190661</text:p>
          </table:table-cell>
          <table:table-cell office:value-type="float" office:value="0.9700006">
            <text:p>0.9700006</text:p>
          </table:table-cell>
          <table:table-cell office:value-type="float" office:value="1.0116014">
            <text:p>1.0116014</text:p>
          </table:table-cell>
          <table:table-cell table:number-columns-repeated="2"/>
        </table:table-row>
        <table:table-row table:style-name="ro2">
          <table:table-cell office:value-type="float" office:value="2075">
            <text:p>2075</text:p>
          </table:table-cell>
          <table:table-cell office:value-type="float" office:value="0.14000016">
            <text:p>0.14000016</text:p>
          </table:table-cell>
          <table:table-cell office:value-type="float" office:value="0.15190661">
            <text:p>0.15190661</text:p>
          </table:table-cell>
          <table:table-cell office:value-type="float" office:value="0.96000063">
            <text:p>0.96000063</text:p>
          </table:table-cell>
          <table:table-cell office:value-type="float" office:value="0.9716698">
            <text:p>0.9716698</text:p>
          </table:table-cell>
          <table:table-cell table:number-columns-repeated="2"/>
        </table:table-row>
        <table:table-row table:style-name="ro2">
          <table:table-cell office:value-type="float" office:value="2080">
            <text:p>2080</text:p>
          </table:table-cell>
          <table:table-cell office:value-type="float" office:value="0.13750017">
            <text:p>0.13750017</text:p>
          </table:table-cell>
          <table:table-cell office:value-type="float" office:value="0.15373681">
            <text:p>0.15373681</text:p>
          </table:table-cell>
          <table:table-cell office:value-type="float" office:value="0.95000064">
            <text:p>0.95000064</text:p>
          </table:table-cell>
          <table:table-cell office:value-type="float" office:value="0.98498034">
            <text:p>0.98498034</text:p>
          </table:table-cell>
          <table:table-cell table:number-columns-repeated="2"/>
        </table:table-row>
        <table:table-row table:style-name="ro2">
          <table:table-cell office:value-type="float" office:value="2085">
            <text:p>2085</text:p>
          </table:table-cell>
          <table:table-cell office:value-type="float" office:value="0.13500017">
            <text:p>0.13500017</text:p>
          </table:table-cell>
          <table:table-cell office:value-type="float" office:value="0.15190661">
            <text:p>0.15190661</text:p>
          </table:table-cell>
          <table:table-cell office:value-type="float" office:value="0.94000065">
            <text:p>0.94000065</text:p>
          </table:table-cell>
          <table:table-cell office:value-type="float" office:value="0.95835924">
            <text:p>0.95835924</text:p>
          </table:table-cell>
          <table:table-cell table:number-columns-repeated="2"/>
        </table:table-row>
        <table:table-row table:style-name="ro2">
          <table:table-cell office:value-type="float" office:value="2090">
            <text:p>2090</text:p>
          </table:table-cell>
          <table:table-cell office:value-type="float" office:value="0.13250017">
            <text:p>0.13250017</text:p>
          </table:table-cell>
          <table:table-cell office:value-type="float" office:value="0.15190661">
            <text:p>0.15190661</text:p>
          </table:table-cell>
          <table:table-cell office:value-type="float" office:value="0.93000066">
            <text:p>0.93000066</text:p>
          </table:table-cell>
          <table:table-cell office:value-type="float" office:value="0.98498034">
            <text:p>0.98498034</text:p>
          </table:table-cell>
          <table:table-cell table:number-columns-repeated="2"/>
        </table:table-row>
        <table:table-row table:style-name="ro2">
          <table:table-cell office:value-type="float" office:value="2095">
            <text:p>2095</text:p>
          </table:table-cell>
          <table:table-cell office:value-type="float" office:value="0.13000017">
            <text:p>0.13000017</text:p>
          </table:table-cell>
          <table:table-cell office:value-type="float" office:value="0.1500764">
            <text:p>0.1500764</text:p>
          </table:table-cell>
          <table:table-cell office:value-type="float" office:value="0.9200007">
            <text:p>0.9200007</text:p>
          </table:table-cell>
          <table:table-cell office:value-type="float" office:value="0.9450487">
            <text:p>0.9450487</text:p>
          </table:table-cell>
          <table:table-cell table:number-columns-repeated="2"/>
        </table:table-row>
        <table:table-row table:style-name="ro2">
          <table:table-cell office:value-type="float" office:value="2100">
            <text:p>2100</text:p>
          </table:table-cell>
          <table:table-cell office:value-type="float" office:value="0.12750018">
            <text:p>0.12750018</text:p>
          </table:table-cell>
          <table:table-cell office:value-type="float" office:value="0.13726501">
            <text:p>0.13726501</text:p>
          </table:table-cell>
          <table:table-cell office:value-type="float" office:value="0.9100007">
            <text:p>0.9100007</text:p>
          </table:table-cell>
          <table:table-cell office:value-type="float" office:value="0.9184277">
            <text:p>0.9184277</text:p>
          </table:table-cell>
          <table:table-cell table:number-columns-repeated="2"/>
        </table:table-row>
        <table:table-row table:style-name="ro2">
          <table:table-cell office:value-type="float" office:value="2105">
            <text:p>2105</text:p>
          </table:table-cell>
          <table:table-cell office:value-type="float" office:value="0.12500018">
            <text:p>0.12500018</text:p>
          </table:table-cell>
          <table:table-cell office:value-type="float" office:value="0.1336046">
            <text:p>0.1336046</text:p>
          </table:table-cell>
          <table:table-cell office:value-type="float" office:value="0.9000007">
            <text:p>0.9000007</text:p>
          </table:table-cell>
          <table:table-cell office:value-type="float" office:value="0.90511715">
            <text:p>0.90511715</text:p>
          </table:table-cell>
          <table:table-cell table:number-columns-repeated="2"/>
        </table:table-row>
        <table:table-row table:style-name="ro2">
          <table:table-cell office:value-type="float" office:value="2110">
            <text:p>2110</text:p>
          </table:table-cell>
          <table:table-cell office:value-type="float" office:value="0.12250018">
            <text:p>0.12250018</text:p>
          </table:table-cell>
          <table:table-cell office:value-type="float" office:value="0.13177441">
            <text:p>0.13177441</text:p>
          </table:table-cell>
          <table:table-cell office:value-type="float" office:value="0.8900007">
            <text:p>0.8900007</text:p>
          </table:table-cell>
          <table:table-cell office:value-type="float" office:value="0.8918066">
            <text:p>0.8918066</text:p>
          </table:table-cell>
          <table:table-cell table:number-columns-repeated="2"/>
        </table:table-row>
        <table:table-row table:style-name="ro2">
          <table:table-cell office:value-type="float" office:value="2115">
            <text:p>2115</text:p>
          </table:table-cell>
          <table:table-cell office:value-type="float" office:value="0.12000018">
            <text:p>0.12000018</text:p>
          </table:table-cell>
          <table:table-cell office:value-type="float" office:value="0.1299442">
            <text:p>0.1299442</text:p>
          </table:table-cell>
          <table:table-cell office:value-type="float" office:value="0.8800007">
            <text:p>0.8800007</text:p>
          </table:table-cell>
          <table:table-cell office:value-type="float" office:value="0.8918066">
            <text:p>0.8918066</text:p>
          </table:table-cell>
          <table:table-cell table:number-columns-repeated="2"/>
        </table:table-row>
        <table:table-row table:style-name="ro2">
          <table:table-cell office:value-type="float" office:value="2120">
            <text:p>2120</text:p>
          </table:table-cell>
          <table:table-cell office:value-type="float" office:value="0.117500186">
            <text:p>0.117500186</text:p>
          </table:table-cell>
          <table:table-cell office:value-type="float" office:value="0.128114">
            <text:p>0.128114</text:p>
          </table:table-cell>
          <table:table-cell office:value-type="float" office:value="0.8700007">
            <text:p>0.8700007</text:p>
          </table:table-cell>
          <table:table-cell office:value-type="float" office:value="0.93173826">
            <text:p>0.93173826</text:p>
          </table:table-cell>
          <table:table-cell table:number-columns-repeated="2"/>
        </table:table-row>
        <table:table-row table:style-name="ro2">
          <table:table-cell office:value-type="float" office:value="2125">
            <text:p>2125</text:p>
          </table:table-cell>
          <table:table-cell office:value-type="float" office:value="0.11500019">
            <text:p>0.11500019</text:p>
          </table:table-cell>
          <table:table-cell office:value-type="float" office:value="0.12628381">
            <text:p>0.12628381</text:p>
          </table:table-cell>
          <table:table-cell office:value-type="float" office:value="0.8600007">
            <text:p>0.8600007</text:p>
          </table:table-cell>
          <table:table-cell office:value-type="float" office:value="0.95835924">
            <text:p>0.95835924</text:p>
          </table:table-cell>
          <table:table-cell table:number-columns-repeated="2"/>
        </table:table-row>
        <table:table-row table:style-name="ro2">
          <table:table-cell office:value-type="float" office:value="2130">
            <text:p>2130</text:p>
          </table:table-cell>
          <table:table-cell office:value-type="float" office:value="0.11250019">
            <text:p>0.11250019</text:p>
          </table:table-cell>
          <table:table-cell office:value-type="float" office:value="0.124453604">
            <text:p>0.124453604</text:p>
          </table:table-cell>
          <table:table-cell office:value-type="float" office:value="0.85000074">
            <text:p>0.85000074</text:p>
          </table:table-cell>
          <table:table-cell office:value-type="float" office:value="0.9450487">
            <text:p>0.9450487</text:p>
          </table:table-cell>
          <table:table-cell table:number-columns-repeated="2"/>
        </table:table-row>
        <table:table-row table:style-name="ro2">
          <table:table-cell office:value-type="float" office:value="2135">
            <text:p>2135</text:p>
          </table:table-cell>
          <table:table-cell office:value-type="float" office:value="0.11000019">
            <text:p>0.11000019</text:p>
          </table:table-cell>
          <table:table-cell office:value-type="float" office:value="0.1153026">
            <text:p>0.1153026</text:p>
          </table:table-cell>
          <table:table-cell office:value-type="float" office:value="0.84000075">
            <text:p>0.84000075</text:p>
          </table:table-cell>
          <table:table-cell office:value-type="float" office:value="0.93173826">
            <text:p>0.93173826</text:p>
          </table:table-cell>
          <table:table-cell table:number-columns-repeated="2"/>
        </table:table-row>
        <table:table-row table:style-name="ro2">
          <table:table-cell office:value-type="float" office:value="2140">
            <text:p>2140</text:p>
          </table:table-cell>
          <table:table-cell office:value-type="float" office:value="0.107500196">
            <text:p>0.107500196</text:p>
          </table:table-cell>
          <table:table-cell office:value-type="float" office:value="0.1061516">
            <text:p>0.1061516</text:p>
          </table:table-cell>
          <table:table-cell office:value-type="float" office:value="0.83000076">
            <text:p>0.83000076</text:p>
          </table:table-cell>
          <table:table-cell office:value-type="float" office:value="0.9184277">
            <text:p>0.9184277</text:p>
          </table:table-cell>
          <table:table-cell table:number-columns-repeated="2"/>
        </table:table-row>
        <table:table-row table:style-name="ro2">
          <table:table-cell office:value-type="float" office:value="2145">
            <text:p>2145</text:p>
          </table:table-cell>
          <table:table-cell office:value-type="float" office:value="0.1050002">
            <text:p>0.1050002</text:p>
          </table:table-cell>
          <table:table-cell office:value-type="float" office:value="0.100661">
            <text:p>0.100661</text:p>
          </table:table-cell>
          <table:table-cell office:value-type="float" office:value="0.82000077">
            <text:p>0.82000077</text:p>
          </table:table-cell>
          <table:table-cell office:value-type="float" office:value="0.87849605">
            <text:p>0.87849605</text:p>
          </table:table-cell>
          <table:table-cell table:number-columns-repeated="2"/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0.1025002">
            <text:p>0.1025002</text:p>
          </table:table-cell>
          <table:table-cell office:value-type="float" office:value="0.098830804">
            <text:p>0.098830804</text:p>
          </table:table-cell>
          <table:table-cell office:value-type="float" office:value="0.8100008">
            <text:p>0.8100008</text:p>
          </table:table-cell>
          <table:table-cell office:value-type="float" office:value="0.8518749">
            <text:p>0.8518749</text:p>
          </table:table-cell>
          <table:table-cell table:number-columns-repeated="2"/>
        </table:table-row>
        <table:table-row table:style-name="ro2">
          <table:table-cell office:value-type="float" office:value="2155">
            <text:p>2155</text:p>
          </table:table-cell>
          <table:table-cell office:value-type="float" office:value="0.1000002">
            <text:p>0.1000002</text:p>
          </table:table-cell>
          <table:table-cell office:value-type="float" office:value="0.0933402">
            <text:p>0.0933402</text:p>
          </table:table-cell>
          <table:table-cell office:value-type="float" office:value="0.8000008">
            <text:p>0.8000008</text:p>
          </table:table-cell>
          <table:table-cell office:value-type="float" office:value="0.8518749">
            <text:p>0.8518749</text:p>
          </table:table-cell>
          <table:table-cell table:number-columns-repeated="2"/>
        </table:table-row>
        <table:table-row table:style-name="ro2">
          <table:table-cell office:value-type="float" office:value="2160">
            <text:p>2160</text:p>
          </table:table-cell>
          <table:table-cell office:value-type="float" office:value="0.097500205">
            <text:p>0.097500205</text:p>
          </table:table-cell>
          <table:table-cell office:value-type="float" office:value="0.09151">
            <text:p>0.09151</text:p>
          </table:table-cell>
          <table:table-cell office:value-type="float" office:value="0.7900008">
            <text:p>0.7900008</text:p>
          </table:table-cell>
          <table:table-cell office:value-type="float" office:value="0.83856434">
            <text:p>0.83856434</text:p>
          </table:table-cell>
          <table:table-cell table:number-columns-repeated="2"/>
        </table:table-row>
        <table:table-row table:style-name="ro2">
          <table:table-cell office:value-type="float" office:value="2165">
            <text:p>2165</text:p>
          </table:table-cell>
          <table:table-cell office:value-type="float" office:value="0.09500021">
            <text:p>0.09500021</text:p>
          </table:table-cell>
          <table:table-cell office:value-type="float" office:value="0.0860194">
            <text:p>0.0860194</text:p>
          </table:table-cell>
          <table:table-cell office:value-type="float" office:value="0.7800008">
            <text:p>0.7800008</text:p>
          </table:table-cell>
          <table:table-cell office:value-type="float" office:value="0.8252538">
            <text:p>0.8252538</text:p>
          </table:table-cell>
          <table:table-cell table:number-columns-repeated="2"/>
        </table:table-row>
        <table:table-row table:style-name="ro2">
          <table:table-cell office:value-type="float" office:value="2170">
            <text:p>2170</text:p>
          </table:table-cell>
          <table:table-cell office:value-type="float" office:value="0.09250021">
            <text:p>0.09250021</text:p>
          </table:table-cell>
          <table:table-cell office:value-type="float" office:value="0.09151">
            <text:p>0.09151</text:p>
          </table:table-cell>
          <table:table-cell office:value-type="float" office:value="0.7700008">
            <text:p>0.7700008</text:p>
          </table:table-cell>
          <table:table-cell office:value-type="float" office:value="0.81194323">
            <text:p>0.81194323</text:p>
          </table:table-cell>
          <table:table-cell table:number-columns-repeated="2"/>
        </table:table-row>
        <table:table-row table:style-name="ro2">
          <table:table-cell office:value-type="float" office:value="2175">
            <text:p>2175</text:p>
          </table:table-cell>
          <table:table-cell office:value-type="float" office:value="0.09000021">
            <text:p>0.09000021</text:p>
          </table:table-cell>
          <table:table-cell office:value-type="float" office:value="0.0878496">
            <text:p>0.0878496</text:p>
          </table:table-cell>
          <table:table-cell office:value-type="float" office:value="0.7600008">
            <text:p>0.7600008</text:p>
          </table:table-cell>
          <table:table-cell office:value-type="float" office:value="0.7986327">
            <text:p>0.7986327</text:p>
          </table:table-cell>
          <table:table-cell table:number-columns-repeated="2"/>
        </table:table-row>
        <table:table-row table:style-name="ro2">
          <table:table-cell office:value-type="float" office:value="2180">
            <text:p>2180</text:p>
          </table:table-cell>
          <table:table-cell office:value-type="float" office:value="0.087500215">
            <text:p>0.087500215</text:p>
          </table:table-cell>
          <table:table-cell office:value-type="float" office:value="0.0805288">
            <text:p>0.0805288</text:p>
          </table:table-cell>
          <table:table-cell office:value-type="float" office:value="0.75000083">
            <text:p>0.75000083</text:p>
          </table:table-cell>
          <table:table-cell office:value-type="float" office:value="0.7986327">
            <text:p>0.7986327</text:p>
          </table:table-cell>
          <table:table-cell table:number-columns-repeated="2"/>
        </table:table-row>
        <table:table-row table:style-name="ro2">
          <table:table-cell office:value-type="float" office:value="2185">
            <text:p>2185</text:p>
          </table:table-cell>
          <table:table-cell office:value-type="float" office:value="0.08500022">
            <text:p>0.08500022</text:p>
          </table:table-cell>
          <table:table-cell office:value-type="float" office:value="0.0805288">
            <text:p>0.0805288</text:p>
          </table:table-cell>
          <table:table-cell office:value-type="float" office:value="0.74000084">
            <text:p>0.74000084</text:p>
          </table:table-cell>
          <table:table-cell office:value-type="float" office:value="0.77201164">
            <text:p>0.77201164</text:p>
          </table:table-cell>
          <table:table-cell table:number-columns-repeated="2"/>
        </table:table-row>
        <table:table-row table:style-name="ro2">
          <table:table-cell office:value-type="float" office:value="2190">
            <text:p>2190</text:p>
          </table:table-cell>
          <table:table-cell office:value-type="float" office:value="0.08250022">
            <text:p>0.08250022</text:p>
          </table:table-cell>
          <table:table-cell office:value-type="float" office:value="0.073208004">
            <text:p>0.073208004</text:p>
          </table:table-cell>
          <table:table-cell office:value-type="float" office:value="0.73000085">
            <text:p>0.73000085</text:p>
          </table:table-cell>
          <table:table-cell office:value-type="float" office:value="0.74539053">
            <text:p>0.74539053</text:p>
          </table:table-cell>
          <table:table-cell table:number-columns-repeated="2"/>
        </table:table-row>
        <table:table-row table:style-name="ro2">
          <table:table-cell office:value-type="float" office:value="2195">
            <text:p>2195</text:p>
          </table:table-cell>
          <table:table-cell office:value-type="float" office:value="0.08000022">
            <text:p>0.08000022</text:p>
          </table:table-cell>
          <table:table-cell office:value-type="float" office:value="0.073208004">
            <text:p>0.073208004</text:p>
          </table:table-cell>
          <table:table-cell office:value-type="float" office:value="0.72000086">
            <text:p>0.72000086</text:p>
          </table:table-cell>
          <table:table-cell office:value-type="float" office:value="0.74539053">
            <text:p>0.74539053</text:p>
          </table:table-cell>
          <table:table-cell table:number-columns-repeated="2"/>
        </table:table-row>
        <table:table-row table:style-name="ro2">
          <table:table-cell office:value-type="float" office:value="2200">
            <text:p>2200</text:p>
          </table:table-cell>
          <table:table-cell office:value-type="float" office:value="0.077500224">
            <text:p>0.077500224</text:p>
          </table:table-cell>
          <table:table-cell office:value-type="float" office:value="0.07137781">
            <text:p>0.07137781</text:p>
          </table:table-cell>
          <table:table-cell office:value-type="float" office:value="0.7100009">
            <text:p>0.7100009</text:p>
          </table:table-cell>
          <table:table-cell office:value-type="float" office:value="0.7054589">
            <text:p>0.7054589</text:p>
          </table:table-cell>
          <table:table-cell table:number-columns-repeated="2"/>
        </table:table-row>
        <table:table-row table:style-name="ro2">
          <table:table-cell office:value-type="float" office:value="2205">
            <text:p>2205</text:p>
          </table:table-cell>
          <table:table-cell office:value-type="float" office:value="0.07500023">
            <text:p>0.07500023</text:p>
          </table:table-cell>
          <table:table-cell office:value-type="float" office:value="0.0695476">
            <text:p>0.0695476</text:p>
          </table:table-cell>
          <table:table-cell office:value-type="float" office:value="0.7000009">
            <text:p>0.7000009</text:p>
          </table:table-cell>
          <table:table-cell office:value-type="float" office:value="0.6921483">
            <text:p>0.6921483</text:p>
          </table:table-cell>
          <table:table-cell table:number-columns-repeated="2"/>
        </table:table-row>
        <table:table-row table:style-name="ro2">
          <table:table-cell office:value-type="float" office:value="2210">
            <text:p>2210</text:p>
          </table:table-cell>
          <table:table-cell office:value-type="float" office:value="0.07250023">
            <text:p>0.07250023</text:p>
          </table:table-cell>
          <table:table-cell office:value-type="float" office:value="0.064057">
            <text:p>0.064057</text:p>
          </table:table-cell>
          <table:table-cell office:value-type="float" office:value="0.6900009">
            <text:p>0.6900009</text:p>
          </table:table-cell>
          <table:table-cell office:value-type="float" office:value="0.67883784">
            <text:p>0.67883784</text:p>
          </table:table-cell>
          <table:table-cell table:number-columns-repeated="2"/>
        </table:table-row>
        <table:table-row table:style-name="ro2">
          <table:table-cell office:value-type="float" office:value="2215">
            <text:p>2215</text:p>
          </table:table-cell>
          <table:table-cell office:value-type="float" office:value="0.07000023">
            <text:p>0.07000023</text:p>
          </table:table-cell>
          <table:table-cell office:value-type="float" office:value="0.064057">
            <text:p>0.064057</text:p>
          </table:table-cell>
          <table:table-cell office:value-type="float" office:value="0.6800009">
            <text:p>0.6800009</text:p>
          </table:table-cell>
          <table:table-cell office:value-type="float" office:value="0.6655273">
            <text:p>0.6655273</text:p>
          </table:table-cell>
          <table:table-cell table:number-columns-repeated="2"/>
        </table:table-row>
        <table:table-row table:style-name="ro2">
          <table:table-cell office:value-type="float" office:value="2220">
            <text:p>2220</text:p>
          </table:table-cell>
          <table:table-cell office:value-type="float" office:value="0.06750023">
            <text:p>0.06750023</text:p>
          </table:table-cell>
          <table:table-cell office:value-type="float" office:value="0.062226802">
            <text:p>0.062226802</text:p>
          </table:table-cell>
          <table:table-cell office:value-type="float" office:value="0.6700009">
            <text:p>0.6700009</text:p>
          </table:table-cell>
          <table:table-cell office:value-type="float" office:value="0.6655273">
            <text:p>0.6655273</text:p>
          </table:table-cell>
          <table:table-cell table:number-columns-repeated="2"/>
        </table:table-row>
        <table:table-row table:style-name="ro2">
          <table:table-cell office:value-type="float" office:value="2225">
            <text:p>2225</text:p>
          </table:table-cell>
          <table:table-cell office:value-type="float" office:value="0.065000236">
            <text:p>0.065000236</text:p>
          </table:table-cell>
          <table:table-cell office:value-type="float" office:value="0.058566403">
            <text:p>0.058566403</text:p>
          </table:table-cell>
          <table:table-cell office:value-type="float" office:value="0.6600009">
            <text:p>0.6600009</text:p>
          </table:table-cell>
          <table:table-cell office:value-type="float" office:value="0.6255956">
            <text:p>0.6255956</text:p>
          </table:table-cell>
          <table:table-cell table:number-columns-repeated="2"/>
        </table:table-row>
        <table:table-row table:style-name="ro2">
          <table:table-cell office:value-type="float" office:value="2230">
            <text:p>2230</text:p>
          </table:table-cell>
          <table:table-cell office:value-type="float" office:value="0.06250024">
            <text:p>0.06250024</text:p>
          </table:table-cell>
          <table:table-cell office:value-type="float" office:value="0.058566403">
            <text:p>0.058566403</text:p>
          </table:table-cell>
          <table:table-cell office:value-type="float" office:value="0.65000093">
            <text:p>0.65000093</text:p>
          </table:table-cell>
          <table:table-cell office:value-type="float" office:value="0.6389062">
            <text:p>0.6389062</text:p>
          </table:table-cell>
          <table:table-cell table:number-columns-repeated="2"/>
        </table:table-row>
        <table:table-row table:style-name="ro2">
          <table:table-cell office:value-type="float" office:value="2235">
            <text:p>2235</text:p>
          </table:table-cell>
          <table:table-cell office:value-type="float" office:value="0.060000237">
            <text:p>0.060000237</text:p>
          </table:table-cell>
          <table:table-cell office:value-type="float" office:value="0.054906003">
            <text:p>0.054906003</text:p>
          </table:table-cell>
          <table:table-cell office:value-type="float" office:value="0.64000094">
            <text:p>0.64000094</text:p>
          </table:table-cell>
          <table:table-cell office:value-type="float" office:value="0.6122851">
            <text:p>0.6122851</text:p>
          </table:table-cell>
          <table:table-cell table:number-columns-repeated="2"/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0.057500236">
            <text:p>0.057500236</text:p>
          </table:table-cell>
          <table:table-cell office:value-type="float" office:value="0.0530758">
            <text:p>0.0530758</text:p>
          </table:table-cell>
          <table:table-cell office:value-type="float" office:value="0.63000095">
            <text:p>0.63000095</text:p>
          </table:table-cell>
          <table:table-cell office:value-type="float" office:value="0.5989746">
            <text:p>0.5989746</text:p>
          </table:table-cell>
          <table:table-cell table:number-columns-repeated="2"/>
        </table:table-row>
        <table:table-row table:style-name="ro2">
          <table:table-cell office:value-type="float" office:value="2245">
            <text:p>2245</text:p>
          </table:table-cell>
          <table:table-cell office:value-type="float" office:value="0.055000234">
            <text:p>0.055000234</text:p>
          </table:table-cell>
          <table:table-cell office:value-type="float" office:value="0.049415402">
            <text:p>0.049415402</text:p>
          </table:table-cell>
          <table:table-cell office:value-type="float" office:value="0.62000096">
            <text:p>0.62000096</text:p>
          </table:table-cell>
          <table:table-cell office:value-type="float" office:value="0.55904293">
            <text:p>0.55904293</text:p>
          </table:table-cell>
          <table:table-cell table:number-columns-repeated="2"/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0.052500233">
            <text:p>0.052500233</text:p>
          </table:table-cell>
          <table:table-cell office:value-type="float" office:value="0.049415402">
            <text:p>0.049415402</text:p>
          </table:table-cell>
          <table:table-cell office:value-type="float" office:value="0.61000097">
            <text:p>0.61000097</text:p>
          </table:table-cell>
          <table:table-cell office:value-type="float" office:value="0.5723535">
            <text:p>0.5723535</text:p>
          </table:table-cell>
          <table:table-cell table:number-columns-repeated="2"/>
        </table:table-row>
        <table:table-row table:style-name="ro2">
          <table:table-cell office:value-type="float" office:value="2255">
            <text:p>2255</text:p>
          </table:table-cell>
          <table:table-cell office:value-type="float" office:value="0.05000023">
            <text:p>0.05000023</text:p>
          </table:table-cell>
          <table:table-cell office:value-type="float" office:value="0.0475852">
            <text:p>0.0475852</text:p>
          </table:table-cell>
          <table:table-cell office:value-type="float" office:value="0.600001">
            <text:p>0.600001</text:p>
          </table:table-cell>
          <table:table-cell office:value-type="float" office:value="0.5324218">
            <text:p>0.5324218</text:p>
          </table:table-cell>
          <table:table-cell table:number-columns-repeated="2"/>
        </table:table-row>
        <table:table-row table:style-name="ro2">
          <table:table-cell office:value-type="float" office:value="2260">
            <text:p>2260</text:p>
          </table:table-cell>
          <table:table-cell office:value-type="float" office:value="0.04750023">
            <text:p>0.04750023</text:p>
          </table:table-cell>
          <table:table-cell office:value-type="float" office:value="0.045755">
            <text:p>0.045755</text:p>
          </table:table-cell>
          <table:table-cell office:value-type="float" office:value="0.590001">
            <text:p>0.590001</text:p>
          </table:table-cell>
          <table:table-cell office:value-type="float" office:value="0.5457324">
            <text:p>0.5457324</text:p>
          </table:table-cell>
          <table:table-cell table:number-columns-repeated="2"/>
        </table:table-row>
        <table:table-row table:style-name="ro2">
          <table:table-cell office:value-type="float" office:value="2265">
            <text:p>2265</text:p>
          </table:table-cell>
          <table:table-cell office:value-type="float" office:value="0.04500023">
            <text:p>0.04500023</text:p>
          </table:table-cell>
          <table:table-cell office:value-type="float" office:value="0.0420946">
            <text:p>0.0420946</text:p>
          </table:table-cell>
          <table:table-cell office:value-type="float" office:value="0.580001">
            <text:p>0.580001</text:p>
          </table:table-cell>
          <table:table-cell office:value-type="float" office:value="0.5324218">
            <text:p>0.5324218</text:p>
          </table:table-cell>
          <table:table-cell table:number-columns-repeated="2"/>
        </table:table-row>
        <table:table-row table:style-name="ro2">
          <table:table-cell office:value-type="float" office:value="2270">
            <text:p>2270</text:p>
          </table:table-cell>
          <table:table-cell office:value-type="float" office:value="0.042500228">
            <text:p>0.042500228</text:p>
          </table:table-cell>
          <table:table-cell office:value-type="float" office:value="0.040264398">
            <text:p>0.040264398</text:p>
          </table:table-cell>
          <table:table-cell office:value-type="float" office:value="0.570001">
            <text:p>0.570001</text:p>
          </table:table-cell>
          <table:table-cell office:value-type="float" office:value="0.5058007">
            <text:p>0.5058007</text:p>
          </table:table-cell>
          <table:table-cell table:number-columns-repeated="2"/>
        </table:table-row>
        <table:table-row table:style-name="ro2">
          <table:table-cell office:value-type="float" office:value="2275">
            <text:p>2275</text:p>
          </table:table-cell>
          <table:table-cell office:value-type="float" office:value="0.040000226">
            <text:p>0.040000226</text:p>
          </table:table-cell>
          <table:table-cell office:value-type="float" office:value="0.0384342">
            <text:p>0.0384342</text:p>
          </table:table-cell>
          <table:table-cell office:value-type="float" office:value="0.560001">
            <text:p>0.560001</text:p>
          </table:table-cell>
          <table:table-cell office:value-type="float" office:value="0.5191113">
            <text:p>0.5191113</text:p>
          </table:table-cell>
          <table:table-cell table:number-columns-repeated="2"/>
        </table:table-row>
        <table:table-row table:style-name="ro2">
          <table:table-cell office:value-type="float" office:value="2280">
            <text:p>2280</text:p>
          </table:table-cell>
          <table:table-cell office:value-type="float" office:value="0.037500225">
            <text:p>0.037500225</text:p>
          </table:table-cell>
          <table:table-cell office:value-type="float" office:value="0.0347738">
            <text:p>0.0347738</text:p>
          </table:table-cell>
          <table:table-cell office:value-type="float" office:value="0.550001">
            <text:p>0.550001</text:p>
          </table:table-cell>
          <table:table-cell office:value-type="float" office:value="0.5058007">
            <text:p>0.5058007</text:p>
          </table:table-cell>
          <table:table-cell table:number-columns-repeated="2"/>
        </table:table-row>
        <table:table-row table:style-name="ro2">
          <table:table-cell office:value-type="float" office:value="2285">
            <text:p>2285</text:p>
          </table:table-cell>
          <table:table-cell office:value-type="float" office:value="0.035000224">
            <text:p>0.035000224</text:p>
          </table:table-cell>
          <table:table-cell office:value-type="float" office:value="0.032943603">
            <text:p>0.032943603</text:p>
          </table:table-cell>
          <table:table-cell office:value-type="float" office:value="0.54000103">
            <text:p>0.54000103</text:p>
          </table:table-cell>
          <table:table-cell office:value-type="float" office:value="0.49249017">
            <text:p>0.49249017</text:p>
          </table:table-cell>
          <table:table-cell table:number-columns-repeated="2"/>
        </table:table-row>
        <table:table-row table:style-name="ro2">
          <table:table-cell office:value-type="float" office:value="2290">
            <text:p>2290</text:p>
          </table:table-cell>
          <table:table-cell office:value-type="float" office:value="0.032500222">
            <text:p>0.032500222</text:p>
          </table:table-cell>
          <table:table-cell office:value-type="float" office:value="0.0347738">
            <text:p>0.0347738</text:p>
          </table:table-cell>
          <table:table-cell office:value-type="float" office:value="0.53000104">
            <text:p>0.53000104</text:p>
          </table:table-cell>
          <table:table-cell office:value-type="float" office:value="0.47917962">
            <text:p>0.47917962</text:p>
          </table:table-cell>
          <table:table-cell table:number-columns-repeated="2"/>
        </table:table-row>
        <table:table-row table:style-name="ro2">
          <table:table-cell office:value-type="float" office:value="2295">
            <text:p>2295</text:p>
          </table:table-cell>
          <table:table-cell office:value-type="float" office:value="0.030000223">
            <text:p>0.030000223</text:p>
          </table:table-cell>
          <table:table-cell office:value-type="float" office:value="0.027453002">
            <text:p>0.027453002</text:p>
          </table:table-cell>
          <table:table-cell office:value-type="float" office:value="0.52000105">
            <text:p>0.52000105</text:p>
          </table:table-cell>
          <table:table-cell office:value-type="float" office:value="0.46586913">
            <text:p>0.46586913</text:p>
          </table:table-cell>
          <table:table-cell table:number-columns-repeated="2"/>
        </table:table-row>
        <table:table-row table:style-name="ro2">
          <table:table-cell office:value-type="float" office:value="2300">
            <text:p>2300</text:p>
          </table:table-cell>
          <table:table-cell office:value-type="float" office:value="0.027500223">
            <text:p>0.027500223</text:p>
          </table:table-cell>
          <table:table-cell office:value-type="float" office:value="0.0256228">
            <text:p>0.0256228</text:p>
          </table:table-cell>
          <table:table-cell office:value-type="float" office:value="0.51000106">
            <text:p>0.51000106</text:p>
          </table:table-cell>
          <table:table-cell office:value-type="float" office:value="0.46586913">
            <text:p>0.46586913</text:p>
          </table:table-cell>
          <table:table-cell table:number-columns-repeated="2"/>
        </table:table-row>
        <table:table-row table:style-name="ro2">
          <table:table-cell office:value-type="float" office:value="2305">
            <text:p>2305</text:p>
          </table:table-cell>
          <table:table-cell office:value-type="float" office:value="0.025000224">
            <text:p>0.025000224</text:p>
          </table:table-cell>
          <table:table-cell office:value-type="float" office:value="0.0256228">
            <text:p>0.0256228</text:p>
          </table:table-cell>
          <table:table-cell office:value-type="float" office:value="0.5000011">
            <text:p>0.5000011</text:p>
          </table:table-cell>
          <table:table-cell office:value-type="float" office:value="0.46586913">
            <text:p>0.46586913</text:p>
          </table:table-cell>
          <table:table-cell table:number-columns-repeated="2"/>
        </table:table-row>
        <table:table-row table:style-name="ro2">
          <table:table-cell office:value-type="float" office:value="2310">
            <text:p>2310</text:p>
          </table:table-cell>
          <table:table-cell office:value-type="float" office:value="0.022500224">
            <text:p>0.022500224</text:p>
          </table:table-cell>
          <table:table-cell office:value-type="float" office:value="0.0219624">
            <text:p>0.0219624</text:p>
          </table:table-cell>
          <table:table-cell office:value-type="float" office:value="0.49000108">
            <text:p>0.49000108</text:p>
          </table:table-cell>
          <table:table-cell office:value-type="float" office:value="0.43924803">
            <text:p>0.43924803</text:p>
          </table:table-cell>
          <table:table-cell table:number-columns-repeated="2"/>
        </table:table-row>
        <table:table-row table:style-name="ro2">
          <table:table-cell office:value-type="float" office:value="2315">
            <text:p>2315</text:p>
          </table:table-cell>
          <table:table-cell office:value-type="float" office:value="0.020000225">
            <text:p>0.020000225</text:p>
          </table:table-cell>
          <table:table-cell office:value-type="float" office:value="0.0219624">
            <text:p>0.0219624</text:p>
          </table:table-cell>
          <table:table-cell office:value-type="float" office:value="0.4800011">
            <text:p>0.4800011</text:p>
          </table:table-cell>
          <table:table-cell office:value-type="float" office:value="0.43924803">
            <text:p>0.43924803</text:p>
          </table:table-cell>
          <table:table-cell table:number-columns-repeated="2"/>
        </table:table-row>
        <table:table-row table:style-name="ro2">
          <table:table-cell office:value-type="float" office:value="2320">
            <text:p>2320</text:p>
          </table:table-cell>
          <table:table-cell office:value-type="float" office:value="0.017500225">
            <text:p>0.017500225</text:p>
          </table:table-cell>
          <table:table-cell office:value-type="float" office:value="0.0219624">
            <text:p>0.0219624</text:p>
          </table:table-cell>
          <table:table-cell office:value-type="float" office:value="0.4700011">
            <text:p>0.4700011</text:p>
          </table:table-cell>
          <table:table-cell office:value-type="float" office:value="0.42593744">
            <text:p>0.42593744</text:p>
          </table:table-cell>
          <table:table-cell table:number-columns-repeated="2"/>
        </table:table-row>
        <table:table-row table:style-name="ro2">
          <table:table-cell office:value-type="float" office:value="2325">
            <text:p>2325</text:p>
          </table:table-cell>
          <table:table-cell office:value-type="float" office:value="0.015000226">
            <text:p>0.015000226</text:p>
          </table:table-cell>
          <table:table-cell office:value-type="float" office:value="0.018302001">
            <text:p>0.018302001</text:p>
          </table:table-cell>
          <table:table-cell office:value-type="float" office:value="0.4600011">
            <text:p>0.4600011</text:p>
          </table:table-cell>
          <table:table-cell office:value-type="float" office:value="0.43924803">
            <text:p>0.43924803</text:p>
          </table:table-cell>
          <table:table-cell table:number-columns-repeated="2"/>
        </table:table-row>
        <table:table-row table:style-name="ro2">
          <table:table-cell office:value-type="float" office:value="2330">
            <text:p>2330</text:p>
          </table:table-cell>
          <table:table-cell office:value-type="float" office:value="0.0125002265">
            <text:p>0.0125002265</text:p>
          </table:table-cell>
          <table:table-cell office:value-type="float" office:value="0.016471801">
            <text:p>0.016471801</text:p>
          </table:table-cell>
          <table:table-cell office:value-type="float" office:value="0.45000112">
            <text:p>0.45000112</text:p>
          </table:table-cell>
          <table:table-cell office:value-type="float" office:value="0.45255858">
            <text:p>0.45255858</text:p>
          </table:table-cell>
          <table:table-cell table:number-columns-repeated="2"/>
        </table:table-row>
        <table:table-row table:style-name="ro2">
          <table:table-cell office:value-type="float" office:value="2335">
            <text:p>2335</text:p>
          </table:table-cell>
          <table:table-cell office:value-type="float" office:value="0.010000227">
            <text:p>0.010000227</text:p>
          </table:table-cell>
          <table:table-cell office:value-type="float" office:value="0.014641601">
            <text:p>0.014641601</text:p>
          </table:table-cell>
          <table:table-cell office:value-type="float" office:value="0.44000113">
            <text:p>0.44000113</text:p>
          </table:table-cell>
          <table:table-cell office:value-type="float" office:value="0.43924803">
            <text:p>0.43924803</text:p>
          </table:table-cell>
          <table:table-cell table:number-columns-repeated="2"/>
        </table:table-row>
        <table:table-row table:style-name="ro2">
          <table:table-cell office:value-type="float" office:value="2340">
            <text:p>2340</text:p>
          </table:table-cell>
          <table:table-cell office:value-type="float" office:value="0.007500227">
            <text:p>0.007500227</text:p>
          </table:table-cell>
          <table:table-cell office:value-type="float" office:value="0.0128114">
            <text:p>0.0128114</text:p>
          </table:table-cell>
          <table:table-cell office:value-type="float" office:value="0.43000114">
            <text:p>0.43000114</text:p>
          </table:table-cell>
          <table:table-cell office:value-type="float" office:value="0.42593744">
            <text:p>0.42593744</text:p>
          </table:table-cell>
          <table:table-cell table:number-columns-repeated="2"/>
        </table:table-row>
        <table:table-row table:style-name="ro2">
          <table:table-cell office:value-type="float" office:value="2345">
            <text:p>2345</text:p>
          </table:table-cell>
          <table:table-cell office:value-type="float" office:value="0.005000227">
            <text:p>0.005000227</text:p>
          </table:table-cell>
          <table:table-cell office:value-type="float" office:value="0.0128114">
            <text:p>0.0128114</text:p>
          </table:table-cell>
          <table:table-cell office:value-type="float" office:value="0.42000115">
            <text:p>0.42000115</text:p>
          </table:table-cell>
          <table:table-cell office:value-type="float" office:value="0.43924803">
            <text:p>0.43924803</text:p>
          </table:table-cell>
          <table:table-cell table:number-columns-repeated="2"/>
        </table:table-row>
        <table:table-row table:style-name="ro2">
          <table:table-cell office:value-type="float" office:value="2350">
            <text:p>2350</text:p>
          </table:table-cell>
          <table:table-cell office:value-type="float" office:value="0.0025002272">
            <text:p>0.0025002272</text:p>
          </table:table-cell>
          <table:table-cell office:value-type="float" office:value="0.0109812">
            <text:p>0.0109812</text:p>
          </table:table-cell>
          <table:table-cell office:value-type="float" office:value="0.41000116">
            <text:p>0.41000116</text:p>
          </table:table-cell>
          <table:table-cell office:value-type="float" office:value="0.42593744">
            <text:p>0.42593744</text:p>
          </table:table-cell>
          <table:table-cell table:number-columns-repeated="2"/>
        </table:table-row>
        <table:table-row table:style-name="ro2">
          <table:table-cell office:value-type="float" office:value="2355">
            <text:p>2355</text:p>
          </table:table-cell>
          <table:table-cell office:value-type="float" office:value="0.00000022724271">
            <text:p>2.2724271E-007</text:p>
          </table:table-cell>
          <table:table-cell office:value-type="float" office:value="0.0073208003">
            <text:p>0.0073208003</text:p>
          </table:table-cell>
          <table:table-cell office:value-type="float" office:value="0.40000117">
            <text:p>0.40000117</text:p>
          </table:table-cell>
          <table:table-cell office:value-type="float" office:value="0.4126269">
            <text:p>0.4126269</text:p>
          </table:table-cell>
          <table:table-cell table:number-columns-repeated="2"/>
        </table:table-row>
        <table:table-row table:style-name="ro2">
          <table:table-cell office:value-type="float" office:value="2360">
            <text:p>2360</text:p>
          </table:table-cell>
          <table:table-cell office:value-type="float" office:value="-0.0024997727">
            <text:p>-0.0024997727</text:p>
          </table:table-cell>
          <table:table-cell office:value-type="float" office:value="0.0054906">
            <text:p>0.0054906</text:p>
          </table:table-cell>
          <table:table-cell office:value-type="float" office:value="0.39000118">
            <text:p>0.39000118</text:p>
          </table:table-cell>
          <table:table-cell office:value-type="float" office:value="0.39931634">
            <text:p>0.39931634</text:p>
          </table:table-cell>
          <table:table-cell table:number-columns-repeated="2"/>
        </table:table-row>
        <table:table-row table:style-name="ro2">
          <table:table-cell office:value-type="float" office:value="2365">
            <text:p>2365</text:p>
          </table:table-cell>
          <table:table-cell office:value-type="float" office:value="-0.0049997726">
            <text:p>-0.0049997726</text:p>
          </table:table-cell>
          <table:table-cell office:value-type="float" office:value="0.0054906">
            <text:p>0.0054906</text:p>
          </table:table-cell>
          <table:table-cell office:value-type="float" office:value="0.3800012">
            <text:p>0.3800012</text:p>
          </table:table-cell>
          <table:table-cell office:value-type="float" office:value="0.38600582">
            <text:p>0.38600582</text:p>
          </table:table-cell>
          <table:table-cell table:number-columns-repeated="2"/>
        </table:table-row>
        <table:table-row table:style-name="ro2">
          <table:table-cell office:value-type="float" office:value="2370">
            <text:p>2370</text:p>
          </table:table-cell>
          <table:table-cell office:value-type="float" office:value="-0.0074997726">
            <text:p>-0.0074997726</text:p>
          </table:table-cell>
          <table:table-cell office:value-type="float" office:value="0.0018302001">
            <text:p>0.0018302001</text:p>
          </table:table-cell>
          <table:table-cell office:value-type="float" office:value="0.3700012">
            <text:p>0.3700012</text:p>
          </table:table-cell>
          <table:table-cell office:value-type="float" office:value="0.38600582">
            <text:p>0.38600582</text:p>
          </table:table-cell>
          <table:table-cell table:number-columns-repeated="2"/>
        </table:table-row>
        <table:table-row table:style-name="ro2">
          <table:table-cell office:value-type="float" office:value="2375">
            <text:p>2375</text:p>
          </table:table-cell>
          <table:table-cell office:value-type="float" office:value="-0.0099997725">
            <text:p>-0.0099997725</text:p>
          </table:table-cell>
          <table:table-cell office:value-type="float" office:value="0.0036604002">
            <text:p>0.0036604002</text:p>
          </table:table-cell>
          <table:table-cell office:value-type="float" office:value="0.3600012">
            <text:p>0.3600012</text:p>
          </table:table-cell>
          <table:table-cell office:value-type="float" office:value="0.35938472">
            <text:p>0.35938472</text:p>
          </table:table-cell>
          <table:table-cell table:number-columns-repeated="2"/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-0.012499772">
            <text:p>-0.012499772</text:p>
          </table:table-cell>
          <table:table-cell office:value-type="float" office:value="0.0018302001">
            <text:p>0.0018302001</text:p>
          </table:table-cell>
          <table:table-cell office:value-type="float" office:value="0.35000122">
            <text:p>0.35000122</text:p>
          </table:table-cell>
          <table:table-cell office:value-type="float" office:value="0.38600582">
            <text:p>0.38600582</text:p>
          </table:table-cell>
          <table:table-cell table:number-columns-repeated="2"/>
        </table:table-row>
        <table:table-row table:style-name="ro2">
          <table:table-cell office:value-type="float" office:value="2385">
            <text:p>2385</text:p>
          </table:table-cell>
          <table:table-cell office:value-type="float" office:value="-0.0149997715">
            <text:p>-0.0149997715</text:p>
          </table:table-cell>
          <table:table-cell office:value-type="float" office:value="0">
            <text:p>0</text:p>
          </table:table-cell>
          <table:table-cell office:value-type="float" office:value="0.34000123">
            <text:p>0.34000123</text:p>
          </table:table-cell>
          <table:table-cell office:value-type="float" office:value="0.37269527">
            <text:p>0.37269527</text:p>
          </table:table-cell>
          <table:table-cell table:number-columns-repeated="2"/>
        </table:table-row>
        <table:table-row table:style-name="ro2">
          <table:table-cell office:value-type="float" office:value="2390">
            <text:p>2390</text:p>
          </table:table-cell>
          <table:table-cell office:value-type="float" office:value="-0.017499771">
            <text:p>-0.017499771</text:p>
          </table:table-cell>
          <table:table-cell office:value-type="float" office:value="0">
            <text:p>0</text:p>
          </table:table-cell>
          <table:table-cell office:value-type="float" office:value="0.33000124">
            <text:p>0.33000124</text:p>
          </table:table-cell>
          <table:table-cell office:value-type="float" office:value="0.35938472">
            <text:p>0.35938472</text:p>
          </table:table-cell>
          <table:table-cell table:number-columns-repeated="2"/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-0.01999977">
            <text:p>-0.01999977</text:p>
          </table:table-cell>
          <table:table-cell office:value-type="float" office:value="0">
            <text:p>0</text:p>
          </table:table-cell>
          <table:table-cell office:value-type="float" office:value="0.32000124">
            <text:p>0.32000124</text:p>
          </table:table-cell>
          <table:table-cell office:value-type="float" office:value="0.34607416">
            <text:p>0.34607416</text:p>
          </table:table-cell>
          <table:table-cell table:number-columns-repeated="2"/>
        </table:table-row>
        <table:table-row table:style-name="ro2">
          <table:table-cell office:value-type="float" office:value="2400">
            <text:p>2400</text:p>
          </table:table-cell>
          <table:table-cell office:value-type="float" office:value="-0.02249977">
            <text:p>-0.02249977</text:p>
          </table:table-cell>
          <table:table-cell office:value-type="float" office:value="-0.0018302001">
            <text:p>-0.0018302001</text:p>
          </table:table-cell>
          <table:table-cell office:value-type="float" office:value="0.31000125">
            <text:p>0.31000125</text:p>
          </table:table-cell>
          <table:table-cell office:value-type="float" office:value="0.35938472">
            <text:p>0.35938472</text:p>
          </table:table-cell>
          <table:table-cell table:number-columns-repeated="2"/>
        </table:table-row>
        <table:table-row table:style-name="ro2">
          <table:table-cell office:value-type="float" office:value="2405">
            <text:p>2405</text:p>
          </table:table-cell>
          <table:table-cell office:value-type="float" office:value="-0.02499977">
            <text:p>-0.02499977</text:p>
          </table:table-cell>
          <table:table-cell office:value-type="float" office:value="-0.0018302001">
            <text:p>-0.0018302001</text:p>
          </table:table-cell>
          <table:table-cell office:value-type="float" office:value="0.30000126">
            <text:p>0.30000126</text:p>
          </table:table-cell>
          <table:table-cell office:value-type="float" office:value="0.3194531">
            <text:p>0.3194531</text:p>
          </table:table-cell>
          <table:table-cell table:number-columns-repeated="2"/>
        </table:table-row>
        <table:table-row table:style-name="ro2">
          <table:table-cell office:value-type="float" office:value="2410">
            <text:p>2410</text:p>
          </table:table-cell>
          <table:table-cell office:value-type="float" office:value="-0.027499769">
            <text:p>-0.027499769</text:p>
          </table:table-cell>
          <table:table-cell office:value-type="float" office:value="-0.0036604002">
            <text:p>-0.0036604002</text:p>
          </table:table-cell>
          <table:table-cell office:value-type="float" office:value="0.29000127">
            <text:p>0.29000127</text:p>
          </table:table-cell>
          <table:table-cell office:value-type="float" office:value="0.3194531">
            <text:p>0.3194531</text:p>
          </table:table-cell>
          <table:table-cell table:number-columns-repeated="2"/>
        </table:table-row>
        <table:table-row table:style-name="ro2">
          <table:table-cell office:value-type="float" office:value="2415">
            <text:p>2415</text:p>
          </table:table-cell>
          <table:table-cell office:value-type="float" office:value="-0.029999768">
            <text:p>-0.029999768</text:p>
          </table:table-cell>
          <table:table-cell office:value-type="float" office:value="-0.0018302001">
            <text:p>-0.0018302001</text:p>
          </table:table-cell>
          <table:table-cell office:value-type="float" office:value="0.28000128">
            <text:p>0.28000128</text:p>
          </table:table-cell>
          <table:table-cell office:value-type="float" office:value="0.3194531">
            <text:p>0.3194531</text:p>
          </table:table-cell>
          <table:table-cell table:number-columns-repeated="2"/>
        </table:table-row>
        <table:table-row table:style-name="ro2">
          <table:table-cell office:value-type="float" office:value="2420">
            <text:p>2420</text:p>
          </table:table-cell>
          <table:table-cell office:value-type="float" office:value="-0.032499768">
            <text:p>-0.032499768</text:p>
          </table:table-cell>
          <table:table-cell office:value-type="float" office:value="-0.0054906">
            <text:p>-0.0054906</text:p>
          </table:table-cell>
          <table:table-cell office:value-type="float" office:value="0.2700013">
            <text:p>0.2700013</text:p>
          </table:table-cell>
          <table:table-cell office:value-type="float" office:value="0.30614254">
            <text:p>0.30614254</text:p>
          </table:table-cell>
          <table:table-cell table:number-columns-repeated="2"/>
        </table:table-row>
        <table:table-row table:style-name="ro2">
          <table:table-cell office:value-type="float" office:value="2425">
            <text:p>2425</text:p>
          </table:table-cell>
          <table:table-cell office:value-type="float" office:value="-0.03499977">
            <text:p>-0.03499977</text:p>
          </table:table-cell>
          <table:table-cell office:value-type="float" office:value="-0.0054906">
            <text:p>-0.0054906</text:p>
          </table:table-cell>
          <table:table-cell office:value-type="float" office:value="0.2600013">
            <text:p>0.2600013</text:p>
          </table:table-cell>
          <table:table-cell office:value-type="float" office:value="0.30614254">
            <text:p>0.30614254</text:p>
          </table:table-cell>
          <table:table-cell table:number-columns-repeated="2"/>
        </table:table-row>
        <table:table-row table:style-name="ro2">
          <table:table-cell office:value-type="float" office:value="2430">
            <text:p>2430</text:p>
          </table:table-cell>
          <table:table-cell office:value-type="float" office:value="-0.03749977">
            <text:p>-0.03749977</text:p>
          </table:table-cell>
          <table:table-cell office:value-type="float" office:value="-0.0054906">
            <text:p>-0.0054906</text:p>
          </table:table-cell>
          <table:table-cell office:value-type="float" office:value="0.2500013">
            <text:p>0.2500013</text:p>
          </table:table-cell>
          <table:table-cell office:value-type="float" office:value="0.27952147">
            <text:p>0.27952147</text:p>
          </table:table-cell>
          <table:table-cell table:number-columns-repeated="2"/>
        </table:table-row>
        <table:table-row table:style-name="ro2">
          <table:table-cell office:value-type="float" office:value="2435">
            <text:p>2435</text:p>
          </table:table-cell>
          <table:table-cell office:value-type="float" office:value="-0.039999772">
            <text:p>-0.039999772</text:p>
          </table:table-cell>
          <table:table-cell office:value-type="float" office:value="-0.0109812">
            <text:p>-0.0109812</text:p>
          </table:table-cell>
          <table:table-cell office:value-type="float" office:value="0.2400013">
            <text:p>0.2400013</text:p>
          </table:table-cell>
          <table:table-cell office:value-type="float" office:value="0.27952147">
            <text:p>0.27952147</text:p>
          </table:table-cell>
          <table:table-cell table:number-columns-repeated="2"/>
        </table:table-row>
        <table:table-row table:style-name="ro2">
          <table:table-cell office:value-type="float" office:value="2440">
            <text:p>2440</text:p>
          </table:table-cell>
          <table:table-cell office:value-type="float" office:value="-0.042499773">
            <text:p>-0.042499773</text:p>
          </table:table-cell>
          <table:table-cell office:value-type="float" office:value="-0.014641601">
            <text:p>-0.014641601</text:p>
          </table:table-cell>
          <table:table-cell office:value-type="float" office:value="0.2300013">
            <text:p>0.2300013</text:p>
          </table:table-cell>
          <table:table-cell office:value-type="float" office:value="0.2662109">
            <text:p>0.2662109</text:p>
          </table:table-cell>
          <table:table-cell table:number-columns-repeated="2"/>
        </table:table-row>
        <table:table-row table:style-name="ro2">
          <table:table-cell office:value-type="float" office:value="2445">
            <text:p>2445</text:p>
          </table:table-cell>
          <table:table-cell office:value-type="float" office:value="-0.044999775">
            <text:p>-0.044999775</text:p>
          </table:table-cell>
          <table:table-cell office:value-type="float" office:value="-0.0219624">
            <text:p>-0.0219624</text:p>
          </table:table-cell>
          <table:table-cell office:value-type="float" office:value="0.2200013">
            <text:p>0.2200013</text:p>
          </table:table-cell>
          <table:table-cell office:value-type="float" office:value="0.2662109">
            <text:p>0.2662109</text:p>
          </table:table-cell>
          <table:table-cell table:number-columns-repeated="2"/>
        </table:table-row>
        <table:table-row table:style-name="ro2">
          <table:table-cell office:value-type="float" office:value="2450">
            <text:p>2450</text:p>
          </table:table-cell>
          <table:table-cell office:value-type="float" office:value="-0.047499776">
            <text:p>-0.047499776</text:p>
          </table:table-cell>
          <table:table-cell office:value-type="float" office:value="-0.031113401">
            <text:p>-0.031113401</text:p>
          </table:table-cell>
          <table:table-cell office:value-type="float" office:value="0.21000129">
            <text:p>0.21000129</text:p>
          </table:table-cell>
          <table:table-cell office:value-type="float" office:value="0.2662109">
            <text:p>0.2662109</text:p>
          </table:table-cell>
          <table:table-cell table:number-columns-repeated="2"/>
        </table:table-row>
        <table:table-row table:style-name="ro2">
          <table:table-cell office:value-type="float" office:value="2455">
            <text:p>2455</text:p>
          </table:table-cell>
          <table:table-cell office:value-type="float" office:value="-0.049999777">
            <text:p>-0.049999777</text:p>
          </table:table-cell>
          <table:table-cell office:value-type="float" office:value="-0.0347738">
            <text:p>-0.0347738</text:p>
          </table:table-cell>
          <table:table-cell office:value-type="float" office:value="0.20000128">
            <text:p>0.20000128</text:p>
          </table:table-cell>
          <table:table-cell office:value-type="float" office:value="0.23958981">
            <text:p>0.23958981</text:p>
          </table:table-cell>
          <table:table-cell table:number-columns-repeated="2"/>
        </table:table-row>
        <table:table-row table:style-name="ro2">
          <table:table-cell office:value-type="float" office:value="2460">
            <text:p>2460</text:p>
          </table:table-cell>
          <table:table-cell office:value-type="float" office:value="-0.05249978">
            <text:p>-0.05249978</text:p>
          </table:table-cell>
          <table:table-cell office:value-type="float" office:value="-0.0439248">
            <text:p>-0.0439248</text:p>
          </table:table-cell>
          <table:table-cell office:value-type="float" office:value="0.19000128">
            <text:p>0.19000128</text:p>
          </table:table-cell>
          <table:table-cell office:value-type="float" office:value="0.22627929">
            <text:p>0.22627929</text:p>
          </table:table-cell>
          <table:table-cell table:number-columns-repeated="2"/>
        </table:table-row>
        <table:table-row table:style-name="ro2">
          <table:table-cell office:value-type="float" office:value="2465">
            <text:p>2465</text:p>
          </table:table-cell>
          <table:table-cell office:value-type="float" office:value="-0.05499978">
            <text:p>-0.05499978</text:p>
          </table:table-cell>
          <table:table-cell office:value-type="float" office:value="-0.049415402">
            <text:p>-0.049415402</text:p>
          </table:table-cell>
          <table:table-cell office:value-type="float" office:value="0.18000127">
            <text:p>0.18000127</text:p>
          </table:table-cell>
          <table:table-cell office:value-type="float" office:value="0.21296872">
            <text:p>0.21296872</text:p>
          </table:table-cell>
          <table:table-cell table:number-columns-repeated="2"/>
        </table:table-row>
        <table:table-row table:style-name="ro2">
          <table:table-cell office:value-type="float" office:value="2470">
            <text:p>2470</text:p>
          </table:table-cell>
          <table:table-cell office:value-type="float" office:value="-0.05749978">
            <text:p>-0.05749978</text:p>
          </table:table-cell>
          <table:table-cell office:value-type="float" office:value="-0.0530758">
            <text:p>-0.0530758</text:p>
          </table:table-cell>
          <table:table-cell office:value-type="float" office:value="0.17000127">
            <text:p>0.17000127</text:p>
          </table:table-cell>
          <table:table-cell office:value-type="float" office:value="0.21296872">
            <text:p>0.21296872</text:p>
          </table:table-cell>
          <table:table-cell table:number-columns-repeated="2"/>
        </table:table-row>
        <table:table-row table:style-name="ro2">
          <table:table-cell office:value-type="float" office:value="2475">
            <text:p>2475</text:p>
          </table:table-cell>
          <table:table-cell office:value-type="float" office:value="-0.059999783">
            <text:p>-0.059999783</text:p>
          </table:table-cell>
          <table:table-cell office:value-type="float" office:value="-0.0567362">
            <text:p>-0.0567362</text:p>
          </table:table-cell>
          <table:table-cell office:value-type="float" office:value="0.16000126">
            <text:p>0.16000126</text:p>
          </table:table-cell>
          <table:table-cell office:value-type="float" office:value="0.18634763">
            <text:p>0.18634763</text:p>
          </table:table-cell>
          <table:table-cell table:number-columns-repeated="2"/>
        </table:table-row>
        <table:table-row table:style-name="ro2">
          <table:table-cell office:value-type="float" office:value="2480">
            <text:p>2480</text:p>
          </table:table-cell>
          <table:table-cell office:value-type="float" office:value="-0.062499784">
            <text:p>-0.062499784</text:p>
          </table:table-cell>
          <table:table-cell office:value-type="float" office:value="-0.0603966">
            <text:p>-0.0603966</text:p>
          </table:table-cell>
          <table:table-cell office:value-type="float" office:value="0.15000126">
            <text:p>0.15000126</text:p>
          </table:table-cell>
          <table:table-cell office:value-type="float" office:value="0.17303708">
            <text:p>0.17303708</text:p>
          </table:table-cell>
          <table:table-cell table:number-columns-repeated="2"/>
        </table:table-row>
        <table:table-row table:style-name="ro2">
          <table:table-cell office:value-type="float" office:value="2485">
            <text:p>2485</text:p>
          </table:table-cell>
          <table:table-cell office:value-type="float" office:value="-0.06499978">
            <text:p>-0.06499978</text:p>
          </table:table-cell>
          <table:table-cell office:value-type="float" office:value="-0.0603966">
            <text:p>-0.0603966</text:p>
          </table:table-cell>
          <table:table-cell office:value-type="float" office:value="0.14000125">
            <text:p>0.14000125</text:p>
          </table:table-cell>
          <table:table-cell office:value-type="float" office:value="0.15972655">
            <text:p>0.15972655</text:p>
          </table:table-cell>
          <table:table-cell table:number-columns-repeated="2"/>
        </table:table-row>
        <table:table-row table:style-name="ro2">
          <table:table-cell office:value-type="float" office:value="2490">
            <text:p>2490</text:p>
          </table:table-cell>
          <table:table-cell office:value-type="float" office:value="-0.06749978">
            <text:p>-0.06749978</text:p>
          </table:table-cell>
          <table:table-cell office:value-type="float" office:value="-0.0695476">
            <text:p>-0.0695476</text:p>
          </table:table-cell>
          <table:table-cell office:value-type="float" office:value="0.13000125">
            <text:p>0.13000125</text:p>
          </table:table-cell>
          <table:table-cell office:value-type="float" office:value="0.146416">
            <text:p>0.146416</text:p>
          </table:table-cell>
          <table:table-cell table:number-columns-repeated="2"/>
        </table:table-row>
        <table:table-row table:style-name="ro2">
          <table:table-cell office:value-type="float" office:value="2495">
            <text:p>2495</text:p>
          </table:table-cell>
          <table:table-cell office:value-type="float" office:value="-0.06999978">
            <text:p>-0.06999978</text:p>
          </table:table-cell>
          <table:table-cell office:value-type="float" office:value="-0.07137781">
            <text:p>-0.07137781</text:p>
          </table:table-cell>
          <table:table-cell office:value-type="float" office:value="0.12000125">
            <text:p>0.12000125</text:p>
          </table:table-cell>
          <table:table-cell office:value-type="float" office:value="0.146416">
            <text:p>0.146416</text:p>
          </table:table-cell>
          <table:table-cell table:number-columns-repeated="2"/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-0.072499774">
            <text:p>-0.072499774</text:p>
          </table:table-cell>
          <table:table-cell office:value-type="float" office:value="-0.073208004">
            <text:p>-0.073208004</text:p>
          </table:table-cell>
          <table:table-cell office:value-type="float" office:value="0.11000125">
            <text:p>0.11000125</text:p>
          </table:table-cell>
          <table:table-cell office:value-type="float" office:value="0.119794905">
            <text:p>0.119794905</text:p>
          </table:table-cell>
          <table:table-cell table:number-columns-repeated="2"/>
        </table:table-row>
        <table:table-row table:style-name="ro2">
          <table:table-cell office:value-type="float" office:value="2505">
            <text:p>2505</text:p>
          </table:table-cell>
          <table:table-cell office:value-type="float" office:value="-0.07499977">
            <text:p>-0.07499977</text:p>
          </table:table-cell>
          <table:table-cell office:value-type="float" office:value="-0.078698605">
            <text:p>-0.078698605</text:p>
          </table:table-cell>
          <table:table-cell office:value-type="float" office:value="0.10000125">
            <text:p>0.10000125</text:p>
          </table:table-cell>
          <table:table-cell office:value-type="float" office:value="0.10648436">
            <text:p>0.10648436</text:p>
          </table:table-cell>
          <table:table-cell table:number-columns-repeated="2"/>
        </table:table-row>
        <table:table-row table:style-name="ro2">
          <table:table-cell office:value-type="float" office:value="2510">
            <text:p>2510</text:p>
          </table:table-cell>
          <table:table-cell office:value-type="float" office:value="-0.07749977">
            <text:p>-0.07749977</text:p>
          </table:table-cell>
          <table:table-cell office:value-type="float" office:value="-0.0805288">
            <text:p>-0.0805288</text:p>
          </table:table-cell>
          <table:table-cell office:value-type="float" office:value="0.090001255">
            <text:p>0.090001255</text:p>
          </table:table-cell>
          <table:table-cell office:value-type="float" office:value="0.10648436">
            <text:p>0.10648436</text:p>
          </table:table-cell>
          <table:table-cell table:number-columns-repeated="2"/>
        </table:table-row>
        <table:table-row table:style-name="ro2">
          <table:table-cell office:value-type="float" office:value="2515">
            <text:p>2515</text:p>
          </table:table-cell>
          <table:table-cell office:value-type="float" office:value="-0.07999977">
            <text:p>-0.07999977</text:p>
          </table:table-cell>
          <table:table-cell office:value-type="float" office:value="-0.08235901">
            <text:p>-0.08235901</text:p>
          </table:table-cell>
          <table:table-cell office:value-type="float" office:value="0.08000126">
            <text:p>0.08000126</text:p>
          </table:table-cell>
          <table:table-cell office:value-type="float" office:value="0.07986327">
            <text:p>0.07986327</text:p>
          </table:table-cell>
          <table:table-cell table:number-columns-repeated="2"/>
        </table:table-row>
        <table:table-row table:style-name="ro2">
          <table:table-cell office:value-type="float" office:value="2520">
            <text:p>2520</text:p>
          </table:table-cell>
          <table:table-cell office:value-type="float" office:value="-0.082499765">
            <text:p>-0.082499765</text:p>
          </table:table-cell>
          <table:table-cell office:value-type="float" office:value="-0.0878496">
            <text:p>-0.0878496</text:p>
          </table:table-cell>
          <table:table-cell office:value-type="float" office:value="0.07000126">
            <text:p>0.07000126</text:p>
          </table:table-cell>
          <table:table-cell office:value-type="float" office:value="0.07986327">
            <text:p>0.07986327</text:p>
          </table:table-cell>
          <table:table-cell table:number-columns-repeated="2"/>
        </table:table-row>
        <table:table-row table:style-name="ro2">
          <table:table-cell office:value-type="float" office:value="2525">
            <text:p>2525</text:p>
          </table:table-cell>
          <table:table-cell office:value-type="float" office:value="-0.08499976">
            <text:p>-0.08499976</text:p>
          </table:table-cell>
          <table:table-cell office:value-type="float" office:value="-0.0933402">
            <text:p>-0.0933402</text:p>
          </table:table-cell>
          <table:table-cell office:value-type="float" office:value="0.06000126">
            <text:p>0.06000126</text:p>
          </table:table-cell>
          <table:table-cell office:value-type="float" office:value="0.07986327">
            <text:p>0.07986327</text:p>
          </table:table-cell>
          <table:table-cell table:number-columns-repeated="2"/>
        </table:table-row>
        <table:table-row table:style-name="ro2">
          <table:table-cell office:value-type="float" office:value="2530">
            <text:p>2530</text:p>
          </table:table-cell>
          <table:table-cell office:value-type="float" office:value="-0.08749976">
            <text:p>-0.08749976</text:p>
          </table:table-cell>
          <table:table-cell office:value-type="float" office:value="-0.0933402">
            <text:p>-0.0933402</text:p>
          </table:table-cell>
          <table:table-cell office:value-type="float" office:value="0.050001264">
            <text:p>0.050001264</text:p>
          </table:table-cell>
          <table:table-cell office:value-type="float" office:value="0.05324218">
            <text:p>0.05324218</text:p>
          </table:table-cell>
          <table:table-cell table:number-columns-repeated="2"/>
        </table:table-row>
        <table:table-row table:style-name="ro2">
          <table:table-cell office:value-type="float" office:value="2535">
            <text:p>2535</text:p>
          </table:table-cell>
          <table:table-cell office:value-type="float" office:value="-0.08999976">
            <text:p>-0.08999976</text:p>
          </table:table-cell>
          <table:table-cell office:value-type="float" office:value="-0.0970006">
            <text:p>-0.0970006</text:p>
          </table:table-cell>
          <table:table-cell office:value-type="float" office:value="0.040001266">
            <text:p>0.040001266</text:p>
          </table:table-cell>
          <table:table-cell office:value-type="float" office:value="0.02662109">
            <text:p>0.02662109</text:p>
          </table:table-cell>
          <table:table-cell table:number-columns-repeated="2"/>
        </table:table-row>
        <table:table-row table:style-name="ro2">
          <table:table-cell office:value-type="float" office:value="2540">
            <text:p>2540</text:p>
          </table:table-cell>
          <table:table-cell office:value-type="float" office:value="-0.092499755">
            <text:p>-0.092499755</text:p>
          </table:table-cell>
          <table:table-cell office:value-type="float" office:value="-0.0933402">
            <text:p>-0.0933402</text:p>
          </table:table-cell>
          <table:table-cell office:value-type="float" office:value="0.030001266">
            <text:p>0.030001266</text:p>
          </table:table-cell>
          <table:table-cell office:value-type="float" office:value="0.02662109">
            <text:p>0.02662109</text:p>
          </table:table-cell>
          <table:table-cell table:number-columns-repeated="2"/>
        </table:table-row>
        <table:table-row table:style-name="ro2">
          <table:table-cell office:value-type="float" office:value="2545">
            <text:p>2545</text:p>
          </table:table-cell>
          <table:table-cell office:value-type="float" office:value="-0.09499975">
            <text:p>-0.09499975</text:p>
          </table:table-cell>
          <table:table-cell office:value-type="float" office:value="-0.098830804">
            <text:p>-0.098830804</text:p>
          </table:table-cell>
          <table:table-cell office:value-type="float" office:value="0.020001266">
            <text:p>0.020001266</text:p>
          </table:table-cell>
          <table:table-cell office:value-type="float" office:value="0.013310545">
            <text:p>0.013310545</text:p>
          </table:table-cell>
          <table:table-cell table:number-columns-repeated="2"/>
        </table:table-row>
        <table:table-row table:style-name="ro2">
          <table:table-cell office:value-type="float" office:value="2550">
            <text:p>2550</text:p>
          </table:table-cell>
          <table:table-cell office:value-type="float" office:value="-0.09749975">
            <text:p>-0.09749975</text:p>
          </table:table-cell>
          <table:table-cell office:value-type="float" office:value="-0.0970006">
            <text:p>-0.0970006</text:p>
          </table:table-cell>
          <table:table-cell office:value-type="float" office:value="0.010001266">
            <text:p>0.010001266</text:p>
          </table:table-cell>
          <table:table-cell office:value-type="float" office:value="0.013310545">
            <text:p>0.013310545</text:p>
          </table:table-cell>
          <table:table-cell table:number-columns-repeated="2"/>
        </table:table-row>
        <table:table-row table:style-name="ro2">
          <table:table-cell office:value-type="float" office:value="2555">
            <text:p>2555</text:p>
          </table:table-cell>
          <table:table-cell office:value-type="float" office:value="-0.09999975">
            <text:p>-0.09999975</text:p>
          </table:table-cell>
          <table:table-cell office:value-type="float" office:value="-0.0970006">
            <text:p>-0.0970006</text:p>
          </table:table-cell>
          <table:table-cell office:value-type="float" office:value="0.0000012665987">
            <text:p>1.2665987E-00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-0.102499746">
            <text:p>-0.102499746</text:p>
          </table:table-cell>
          <table:table-cell office:value-type="float" office:value="-0.098830804">
            <text:p>-0.098830804</text:p>
          </table:table-cell>
          <table:table-cell office:value-type="float" office:value="-0.009998733">
            <text:p>-0.00999873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65">
            <text:p>2565</text:p>
          </table:table-cell>
          <table:table-cell office:value-type="float" office:value="-0.10499974">
            <text:p>-0.10499974</text:p>
          </table:table-cell>
          <table:table-cell office:value-type="float" office:value="-0.1024912">
            <text:p>-0.1024912</text:p>
          </table:table-cell>
          <table:table-cell office:value-type="float" office:value="-0.019998733">
            <text:p>-0.01999873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70">
            <text:p>2570</text:p>
          </table:table-cell>
          <table:table-cell office:value-type="float" office:value="-0.10749974">
            <text:p>-0.10749974</text:p>
          </table:table-cell>
          <table:table-cell office:value-type="float" office:value="-0.1079818">
            <text:p>-0.1079818</text:p>
          </table:table-cell>
          <table:table-cell office:value-type="float" office:value="-0.029998733">
            <text:p>-0.02999873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75">
            <text:p>2575</text:p>
          </table:table-cell>
          <table:table-cell office:value-type="float" office:value="-0.10999974">
            <text:p>-0.10999974</text:p>
          </table:table-cell>
          <table:table-cell office:value-type="float" office:value="-0.118963">
            <text:p>-0.118963</text:p>
          </table:table-cell>
          <table:table-cell office:value-type="float" office:value="-0.039998733">
            <text:p>-0.03999873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80">
            <text:p>2580</text:p>
          </table:table-cell>
          <table:table-cell office:value-type="float" office:value="-0.112499736">
            <text:p>-0.112499736</text:p>
          </table:table-cell>
          <table:table-cell office:value-type="float" office:value="-0.1207932">
            <text:p>-0.1207932</text:p>
          </table:table-cell>
          <table:table-cell office:value-type="float" office:value="-0.04999873">
            <text:p>-0.0499987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85">
            <text:p>2585</text:p>
          </table:table-cell>
          <table:table-cell office:value-type="float" office:value="-0.114999734">
            <text:p>-0.114999734</text:p>
          </table:table-cell>
          <table:table-cell office:value-type="float" office:value="-0.12262341">
            <text:p>-0.12262341</text:p>
          </table:table-cell>
          <table:table-cell office:value-type="float" office:value="-0.05999873">
            <text:p>-0.0599987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90">
            <text:p>2590</text:p>
          </table:table-cell>
          <table:table-cell office:value-type="float" office:value="-0.11749973">
            <text:p>-0.11749973</text:p>
          </table:table-cell>
          <table:table-cell office:value-type="float" office:value="-0.12262341">
            <text:p>-0.12262341</text:p>
          </table:table-cell>
          <table:table-cell office:value-type="float" office:value="-0.069998726">
            <text:p>-0.06999872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95">
            <text:p>2595</text:p>
          </table:table-cell>
          <table:table-cell office:value-type="float" office:value="-0.11999973">
            <text:p>-0.11999973</text:p>
          </table:table-cell>
          <table:table-cell office:value-type="float" office:value="-0.118963">
            <text:p>-0.118963</text:p>
          </table:table-cell>
          <table:table-cell office:value-type="float" office:value="-0.079998724">
            <text:p>-0.07999872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00">
            <text:p>2600</text:p>
          </table:table-cell>
          <table:table-cell office:value-type="float" office:value="-0.12249973">
            <text:p>-0.12249973</text:p>
          </table:table-cell>
          <table:table-cell office:value-type="float" office:value="-0.117132805">
            <text:p>-0.117132805</text:p>
          </table:table-cell>
          <table:table-cell office:value-type="float" office:value="-0.08999872">
            <text:p>-0.089998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05">
            <text:p>2605</text:p>
          </table:table-cell>
          <table:table-cell office:value-type="float" office:value="-0.124999724">
            <text:p>-0.124999724</text:p>
          </table:table-cell>
          <table:table-cell office:value-type="float" office:value="-0.1207932">
            <text:p>-0.1207932</text:p>
          </table:table-cell>
          <table:table-cell office:value-type="float" office:value="-0.09999872">
            <text:p>-0.099998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10">
            <text:p>2610</text:p>
          </table:table-cell>
          <table:table-cell office:value-type="float" office:value="-0.12749973">
            <text:p>-0.12749973</text:p>
          </table:table-cell>
          <table:table-cell office:value-type="float" office:value="-0.12262341">
            <text:p>-0.12262341</text:p>
          </table:table-cell>
          <table:table-cell office:value-type="float" office:value="-0.10999872">
            <text:p>-0.109998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15">
            <text:p>2615</text:p>
          </table:table-cell>
          <table:table-cell office:value-type="float" office:value="-0.12999973">
            <text:p>-0.12999973</text:p>
          </table:table-cell>
          <table:table-cell office:value-type="float" office:value="-0.128114">
            <text:p>-0.128114</text:p>
          </table:table-cell>
          <table:table-cell office:value-type="float" office:value="-0.119998716">
            <text:p>-0.11999871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20">
            <text:p>2620</text:p>
          </table:table-cell>
          <table:table-cell office:value-type="float" office:value="-0.13249972">
            <text:p>-0.13249972</text:p>
          </table:table-cell>
          <table:table-cell office:value-type="float" office:value="-0.1336046">
            <text:p>-0.1336046</text:p>
          </table:table-cell>
          <table:table-cell office:value-type="float" office:value="-0.12999871">
            <text:p>-0.1299987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25">
            <text:p>2625</text:p>
          </table:table-cell>
          <table:table-cell office:value-type="float" office:value="-0.13499972">
            <text:p>-0.13499972</text:p>
          </table:table-cell>
          <table:table-cell office:value-type="float" office:value="-0.1354348">
            <text:p>-0.1354348</text:p>
          </table:table-cell>
          <table:table-cell office:value-type="float" office:value="-0.13999872">
            <text:p>-0.139998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30">
            <text:p>2630</text:p>
          </table:table-cell>
          <table:table-cell office:value-type="float" office:value="-0.13749972">
            <text:p>-0.13749972</text:p>
          </table:table-cell>
          <table:table-cell office:value-type="float" office:value="-0.13726501">
            <text:p>-0.13726501</text:p>
          </table:table-cell>
          <table:table-cell office:value-type="float" office:value="-0.14999872">
            <text:p>-0.149998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35">
            <text:p>2635</text:p>
          </table:table-cell>
          <table:table-cell office:value-type="float" office:value="-0.13999972">
            <text:p>-0.13999972</text:p>
          </table:table-cell>
          <table:table-cell office:value-type="float" office:value="-0.1354348">
            <text:p>-0.1354348</text:p>
          </table:table-cell>
          <table:table-cell office:value-type="float" office:value="-0.15999873">
            <text:p>-0.1599987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40">
            <text:p>2640</text:p>
          </table:table-cell>
          <table:table-cell office:value-type="float" office:value="-0.14249972">
            <text:p>-0.14249972</text:p>
          </table:table-cell>
          <table:table-cell office:value-type="float" office:value="-0.1409254">
            <text:p>-0.1409254</text:p>
          </table:table-cell>
          <table:table-cell office:value-type="float" office:value="-0.16999874">
            <text:p>-0.1699987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45">
            <text:p>2645</text:p>
          </table:table-cell>
          <table:table-cell office:value-type="float" office:value="-0.14499971">
            <text:p>-0.14499971</text:p>
          </table:table-cell>
          <table:table-cell office:value-type="float" office:value="-0.1445858">
            <text:p>-0.1445858</text:p>
          </table:table-cell>
          <table:table-cell office:value-type="float" office:value="-0.17999874">
            <text:p>-0.1799987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50">
            <text:p>2650</text:p>
          </table:table-cell>
          <table:table-cell office:value-type="float" office:value="-0.14749971">
            <text:p>-0.14749971</text:p>
          </table:table-cell>
          <table:table-cell office:value-type="float" office:value="-0.15373681">
            <text:p>-0.15373681</text:p>
          </table:table-cell>
          <table:table-cell office:value-type="float" office:value="-0.18999875">
            <text:p>-0.18999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55">
            <text:p>2655</text:p>
          </table:table-cell>
          <table:table-cell office:value-type="float" office:value="-0.14999971">
            <text:p>-0.14999971</text:p>
          </table:table-cell>
          <table:table-cell office:value-type="float" office:value="-0.15373681">
            <text:p>-0.15373681</text:p>
          </table:table-cell>
          <table:table-cell office:value-type="float" office:value="-0.19999875">
            <text:p>-0.19999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60">
            <text:p>2660</text:p>
          </table:table-cell>
          <table:table-cell office:value-type="float" office:value="-0.1524997">
            <text:p>-0.1524997</text:p>
          </table:table-cell>
          <table:table-cell office:value-type="float" office:value="-0.155567">
            <text:p>-0.155567</text:p>
          </table:table-cell>
          <table:table-cell office:value-type="float" office:value="-0.20999876">
            <text:p>-0.209998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65">
            <text:p>2665</text:p>
          </table:table-cell>
          <table:table-cell office:value-type="float" office:value="-0.1549997">
            <text:p>-0.1549997</text:p>
          </table:table-cell>
          <table:table-cell office:value-type="float" office:value="-0.15190661">
            <text:p>-0.15190661</text:p>
          </table:table-cell>
          <table:table-cell office:value-type="float" office:value="-0.21999876">
            <text:p>-0.219998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-0.1574997">
            <text:p>-0.1574997</text:p>
          </table:table-cell>
          <table:table-cell office:value-type="float" office:value="-0.15373681">
            <text:p>-0.15373681</text:p>
          </table:table-cell>
          <table:table-cell office:value-type="float" office:value="-0.22999877">
            <text:p>-0.2299987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75">
            <text:p>2675</text:p>
          </table:table-cell>
          <table:table-cell office:value-type="float" office:value="-0.1599997">
            <text:p>-0.1599997</text:p>
          </table:table-cell>
          <table:table-cell office:value-type="float" office:value="-0.15373681">
            <text:p>-0.15373681</text:p>
          </table:table-cell>
          <table:table-cell office:value-type="float" office:value="-0.23999877">
            <text:p>-0.2399987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80">
            <text:p>2680</text:p>
          </table:table-cell>
          <table:table-cell office:value-type="float" office:value="-0.1624997">
            <text:p>-0.1624997</text:p>
          </table:table-cell>
          <table:table-cell office:value-type="float" office:value="-0.15922742">
            <text:p>-0.15922742</text:p>
          </table:table-cell>
          <table:table-cell office:value-type="float" office:value="-0.24999878">
            <text:p>-0.2499987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85">
            <text:p>2685</text:p>
          </table:table-cell>
          <table:table-cell office:value-type="float" office:value="-0.1649997">
            <text:p>-0.1649997</text:p>
          </table:table-cell>
          <table:table-cell office:value-type="float" office:value="-0.16288781">
            <text:p>-0.16288781</text:p>
          </table:table-cell>
          <table:table-cell office:value-type="float" office:value="-0.25999877">
            <text:p>-0.25999877</text:p>
          </table:table-cell>
          <table:table-cell office:value-type="float" office:value="-0.013310545">
            <text:p>-0.013310545</text:p>
          </table:table-cell>
          <table:table-cell table:number-columns-repeated="2"/>
        </table:table-row>
        <table:table-row table:style-name="ro2">
          <table:table-cell office:value-type="float" office:value="2690">
            <text:p>2690</text:p>
          </table:table-cell>
          <table:table-cell office:value-type="float" office:value="-0.16749969">
            <text:p>-0.16749969</text:p>
          </table:table-cell>
          <table:table-cell office:value-type="float" office:value="-0.1610576">
            <text:p>-0.1610576</text:p>
          </table:table-cell>
          <table:table-cell office:value-type="float" office:value="-0.26999876">
            <text:p>-0.26999876</text:p>
          </table:table-cell>
          <table:table-cell office:value-type="float" office:value="-0.013310545">
            <text:p>-0.013310545</text:p>
          </table:table-cell>
          <table:table-cell table:number-columns-repeated="2"/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-0.16999969">
            <text:p>-0.16999969</text:p>
          </table:table-cell>
          <table:table-cell office:value-type="float" office:value="-0.16288781">
            <text:p>-0.16288781</text:p>
          </table:table-cell>
          <table:table-cell office:value-type="float" office:value="-0.27999875">
            <text:p>-0.27999875</text:p>
          </table:table-cell>
          <table:table-cell office:value-type="float" office:value="-0.013310545">
            <text:p>-0.013310545</text:p>
          </table:table-cell>
          <table:table-cell table:number-columns-repeated="2"/>
        </table:table-row>
        <table:table-row table:style-name="ro2">
          <table:table-cell office:value-type="float" office:value="2700">
            <text:p>2700</text:p>
          </table:table-cell>
          <table:table-cell office:value-type="float" office:value="-0.17249969">
            <text:p>-0.17249969</text:p>
          </table:table-cell>
          <table:table-cell office:value-type="float" office:value="-0.1665482">
            <text:p>-0.1665482</text:p>
          </table:table-cell>
          <table:table-cell office:value-type="float" office:value="-0.28999874">
            <text:p>-0.28999874</text:p>
          </table:table-cell>
          <table:table-cell office:value-type="float" office:value="-0.039931636">
            <text:p>-0.039931636</text:p>
          </table:table-cell>
          <table:table-cell table:number-columns-repeated="2"/>
        </table:table-row>
        <table:table-row table:style-name="ro2">
          <table:table-cell office:value-type="float" office:value="2705">
            <text:p>2705</text:p>
          </table:table-cell>
          <table:table-cell office:value-type="float" office:value="-0.17499968">
            <text:p>-0.17499968</text:p>
          </table:table-cell>
          <table:table-cell office:value-type="float" office:value="-0.17020862">
            <text:p>-0.17020862</text:p>
          </table:table-cell>
          <table:table-cell office:value-type="float" office:value="-0.29999873">
            <text:p>-0.29999873</text:p>
          </table:table-cell>
          <table:table-cell office:value-type="float" office:value="-0.09317382">
            <text:p>-0.09317382</text:p>
          </table:table-cell>
          <table:table-cell table:number-columns-repeated="2"/>
        </table:table-row>
        <table:table-row table:style-name="ro2">
          <table:table-cell office:value-type="float" office:value="2710">
            <text:p>2710</text:p>
          </table:table-cell>
          <table:table-cell office:value-type="float" office:value="-0.17749968">
            <text:p>-0.17749968</text:p>
          </table:table-cell>
          <table:table-cell office:value-type="float" office:value="-0.1720388">
            <text:p>-0.1720388</text:p>
          </table:table-cell>
          <table:table-cell office:value-type="float" office:value="-0.30999872">
            <text:p>-0.30999872</text:p>
          </table:table-cell>
          <table:table-cell office:value-type="float" office:value="-0.13310546">
            <text:p>-0.13310546</text:p>
          </table:table-cell>
          <table:table-cell table:number-columns-repeated="2"/>
        </table:table-row>
        <table:table-row table:style-name="ro2">
          <table:table-cell office:value-type="float" office:value="2715">
            <text:p>2715</text:p>
          </table:table-cell>
          <table:table-cell office:value-type="float" office:value="-0.17999968">
            <text:p>-0.17999968</text:p>
          </table:table-cell>
          <table:table-cell office:value-type="float" office:value="-0.17752941">
            <text:p>-0.17752941</text:p>
          </table:table-cell>
          <table:table-cell office:value-type="float" office:value="-0.3199987">
            <text:p>-0.3199987</text:p>
          </table:table-cell>
          <table:table-cell office:value-type="float" office:value="-0.18634763">
            <text:p>-0.18634763</text:p>
          </table:table-cell>
          <table:table-cell table:number-columns-repeated="2"/>
        </table:table-row>
        <table:table-row table:style-name="ro2">
          <table:table-cell office:value-type="float" office:value="2720">
            <text:p>2720</text:p>
          </table:table-cell>
          <table:table-cell office:value-type="float" office:value="-0.18249968">
            <text:p>-0.18249968</text:p>
          </table:table-cell>
          <table:table-cell office:value-type="float" office:value="-0.1848502">
            <text:p>-0.1848502</text:p>
          </table:table-cell>
          <table:table-cell office:value-type="float" office:value="-0.3299987">
            <text:p>-0.3299987</text:p>
          </table:table-cell>
          <table:table-cell office:value-type="float" office:value="-0.22627929">
            <text:p>-0.22627929</text:p>
          </table:table-cell>
          <table:table-cell table:number-columns-repeated="2"/>
        </table:table-row>
        <table:table-row table:style-name="ro2">
          <table:table-cell office:value-type="float" office:value="2725">
            <text:p>2725</text:p>
          </table:table-cell>
          <table:table-cell office:value-type="float" office:value="-0.18499967">
            <text:p>-0.18499967</text:p>
          </table:table-cell>
          <table:table-cell office:value-type="float" office:value="-0.1848502">
            <text:p>-0.1848502</text:p>
          </table:table-cell>
          <table:table-cell office:value-type="float" office:value="-0.3399987">
            <text:p>-0.3399987</text:p>
          </table:table-cell>
          <table:table-cell office:value-type="float" office:value="-0.27952147">
            <text:p>-0.27952147</text:p>
          </table:table-cell>
          <table:table-cell table:number-columns-repeated="2"/>
        </table:table-row>
        <table:table-row table:style-name="ro2">
          <table:table-cell office:value-type="float" office:value="2730">
            <text:p>2730</text:p>
          </table:table-cell>
          <table:table-cell office:value-type="float" office:value="-0.18749967">
            <text:p>-0.18749967</text:p>
          </table:table-cell>
          <table:table-cell office:value-type="float" office:value="-0.1885106">
            <text:p>-0.1885106</text:p>
          </table:table-cell>
          <table:table-cell office:value-type="float" office:value="-0.34999868">
            <text:p>-0.34999868</text:p>
          </table:table-cell>
          <table:table-cell office:value-type="float" office:value="-0.34607416">
            <text:p>-0.34607416</text:p>
          </table:table-cell>
          <table:table-cell table:number-columns-repeated="2"/>
        </table:table-row>
        <table:table-row table:style-name="ro2">
          <table:table-cell office:value-type="float" office:value="2735">
            <text:p>2735</text:p>
          </table:table-cell>
          <table:table-cell office:value-type="float" office:value="-0.18999967">
            <text:p>-0.18999967</text:p>
          </table:table-cell>
          <table:table-cell office:value-type="float" office:value="-0.1866804">
            <text:p>-0.1866804</text:p>
          </table:table-cell>
          <table:table-cell office:value-type="float" office:value="-0.35999867">
            <text:p>-0.35999867</text:p>
          </table:table-cell>
          <table:table-cell office:value-type="float" office:value="-0.35938472">
            <text:p>-0.35938472</text:p>
          </table:table-cell>
          <table:table-cell table:number-columns-repeated="2"/>
        </table:table-row>
        <table:table-row table:style-name="ro2">
          <table:table-cell office:value-type="float" office:value="2740">
            <text:p>2740</text:p>
          </table:table-cell>
          <table:table-cell office:value-type="float" office:value="-0.19249967">
            <text:p>-0.19249967</text:p>
          </table:table-cell>
          <table:table-cell office:value-type="float" office:value="-0.1903408">
            <text:p>-0.1903408</text:p>
          </table:table-cell>
          <table:table-cell office:value-type="float" office:value="-0.36999866">
            <text:p>-0.36999866</text:p>
          </table:table-cell>
          <table:table-cell office:value-type="float" office:value="-0.39931634">
            <text:p>-0.39931634</text:p>
          </table:table-cell>
          <table:table-cell table:number-columns-repeated="2"/>
        </table:table-row>
        <table:table-row table:style-name="ro2">
          <table:table-cell office:value-type="float" office:value="2745">
            <text:p>2745</text:p>
          </table:table-cell>
          <table:table-cell office:value-type="float" office:value="-0.19499967">
            <text:p>-0.19499967</text:p>
          </table:table-cell>
          <table:table-cell office:value-type="float" office:value="-0.19766161">
            <text:p>-0.19766161</text:p>
          </table:table-cell>
          <table:table-cell office:value-type="float" office:value="-0.37999865">
            <text:p>-0.37999865</text:p>
          </table:table-cell>
          <table:table-cell office:value-type="float" office:value="-0.42593744">
            <text:p>-0.42593744</text:p>
          </table:table-cell>
          <table:table-cell table:number-columns-repeated="2"/>
        </table:table-row>
        <table:table-row table:style-name="ro2">
          <table:table-cell office:value-type="float" office:value="2750">
            <text:p>2750</text:p>
          </table:table-cell>
          <table:table-cell office:value-type="float" office:value="-0.19749966">
            <text:p>-0.19749966</text:p>
          </table:table-cell>
          <table:table-cell office:value-type="float" office:value="-0.19583139">
            <text:p>-0.19583139</text:p>
          </table:table-cell>
          <table:table-cell office:value-type="float" office:value="-0.38999864">
            <text:p>-0.38999864</text:p>
          </table:table-cell>
          <table:table-cell office:value-type="float" office:value="-0.4126269">
            <text:p>-0.4126269</text:p>
          </table:table-cell>
          <table:table-cell table:number-columns-repeated="2"/>
        </table:table-row>
        <table:table-row table:style-name="ro2">
          <table:table-cell office:value-type="float" office:value="2755">
            <text:p>2755</text:p>
          </table:table-cell>
          <table:table-cell office:value-type="float" office:value="-0.19999966">
            <text:p>-0.19999966</text:p>
          </table:table-cell>
          <table:table-cell office:value-type="float" office:value="-0.19949181">
            <text:p>-0.19949181</text:p>
          </table:table-cell>
          <table:table-cell office:value-type="float" office:value="-0.39999864">
            <text:p>-0.39999864</text:p>
          </table:table-cell>
          <table:table-cell office:value-type="float" office:value="-0.45255858">
            <text:p>-0.45255858</text:p>
          </table:table-cell>
          <table:table-cell table:number-columns-repeated="2"/>
        </table:table-row>
        <table:table-row table:style-name="ro2">
          <table:table-cell office:value-type="float" office:value="2760">
            <text:p>2760</text:p>
          </table:table-cell>
          <table:table-cell office:value-type="float" office:value="-0.20249966">
            <text:p>-0.20249966</text:p>
          </table:table-cell>
          <table:table-cell office:value-type="float" office:value="-0.2031522">
            <text:p>-0.2031522</text:p>
          </table:table-cell>
          <table:table-cell office:value-type="float" office:value="-0.40999863">
            <text:p>-0.40999863</text:p>
          </table:table-cell>
          <table:table-cell office:value-type="float" office:value="-0.43924803">
            <text:p>-0.43924803</text:p>
          </table:table-cell>
          <table:table-cell table:number-columns-repeated="2"/>
        </table:table-row>
        <table:table-row table:style-name="ro2">
          <table:table-cell office:value-type="float" office:value="2765">
            <text:p>2765</text:p>
          </table:table-cell>
          <table:table-cell office:value-type="float" office:value="-0.20499966">
            <text:p>-0.20499966</text:p>
          </table:table-cell>
          <table:table-cell office:value-type="float" office:value="-0.2049824">
            <text:p>-0.2049824</text:p>
          </table:table-cell>
          <table:table-cell office:value-type="float" office:value="-0.41999862">
            <text:p>-0.41999862</text:p>
          </table:table-cell>
          <table:table-cell office:value-type="float" office:value="-0.47917962">
            <text:p>-0.47917962</text:p>
          </table:table-cell>
          <table:table-cell table:number-columns-repeated="2"/>
        </table:table-row>
        <table:table-row table:style-name="ro2">
          <table:table-cell office:value-type="float" office:value="2770">
            <text:p>2770</text:p>
          </table:table-cell>
          <table:table-cell office:value-type="float" office:value="-0.20749965">
            <text:p>-0.20749965</text:p>
          </table:table-cell>
          <table:table-cell office:value-type="float" office:value="-0.21047299">
            <text:p>-0.21047299</text:p>
          </table:table-cell>
          <table:table-cell office:value-type="float" office:value="-0.4299986">
            <text:p>-0.4299986</text:p>
          </table:table-cell>
          <table:table-cell office:value-type="float" office:value="-0.47917962">
            <text:p>-0.47917962</text:p>
          </table:table-cell>
          <table:table-cell table:number-columns-repeated="2"/>
        </table:table-row>
        <table:table-row table:style-name="ro2">
          <table:table-cell office:value-type="float" office:value="2775">
            <text:p>2775</text:p>
          </table:table-cell>
          <table:table-cell office:value-type="float" office:value="-0.20999965">
            <text:p>-0.20999965</text:p>
          </table:table-cell>
          <table:table-cell office:value-type="float" office:value="-0.20864281">
            <text:p>-0.20864281</text:p>
          </table:table-cell>
          <table:table-cell office:value-type="float" office:value="-0.4399986">
            <text:p>-0.4399986</text:p>
          </table:table-cell>
          <table:table-cell office:value-type="float" office:value="-0.5058007">
            <text:p>-0.5058007</text:p>
          </table:table-cell>
          <table:table-cell table:number-columns-repeated="2"/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-0.21249965">
            <text:p>-0.21249965</text:p>
          </table:table-cell>
          <table:table-cell office:value-type="float" office:value="-0.21413341">
            <text:p>-0.21413341</text:p>
          </table:table-cell>
          <table:table-cell office:value-type="float" office:value="-0.4499986">
            <text:p>-0.4499986</text:p>
          </table:table-cell>
          <table:table-cell office:value-type="float" office:value="-0.5191113">
            <text:p>-0.5191113</text:p>
          </table:table-cell>
          <table:table-cell table:number-columns-repeated="2"/>
        </table:table-row>
        <table:table-row table:style-name="ro2">
          <table:table-cell office:value-type="float" office:value="2785">
            <text:p>2785</text:p>
          </table:table-cell>
          <table:table-cell office:value-type="float" office:value="-0.21499965">
            <text:p>-0.21499965</text:p>
          </table:table-cell>
          <table:table-cell office:value-type="float" office:value="-0.2159636">
            <text:p>-0.2159636</text:p>
          </table:table-cell>
          <table:table-cell office:value-type="float" office:value="-0.45999858">
            <text:p>-0.45999858</text:p>
          </table:table-cell>
          <table:table-cell office:value-type="float" office:value="-0.5457324">
            <text:p>-0.5457324</text:p>
          </table:table-cell>
          <table:table-cell table:number-columns-repeated="2"/>
        </table:table-row>
        <table:table-row table:style-name="ro2">
          <table:table-cell office:value-type="float" office:value="2790">
            <text:p>2790</text:p>
          </table:table-cell>
          <table:table-cell office:value-type="float" office:value="-0.21749964">
            <text:p>-0.21749964</text:p>
          </table:table-cell>
          <table:table-cell office:value-type="float" office:value="-0.21413341">
            <text:p>-0.21413341</text:p>
          </table:table-cell>
          <table:table-cell office:value-type="float" office:value="-0.46999857">
            <text:p>-0.46999857</text:p>
          </table:table-cell>
          <table:table-cell office:value-type="float" office:value="-0.5723535">
            <text:p>-0.5723535</text:p>
          </table:table-cell>
          <table:table-cell table:number-columns-repeated="2"/>
        </table:table-row>
        <table:table-row table:style-name="ro2">
          <table:table-cell office:value-type="float" office:value="2795">
            <text:p>2795</text:p>
          </table:table-cell>
          <table:table-cell office:value-type="float" office:value="-0.21999964">
            <text:p>-0.21999964</text:p>
          </table:table-cell>
          <table:table-cell office:value-type="float" office:value="-0.21779379">
            <text:p>-0.21779379</text:p>
          </table:table-cell>
          <table:table-cell office:value-type="float" office:value="-0.47999856">
            <text:p>-0.47999856</text:p>
          </table:table-cell>
          <table:table-cell office:value-type="float" office:value="-0.5723535">
            <text:p>-0.5723535</text:p>
          </table:table-cell>
          <table:table-cell table:number-columns-repeated="2"/>
        </table:table-row>
        <table:table-row table:style-name="ro2">
          <table:table-cell office:value-type="float" office:value="2800">
            <text:p>2800</text:p>
          </table:table-cell>
          <table:table-cell office:value-type="float" office:value="-0.22249964">
            <text:p>-0.22249964</text:p>
          </table:table-cell>
          <table:table-cell office:value-type="float" office:value="-0.22145422">
            <text:p>-0.22145422</text:p>
          </table:table-cell>
          <table:table-cell office:value-type="float" office:value="-0.48999855">
            <text:p>-0.48999855</text:p>
          </table:table-cell>
          <table:table-cell office:value-type="float" office:value="-0.55904293">
            <text:p>-0.55904293</text:p>
          </table:table-cell>
          <table:table-cell table:number-columns-repeated="2"/>
        </table:table-row>
        <table:table-row table:style-name="ro2">
          <table:table-cell office:value-type="float" office:value="2805">
            <text:p>2805</text:p>
          </table:table-cell>
          <table:table-cell office:value-type="float" office:value="-0.22499964">
            <text:p>-0.22499964</text:p>
          </table:table-cell>
          <table:table-cell office:value-type="float" office:value="-0.22328441">
            <text:p>-0.22328441</text:p>
          </table:table-cell>
          <table:table-cell office:value-type="float" office:value="-0.49999854">
            <text:p>-0.49999854</text:p>
          </table:table-cell>
          <table:table-cell office:value-type="float" office:value="-0.5723535">
            <text:p>-0.5723535</text:p>
          </table:table-cell>
          <table:table-cell table:number-columns-repeated="2"/>
        </table:table-row>
        <table:table-row table:style-name="ro2">
          <table:table-cell office:value-type="float" office:value="2810">
            <text:p>2810</text:p>
          </table:table-cell>
          <table:table-cell office:value-type="float" office:value="-0.22749963">
            <text:p>-0.22749963</text:p>
          </table:table-cell>
          <table:table-cell office:value-type="float" office:value="-0.23243539">
            <text:p>-0.23243539</text:p>
          </table:table-cell>
          <table:table-cell office:value-type="float" office:value="-0.50999856">
            <text:p>-0.50999856</text:p>
          </table:table-cell>
          <table:table-cell office:value-type="float" office:value="-0.585664">
            <text:p>-0.585664</text:p>
          </table:table-cell>
          <table:table-cell table:number-columns-repeated="2"/>
        </table:table-row>
        <table:table-row table:style-name="ro2">
          <table:table-cell office:value-type="float" office:value="2815">
            <text:p>2815</text:p>
          </table:table-cell>
          <table:table-cell office:value-type="float" office:value="-0.22999963">
            <text:p>-0.22999963</text:p>
          </table:table-cell>
          <table:table-cell office:value-type="float" office:value="-0.2306052">
            <text:p>-0.2306052</text:p>
          </table:table-cell>
          <table:table-cell office:value-type="float" office:value="-0.51999855">
            <text:p>-0.51999855</text:p>
          </table:table-cell>
          <table:table-cell office:value-type="float" office:value="-0.5723535">
            <text:p>-0.5723535</text:p>
          </table:table-cell>
          <table:table-cell table:number-columns-repeated="2"/>
        </table:table-row>
        <table:table-row table:style-name="ro2">
          <table:table-cell office:value-type="float" office:value="2820">
            <text:p>2820</text:p>
          </table:table-cell>
          <table:table-cell office:value-type="float" office:value="-0.23249963">
            <text:p>-0.23249963</text:p>
          </table:table-cell>
          <table:table-cell office:value-type="float" office:value="-0.23243539">
            <text:p>-0.23243539</text:p>
          </table:table-cell>
          <table:table-cell office:value-type="float" office:value="-0.52999854">
            <text:p>-0.52999854</text:p>
          </table:table-cell>
          <table:table-cell office:value-type="float" office:value="-0.58566403">
            <text:p>-0.58566403</text:p>
          </table:table-cell>
          <table:table-cell table:number-columns-repeated="2"/>
        </table:table-row>
        <table:table-row table:style-name="ro2">
          <table:table-cell office:value-type="float" office:value="2825">
            <text:p>2825</text:p>
          </table:table-cell>
          <table:table-cell office:value-type="float" office:value="-0.23499963">
            <text:p>-0.23499963</text:p>
          </table:table-cell>
          <table:table-cell office:value-type="float" office:value="-0.2269448">
            <text:p>-0.2269448</text:p>
          </table:table-cell>
          <table:table-cell office:value-type="float" office:value="-0.53999853">
            <text:p>-0.53999853</text:p>
          </table:table-cell>
          <table:table-cell office:value-type="float" office:value="-0.6122851">
            <text:p>-0.6122851</text:p>
          </table:table-cell>
          <table:table-cell table:number-columns-repeated="2"/>
        </table:table-row>
        <table:table-row table:style-name="ro2">
          <table:table-cell office:value-type="float" office:value="2830">
            <text:p>2830</text:p>
          </table:table-cell>
          <table:table-cell office:value-type="float" office:value="-0.23749962">
            <text:p>-0.23749962</text:p>
          </table:table-cell>
          <table:table-cell office:value-type="float" office:value="-0.23426561">
            <text:p>-0.23426561</text:p>
          </table:table-cell>
          <table:table-cell office:value-type="float" office:value="-0.5499985">
            <text:p>-0.5499985</text:p>
          </table:table-cell>
          <table:table-cell office:value-type="float" office:value="-0.6122851">
            <text:p>-0.6122851</text:p>
          </table:table-cell>
          <table:table-cell table:number-columns-repeated="2"/>
        </table:table-row>
        <table:table-row table:style-name="ro2">
          <table:table-cell office:value-type="float" office:value="2835">
            <text:p>2835</text:p>
          </table:table-cell>
          <table:table-cell office:value-type="float" office:value="-0.23999962">
            <text:p>-0.23999962</text:p>
          </table:table-cell>
          <table:table-cell office:value-type="float" office:value="-0.2415864">
            <text:p>-0.2415864</text:p>
          </table:table-cell>
          <table:table-cell office:value-type="float" office:value="-0.5599985">
            <text:p>-0.5599985</text:p>
          </table:table-cell>
          <table:table-cell office:value-type="float" office:value="-0.6255956">
            <text:p>-0.6255956</text:p>
          </table:table-cell>
          <table:table-cell table:number-columns-repeated="2"/>
        </table:table-row>
        <table:table-row table:style-name="ro2">
          <table:table-cell office:value-type="float" office:value="2840">
            <text:p>2840</text:p>
          </table:table-cell>
          <table:table-cell office:value-type="float" office:value="-0.24249962">
            <text:p>-0.24249962</text:p>
          </table:table-cell>
          <table:table-cell office:value-type="float" office:value="-0.237926">
            <text:p>-0.237926</text:p>
          </table:table-cell>
          <table:table-cell office:value-type="float" office:value="-0.5699985">
            <text:p>-0.5699985</text:p>
          </table:table-cell>
          <table:table-cell office:value-type="float" office:value="-0.6122851">
            <text:p>-0.6122851</text:p>
          </table:table-cell>
          <table:table-cell table:number-columns-repeated="2"/>
        </table:table-row>
        <table:table-row table:style-name="ro2">
          <table:table-cell office:value-type="float" office:value="2845">
            <text:p>2845</text:p>
          </table:table-cell>
          <table:table-cell office:value-type="float" office:value="-0.24499962">
            <text:p>-0.24499962</text:p>
          </table:table-cell>
          <table:table-cell office:value-type="float" office:value="-0.2415864">
            <text:p>-0.2415864</text:p>
          </table:table-cell>
          <table:table-cell office:value-type="float" office:value="-0.5799985">
            <text:p>-0.5799985</text:p>
          </table:table-cell>
          <table:table-cell office:value-type="float" office:value="-0.5989746">
            <text:p>-0.5989746</text:p>
          </table:table-cell>
          <table:table-cell table:number-columns-repeated="2"/>
        </table:table-row>
        <table:table-row table:style-name="ro2">
          <table:table-cell office:value-type="float" office:value="2850">
            <text:p>2850</text:p>
          </table:table-cell>
          <table:table-cell office:value-type="float" office:value="-0.24749961">
            <text:p>-0.24749961</text:p>
          </table:table-cell>
          <table:table-cell office:value-type="float" office:value="-0.24890721">
            <text:p>-0.24890721</text:p>
          </table:table-cell>
          <table:table-cell office:value-type="float" office:value="-0.5899985">
            <text:p>-0.5899985</text:p>
          </table:table-cell>
          <table:table-cell office:value-type="float" office:value="-0.585664">
            <text:p>-0.585664</text:p>
          </table:table-cell>
          <table:table-cell table:number-columns-repeated="2"/>
        </table:table-row>
        <table:table-row table:style-name="ro2">
          <table:table-cell office:value-type="float" office:value="2855">
            <text:p>2855</text:p>
          </table:table-cell>
          <table:table-cell office:value-type="float" office:value="-0.24999961">
            <text:p>-0.24999961</text:p>
          </table:table-cell>
          <table:table-cell office:value-type="float" office:value="-0.247077">
            <text:p>-0.247077</text:p>
          </table:table-cell>
          <table:table-cell office:value-type="float" office:value="-0.5999985">
            <text:p>-0.5999985</text:p>
          </table:table-cell>
          <table:table-cell office:value-type="float" office:value="-0.585664">
            <text:p>-0.585664</text:p>
          </table:table-cell>
          <table:table-cell table:number-columns-repeated="2"/>
        </table:table-row>
        <table:table-row table:style-name="ro2">
          <table:table-cell office:value-type="float" office:value="2860">
            <text:p>2860</text:p>
          </table:table-cell>
          <table:table-cell office:value-type="float" office:value="-0.2524996">
            <text:p>-0.2524996</text:p>
          </table:table-cell>
          <table:table-cell office:value-type="float" office:value="-0.256228">
            <text:p>-0.256228</text:p>
          </table:table-cell>
          <table:table-cell office:value-type="float" office:value="-0.60999846">
            <text:p>-0.60999846</text:p>
          </table:table-cell>
          <table:table-cell office:value-type="float" office:value="-0.5989745">
            <text:p>-0.5989745</text:p>
          </table:table-cell>
          <table:table-cell table:number-columns-repeated="2"/>
        </table:table-row>
        <table:table-row table:style-name="ro2">
          <table:table-cell office:value-type="float" office:value="2865">
            <text:p>2865</text:p>
          </table:table-cell>
          <table:table-cell office:value-type="float" office:value="-0.2549996">
            <text:p>-0.2549996</text:p>
          </table:table-cell>
          <table:table-cell office:value-type="float" office:value="-0.256228">
            <text:p>-0.256228</text:p>
          </table:table-cell>
          <table:table-cell office:value-type="float" office:value="-0.61999846">
            <text:p>-0.61999846</text:p>
          </table:table-cell>
          <table:table-cell office:value-type="float" office:value="-0.6255956">
            <text:p>-0.6255956</text:p>
          </table:table-cell>
          <table:table-cell table:number-columns-repeated="2"/>
        </table:table-row>
        <table:table-row table:style-name="ro2">
          <table:table-cell office:value-type="float" office:value="2870">
            <text:p>2870</text:p>
          </table:table-cell>
          <table:table-cell office:value-type="float" office:value="-0.2574996">
            <text:p>-0.2574996</text:p>
          </table:table-cell>
          <table:table-cell office:value-type="float" office:value="-0.2617186">
            <text:p>-0.2617186</text:p>
          </table:table-cell>
          <table:table-cell office:value-type="float" office:value="-0.62999845">
            <text:p>-0.62999845</text:p>
          </table:table-cell>
          <table:table-cell office:value-type="float" office:value="-0.6122851">
            <text:p>-0.6122851</text:p>
          </table:table-cell>
          <table:table-cell table:number-columns-repeated="2"/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-0.2599996">
            <text:p>-0.2599996</text:p>
          </table:table-cell>
          <table:table-cell office:value-type="float" office:value="-0.26354882">
            <text:p>-0.26354882</text:p>
          </table:table-cell>
          <table:table-cell office:value-type="float" office:value="-0.63999844">
            <text:p>-0.63999844</text:p>
          </table:table-cell>
          <table:table-cell office:value-type="float" office:value="-0.6122851">
            <text:p>-0.6122851</text:p>
          </table:table-cell>
          <table:table-cell table:number-columns-repeated="2"/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-0.2624996">
            <text:p>-0.2624996</text:p>
          </table:table-cell>
          <table:table-cell office:value-type="float" office:value="-0.256228">
            <text:p>-0.256228</text:p>
          </table:table-cell>
          <table:table-cell office:value-type="float" office:value="-0.6499984">
            <text:p>-0.6499984</text:p>
          </table:table-cell>
          <table:table-cell office:value-type="float" office:value="-0.65221673">
            <text:p>-0.65221673</text:p>
          </table:table-cell>
          <table:table-cell table:number-columns-repeated="2"/>
        </table:table-row>
        <table:table-row table:style-name="ro2">
          <table:table-cell office:value-type="float" office:value="2885">
            <text:p>2885</text:p>
          </table:table-cell>
          <table:table-cell office:value-type="float" office:value="-0.2649996">
            <text:p>-0.2649996</text:p>
          </table:table-cell>
          <table:table-cell office:value-type="float" office:value="-0.24890721">
            <text:p>-0.24890721</text:p>
          </table:table-cell>
          <table:table-cell office:value-type="float" office:value="-0.6599984">
            <text:p>-0.6599984</text:p>
          </table:table-cell>
          <table:table-cell office:value-type="float" office:value="-0.6255956">
            <text:p>-0.6255956</text:p>
          </table:table-cell>
          <table:table-cell table:number-columns-repeated="2"/>
        </table:table-row>
        <table:table-row table:style-name="ro2">
          <table:table-cell office:value-type="float" office:value="2890">
            <text:p>2890</text:p>
          </table:table-cell>
          <table:table-cell office:value-type="float" office:value="-0.2674996">
            <text:p>-0.2674996</text:p>
          </table:table-cell>
          <table:table-cell office:value-type="float" office:value="-0.25256762">
            <text:p>-0.25256762</text:p>
          </table:table-cell>
          <table:table-cell office:value-type="float" office:value="-0.6699984">
            <text:p>-0.6699984</text:p>
          </table:table-cell>
          <table:table-cell office:value-type="float" office:value="-0.6255956">
            <text:p>-0.6255956</text:p>
          </table:table-cell>
          <table:table-cell table:number-columns-repeated="2"/>
        </table:table-row>
        <table:table-row table:style-name="ro2">
          <table:table-cell office:value-type="float" office:value="2895">
            <text:p>2895</text:p>
          </table:table-cell>
          <table:table-cell office:value-type="float" office:value="-0.2699996">
            <text:p>-0.2699996</text:p>
          </table:table-cell>
          <table:table-cell office:value-type="float" office:value="-0.2598884">
            <text:p>-0.2598884</text:p>
          </table:table-cell>
          <table:table-cell office:value-type="float" office:value="-0.6799984">
            <text:p>-0.6799984</text:p>
          </table:table-cell>
          <table:table-cell office:value-type="float" office:value="-0.6389062">
            <text:p>-0.6389062</text:p>
          </table:table-cell>
          <table:table-cell table:number-columns-repeated="2"/>
        </table:table-row>
        <table:table-row table:style-name="ro2">
          <table:table-cell office:value-type="float" office:value="2900">
            <text:p>2900</text:p>
          </table:table-cell>
          <table:table-cell office:value-type="float" office:value="-0.2724996">
            <text:p>-0.2724996</text:p>
          </table:table-cell>
          <table:table-cell office:value-type="float" office:value="-0.26354882">
            <text:p>-0.26354882</text:p>
          </table:table-cell>
          <table:table-cell office:value-type="float" office:value="-0.6899984">
            <text:p>-0.6899984</text:p>
          </table:table-cell>
          <table:table-cell office:value-type="float" office:value="-0.6122851">
            <text:p>-0.6122851</text:p>
          </table:table-cell>
          <table:table-cell table:number-columns-repeated="2"/>
        </table:table-row>
        <table:table-row table:style-name="ro2">
          <table:table-cell office:value-type="float" office:value="2905">
            <text:p>2905</text:p>
          </table:table-cell>
          <table:table-cell office:value-type="float" office:value="-0.2749996">
            <text:p>-0.2749996</text:p>
          </table:table-cell>
          <table:table-cell office:value-type="float" office:value="-0.2763602">
            <text:p>-0.2763602</text:p>
          </table:table-cell>
          <table:table-cell office:value-type="float" office:value="-0.6999984">
            <text:p>-0.6999984</text:p>
          </table:table-cell>
          <table:table-cell office:value-type="float" office:value="-0.6255956">
            <text:p>-0.6255956</text:p>
          </table:table-cell>
          <table:table-cell table:number-columns-repeated="2"/>
        </table:table-row>
        <table:table-row table:style-name="ro2">
          <table:table-cell office:value-type="float" office:value="2910">
            <text:p>2910</text:p>
          </table:table-cell>
          <table:table-cell office:value-type="float" office:value="-0.2774996">
            <text:p>-0.2774996</text:p>
          </table:table-cell>
          <table:table-cell office:value-type="float" office:value="-0.28002062">
            <text:p>-0.28002062</text:p>
          </table:table-cell>
          <table:table-cell office:value-type="float" office:value="-0.70999837">
            <text:p>-0.70999837</text:p>
          </table:table-cell>
          <table:table-cell office:value-type="float" office:value="-0.6655273">
            <text:p>-0.6655273</text:p>
          </table:table-cell>
          <table:table-cell table:number-columns-repeated="2"/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-0.27999958">
            <text:p>-0.27999958</text:p>
          </table:table-cell>
          <table:table-cell office:value-type="float" office:value="-0.2781904">
            <text:p>-0.2781904</text:p>
          </table:table-cell>
          <table:table-cell office:value-type="float" office:value="-0.71999836">
            <text:p>-0.71999836</text:p>
          </table:table-cell>
          <table:table-cell office:value-type="float" office:value="-0.65221673">
            <text:p>-0.65221673</text:p>
          </table:table-cell>
          <table:table-cell table:number-columns-repeated="2"/>
        </table:table-row>
        <table:table-row table:style-name="ro2">
          <table:table-cell office:value-type="float" office:value="2920">
            <text:p>2920</text:p>
          </table:table-cell>
          <table:table-cell office:value-type="float" office:value="-0.28249958">
            <text:p>-0.28249958</text:p>
          </table:table-cell>
          <table:table-cell office:value-type="float" office:value="-0.28551123">
            <text:p>-0.28551123</text:p>
          </table:table-cell>
          <table:table-cell office:value-type="float" office:value="-0.72999835">
            <text:p>-0.72999835</text:p>
          </table:table-cell>
          <table:table-cell office:value-type="float" office:value="-0.67883784">
            <text:p>-0.67883784</text:p>
          </table:table-cell>
          <table:table-cell table:number-columns-repeated="2"/>
        </table:table-row>
        <table:table-row table:style-name="ro2">
          <table:table-cell office:value-type="float" office:value="2925">
            <text:p>2925</text:p>
          </table:table-cell>
          <table:table-cell office:value-type="float" office:value="-0.28499958">
            <text:p>-0.28499958</text:p>
          </table:table-cell>
          <table:table-cell office:value-type="float" office:value="-0.2891716">
            <text:p>-0.2891716</text:p>
          </table:table-cell>
          <table:table-cell office:value-type="float" office:value="-0.73999834">
            <text:p>-0.73999834</text:p>
          </table:table-cell>
          <table:table-cell office:value-type="float" office:value="-0.6921483">
            <text:p>-0.6921483</text:p>
          </table:table-cell>
          <table:table-cell table:number-columns-repeated="2"/>
        </table:table-row>
        <table:table-row table:style-name="ro2">
          <table:table-cell office:value-type="float" office:value="2930">
            <text:p>2930</text:p>
          </table:table-cell>
          <table:table-cell office:value-type="float" office:value="-0.28749958">
            <text:p>-0.28749958</text:p>
          </table:table-cell>
          <table:table-cell office:value-type="float" office:value="-0.28734142">
            <text:p>-0.28734142</text:p>
          </table:table-cell>
          <table:table-cell office:value-type="float" office:value="-0.74999833">
            <text:p>-0.74999833</text:p>
          </table:table-cell>
          <table:table-cell office:value-type="float" office:value="-0.67883784">
            <text:p>-0.67883784</text:p>
          </table:table-cell>
          <table:table-cell table:number-columns-repeated="2"/>
        </table:table-row>
        <table:table-row table:style-name="ro2">
          <table:table-cell office:value-type="float" office:value="2935">
            <text:p>2935</text:p>
          </table:table-cell>
          <table:table-cell office:value-type="float" office:value="-0.28999957">
            <text:p>-0.28999957</text:p>
          </table:table-cell>
          <table:table-cell office:value-type="float" office:value="-0.29466224">
            <text:p>-0.29466224</text:p>
          </table:table-cell>
          <table:table-cell office:value-type="float" office:value="-0.7599983">
            <text:p>-0.7599983</text:p>
          </table:table-cell>
          <table:table-cell office:value-type="float" office:value="-0.7054589">
            <text:p>-0.7054589</text:p>
          </table:table-cell>
          <table:table-cell table:number-columns-repeated="2"/>
        </table:table-row>
        <table:table-row table:style-name="ro2">
          <table:table-cell office:value-type="float" office:value="2940">
            <text:p>2940</text:p>
          </table:table-cell>
          <table:table-cell office:value-type="float" office:value="-0.29249957">
            <text:p>-0.29249957</text:p>
          </table:table-cell>
          <table:table-cell office:value-type="float" office:value="-0.3001528">
            <text:p>-0.3001528</text:p>
          </table:table-cell>
          <table:table-cell office:value-type="float" office:value="-0.7699983">
            <text:p>-0.7699983</text:p>
          </table:table-cell>
          <table:table-cell office:value-type="float" office:value="-0.6921483">
            <text:p>-0.6921483</text:p>
          </table:table-cell>
          <table:table-cell table:number-columns-repeated="2"/>
        </table:table-row>
        <table:table-row table:style-name="ro2">
          <table:table-cell office:value-type="float" office:value="2945">
            <text:p>2945</text:p>
          </table:table-cell>
          <table:table-cell office:value-type="float" office:value="-0.29499957">
            <text:p>-0.29499957</text:p>
          </table:table-cell>
          <table:table-cell office:value-type="float" office:value="-0.29649243">
            <text:p>-0.29649243</text:p>
          </table:table-cell>
          <table:table-cell office:value-type="float" office:value="-0.7799983">
            <text:p>-0.7799983</text:p>
          </table:table-cell>
          <table:table-cell office:value-type="float" office:value="-0.71876943">
            <text:p>-0.71876943</text:p>
          </table:table-cell>
          <table:table-cell table:number-columns-repeated="2"/>
        </table:table-row>
        <table:table-row table:style-name="ro2">
          <table:table-cell office:value-type="float" office:value="2950">
            <text:p>2950</text:p>
          </table:table-cell>
          <table:table-cell office:value-type="float" office:value="-0.29749957">
            <text:p>-0.29749957</text:p>
          </table:table-cell>
          <table:table-cell office:value-type="float" office:value="-0.29466224">
            <text:p>-0.29466224</text:p>
          </table:table-cell>
          <table:table-cell office:value-type="float" office:value="-0.7899983">
            <text:p>-0.7899983</text:p>
          </table:table-cell>
          <table:table-cell office:value-type="float" office:value="-0.73208">
            <text:p>-0.73208</text:p>
          </table:table-cell>
          <table:table-cell table:number-columns-repeated="2"/>
        </table:table-row>
        <table:table-row table:style-name="ro2">
          <table:table-cell office:value-type="float" office:value="2955">
            <text:p>2955</text:p>
          </table:table-cell>
          <table:table-cell office:value-type="float" office:value="-0.29999956">
            <text:p>-0.29999956</text:p>
          </table:table-cell>
          <table:table-cell office:value-type="float" office:value="-0.3001528">
            <text:p>-0.3001528</text:p>
          </table:table-cell>
          <table:table-cell office:value-type="float" office:value="-0.7999983">
            <text:p>-0.7999983</text:p>
          </table:table-cell>
          <table:table-cell office:value-type="float" office:value="-0.73208">
            <text:p>-0.73208</text:p>
          </table:table-cell>
          <table:table-cell table:number-columns-repeated="2"/>
        </table:table-row>
        <table:table-row table:style-name="ro2">
          <table:table-cell office:value-type="float" office:value="2960">
            <text:p>2960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-0.8099983">
            <text:p>-0.8099983</text:p>
          </table:table-cell>
          <table:table-cell office:value-type="float" office:value="-0.7587011">
            <text:p>-0.7587011</text:p>
          </table:table-cell>
          <table:table-cell table:number-columns-repeated="2"/>
        </table:table-row>
        <table:table-row table:style-name="ro2">
          <table:table-cell office:value-type="float" office:value="2965">
            <text:p>2965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-0.81999826">
            <text:p>-0.81999826</text:p>
          </table:table-cell>
          <table:table-cell office:value-type="float" office:value="-0.7587011">
            <text:p>-0.7587011</text:p>
          </table:table-cell>
          <table:table-cell table:number-columns-repeated="2"/>
        </table:table-row>
        <table:table-row table:style-name="ro2">
          <table:table-cell office:value-type="float" office:value="2970">
            <text:p>2970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-0.82999825">
            <text:p>-0.82999825</text:p>
          </table:table-cell>
          <table:table-cell office:value-type="float" office:value="-0.7986327">
            <text:p>-0.7986327</text:p>
          </table:table-cell>
          <table:table-cell table:number-columns-repeated="2"/>
        </table:table-row>
        <table:table-row table:style-name="ro2">
          <table:table-cell office:value-type="float" office:value="2975">
            <text:p>2975</text:p>
          </table:table-cell>
          <table:table-cell office:value-type="float" office:value="-0.3">
            <text:p>-0.3</text:p>
          </table:table-cell>
          <table:table-cell office:value-type="float" office:value="-0.3056434">
            <text:p>-0.3056434</text:p>
          </table:table-cell>
          <table:table-cell office:value-type="float" office:value="-0.83999825">
            <text:p>-0.83999825</text:p>
          </table:table-cell>
          <table:table-cell office:value-type="float" office:value="-0.78532225">
            <text:p>-0.78532225</text:p>
          </table:table-cell>
          <table:table-cell table:number-columns-repeated="2"/>
        </table:table-row>
        <table:table-row table:style-name="ro2">
          <table:table-cell office:value-type="float" office:value="2980">
            <text:p>2980</text:p>
          </table:table-cell>
          <table:table-cell office:value-type="float" office:value="-0.3">
            <text:p>-0.3</text:p>
          </table:table-cell>
          <table:table-cell office:value-type="float" office:value="-0.30930382">
            <text:p>-0.30930382</text:p>
          </table:table-cell>
          <table:table-cell office:value-type="float" office:value="-0.84999824">
            <text:p>-0.84999824</text:p>
          </table:table-cell>
          <table:table-cell office:value-type="float" office:value="-0.8252538">
            <text:p>-0.8252538</text:p>
          </table:table-cell>
          <table:table-cell table:number-columns-repeated="2"/>
        </table:table-row>
        <table:table-row table:style-name="ro2">
          <table:table-cell office:value-type="float" office:value="2985">
            <text:p>2985</text:p>
          </table:table-cell>
          <table:table-cell office:value-type="float" office:value="-0.3">
            <text:p>-0.3</text:p>
          </table:table-cell>
          <table:table-cell office:value-type="float" office:value="-0.31662464">
            <text:p>-0.31662464</text:p>
          </table:table-cell>
          <table:table-cell office:value-type="float" office:value="-0.8599982">
            <text:p>-0.8599982</text:p>
          </table:table-cell>
          <table:table-cell office:value-type="float" office:value="-0.8252538">
            <text:p>-0.8252538</text:p>
          </table:table-cell>
          <table:table-cell table:number-columns-repeated="2"/>
        </table:table-row>
        <table:table-row table:style-name="ro2">
          <table:table-cell office:value-type="float" office:value="2990">
            <text:p>2990</text:p>
          </table:table-cell>
          <table:table-cell office:value-type="float" office:value="-0.3">
            <text:p>-0.3</text:p>
          </table:table-cell>
          <table:table-cell office:value-type="float" office:value="-0.31662464">
            <text:p>-0.31662464</text:p>
          </table:table-cell>
          <table:table-cell office:value-type="float" office:value="-0.8699982">
            <text:p>-0.8699982</text:p>
          </table:table-cell>
          <table:table-cell office:value-type="float" office:value="-0.8518749">
            <text:p>-0.8518749</text:p>
          </table:table-cell>
          <table:table-cell table:number-columns-repeated="2"/>
        </table:table-row>
        <table:table-row table:style-name="ro2">
          <table:table-cell office:value-type="float" office:value="2995">
            <text:p>2995</text:p>
          </table:table-cell>
          <table:table-cell office:value-type="float" office:value="-0.3">
            <text:p>-0.3</text:p>
          </table:table-cell>
          <table:table-cell office:value-type="float" office:value="-0.31662464">
            <text:p>-0.31662464</text:p>
          </table:table-cell>
          <table:table-cell office:value-type="float" office:value="-0.8799982">
            <text:p>-0.8799982</text:p>
          </table:table-cell>
          <table:table-cell office:value-type="float" office:value="-0.86518544">
            <text:p>-0.86518544</text:p>
          </table:table-cell>
          <table:table-cell table:number-columns-repeated="2"/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-0.3">
            <text:p>-0.3</text:p>
          </table:table-cell>
          <table:table-cell office:value-type="float" office:value="-0.311134">
            <text:p>-0.311134</text:p>
          </table:table-cell>
          <table:table-cell office:value-type="float" office:value="-0.8899982">
            <text:p>-0.8899982</text:p>
          </table:table-cell>
          <table:table-cell office:value-type="float" office:value="-0.87849605">
            <text:p>-0.87849605</text:p>
          </table:table-cell>
          <table:table-cell table:number-columns-repeated="2"/>
        </table:table-row>
        <table:table-row table:style-name="ro2">
          <table:table-cell office:value-type="float" office:value="3005">
            <text:p>3005</text:p>
          </table:table-cell>
          <table:table-cell office:value-type="float" office:value="-0.3">
            <text:p>-0.3</text:p>
          </table:table-cell>
          <table:table-cell office:value-type="float" office:value="-0.30930382">
            <text:p>-0.30930382</text:p>
          </table:table-cell>
          <table:table-cell office:value-type="float" office:value="-0.8999982">
            <text:p>-0.8999982</text:p>
          </table:table-cell>
          <table:table-cell office:value-type="float" office:value="-0.9184277">
            <text:p>-0.9184277</text:p>
          </table:table-cell>
          <table:table-cell table:number-columns-repeated="2"/>
        </table:table-row>
        <table:table-row table:style-name="ro2">
          <table:table-cell office:value-type="float" office:value="3010">
            <text:p>3010</text:p>
          </table:table-cell>
          <table:table-cell office:value-type="float" office:value="-0.3">
            <text:p>-0.3</text:p>
          </table:table-cell>
          <table:table-cell office:value-type="float" office:value="-0.311134">
            <text:p>-0.311134</text:p>
          </table:table-cell>
          <table:table-cell office:value-type="float" office:value="-0.9099982">
            <text:p>-0.9099982</text:p>
          </table:table-cell>
          <table:table-cell office:value-type="float" office:value="-0.90511715">
            <text:p>-0.90511715</text:p>
          </table:table-cell>
          <table:table-cell table:number-columns-repeated="2"/>
        </table:table-row>
        <table:table-row table:style-name="ro2">
          <table:table-cell office:value-type="float" office:value="3015">
            <text:p>3015</text:p>
          </table:table-cell>
          <table:table-cell office:value-type="float" office:value="-0.3">
            <text:p>-0.3</text:p>
          </table:table-cell>
          <table:table-cell office:value-type="float" office:value="-0.311134">
            <text:p>-0.311134</text:p>
          </table:table-cell>
          <table:table-cell office:value-type="float" office:value="-0.91999817">
            <text:p>-0.91999817</text:p>
          </table:table-cell>
          <table:table-cell office:value-type="float" office:value="-0.9184277">
            <text:p>-0.9184277</text:p>
          </table:table-cell>
          <table:table-cell table:number-columns-repeated="2"/>
        </table:table-row>
        <table:table-row table:style-name="ro2">
          <table:table-cell office:value-type="float" office:value="3020">
            <text:p>3020</text:p>
          </table:table-cell>
          <table:table-cell office:value-type="float" office:value="-0.3">
            <text:p>-0.3</text:p>
          </table:table-cell>
          <table:table-cell office:value-type="float" office:value="-0.31845483">
            <text:p>-0.31845483</text:p>
          </table:table-cell>
          <table:table-cell office:value-type="float" office:value="-0.92999816">
            <text:p>-0.92999816</text:p>
          </table:table-cell>
          <table:table-cell office:value-type="float" office:value="-0.90511715">
            <text:p>-0.90511715</text:p>
          </table:table-cell>
          <table:table-cell table:number-columns-repeated="2"/>
        </table:table-row>
        <table:table-row table:style-name="ro2">
          <table:table-cell office:value-type="float" office:value="3025">
            <text:p>3025</text:p>
          </table:table-cell>
          <table:table-cell office:value-type="float" office:value="-0.3">
            <text:p>-0.3</text:p>
          </table:table-cell>
          <table:table-cell office:value-type="float" office:value="-0.31662464">
            <text:p>-0.31662464</text:p>
          </table:table-cell>
          <table:table-cell office:value-type="float" office:value="-0.93999815">
            <text:p>-0.93999815</text:p>
          </table:table-cell>
          <table:table-cell office:value-type="float" office:value="-0.9450487">
            <text:p>-0.9450487</text:p>
          </table:table-cell>
          <table:table-cell table:number-columns-repeated="2"/>
        </table:table-row>
        <table:table-row table:style-name="ro2">
          <table:table-cell office:value-type="float" office:value="3030">
            <text:p>3030</text:p>
          </table:table-cell>
          <table:table-cell office:value-type="float" office:value="-0.3">
            <text:p>-0.3</text:p>
          </table:table-cell>
          <table:table-cell office:value-type="float" office:value="-0.30930382">
            <text:p>-0.30930382</text:p>
          </table:table-cell>
          <table:table-cell office:value-type="float" office:value="-0.94999814">
            <text:p>-0.94999814</text:p>
          </table:table-cell>
          <table:table-cell office:value-type="float" office:value="-0.9450487">
            <text:p>-0.9450487</text:p>
          </table:table-cell>
          <table:table-cell table:number-columns-repeated="2"/>
        </table:table-row>
        <table:table-row table:style-name="ro2">
          <table:table-cell office:value-type="float" office:value="3035">
            <text:p>3035</text:p>
          </table:table-cell>
          <table:table-cell office:value-type="float" office:value="-0.3">
            <text:p>-0.3</text:p>
          </table:table-cell>
          <table:table-cell office:value-type="float" office:value="-0.3129642">
            <text:p>-0.3129642</text:p>
          </table:table-cell>
          <table:table-cell office:value-type="float" office:value="-0.95999813">
            <text:p>-0.95999813</text:p>
          </table:table-cell>
          <table:table-cell office:value-type="float" office:value="-0.9716698">
            <text:p>-0.9716698</text:p>
          </table:table-cell>
          <table:table-cell table:number-columns-repeated="2"/>
        </table:table-row>
        <table:table-row table:style-name="ro2">
          <table:table-cell office:value-type="float" office:value="3040">
            <text:p>3040</text:p>
          </table:table-cell>
          <table:table-cell office:value-type="float" office:value="-0.3">
            <text:p>-0.3</text:p>
          </table:table-cell>
          <table:table-cell office:value-type="float" office:value="-0.320285">
            <text:p>-0.320285</text:p>
          </table:table-cell>
          <table:table-cell office:value-type="float" office:value="-0.9699981">
            <text:p>-0.9699981</text:p>
          </table:table-cell>
          <table:table-cell office:value-type="float" office:value="-0.98498034">
            <text:p>-0.98498034</text:p>
          </table:table-cell>
          <table:table-cell table:number-columns-repeated="2"/>
        </table:table-row>
        <table:table-row table:style-name="ro2">
          <table:table-cell office:value-type="float" office:value="3045">
            <text:p>3045</text:p>
          </table:table-cell>
          <table:table-cell office:value-type="float" office:value="-0.3">
            <text:p>-0.3</text:p>
          </table:table-cell>
          <table:table-cell office:value-type="float" office:value="-0.31662464">
            <text:p>-0.31662464</text:p>
          </table:table-cell>
          <table:table-cell office:value-type="float" office:value="-0.9799981">
            <text:p>-0.9799981</text:p>
          </table:table-cell>
          <table:table-cell office:value-type="float" office:value="-0.98498034">
            <text:p>-0.98498034</text:p>
          </table:table-cell>
          <table:table-cell table:number-columns-repeated="2"/>
        </table:table-row>
        <table:table-row table:style-name="ro2">
          <table:table-cell office:value-type="float" office:value="3050">
            <text:p>3050</text:p>
          </table:table-cell>
          <table:table-cell office:value-type="float" office:value="-0.3">
            <text:p>-0.3</text:p>
          </table:table-cell>
          <table:table-cell office:value-type="float" office:value="-0.31662464">
            <text:p>-0.31662464</text:p>
          </table:table-cell>
          <table:table-cell office:value-type="float" office:value="-0.9899981">
            <text:p>-0.9899981</text:p>
          </table:table-cell>
          <table:table-cell office:value-type="float" office:value="-0.99829096">
            <text:p>-0.99829096</text:p>
          </table:table-cell>
          <table:table-cell table:number-columns-repeated="2"/>
        </table:table-row>
        <table:table-row table:style-name="ro2">
          <table:table-cell office:value-type="float" office:value="3055">
            <text:p>3055</text:p>
          </table:table-cell>
          <table:table-cell office:value-type="float" office:value="-0.3">
            <text:p>-0.3</text:p>
          </table:table-cell>
          <table:table-cell office:value-type="float" office:value="-0.31479442">
            <text:p>-0.31479442</text:p>
          </table:table-cell>
          <table:table-cell office:value-type="float" office:value="-0.9999981">
            <text:p>-0.9999981</text:p>
          </table:table-cell>
          <table:table-cell office:value-type="float" office:value="-1.024912">
            <text:p>-1.024912</text:p>
          </table:table-cell>
          <table:table-cell table:number-columns-repeated="2"/>
        </table:table-row>
        <table:table-row table:style-name="ro2">
          <table:table-cell office:value-type="float" office:value="3060">
            <text:p>3060</text:p>
          </table:table-cell>
          <table:table-cell office:value-type="float" office:value="-0.3">
            <text:p>-0.3</text:p>
          </table:table-cell>
          <table:table-cell office:value-type="float" office:value="-0.3056434">
            <text:p>-0.3056434</text:p>
          </table:table-cell>
          <table:table-cell office:value-type="float" office:value="-1.0099981">
            <text:p>-1.0099981</text:p>
          </table:table-cell>
          <table:table-cell office:value-type="float" office:value="-1.0648437">
            <text:p>-1.0648437</text:p>
          </table:table-cell>
          <table:table-cell table:number-columns-repeated="2"/>
        </table:table-row>
        <table:table-row table:style-name="ro2">
          <table:table-cell office:value-type="float" office:value="3065">
            <text:p>306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-1.0199981">
            <text:p>-1.0199981</text:p>
          </table:table-cell>
          <table:table-cell office:value-type="float" office:value="-1.0781542">
            <text:p>-1.0781542</text:p>
          </table:table-cell>
          <table:table-cell table:number-columns-repeated="2"/>
        </table:table-row>
        <table:table-row table:style-name="ro2">
          <table:table-cell office:value-type="float" office:value="3070">
            <text:p>3070</text:p>
          </table:table-cell>
          <table:table-cell office:value-type="float" office:value="-0.3">
            <text:p>-0.3</text:p>
          </table:table-cell>
          <table:table-cell office:value-type="float" office:value="-0.30381322">
            <text:p>-0.30381322</text:p>
          </table:table-cell>
          <table:table-cell office:value-type="float" office:value="-1.0299981">
            <text:p>-1.0299981</text:p>
          </table:table-cell>
          <table:table-cell office:value-type="float" office:value="-1.0914648">
            <text:p>-1.0914648</text:p>
          </table:table-cell>
          <table:table-cell table:number-columns-repeated="2"/>
        </table:table-row>
        <table:table-row table:style-name="ro2">
          <table:table-cell office:value-type="float" office:value="3075">
            <text:p>3075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-1.039998">
            <text:p>-1.039998</text:p>
          </table:table-cell>
          <table:table-cell office:value-type="float" office:value="-1.0781542">
            <text:p>-1.0781542</text:p>
          </table:table-cell>
          <table:table-cell table:number-columns-repeated="2"/>
        </table:table-row>
        <table:table-row table:style-name="ro2">
          <table:table-cell office:value-type="float" office:value="3080">
            <text:p>3080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-1.049998">
            <text:p>-1.049998</text:p>
          </table:table-cell>
          <table:table-cell office:value-type="float" office:value="-1.0914648">
            <text:p>-1.0914648</text:p>
          </table:table-cell>
          <table:table-cell table:number-columns-repeated="2"/>
        </table:table-row>
        <table:table-row table:style-name="ro2">
          <table:table-cell office:value-type="float" office:value="3085">
            <text:p>3085</text:p>
          </table:table-cell>
          <table:table-cell office:value-type="float" office:value="-0.3">
            <text:p>-0.3</text:p>
          </table:table-cell>
          <table:table-cell office:value-type="float" office:value="-0.30747363">
            <text:p>-0.30747363</text:p>
          </table:table-cell>
          <table:table-cell office:value-type="float" office:value="-1.059998">
            <text:p>-1.059998</text:p>
          </table:table-cell>
          <table:table-cell office:value-type="float" office:value="-1.0914648">
            <text:p>-1.0914648</text:p>
          </table:table-cell>
          <table:table-cell table:number-columns-repeated="2"/>
        </table:table-row>
        <table:table-row table:style-name="ro2">
          <table:table-cell office:value-type="float" office:value="3090">
            <text:p>3090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-1.069998">
            <text:p>-1.069998</text:p>
          </table:table-cell>
          <table:table-cell office:value-type="float" office:value="-1.0914648">
            <text:p>-1.0914648</text:p>
          </table:table-cell>
          <table:table-cell table:number-columns-repeated="2"/>
        </table:table-row>
        <table:table-row table:style-name="ro2">
          <table:table-cell office:value-type="float" office:value="3095">
            <text:p>3095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-1.079998">
            <text:p>-1.079998</text:p>
          </table:table-cell>
          <table:table-cell office:value-type="float" office:value="-1.1180859">
            <text:p>-1.1180859</text:p>
          </table:table-cell>
          <table:table-cell table:number-columns-repeated="2"/>
        </table:table-row>
        <table:table-row table:style-name="ro2">
          <table:table-cell office:value-type="float" office:value="3100">
            <text:p>3100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-1.089998">
            <text:p>-1.089998</text:p>
          </table:table-cell>
          <table:table-cell office:value-type="float" office:value="-1.1047753">
            <text:p>-1.1047753</text:p>
          </table:table-cell>
          <table:table-cell table:number-columns-repeated="2"/>
        </table:table-row>
        <table:table-row table:style-name="ro2">
          <table:table-cell office:value-type="float" office:value="3105">
            <text:p>3105</text:p>
          </table:table-cell>
          <table:table-cell office:value-type="float" office:value="-0.3">
            <text:p>-0.3</text:p>
          </table:table-cell>
          <table:table-cell office:value-type="float" office:value="-0.2910018">
            <text:p>-0.2910018</text:p>
          </table:table-cell>
          <table:table-cell office:value-type="float" office:value="-1.099998">
            <text:p>-1.099998</text:p>
          </table:table-cell>
          <table:table-cell office:value-type="float" office:value="-1.144707">
            <text:p>-1.144707</text:p>
          </table:table-cell>
          <table:table-cell table:number-columns-repeated="2"/>
        </table:table-row>
        <table:table-row table:style-name="ro2">
          <table:table-cell office:value-type="float" office:value="3110">
            <text:p>3110</text:p>
          </table:table-cell>
          <table:table-cell office:value-type="float" office:value="-0.3">
            <text:p>-0.3</text:p>
          </table:table-cell>
          <table:table-cell office:value-type="float" office:value="-0.2910018">
            <text:p>-0.2910018</text:p>
          </table:table-cell>
          <table:table-cell office:value-type="float" office:value="-1.109998">
            <text:p>-1.109998</text:p>
          </table:table-cell>
          <table:table-cell office:value-type="float" office:value="-1.1713281">
            <text:p>-1.1713281</text:p>
          </table:table-cell>
          <table:table-cell table:number-columns-repeated="2"/>
        </table:table-row>
        <table:table-row table:style-name="ro2">
          <table:table-cell office:value-type="float" office:value="3115">
            <text:p>3115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-1.119998">
            <text:p>-1.119998</text:p>
          </table:table-cell>
          <table:table-cell office:value-type="float" office:value="-1.1713281">
            <text:p>-1.1713281</text:p>
          </table:table-cell>
          <table:table-cell table:number-columns-repeated="2"/>
        </table:table-row>
        <table:table-row table:style-name="ro2">
          <table:table-cell office:value-type="float" office:value="3120">
            <text:p>3120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-1.129998">
            <text:p>-1.129998</text:p>
          </table:table-cell>
          <table:table-cell office:value-type="float" office:value="-1.1846386">
            <text:p>-1.1846386</text:p>
          </table:table-cell>
          <table:table-cell table:number-columns-repeated="2"/>
        </table:table-row>
        <table:table-row table:style-name="ro2">
          <table:table-cell office:value-type="float" office:value="3125">
            <text:p>3125</text:p>
          </table:table-cell>
          <table:table-cell office:value-type="float" office:value="-0.3">
            <text:p>-0.3</text:p>
          </table:table-cell>
          <table:table-cell office:value-type="float" office:value="-0.28551123">
            <text:p>-0.28551123</text:p>
          </table:table-cell>
          <table:table-cell office:value-type="float" office:value="-1.139998">
            <text:p>-1.139998</text:p>
          </table:table-cell>
          <table:table-cell office:value-type="float" office:value="-1.197949">
            <text:p>-1.197949</text:p>
          </table:table-cell>
          <table:table-cell table:number-columns-repeated="2"/>
        </table:table-row>
        <table:table-row table:style-name="ro2">
          <table:table-cell office:value-type="float" office:value="3130">
            <text:p>3130</text:p>
          </table:table-cell>
          <table:table-cell office:value-type="float" office:value="-0.3">
            <text:p>-0.3</text:p>
          </table:table-cell>
          <table:table-cell office:value-type="float" office:value="-0.283681">
            <text:p>-0.283681</text:p>
          </table:table-cell>
          <table:table-cell office:value-type="float" office:value="-1.149998">
            <text:p>-1.149998</text:p>
          </table:table-cell>
          <table:table-cell office:value-type="float" office:value="-1.1846386">
            <text:p>-1.1846386</text:p>
          </table:table-cell>
          <table:table-cell table:number-columns-repeated="2"/>
        </table:table-row>
        <table:table-row table:style-name="ro2">
          <table:table-cell office:value-type="float" office:value="3135">
            <text:p>3135</text:p>
          </table:table-cell>
          <table:table-cell office:value-type="float" office:value="-0.3">
            <text:p>-0.3</text:p>
          </table:table-cell>
          <table:table-cell office:value-type="float" office:value="-0.2818508">
            <text:p>-0.2818508</text:p>
          </table:table-cell>
          <table:table-cell office:value-type="float" office:value="-1.1599979">
            <text:p>-1.1599979</text:p>
          </table:table-cell>
          <table:table-cell office:value-type="float" office:value="-1.1713281">
            <text:p>-1.1713281</text:p>
          </table:table-cell>
          <table:table-cell table:number-columns-repeated="2"/>
        </table:table-row>
        <table:table-row table:style-name="ro2">
          <table:table-cell office:value-type="float" office:value="3140">
            <text:p>3140</text:p>
          </table:table-cell>
          <table:table-cell office:value-type="float" office:value="-0.3">
            <text:p>-0.3</text:p>
          </table:table-cell>
          <table:table-cell office:value-type="float" office:value="-0.2818508">
            <text:p>-0.2818508</text:p>
          </table:table-cell>
          <table:table-cell office:value-type="float" office:value="-1.1699979">
            <text:p>-1.1699979</text:p>
          </table:table-cell>
          <table:table-cell office:value-type="float" office:value="-1.1580175">
            <text:p>-1.1580175</text:p>
          </table:table-cell>
          <table:table-cell table:number-columns-repeated="2"/>
        </table:table-row>
        <table:table-row table:style-name="ro2">
          <table:table-cell office:value-type="float" office:value="3145">
            <text:p>3145</text:p>
          </table:table-cell>
          <table:table-cell office:value-type="float" office:value="-0.3">
            <text:p>-0.3</text:p>
          </table:table-cell>
          <table:table-cell office:value-type="float" office:value="-0.2781904">
            <text:p>-0.2781904</text:p>
          </table:table-cell>
          <table:table-cell office:value-type="float" office:value="-1.1799979">
            <text:p>-1.1799979</text:p>
          </table:table-cell>
          <table:table-cell office:value-type="float" office:value="-1.1713281">
            <text:p>-1.1713281</text:p>
          </table:table-cell>
          <table:table-cell table:number-columns-repeated="2"/>
        </table:table-row>
        <table:table-row table:style-name="ro2">
          <table:table-cell office:value-type="float" office:value="3150">
            <text:p>3150</text:p>
          </table:table-cell>
          <table:table-cell office:value-type="float" office:value="-0.3">
            <text:p>-0.3</text:p>
          </table:table-cell>
          <table:table-cell office:value-type="float" office:value="-0.27453002">
            <text:p>-0.27453002</text:p>
          </table:table-cell>
          <table:table-cell office:value-type="float" office:value="-1.1899979">
            <text:p>-1.1899979</text:p>
          </table:table-cell>
          <table:table-cell office:value-type="float" office:value="-1.1713281">
            <text:p>-1.1713281</text:p>
          </table:table-cell>
          <table:table-cell table:number-columns-repeated="2"/>
        </table:table-row>
        <table:table-row table:style-name="ro2">
          <table:table-cell office:value-type="float" office:value="3155">
            <text:p>3155</text:p>
          </table:table-cell>
          <table:table-cell office:value-type="float" office:value="-0.3">
            <text:p>-0.3</text:p>
          </table:table-cell>
          <table:table-cell office:value-type="float" office:value="-0.2763602">
            <text:p>-0.2763602</text:p>
          </table:table-cell>
          <table:table-cell office:value-type="float" office:value="-1.1999979">
            <text:p>-1.1999979</text:p>
          </table:table-cell>
          <table:table-cell office:value-type="float" office:value="-1.2245702">
            <text:p>-1.2245702</text:p>
          </table:table-cell>
          <table:table-cell table:number-columns-repeated="2"/>
        </table:table-row>
        <table:table-row table:style-name="ro2">
          <table:table-cell office:value-type="float" office:value="3160">
            <text:p>3160</text:p>
          </table:table-cell>
          <table:table-cell office:value-type="float" office:value="-0.3">
            <text:p>-0.3</text:p>
          </table:table-cell>
          <table:table-cell office:value-type="float" office:value="-0.2781904">
            <text:p>-0.2781904</text:p>
          </table:table-cell>
          <table:table-cell office:value-type="float" office:value="-1.2099979">
            <text:p>-1.2099979</text:p>
          </table:table-cell>
          <table:table-cell office:value-type="float" office:value="-1.197949">
            <text:p>-1.197949</text:p>
          </table:table-cell>
          <table:table-cell table:number-columns-repeated="2"/>
        </table:table-row>
        <table:table-row table:style-name="ro2">
          <table:table-cell office:value-type="float" office:value="3165">
            <text:p>3165</text:p>
          </table:table-cell>
          <table:table-cell office:value-type="float" office:value="-0.3">
            <text:p>-0.3</text:p>
          </table:table-cell>
          <table:table-cell office:value-type="float" office:value="-0.27453002">
            <text:p>-0.27453002</text:p>
          </table:table-cell>
          <table:table-cell office:value-type="float" office:value="-1.2199979">
            <text:p>-1.2199979</text:p>
          </table:table-cell>
          <table:table-cell office:value-type="float" office:value="-1.2112597">
            <text:p>-1.2112597</text:p>
          </table:table-cell>
          <table:table-cell table:number-columns-repeated="2"/>
        </table:table-row>
        <table:table-row table:style-name="ro2">
          <table:table-cell office:value-type="float" office:value="3170">
            <text:p>3170</text:p>
          </table:table-cell>
          <table:table-cell office:value-type="float" office:value="-0.3">
            <text:p>-0.3</text:p>
          </table:table-cell>
          <table:table-cell office:value-type="float" office:value="-0.2910018">
            <text:p>-0.2910018</text:p>
          </table:table-cell>
          <table:table-cell office:value-type="float" office:value="-1.2299979">
            <text:p>-1.2299979</text:p>
          </table:table-cell>
          <table:table-cell office:value-type="float" office:value="-1.2112597">
            <text:p>-1.2112597</text:p>
          </table:table-cell>
          <table:table-cell table:number-columns-repeated="2"/>
        </table:table-row>
        <table:table-row table:style-name="ro2">
          <table:table-cell office:value-type="float" office:value="3175">
            <text:p>3175</text:p>
          </table:table-cell>
          <table:table-cell office:value-type="float" office:value="-0.3">
            <text:p>-0.3</text:p>
          </table:table-cell>
          <table:table-cell office:value-type="float" office:value="-0.30747363">
            <text:p>-0.30747363</text:p>
          </table:table-cell>
          <table:table-cell office:value-type="float" office:value="-1.2399979">
            <text:p>-1.2399979</text:p>
          </table:table-cell>
          <table:table-cell office:value-type="float" office:value="-1.2378807">
            <text:p>-1.2378807</text:p>
          </table:table-cell>
          <table:table-cell table:number-columns-repeated="2"/>
        </table:table-row>
        <table:table-row table:style-name="ro2">
          <table:table-cell office:value-type="float" office:value="3180">
            <text:p>3180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-1.2499979">
            <text:p>-1.2499979</text:p>
          </table:table-cell>
          <table:table-cell office:value-type="float" office:value="-1.2378807">
            <text:p>-1.2378807</text:p>
          </table:table-cell>
          <table:table-cell table:number-columns-repeated="2"/>
        </table:table-row>
        <table:table-row table:style-name="ro2">
          <table:table-cell office:value-type="float" office:value="3185">
            <text:p>318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-1.2599978">
            <text:p>-1.2599978</text:p>
          </table:table-cell>
          <table:table-cell office:value-type="float" office:value="-1.2245702">
            <text:p>-1.2245702</text:p>
          </table:table-cell>
          <table:table-cell table:number-columns-repeated="2"/>
        </table:table-row>
        <table:table-row table:style-name="ro2">
          <table:table-cell office:value-type="float" office:value="3190">
            <text:p>3190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-1.2699978">
            <text:p>-1.2699978</text:p>
          </table:table-cell>
          <table:table-cell office:value-type="float" office:value="-1.171328">
            <text:p>-1.171328</text:p>
          </table:table-cell>
          <table:table-cell table:number-columns-repeated="2"/>
        </table:table-row>
        <table:table-row table:style-name="ro2">
          <table:table-cell office:value-type="float" office:value="3195">
            <text:p>3195</text:p>
          </table:table-cell>
          <table:table-cell office:value-type="float" office:value="-0.3">
            <text:p>-0.3</text:p>
          </table:table-cell>
          <table:table-cell office:value-type="float" office:value="-0.2910018">
            <text:p>-0.2910018</text:p>
          </table:table-cell>
          <table:table-cell office:value-type="float" office:value="-1.2799978">
            <text:p>-1.2799978</text:p>
          </table:table-cell>
          <table:table-cell office:value-type="float" office:value="-1.197949">
            <text:p>-1.197949</text:p>
          </table:table-cell>
          <table:table-cell table:number-columns-repeated="2"/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-1.2899978">
            <text:p>-1.2899978</text:p>
          </table:table-cell>
          <table:table-cell office:value-type="float" office:value="-1.2245702">
            <text:p>-1.2245702</text:p>
          </table:table-cell>
          <table:table-cell table:number-columns-repeated="2"/>
        </table:table-row>
        <table:table-row table:style-name="ro2">
          <table:table-cell office:value-type="float" office:value="3205">
            <text:p>3205</text:p>
          </table:table-cell>
          <table:table-cell office:value-type="float" office:value="-0.3">
            <text:p>-0.3</text:p>
          </table:table-cell>
          <table:table-cell office:value-type="float" office:value="-0.301983">
            <text:p>-0.301983</text:p>
          </table:table-cell>
          <table:table-cell office:value-type="float" office:value="-1.2999978">
            <text:p>-1.2999978</text:p>
          </table:table-cell>
          <table:table-cell office:value-type="float" office:value="-1.2112597">
            <text:p>-1.2112597</text:p>
          </table:table-cell>
          <table:table-cell table:number-columns-repeated="2"/>
        </table:table-row>
        <table:table-row table:style-name="ro2">
          <table:table-cell office:value-type="float" office:value="3210">
            <text:p>3210</text:p>
          </table:table-cell>
          <table:table-cell office:value-type="float" office:value="-0.3">
            <text:p>-0.3</text:p>
          </table:table-cell>
          <table:table-cell office:value-type="float" office:value="-0.30381322">
            <text:p>-0.30381322</text:p>
          </table:table-cell>
          <table:table-cell office:value-type="float" office:value="-1.3099978">
            <text:p>-1.3099978</text:p>
          </table:table-cell>
          <table:table-cell office:value-type="float" office:value="-1.197949">
            <text:p>-1.197949</text:p>
          </table:table-cell>
          <table:table-cell table:number-columns-repeated="2"/>
        </table:table-row>
        <table:table-row table:style-name="ro2">
          <table:table-cell office:value-type="float" office:value="3215">
            <text:p>3215</text:p>
          </table:table-cell>
          <table:table-cell office:value-type="float" office:value="-0.3">
            <text:p>-0.3</text:p>
          </table:table-cell>
          <table:table-cell office:value-type="float" office:value="-0.30381322">
            <text:p>-0.30381322</text:p>
          </table:table-cell>
          <table:table-cell office:value-type="float" office:value="-1.3199978">
            <text:p>-1.3199978</text:p>
          </table:table-cell>
          <table:table-cell office:value-type="float" office:value="-1.2245702">
            <text:p>-1.2245702</text:p>
          </table:table-cell>
          <table:table-cell table:number-columns-repeated="2"/>
        </table:table-row>
        <table:table-row table:style-name="ro2">
          <table:table-cell office:value-type="float" office:value="3220">
            <text:p>3220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-1.3299978">
            <text:p>-1.3299978</text:p>
          </table:table-cell>
          <table:table-cell office:value-type="float" office:value="-1.2378807">
            <text:p>-1.2378807</text:p>
          </table:table-cell>
          <table:table-cell table:number-columns-repeated="2"/>
        </table:table-row>
        <table:table-row table:style-name="ro2">
          <table:table-cell office:value-type="float" office:value="3225">
            <text:p>3225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-1.3399978">
            <text:p>-1.3399978</text:p>
          </table:table-cell>
          <table:table-cell office:value-type="float" office:value="-1.2511913">
            <text:p>-1.2511913</text:p>
          </table:table-cell>
          <table:table-cell table:number-columns-repeated="2"/>
        </table:table-row>
        <table:table-row table:style-name="ro2">
          <table:table-cell office:value-type="float" office:value="3230">
            <text:p>3230</text:p>
          </table:table-cell>
          <table:table-cell office:value-type="float" office:value="-0.3">
            <text:p>-0.3</text:p>
          </table:table-cell>
          <table:table-cell office:value-type="float" office:value="-0.311134">
            <text:p>-0.311134</text:p>
          </table:table-cell>
          <table:table-cell office:value-type="float" office:value="-1.3499978">
            <text:p>-1.3499978</text:p>
          </table:table-cell>
          <table:table-cell office:value-type="float" office:value="-1.2911229">
            <text:p>-1.2911229</text:p>
          </table:table-cell>
          <table:table-cell table:number-columns-repeated="2"/>
        </table:table-row>
        <table:table-row table:style-name="ro2">
          <table:table-cell office:value-type="float" office:value="3235">
            <text:p>3235</text:p>
          </table:table-cell>
          <table:table-cell office:value-type="float" office:value="-0.3">
            <text:p>-0.3</text:p>
          </table:table-cell>
          <table:table-cell office:value-type="float" office:value="-0.30381322">
            <text:p>-0.30381322</text:p>
          </table:table-cell>
          <table:table-cell office:value-type="float" office:value="-1.3599977">
            <text:p>-1.3599977</text:p>
          </table:table-cell>
          <table:table-cell office:value-type="float" office:value="-1.3177441">
            <text:p>-1.3177441</text:p>
          </table:table-cell>
          <table:table-cell table:number-columns-repeated="2"/>
        </table:table-row>
        <table:table-row table:style-name="ro2">
          <table:table-cell office:value-type="float" office:value="3240">
            <text:p>3240</text:p>
          </table:table-cell>
          <table:table-cell office:value-type="float" office:value="-0.3">
            <text:p>-0.3</text:p>
          </table:table-cell>
          <table:table-cell office:value-type="float" office:value="-0.3056434">
            <text:p>-0.3056434</text:p>
          </table:table-cell>
          <table:table-cell office:value-type="float" office:value="-1.3699977">
            <text:p>-1.3699977</text:p>
          </table:table-cell>
          <table:table-cell office:value-type="float" office:value="-1.3310546">
            <text:p>-1.3310546</text:p>
          </table:table-cell>
          <table:table-cell table:number-columns-repeated="2"/>
        </table:table-row>
        <table:table-row table:style-name="ro2">
          <table:table-cell office:value-type="float" office:value="3245">
            <text:p>3245</text:p>
          </table:table-cell>
          <table:table-cell office:value-type="float" office:value="-0.3">
            <text:p>-0.3</text:p>
          </table:table-cell>
          <table:table-cell office:value-type="float" office:value="-0.3147944">
            <text:p>-0.3147944</text:p>
          </table:table-cell>
          <table:table-cell office:value-type="float" office:value="-1.3799977">
            <text:p>-1.3799977</text:p>
          </table:table-cell>
          <table:table-cell office:value-type="float" office:value="-1.3709861">
            <text:p>-1.3709861</text:p>
          </table:table-cell>
          <table:table-cell table:number-columns-repeated="2"/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-0.3">
            <text:p>-0.3</text:p>
          </table:table-cell>
          <table:table-cell office:value-type="float" office:value="-0.3147944">
            <text:p>-0.3147944</text:p>
          </table:table-cell>
          <table:table-cell office:value-type="float" office:value="-1.3899977">
            <text:p>-1.3899977</text:p>
          </table:table-cell>
          <table:table-cell office:value-type="float" office:value="-1.3709861">
            <text:p>-1.3709861</text:p>
          </table:table-cell>
          <table:table-cell table:number-columns-repeated="2"/>
        </table:table-row>
        <table:table-row table:style-name="ro2">
          <table:table-cell office:value-type="float" office:value="3255">
            <text:p>3255</text:p>
          </table:table-cell>
          <table:table-cell office:value-type="float" office:value="-0.3">
            <text:p>-0.3</text:p>
          </table:table-cell>
          <table:table-cell office:value-type="float" office:value="-0.3147944">
            <text:p>-0.3147944</text:p>
          </table:table-cell>
          <table:table-cell office:value-type="float" office:value="-1.3999977">
            <text:p>-1.3999977</text:p>
          </table:table-cell>
          <table:table-cell office:value-type="float" office:value="-1.3976072">
            <text:p>-1.3976072</text:p>
          </table:table-cell>
          <table:table-cell table:number-columns-repeated="2"/>
        </table:table-row>
        <table:table-row table:style-name="ro2">
          <table:table-cell office:value-type="float" office:value="3260">
            <text:p>3260</text:p>
          </table:table-cell>
          <table:table-cell office:value-type="float" office:value="-0.3">
            <text:p>-0.3</text:p>
          </table:table-cell>
          <table:table-cell office:value-type="float" office:value="-0.3074736">
            <text:p>-0.3074736</text:p>
          </table:table-cell>
          <table:table-cell office:value-type="float" office:value="-1.4099977">
            <text:p>-1.4099977</text:p>
          </table:table-cell>
          <table:table-cell office:value-type="float" office:value="-1.3576757">
            <text:p>-1.3576757</text:p>
          </table:table-cell>
          <table:table-cell table:number-columns-repeated="2"/>
        </table:table-row>
        <table:table-row table:style-name="ro2">
          <table:table-cell office:value-type="float" office:value="3265">
            <text:p>3265</text:p>
          </table:table-cell>
          <table:table-cell office:value-type="float" office:value="-0.3">
            <text:p>-0.3</text:p>
          </table:table-cell>
          <table:table-cell office:value-type="float" office:value="-0.3166246">
            <text:p>-0.3166246</text:p>
          </table:table-cell>
          <table:table-cell office:value-type="float" office:value="-1.4199977">
            <text:p>-1.4199977</text:p>
          </table:table-cell>
          <table:table-cell office:value-type="float" office:value="-1.4109178">
            <text:p>-1.4109178</text:p>
          </table:table-cell>
          <table:table-cell table:number-columns-repeated="2"/>
        </table:table-row>
        <table:table-row table:style-name="ro2">
          <table:table-cell office:value-type="float" office:value="3270">
            <text:p>3270</text:p>
          </table:table-cell>
          <table:table-cell office:value-type="float" office:value="-0.3">
            <text:p>-0.3</text:p>
          </table:table-cell>
          <table:table-cell office:value-type="float" office:value="-0.311134">
            <text:p>-0.311134</text:p>
          </table:table-cell>
          <table:table-cell office:value-type="float" office:value="-1.4299977">
            <text:p>-1.4299977</text:p>
          </table:table-cell>
          <table:table-cell office:value-type="float" office:value="-1.4375389">
            <text:p>-1.4375389</text:p>
          </table:table-cell>
          <table:table-cell table:number-columns-repeated="2"/>
        </table:table-row>
        <table:table-row table:style-name="ro2">
          <table:table-cell office:value-type="float" office:value="3275">
            <text:p>3275</text:p>
          </table:table-cell>
          <table:table-cell office:value-type="float" office:value="-0.3">
            <text:p>-0.3</text:p>
          </table:table-cell>
          <table:table-cell office:value-type="float" office:value="-0.30381322">
            <text:p>-0.30381322</text:p>
          </table:table-cell>
          <table:table-cell office:value-type="float" office:value="-1.4399977">
            <text:p>-1.4399977</text:p>
          </table:table-cell>
          <table:table-cell office:value-type="float" office:value="-1.46416">
            <text:p>-1.46416</text:p>
          </table:table-cell>
          <table:table-cell table:number-columns-repeated="2"/>
        </table:table-row>
        <table:table-row table:style-name="ro2">
          <table:table-cell office:value-type="float" office:value="3280">
            <text:p>3280</text:p>
          </table:table-cell>
          <table:table-cell office:value-type="float" office:value="-0.3">
            <text:p>-0.3</text:p>
          </table:table-cell>
          <table:table-cell office:value-type="float" office:value="-0.30930382">
            <text:p>-0.30930382</text:p>
          </table:table-cell>
          <table:table-cell office:value-type="float" office:value="-1.4499977">
            <text:p>-1.4499977</text:p>
          </table:table-cell>
          <table:table-cell office:value-type="float" office:value="-1.4774705">
            <text:p>-1.4774705</text:p>
          </table:table-cell>
          <table:table-cell table:number-columns-repeated="2"/>
        </table:table-row>
        <table:table-row table:style-name="ro2">
          <table:table-cell office:value-type="float" office:value="3285">
            <text:p>3285</text:p>
          </table:table-cell>
          <table:table-cell office:value-type="float" office:value="-0.3">
            <text:p>-0.3</text:p>
          </table:table-cell>
          <table:table-cell office:value-type="float" office:value="-0.30930382">
            <text:p>-0.30930382</text:p>
          </table:table-cell>
          <table:table-cell office:value-type="float" office:value="-1.4599977">
            <text:p>-1.4599977</text:p>
          </table:table-cell>
          <table:table-cell office:value-type="float" office:value="-1.4508495">
            <text:p>-1.4508495</text:p>
          </table:table-cell>
          <table:table-cell table:number-columns-repeated="2"/>
        </table:table-row>
        <table:table-row table:style-name="ro2">
          <table:table-cell office:value-type="float" office:value="3290">
            <text:p>3290</text:p>
          </table:table-cell>
          <table:table-cell office:value-type="float" office:value="-0.3">
            <text:p>-0.3</text:p>
          </table:table-cell>
          <table:table-cell office:value-type="float" office:value="-0.311134">
            <text:p>-0.311134</text:p>
          </table:table-cell>
          <table:table-cell office:value-type="float" office:value="-1.4699976">
            <text:p>-1.4699976</text:p>
          </table:table-cell>
          <table:table-cell office:value-type="float" office:value="-1.46416">
            <text:p>-1.46416</text:p>
          </table:table-cell>
          <table:table-cell table:number-columns-repeated="2"/>
        </table:table-row>
        <table:table-row table:style-name="ro2">
          <table:table-cell office:value-type="float" office:value="3295">
            <text:p>3295</text:p>
          </table:table-cell>
          <table:table-cell office:value-type="float" office:value="-0.3">
            <text:p>-0.3</text:p>
          </table:table-cell>
          <table:table-cell office:value-type="float" office:value="-0.30930382">
            <text:p>-0.30930382</text:p>
          </table:table-cell>
          <table:table-cell office:value-type="float" office:value="-1.4799976">
            <text:p>-1.4799976</text:p>
          </table:table-cell>
          <table:table-cell office:value-type="float" office:value="-1.5174022">
            <text:p>-1.5174022</text:p>
          </table:table-cell>
          <table:table-cell table:number-columns-repeated="2"/>
        </table:table-row>
        <table:table-row table:style-name="ro2">
          <table:table-cell office:value-type="float" office:value="3300">
            <text:p>3300</text:p>
          </table:table-cell>
          <table:table-cell office:value-type="float" office:value="-0.3">
            <text:p>-0.3</text:p>
          </table:table-cell>
          <table:table-cell office:value-type="float" office:value="-0.3074736">
            <text:p>-0.3074736</text:p>
          </table:table-cell>
          <table:table-cell office:value-type="float" office:value="-1.4899976">
            <text:p>-1.4899976</text:p>
          </table:table-cell>
          <table:table-cell office:value-type="float" office:value="-1.4907811">
            <text:p>-1.4907811</text:p>
          </table:table-cell>
          <table:table-cell table:number-columns-repeated="2"/>
        </table:table-row>
        <table:table-row table:style-name="ro2">
          <table:table-cell office:value-type="float" office:value="3305">
            <text:p>3305</text:p>
          </table:table-cell>
          <table:table-cell office:value-type="float" office:value="-0.3">
            <text:p>-0.3</text:p>
          </table:table-cell>
          <table:table-cell office:value-type="float" office:value="-0.30930382">
            <text:p>-0.30930382</text:p>
          </table:table-cell>
          <table:table-cell office:value-type="float" office:value="-1.4999976">
            <text:p>-1.4999976</text:p>
          </table:table-cell>
          <table:table-cell office:value-type="float" office:value="-1.4508495">
            <text:p>-1.4508495</text:p>
          </table:table-cell>
          <table:table-cell table:number-columns-repeated="2"/>
        </table:table-row>
        <table:table-row table:style-name="ro2">
          <table:table-cell office:value-type="float" office:value="3310">
            <text:p>3310</text:p>
          </table:table-cell>
          <table:table-cell office:value-type="float" office:value="-0.3">
            <text:p>-0.3</text:p>
          </table:table-cell>
          <table:table-cell office:value-type="float" office:value="-0.30381322">
            <text:p>-0.30381322</text:p>
          </table:table-cell>
          <table:table-cell office:value-type="float" office:value="-1.5099976">
            <text:p>-1.5099976</text:p>
          </table:table-cell>
          <table:table-cell office:value-type="float" office:value="-1.4375389">
            <text:p>-1.4375389</text:p>
          </table:table-cell>
          <table:table-cell table:number-columns-repeated="2"/>
        </table:table-row>
        <table:table-row table:style-name="ro2">
          <table:table-cell office:value-type="float" office:value="3315">
            <text:p>3315</text:p>
          </table:table-cell>
          <table:table-cell office:value-type="float" office:value="-0.3">
            <text:p>-0.3</text:p>
          </table:table-cell>
          <table:table-cell office:value-type="float" office:value="-0.3056434">
            <text:p>-0.3056434</text:p>
          </table:table-cell>
          <table:table-cell office:value-type="float" office:value="-1.5199976">
            <text:p>-1.5199976</text:p>
          </table:table-cell>
          <table:table-cell office:value-type="float" office:value="-1.5174022">
            <text:p>-1.5174022</text:p>
          </table:table-cell>
          <table:table-cell table:number-columns-repeated="2"/>
        </table:table-row>
        <table:table-row table:style-name="ro2">
          <table:table-cell office:value-type="float" office:value="3320">
            <text:p>3320</text:p>
          </table:table-cell>
          <table:table-cell office:value-type="float" office:value="-0.3">
            <text:p>-0.3</text:p>
          </table:table-cell>
          <table:table-cell office:value-type="float" office:value="-0.3074736">
            <text:p>-0.3074736</text:p>
          </table:table-cell>
          <table:table-cell office:value-type="float" office:value="-1.5299976">
            <text:p>-1.5299976</text:p>
          </table:table-cell>
          <table:table-cell office:value-type="float" office:value="-1.5040916">
            <text:p>-1.5040916</text:p>
          </table:table-cell>
          <table:table-cell table:number-columns-repeated="2"/>
        </table:table-row>
        <table:table-row table:style-name="ro2">
          <table:table-cell office:value-type="float" office:value="3325">
            <text:p>3325</text:p>
          </table:table-cell>
          <table:table-cell office:value-type="float" office:value="-0.3">
            <text:p>-0.3</text:p>
          </table:table-cell>
          <table:table-cell office:value-type="float" office:value="-0.311134">
            <text:p>-0.311134</text:p>
          </table:table-cell>
          <table:table-cell office:value-type="float" office:value="-1.5399976">
            <text:p>-1.5399976</text:p>
          </table:table-cell>
          <table:table-cell office:value-type="float" office:value="-1.4375389">
            <text:p>-1.4375389</text:p>
          </table:table-cell>
          <table:table-cell table:number-columns-repeated="2"/>
        </table:table-row>
        <table:table-row table:style-name="ro2">
          <table:table-cell office:value-type="float" office:value="3330">
            <text:p>3330</text:p>
          </table:table-cell>
          <table:table-cell office:value-type="float" office:value="-0.3">
            <text:p>-0.3</text:p>
          </table:table-cell>
          <table:table-cell office:value-type="float" office:value="-0.30381322">
            <text:p>-0.30381322</text:p>
          </table:table-cell>
          <table:table-cell office:value-type="float" office:value="-1.5499976">
            <text:p>-1.5499976</text:p>
          </table:table-cell>
          <table:table-cell office:value-type="float" office:value="-1.5174022">
            <text:p>-1.5174022</text:p>
          </table:table-cell>
          <table:table-cell table:number-columns-repeated="2"/>
        </table:table-row>
        <table:table-row table:style-name="ro2">
          <table:table-cell office:value-type="float" office:value="3335">
            <text:p>3335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-1.5599976">
            <text:p>-1.5599976</text:p>
          </table:table-cell>
          <table:table-cell office:value-type="float" office:value="-1.557334">
            <text:p>-1.557334</text:p>
          </table:table-cell>
          <table:table-cell table:number-columns-repeated="2"/>
        </table:table-row>
        <table:table-row table:style-name="ro2">
          <table:table-cell office:value-type="float" office:value="3340">
            <text:p>3340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-1.5699975">
            <text:p>-1.5699975</text:p>
          </table:table-cell>
          <table:table-cell office:value-type="float" office:value="-1.6238865">
            <text:p>-1.6238865</text:p>
          </table:table-cell>
          <table:table-cell table:number-columns-repeated="2"/>
        </table:table-row>
        <table:table-row table:style-name="ro2">
          <table:table-cell office:value-type="float" office:value="3345">
            <text:p>3345</text:p>
          </table:table-cell>
          <table:table-cell office:value-type="float" office:value="-0.3">
            <text:p>-0.3</text:p>
          </table:table-cell>
          <table:table-cell office:value-type="float" office:value="-0.30381322">
            <text:p>-0.30381322</text:p>
          </table:table-cell>
          <table:table-cell office:value-type="float" office:value="-1.5799975">
            <text:p>-1.5799975</text:p>
          </table:table-cell>
          <table:table-cell office:value-type="float" office:value="-1.6771287">
            <text:p>-1.6771287</text:p>
          </table:table-cell>
          <table:table-cell table:number-columns-repeated="2"/>
        </table:table-row>
        <table:table-row table:style-name="ro2">
          <table:table-cell office:value-type="float" office:value="3350">
            <text:p>3350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-1.5899975">
            <text:p>-1.5899975</text:p>
          </table:table-cell>
          <table:table-cell office:value-type="float" office:value="-1.6505076">
            <text:p>-1.6505076</text:p>
          </table:table-cell>
          <table:table-cell table:number-columns-repeated="2"/>
        </table:table-row>
        <table:table-row table:style-name="ro2">
          <table:table-cell office:value-type="float" office:value="3355">
            <text:p>335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-1.5999975">
            <text:p>-1.5999975</text:p>
          </table:table-cell>
          <table:table-cell office:value-type="float" office:value="-1.6904392">
            <text:p>-1.6904392</text:p>
          </table:table-cell>
          <table:table-cell table:number-columns-repeated="2"/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-1.6">
            <text:p>-1.6</text:p>
          </table:table-cell>
          <table:table-cell office:value-type="float" office:value="-1.7703027">
            <text:p>-1.7703027</text:p>
          </table:table-cell>
          <table:table-cell table:number-columns-repeated="2"/>
        </table:table-row>
        <table:table-row table:style-name="ro2">
          <table:table-cell office:value-type="float" office:value="3365">
            <text:p>3365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-1.6">
            <text:p>-1.6</text:p>
          </table:table-cell>
          <table:table-cell office:value-type="float" office:value="-1.6771287">
            <text:p>-1.6771287</text:p>
          </table:table-cell>
          <table:table-cell table:number-columns-repeated="2"/>
        </table:table-row>
        <table:table-row table:style-name="ro2">
          <table:table-cell office:value-type="float" office:value="3370">
            <text:p>3370</text:p>
          </table:table-cell>
          <table:table-cell office:value-type="float" office:value="-0.3">
            <text:p>-0.3</text:p>
          </table:table-cell>
          <table:table-cell office:value-type="float" office:value="-0.3056434">
            <text:p>-0.3056434</text:p>
          </table:table-cell>
          <table:table-cell office:value-type="float" office:value="-1.6">
            <text:p>-1.6</text:p>
          </table:table-cell>
          <table:table-cell office:value-type="float" office:value="-1.6638182">
            <text:p>-1.6638182</text:p>
          </table:table-cell>
          <table:table-cell table:number-columns-repeated="2"/>
        </table:table-row>
        <table:table-row table:style-name="ro2">
          <table:table-cell office:value-type="float" office:value="3375">
            <text:p>3375</text:p>
          </table:table-cell>
          <table:table-cell office:value-type="float" office:value="-0.3">
            <text:p>-0.3</text:p>
          </table:table-cell>
          <table:table-cell office:value-type="float" office:value="-0.301983">
            <text:p>-0.301983</text:p>
          </table:table-cell>
          <table:table-cell office:value-type="float" office:value="-1.6">
            <text:p>-1.6</text:p>
          </table:table-cell>
          <table:table-cell office:value-type="float" office:value="-1.6638182">
            <text:p>-1.6638182</text:p>
          </table:table-cell>
          <table:table-cell table:number-columns-repeated="2"/>
        </table:table-row>
        <table:table-row table:style-name="ro2">
          <table:table-cell office:value-type="float" office:value="3380">
            <text:p>3380</text:p>
          </table:table-cell>
          <table:table-cell office:value-type="float" office:value="-0.3">
            <text:p>-0.3</text:p>
          </table:table-cell>
          <table:table-cell office:value-type="float" office:value="-0.30930382">
            <text:p>-0.30930382</text:p>
          </table:table-cell>
          <table:table-cell office:value-type="float" office:value="-1.6">
            <text:p>-1.6</text:p>
          </table:table-cell>
          <table:table-cell office:value-type="float" office:value="-1.6371969">
            <text:p>-1.6371969</text:p>
          </table:table-cell>
          <table:table-cell table:number-columns-repeated="2"/>
        </table:table-row>
        <table:table-row table:style-name="ro2">
          <table:table-cell office:value-type="float" office:value="3385">
            <text:p>3385</text:p>
          </table:table-cell>
          <table:table-cell office:value-type="float" office:value="-0.3">
            <text:p>-0.3</text:p>
          </table:table-cell>
          <table:table-cell office:value-type="float" office:value="-0.3147944">
            <text:p>-0.3147944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390">
            <text:p>3390</text:p>
          </table:table-cell>
          <table:table-cell office:value-type="float" office:value="-0.3">
            <text:p>-0.3</text:p>
          </table:table-cell>
          <table:table-cell office:value-type="float" office:value="-0.3074736">
            <text:p>-0.3074736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395">
            <text:p>3395</text:p>
          </table:table-cell>
          <table:table-cell office:value-type="float" office:value="-0.3">
            <text:p>-0.3</text:p>
          </table:table-cell>
          <table:table-cell office:value-type="float" office:value="-0.3074736">
            <text:p>-0.3074736</text:p>
          </table:table-cell>
          <table:table-cell office:value-type="float" office:value="-1.6">
            <text:p>-1.6</text:p>
          </table:table-cell>
          <table:table-cell office:value-type="float" office:value="-1.6771287">
            <text:p>-1.6771287</text:p>
          </table:table-cell>
          <table:table-cell table:number-columns-repeated="2"/>
        </table:table-row>
        <table:table-row table:style-name="ro2">
          <table:table-cell office:value-type="float" office:value="3400">
            <text:p>3400</text:p>
          </table:table-cell>
          <table:table-cell office:value-type="float" office:value="-0.3">
            <text:p>-0.3</text:p>
          </table:table-cell>
          <table:table-cell office:value-type="float" office:value="-0.30015278">
            <text:p>-0.30015278</text:p>
          </table:table-cell>
          <table:table-cell office:value-type="float" office:value="-1.6">
            <text:p>-1.6</text:p>
          </table:table-cell>
          <table:table-cell office:value-type="float" office:value="-1.6638182">
            <text:p>-1.6638182</text:p>
          </table:table-cell>
          <table:table-cell table:number-columns-repeated="2"/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-1.6">
            <text:p>-1.6</text:p>
          </table:table-cell>
          <table:table-cell office:value-type="float" office:value="-1.5839549">
            <text:p>-1.5839549</text:p>
          </table:table-cell>
          <table:table-cell table:number-columns-repeated="2"/>
        </table:table-row>
        <table:table-row table:style-name="ro2">
          <table:table-cell office:value-type="float" office:value="3410">
            <text:p>3410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-1.6">
            <text:p>-1.6</text:p>
          </table:table-cell>
          <table:table-cell office:value-type="float" office:value="-1.5706445">
            <text:p>-1.5706445</text:p>
          </table:table-cell>
          <table:table-cell table:number-columns-repeated="2"/>
        </table:table-row>
        <table:table-row table:style-name="ro2">
          <table:table-cell office:value-type="float" office:value="3415">
            <text:p>3415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-1.6">
            <text:p>-1.6</text:p>
          </table:table-cell>
          <table:table-cell office:value-type="float" office:value="-1.5706445">
            <text:p>-1.5706445</text:p>
          </table:table-cell>
          <table:table-cell table:number-columns-repeated="2"/>
        </table:table-row>
        <table:table-row table:style-name="ro2">
          <table:table-cell office:value-type="float" office:value="3420">
            <text:p>3420</text:p>
          </table:table-cell>
          <table:table-cell office:value-type="float" office:value="-0.3">
            <text:p>-0.3</text:p>
          </table:table-cell>
          <table:table-cell office:value-type="float" office:value="-0.30381322">
            <text:p>-0.30381322</text:p>
          </table:table-cell>
          <table:table-cell office:value-type="float" office:value="-1.6">
            <text:p>-1.6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425">
            <text:p>3425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-1.6">
            <text:p>-1.6</text:p>
          </table:table-cell>
          <table:table-cell office:value-type="float" office:value="-1.5706445">
            <text:p>-1.5706445</text:p>
          </table:table-cell>
          <table:table-cell table:number-columns-repeated="2"/>
        </table:table-row>
        <table:table-row table:style-name="ro2">
          <table:table-cell office:value-type="float" office:value="3430">
            <text:p>3430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-1.6">
            <text:p>-1.6</text:p>
          </table:table-cell>
          <table:table-cell office:value-type="float" office:value="-1.6238865">
            <text:p>-1.6238865</text:p>
          </table:table-cell>
          <table:table-cell table:number-columns-repeated="2"/>
        </table:table-row>
        <table:table-row table:style-name="ro2">
          <table:table-cell office:value-type="float" office:value="3435">
            <text:p>3435</text:p>
          </table:table-cell>
          <table:table-cell office:value-type="float" office:value="-0.3">
            <text:p>-0.3</text:p>
          </table:table-cell>
          <table:table-cell office:value-type="float" office:value="-0.30930382">
            <text:p>-0.30930382</text:p>
          </table:table-cell>
          <table:table-cell office:value-type="float" office:value="-1.6">
            <text:p>-1.6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440">
            <text:p>3440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-1.6">
            <text:p>-1.6</text:p>
          </table:table-cell>
          <table:table-cell office:value-type="float" office:value="-1.6505076">
            <text:p>-1.6505076</text:p>
          </table:table-cell>
          <table:table-cell table:number-columns-repeated="2"/>
        </table:table-row>
        <table:table-row table:style-name="ro2">
          <table:table-cell office:value-type="float" office:value="3445">
            <text:p>3445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-1.6">
            <text:p>-1.6</text:p>
          </table:table-cell>
          <table:table-cell office:value-type="float" office:value="-1.5839549">
            <text:p>-1.5839549</text:p>
          </table:table-cell>
          <table:table-cell table:number-columns-repeated="2"/>
        </table:table-row>
        <table:table-row table:style-name="ro2">
          <table:table-cell office:value-type="float" office:value="3450">
            <text:p>3450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-1.6">
            <text:p>-1.6</text:p>
          </table:table-cell>
          <table:table-cell office:value-type="float" office:value="-1.5706445">
            <text:p>-1.5706445</text:p>
          </table:table-cell>
          <table:table-cell table:number-columns-repeated="2"/>
        </table:table-row>
        <table:table-row table:style-name="ro2">
          <table:table-cell office:value-type="float" office:value="3455">
            <text:p>3455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465">
            <text:p>3465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-1.6">
            <text:p>-1.6</text:p>
          </table:table-cell>
          <table:table-cell office:value-type="float" office:value="-1.5440233">
            <text:p>-1.5440233</text:p>
          </table:table-cell>
          <table:table-cell table:number-columns-repeated="2"/>
        </table:table-row>
        <table:table-row table:style-name="ro2">
          <table:table-cell office:value-type="float" office:value="3470">
            <text:p>3470</text:p>
          </table:table-cell>
          <table:table-cell office:value-type="float" office:value="-0.3">
            <text:p>-0.3</text:p>
          </table:table-cell>
          <table:table-cell office:value-type="float" office:value="-0.3056434">
            <text:p>-0.3056434</text:p>
          </table:table-cell>
          <table:table-cell office:value-type="float" office:value="-1.6">
            <text:p>-1.6</text:p>
          </table:table-cell>
          <table:table-cell office:value-type="float" office:value="-1.5174022">
            <text:p>-1.5174022</text:p>
          </table:table-cell>
          <table:table-cell table:number-columns-repeated="2"/>
        </table:table-row>
        <table:table-row table:style-name="ro2">
          <table:table-cell office:value-type="float" office:value="3475">
            <text:p>3475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-1.6">
            <text:p>-1.6</text:p>
          </table:table-cell>
          <table:table-cell office:value-type="float" office:value="-1.557334">
            <text:p>-1.557334</text:p>
          </table:table-cell>
          <table:table-cell table:number-columns-repeated="2"/>
        </table:table-row>
        <table:table-row table:style-name="ro2">
          <table:table-cell office:value-type="float" office:value="3480">
            <text:p>3480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-1.6">
            <text:p>-1.6</text:p>
          </table:table-cell>
          <table:table-cell office:value-type="float" office:value="-1.5706445">
            <text:p>-1.5706445</text:p>
          </table:table-cell>
          <table:table-cell table:number-columns-repeated="2"/>
        </table:table-row>
        <table:table-row table:style-name="ro2">
          <table:table-cell office:value-type="float" office:value="3485">
            <text:p>3485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-1.6">
            <text:p>-1.6</text:p>
          </table:table-cell>
          <table:table-cell office:value-type="float" office:value="-1.5706445">
            <text:p>-1.5706445</text:p>
          </table:table-cell>
          <table:table-cell table:number-columns-repeated="2"/>
        </table:table-row>
        <table:table-row table:style-name="ro2">
          <table:table-cell office:value-type="float" office:value="3490">
            <text:p>3490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-1.6">
            <text:p>-1.6</text:p>
          </table:table-cell>
          <table:table-cell office:value-type="float" office:value="-1.5040916">
            <text:p>-1.5040916</text:p>
          </table:table-cell>
          <table:table-cell table:number-columns-repeated="2"/>
        </table:table-row>
        <table:table-row table:style-name="ro2">
          <table:table-cell office:value-type="float" office:value="3495">
            <text:p>3495</text:p>
          </table:table-cell>
          <table:table-cell office:value-type="float" office:value="-0.3">
            <text:p>-0.3</text:p>
          </table:table-cell>
          <table:table-cell office:value-type="float" office:value="-0.30381322">
            <text:p>-0.30381322</text:p>
          </table:table-cell>
          <table:table-cell office:value-type="float" office:value="-1.6">
            <text:p>-1.6</text:p>
          </table:table-cell>
          <table:table-cell office:value-type="float" office:value="-1.5174022">
            <text:p>-1.5174022</text:p>
          </table:table-cell>
          <table:table-cell table:number-columns-repeated="2"/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-1.6">
            <text:p>-1.6</text:p>
          </table:table-cell>
          <table:table-cell office:value-type="float" office:value="-1.5440233">
            <text:p>-1.5440233</text:p>
          </table:table-cell>
          <table:table-cell table:number-columns-repeated="2"/>
        </table:table-row>
        <table:table-row table:style-name="ro2">
          <table:table-cell office:value-type="float" office:value="3505">
            <text:p>3505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510">
            <text:p>3510</text:p>
          </table:table-cell>
          <table:table-cell office:value-type="float" office:value="-0.3">
            <text:p>-0.3</text:p>
          </table:table-cell>
          <table:table-cell office:value-type="float" office:value="-0.2891716">
            <text:p>-0.2891716</text:p>
          </table:table-cell>
          <table:table-cell office:value-type="float" office:value="-1.6">
            <text:p>-1.6</text:p>
          </table:table-cell>
          <table:table-cell office:value-type="float" office:value="-1.5706445">
            <text:p>-1.5706445</text:p>
          </table:table-cell>
          <table:table-cell table:number-columns-repeated="2"/>
        </table:table-row>
        <table:table-row table:style-name="ro2">
          <table:table-cell office:value-type="float" office:value="3515">
            <text:p>3515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-1.6">
            <text:p>-1.6</text:p>
          </table:table-cell>
          <table:table-cell office:value-type="float" office:value="-1.5307126">
            <text:p>-1.5307126</text:p>
          </table:table-cell>
          <table:table-cell table:number-columns-repeated="2"/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-0.3">
            <text:p>-0.3</text:p>
          </table:table-cell>
          <table:table-cell office:value-type="float" office:value="-0.30747363">
            <text:p>-0.30747363</text:p>
          </table:table-cell>
          <table:table-cell office:value-type="float" office:value="-1.6">
            <text:p>-1.6</text:p>
          </table:table-cell>
          <table:table-cell office:value-type="float" office:value="-1.5839549">
            <text:p>-1.5839549</text:p>
          </table:table-cell>
          <table:table-cell table:number-columns-repeated="2"/>
        </table:table-row>
        <table:table-row table:style-name="ro2">
          <table:table-cell office:value-type="float" office:value="3525">
            <text:p>3525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-1.6">
            <text:p>-1.6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530">
            <text:p>3530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-1.6">
            <text:p>-1.6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535">
            <text:p>353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-1.6">
            <text:p>-1.6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540">
            <text:p>3540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-1.6">
            <text:p>-1.6</text:p>
          </table:table-cell>
          <table:table-cell office:value-type="float" office:value="-1.5839549">
            <text:p>-1.5839549</text:p>
          </table:table-cell>
          <table:table-cell table:number-columns-repeated="2"/>
        </table:table-row>
        <table:table-row table:style-name="ro2">
          <table:table-cell office:value-type="float" office:value="3545">
            <text:p>3545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550">
            <text:p>3550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-1.6">
            <text:p>-1.6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555">
            <text:p>3555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-1.6">
            <text:p>-1.6</text:p>
          </table:table-cell>
          <table:table-cell office:value-type="float" office:value="-1.6371969">
            <text:p>-1.6371969</text:p>
          </table:table-cell>
          <table:table-cell table:number-columns-repeated="2"/>
        </table:table-row>
        <table:table-row table:style-name="ro2">
          <table:table-cell office:value-type="float" office:value="3560">
            <text:p>3560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-1.6">
            <text:p>-1.6</text:p>
          </table:table-cell>
          <table:table-cell office:value-type="float" office:value="-1.6238865">
            <text:p>-1.6238865</text:p>
          </table:table-cell>
          <table:table-cell table:number-columns-repeated="2"/>
        </table:table-row>
        <table:table-row table:style-name="ro2">
          <table:table-cell office:value-type="float" office:value="3565">
            <text:p>356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570">
            <text:p>3570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575">
            <text:p>3575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-1.6">
            <text:p>-1.6</text:p>
          </table:table-cell>
          <table:table-cell office:value-type="float" office:value="-1.6638182">
            <text:p>-1.6638182</text:p>
          </table:table-cell>
          <table:table-cell table:number-columns-repeated="2"/>
        </table:table-row>
        <table:table-row table:style-name="ro2">
          <table:table-cell office:value-type="float" office:value="3580">
            <text:p>3580</text:p>
          </table:table-cell>
          <table:table-cell office:value-type="float" office:value="-0.3">
            <text:p>-0.3</text:p>
          </table:table-cell>
          <table:table-cell office:value-type="float" office:value="-0.2910018">
            <text:p>-0.2910018</text:p>
          </table:table-cell>
          <table:table-cell office:value-type="float" office:value="-1.6">
            <text:p>-1.6</text:p>
          </table:table-cell>
          <table:table-cell office:value-type="float" office:value="-1.6371969">
            <text:p>-1.6371969</text:p>
          </table:table-cell>
          <table:table-cell table:number-columns-repeated="2"/>
        </table:table-row>
        <table:table-row table:style-name="ro2">
          <table:table-cell office:value-type="float" office:value="3585">
            <text:p>3585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-1.6">
            <text:p>-1.6</text:p>
          </table:table-cell>
          <table:table-cell office:value-type="float" office:value="-1.5839549">
            <text:p>-1.5839549</text:p>
          </table:table-cell>
          <table:table-cell table:number-columns-repeated="2"/>
        </table:table-row>
        <table:table-row table:style-name="ro2">
          <table:table-cell office:value-type="float" office:value="3590">
            <text:p>3590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-1.6">
            <text:p>-1.6</text:p>
          </table:table-cell>
          <table:table-cell office:value-type="float" office:value="-1.557334">
            <text:p>-1.557334</text:p>
          </table:table-cell>
          <table:table-cell table:number-columns-repeated="2"/>
        </table:table-row>
        <table:table-row table:style-name="ro2">
          <table:table-cell office:value-type="float" office:value="3595">
            <text:p>3595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-1.6">
            <text:p>-1.6</text:p>
          </table:table-cell>
          <table:table-cell office:value-type="float" office:value="-1.6238865">
            <text:p>-1.6238865</text:p>
          </table:table-cell>
          <table:table-cell table:number-columns-repeated="2"/>
        </table:table-row>
        <table:table-row table:style-name="ro2">
          <table:table-cell office:value-type="float" office:value="3600">
            <text:p>3600</text:p>
          </table:table-cell>
          <table:table-cell office:value-type="float" office:value="-0.3">
            <text:p>-0.3</text:p>
          </table:table-cell>
          <table:table-cell office:value-type="float" office:value="-0.2891716">
            <text:p>-0.2891716</text:p>
          </table:table-cell>
          <table:table-cell office:value-type="float" office:value="-1.6">
            <text:p>-1.6</text:p>
          </table:table-cell>
          <table:table-cell office:value-type="float" office:value="-1.6505076">
            <text:p>-1.6505076</text:p>
          </table:table-cell>
          <table:table-cell table:number-columns-repeated="2"/>
        </table:table-row>
        <table:table-row table:style-name="ro2">
          <table:table-cell office:value-type="float" office:value="3605">
            <text:p>3605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-1.6">
            <text:p>-1.6</text:p>
          </table:table-cell>
          <table:table-cell office:value-type="float" office:value="-1.5839549">
            <text:p>-1.5839549</text:p>
          </table:table-cell>
          <table:table-cell table:number-columns-repeated="2"/>
        </table:table-row>
        <table:table-row table:style-name="ro2">
          <table:table-cell office:value-type="float" office:value="3610">
            <text:p>3610</text:p>
          </table:table-cell>
          <table:table-cell office:value-type="float" office:value="-0.3">
            <text:p>-0.3</text:p>
          </table:table-cell>
          <table:table-cell office:value-type="float" office:value="-0.30381322">
            <text:p>-0.30381322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615">
            <text:p>3615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-1.6">
            <text:p>-1.6</text:p>
          </table:table-cell>
          <table:table-cell office:value-type="float" office:value="-1.6505076">
            <text:p>-1.6505076</text:p>
          </table:table-cell>
          <table:table-cell table:number-columns-repeated="2"/>
        </table:table-row>
        <table:table-row table:style-name="ro2">
          <table:table-cell office:value-type="float" office:value="3620">
            <text:p>3620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-1.6">
            <text:p>-1.6</text:p>
          </table:table-cell>
          <table:table-cell office:value-type="float" office:value="-1.6771287">
            <text:p>-1.6771287</text:p>
          </table:table-cell>
          <table:table-cell table:number-columns-repeated="2"/>
        </table:table-row>
        <table:table-row table:style-name="ro2">
          <table:table-cell office:value-type="float" office:value="3625">
            <text:p>3625</text:p>
          </table:table-cell>
          <table:table-cell office:value-type="float" office:value="-0.3">
            <text:p>-0.3</text:p>
          </table:table-cell>
          <table:table-cell office:value-type="float" office:value="-0.3056434">
            <text:p>-0.3056434</text:p>
          </table:table-cell>
          <table:table-cell office:value-type="float" office:value="-1.6">
            <text:p>-1.6</text:p>
          </table:table-cell>
          <table:table-cell office:value-type="float" office:value="-1.6371969">
            <text:p>-1.6371969</text:p>
          </table:table-cell>
          <table:table-cell table:number-columns-repeated="2"/>
        </table:table-row>
        <table:table-row table:style-name="ro2">
          <table:table-cell office:value-type="float" office:value="3630">
            <text:p>3630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-1.6">
            <text:p>-1.6</text:p>
          </table:table-cell>
          <table:table-cell office:value-type="float" office:value="-1.5839549">
            <text:p>-1.5839549</text:p>
          </table:table-cell>
          <table:table-cell table:number-columns-repeated="2"/>
        </table:table-row>
        <table:table-row table:style-name="ro2">
          <table:table-cell office:value-type="float" office:value="3635">
            <text:p>3635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-1.6">
            <text:p>-1.6</text:p>
          </table:table-cell>
          <table:table-cell office:value-type="float" office:value="-1.5839549">
            <text:p>-1.5839549</text:p>
          </table:table-cell>
          <table:table-cell table:number-columns-repeated="2"/>
        </table:table-row>
        <table:table-row table:style-name="ro2">
          <table:table-cell office:value-type="float" office:value="3640">
            <text:p>3640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-1.6">
            <text:p>-1.6</text:p>
          </table:table-cell>
          <table:table-cell office:value-type="float" office:value="-1.5839549">
            <text:p>-1.5839549</text:p>
          </table:table-cell>
          <table:table-cell table:number-columns-repeated="2"/>
        </table:table-row>
        <table:table-row table:style-name="ro2">
          <table:table-cell office:value-type="float" office:value="3645">
            <text:p>3645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-1.6">
            <text:p>-1.6</text:p>
          </table:table-cell>
          <table:table-cell office:value-type="float" office:value="-1.5706445">
            <text:p>-1.5706445</text:p>
          </table:table-cell>
          <table:table-cell table:number-columns-repeated="2"/>
        </table:table-row>
        <table:table-row table:style-name="ro2">
          <table:table-cell office:value-type="float" office:value="3650">
            <text:p>3650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-1.6">
            <text:p>-1.6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655">
            <text:p>3655</text:p>
          </table:table-cell>
          <table:table-cell office:value-type="float" office:value="-0.3">
            <text:p>-0.3</text:p>
          </table:table-cell>
          <table:table-cell office:value-type="float" office:value="-0.30930382">
            <text:p>-0.30930382</text:p>
          </table:table-cell>
          <table:table-cell office:value-type="float" office:value="-1.6">
            <text:p>-1.6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660">
            <text:p>3660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-1.6">
            <text:p>-1.6</text:p>
          </table:table-cell>
          <table:table-cell office:value-type="float" office:value="-1.6238865">
            <text:p>-1.6238865</text:p>
          </table:table-cell>
          <table:table-cell table:number-columns-repeated="2"/>
        </table:table-row>
        <table:table-row table:style-name="ro2">
          <table:table-cell office:value-type="float" office:value="3665">
            <text:p>3665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-1.6">
            <text:p>-1.6</text:p>
          </table:table-cell>
          <table:table-cell office:value-type="float" office:value="-1.6638182">
            <text:p>-1.6638182</text:p>
          </table:table-cell>
          <table:table-cell table:number-columns-repeated="2"/>
        </table:table-row>
        <table:table-row table:style-name="ro2">
          <table:table-cell office:value-type="float" office:value="3670">
            <text:p>3670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-1.6">
            <text:p>-1.6</text:p>
          </table:table-cell>
          <table:table-cell office:value-type="float" office:value="-1.6638182">
            <text:p>-1.6638182</text:p>
          </table:table-cell>
          <table:table-cell table:number-columns-repeated="2"/>
        </table:table-row>
        <table:table-row table:style-name="ro2">
          <table:table-cell office:value-type="float" office:value="3675">
            <text:p>3675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-1.6">
            <text:p>-1.6</text:p>
          </table:table-cell>
          <table:table-cell office:value-type="float" office:value="-1.6238865">
            <text:p>-1.6238865</text:p>
          </table:table-cell>
          <table:table-cell table:number-columns-repeated="2"/>
        </table:table-row>
        <table:table-row table:style-name="ro2">
          <table:table-cell office:value-type="float" office:value="3680">
            <text:p>3680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-1.6">
            <text:p>-1.6</text:p>
          </table:table-cell>
          <table:table-cell office:value-type="float" office:value="-1.6238865">
            <text:p>-1.6238865</text:p>
          </table:table-cell>
          <table:table-cell table:number-columns-repeated="2"/>
        </table:table-row>
        <table:table-row table:style-name="ro2">
          <table:table-cell office:value-type="float" office:value="3685">
            <text:p>368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-1.6">
            <text:p>-1.6</text:p>
          </table:table-cell>
          <table:table-cell office:value-type="float" office:value="-1.6238865">
            <text:p>-1.6238865</text:p>
          </table:table-cell>
          <table:table-cell table:number-columns-repeated="2"/>
        </table:table-row>
        <table:table-row table:style-name="ro2">
          <table:table-cell office:value-type="float" office:value="3690">
            <text:p>3690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-1.6">
            <text:p>-1.6</text:p>
          </table:table-cell>
          <table:table-cell office:value-type="float" office:value="-1.6505076">
            <text:p>-1.6505076</text:p>
          </table:table-cell>
          <table:table-cell table:number-columns-repeated="2"/>
        </table:table-row>
        <table:table-row table:style-name="ro2">
          <table:table-cell office:value-type="float" office:value="3695">
            <text:p>3695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-1.6">
            <text:p>-1.6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700">
            <text:p>3700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-1.6">
            <text:p>-1.6</text:p>
          </table:table-cell>
          <table:table-cell office:value-type="float" office:value="-1.5440233">
            <text:p>-1.5440233</text:p>
          </table:table-cell>
          <table:table-cell table:number-columns-repeated="2"/>
        </table:table-row>
        <table:table-row table:style-name="ro2">
          <table:table-cell office:value-type="float" office:value="3705">
            <text:p>3705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-1.6">
            <text:p>-1.6</text:p>
          </table:table-cell>
          <table:table-cell office:value-type="float" office:value="-1.557334">
            <text:p>-1.557334</text:p>
          </table:table-cell>
          <table:table-cell table:number-columns-repeated="2"/>
        </table:table-row>
        <table:table-row table:style-name="ro2">
          <table:table-cell office:value-type="float" office:value="3710">
            <text:p>3710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-1.6">
            <text:p>-1.6</text:p>
          </table:table-cell>
          <table:table-cell office:value-type="float" office:value="-1.5839549">
            <text:p>-1.5839549</text:p>
          </table:table-cell>
          <table:table-cell table:number-columns-repeated="2"/>
        </table:table-row>
        <table:table-row table:style-name="ro2">
          <table:table-cell office:value-type="float" office:value="3715">
            <text:p>371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720">
            <text:p>3720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725">
            <text:p>3725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730">
            <text:p>3730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735">
            <text:p>3735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740">
            <text:p>3740</text:p>
          </table:table-cell>
          <table:table-cell office:value-type="float" office:value="-0.3">
            <text:p>-0.3</text:p>
          </table:table-cell>
          <table:table-cell office:value-type="float" office:value="-0.30381322">
            <text:p>-0.30381322</text:p>
          </table:table-cell>
          <table:table-cell office:value-type="float" office:value="-1.6">
            <text:p>-1.6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745">
            <text:p>3745</text:p>
          </table:table-cell>
          <table:table-cell office:value-type="float" office:value="-0.3">
            <text:p>-0.3</text:p>
          </table:table-cell>
          <table:table-cell office:value-type="float" office:value="-0.30747363">
            <text:p>-0.30747363</text:p>
          </table:table-cell>
          <table:table-cell office:value-type="float" office:value="-1.6">
            <text:p>-1.6</text:p>
          </table:table-cell>
          <table:table-cell office:value-type="float" office:value="-1.6238865">
            <text:p>-1.6238865</text:p>
          </table:table-cell>
          <table:table-cell table:number-columns-repeated="2"/>
        </table:table-row>
        <table:table-row table:style-name="ro2">
          <table:table-cell office:value-type="float" office:value="3750">
            <text:p>3750</text:p>
          </table:table-cell>
          <table:table-cell office:value-type="float" office:value="-0.3">
            <text:p>-0.3</text:p>
          </table:table-cell>
          <table:table-cell office:value-type="float" office:value="-0.30381322">
            <text:p>-0.30381322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755">
            <text:p>3755</text:p>
          </table:table-cell>
          <table:table-cell office:value-type="float" office:value="-0.3">
            <text:p>-0.3</text:p>
          </table:table-cell>
          <table:table-cell office:value-type="float" office:value="-0.30930382">
            <text:p>-0.30930382</text:p>
          </table:table-cell>
          <table:table-cell office:value-type="float" office:value="-1.6">
            <text:p>-1.6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760">
            <text:p>3760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-1.6">
            <text:p>-1.6</text:p>
          </table:table-cell>
          <table:table-cell office:value-type="float" office:value="-1.6238865">
            <text:p>-1.6238865</text:p>
          </table:table-cell>
          <table:table-cell table:number-columns-repeated="2"/>
        </table:table-row>
        <table:table-row table:style-name="ro2">
          <table:table-cell office:value-type="float" office:value="3770">
            <text:p>3770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-1.6">
            <text:p>-1.6</text:p>
          </table:table-cell>
          <table:table-cell office:value-type="float" office:value="-1.5839549">
            <text:p>-1.5839549</text:p>
          </table:table-cell>
          <table:table-cell table:number-columns-repeated="2"/>
        </table:table-row>
        <table:table-row table:style-name="ro2">
          <table:table-cell office:value-type="float" office:value="3775">
            <text:p>3775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-1.6">
            <text:p>-1.6</text:p>
          </table:table-cell>
          <table:table-cell office:value-type="float" office:value="-1.5706445">
            <text:p>-1.5706445</text:p>
          </table:table-cell>
          <table:table-cell table:number-columns-repeated="2"/>
        </table:table-row>
        <table:table-row table:style-name="ro2">
          <table:table-cell office:value-type="float" office:value="3780">
            <text:p>3780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-1.6">
            <text:p>-1.6</text:p>
          </table:table-cell>
          <table:table-cell office:value-type="float" office:value="-1.5174022">
            <text:p>-1.5174022</text:p>
          </table:table-cell>
          <table:table-cell table:number-columns-repeated="2"/>
        </table:table-row>
        <table:table-row table:style-name="ro2">
          <table:table-cell office:value-type="float" office:value="3785">
            <text:p>3785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-1.6">
            <text:p>-1.6</text:p>
          </table:table-cell>
          <table:table-cell office:value-type="float" office:value="-1.4907811">
            <text:p>-1.4907811</text:p>
          </table:table-cell>
          <table:table-cell table:number-columns-repeated="2"/>
        </table:table-row>
        <table:table-row table:style-name="ro2">
          <table:table-cell office:value-type="float" office:value="3790">
            <text:p>3790</text:p>
          </table:table-cell>
          <table:table-cell office:value-type="float" office:value="-0.3">
            <text:p>-0.3</text:p>
          </table:table-cell>
          <table:table-cell office:value-type="float" office:value="-0.3056434">
            <text:p>-0.3056434</text:p>
          </table:table-cell>
          <table:table-cell office:value-type="float" office:value="-1.6">
            <text:p>-1.6</text:p>
          </table:table-cell>
          <table:table-cell office:value-type="float" office:value="-1.4907811">
            <text:p>-1.4907811</text:p>
          </table:table-cell>
          <table:table-cell table:number-columns-repeated="2"/>
        </table:table-row>
        <table:table-row table:style-name="ro2">
          <table:table-cell office:value-type="float" office:value="3795">
            <text:p>3795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-1.6">
            <text:p>-1.6</text:p>
          </table:table-cell>
          <table:table-cell office:value-type="float" office:value="-1.5440233">
            <text:p>-1.5440233</text:p>
          </table:table-cell>
          <table:table-cell table:number-columns-repeated="2"/>
        </table:table-row>
        <table:table-row table:style-name="ro2">
          <table:table-cell office:value-type="float" office:value="3800">
            <text:p>3800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805">
            <text:p>3805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-1.6">
            <text:p>-1.6</text:p>
          </table:table-cell>
          <table:table-cell office:value-type="float" office:value="-1.6238865">
            <text:p>-1.6238865</text:p>
          </table:table-cell>
          <table:table-cell table:number-columns-repeated="2"/>
        </table:table-row>
        <table:table-row table:style-name="ro2">
          <table:table-cell office:value-type="float" office:value="3810">
            <text:p>3810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-1.6">
            <text:p>-1.6</text:p>
          </table:table-cell>
          <table:table-cell office:value-type="float" office:value="-1.6771287">
            <text:p>-1.6771287</text:p>
          </table:table-cell>
          <table:table-cell table:number-columns-repeated="2"/>
        </table:table-row>
        <table:table-row table:style-name="ro2">
          <table:table-cell office:value-type="float" office:value="3815">
            <text:p>3815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-1.6">
            <text:p>-1.6</text:p>
          </table:table-cell>
          <table:table-cell office:value-type="float" office:value="-1.6505076">
            <text:p>-1.6505076</text:p>
          </table:table-cell>
          <table:table-cell table:number-columns-repeated="2"/>
        </table:table-row>
        <table:table-row table:style-name="ro2">
          <table:table-cell office:value-type="float" office:value="3820">
            <text:p>3820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-1.6">
            <text:p>-1.6</text:p>
          </table:table-cell>
          <table:table-cell office:value-type="float" office:value="-1.6638182">
            <text:p>-1.6638182</text:p>
          </table:table-cell>
          <table:table-cell table:number-columns-repeated="2"/>
        </table:table-row>
        <table:table-row table:style-name="ro2">
          <table:table-cell office:value-type="float" office:value="3825">
            <text:p>3825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-1.6">
            <text:p>-1.6</text:p>
          </table:table-cell>
          <table:table-cell office:value-type="float" office:value="-1.6638182">
            <text:p>-1.6638182</text:p>
          </table:table-cell>
          <table:table-cell table:number-columns-repeated="2"/>
        </table:table-row>
        <table:table-row table:style-name="ro2">
          <table:table-cell office:value-type="float" office:value="3830">
            <text:p>3830</text:p>
          </table:table-cell>
          <table:table-cell office:value-type="float" office:value="-0.3">
            <text:p>-0.3</text:p>
          </table:table-cell>
          <table:table-cell office:value-type="float" office:value="-0.30381322">
            <text:p>-0.30381322</text:p>
          </table:table-cell>
          <table:table-cell office:value-type="float" office:value="-1.6">
            <text:p>-1.6</text:p>
          </table:table-cell>
          <table:table-cell office:value-type="float" office:value="-1.6638182">
            <text:p>-1.6638182</text:p>
          </table:table-cell>
          <table:table-cell table:number-columns-repeated="2"/>
        </table:table-row>
        <table:table-row table:style-name="ro2">
          <table:table-cell office:value-type="float" office:value="3835">
            <text:p>3835</text:p>
          </table:table-cell>
          <table:table-cell office:value-type="float" office:value="-0.3">
            <text:p>-0.3</text:p>
          </table:table-cell>
          <table:table-cell office:value-type="float" office:value="-0.30747363">
            <text:p>-0.30747363</text:p>
          </table:table-cell>
          <table:table-cell office:value-type="float" office:value="-1.6">
            <text:p>-1.6</text:p>
          </table:table-cell>
          <table:table-cell office:value-type="float" office:value="-1.7037498">
            <text:p>-1.7037498</text:p>
          </table:table-cell>
          <table:table-cell table:number-columns-repeated="2"/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-0.3">
            <text:p>-0.3</text:p>
          </table:table-cell>
          <table:table-cell office:value-type="float" office:value="-0.3056434">
            <text:p>-0.3056434</text:p>
          </table:table-cell>
          <table:table-cell office:value-type="float" office:value="-1.6">
            <text:p>-1.6</text:p>
          </table:table-cell>
          <table:table-cell office:value-type="float" office:value="-1.6638182">
            <text:p>-1.6638182</text:p>
          </table:table-cell>
          <table:table-cell table:number-columns-repeated="2"/>
        </table:table-row>
        <table:table-row table:style-name="ro2">
          <table:table-cell office:value-type="float" office:value="3845">
            <text:p>384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850">
            <text:p>3850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-1.6">
            <text:p>-1.6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855">
            <text:p>3855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-1.6">
            <text:p>-1.6</text:p>
          </table:table-cell>
          <table:table-cell office:value-type="float" office:value="-1.557334">
            <text:p>-1.557334</text:p>
          </table:table-cell>
          <table:table-cell table:number-columns-repeated="2"/>
        </table:table-row>
        <table:table-row table:style-name="ro2">
          <table:table-cell office:value-type="float" office:value="3860">
            <text:p>3860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-1.6">
            <text:p>-1.6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865">
            <text:p>386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870">
            <text:p>3870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875">
            <text:p>3875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-1.6">
            <text:p>-1.6</text:p>
          </table:table-cell>
          <table:table-cell office:value-type="float" office:value="-1.6638182">
            <text:p>-1.6638182</text:p>
          </table:table-cell>
          <table:table-cell table:number-columns-repeated="2"/>
        </table:table-row>
        <table:table-row table:style-name="ro2">
          <table:table-cell office:value-type="float" office:value="3880">
            <text:p>3880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-1.6">
            <text:p>-1.6</text:p>
          </table:table-cell>
          <table:table-cell office:value-type="float" office:value="-1.6238865">
            <text:p>-1.6238865</text:p>
          </table:table-cell>
          <table:table-cell table:number-columns-repeated="2"/>
        </table:table-row>
        <table:table-row table:style-name="ro2">
          <table:table-cell office:value-type="float" office:value="3885">
            <text:p>3885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-1.6">
            <text:p>-1.6</text:p>
          </table:table-cell>
          <table:table-cell office:value-type="float" office:value="-1.7037498">
            <text:p>-1.7037498</text:p>
          </table:table-cell>
          <table:table-cell table:number-columns-repeated="2"/>
        </table:table-row>
        <table:table-row table:style-name="ro2">
          <table:table-cell office:value-type="float" office:value="3890">
            <text:p>3890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-1.6">
            <text:p>-1.6</text:p>
          </table:table-cell>
          <table:table-cell office:value-type="float" office:value="-1.6238865">
            <text:p>-1.6238865</text:p>
          </table:table-cell>
          <table:table-cell table:number-columns-repeated="2"/>
        </table:table-row>
        <table:table-row table:style-name="ro2">
          <table:table-cell office:value-type="float" office:value="3895">
            <text:p>3895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-1.6">
            <text:p>-1.6</text:p>
          </table:table-cell>
          <table:table-cell office:value-type="float" office:value="-1.7037498">
            <text:p>-1.7037498</text:p>
          </table:table-cell>
          <table:table-cell table:number-columns-repeated="2"/>
        </table:table-row>
        <table:table-row table:style-name="ro2">
          <table:table-cell office:value-type="float" office:value="3900">
            <text:p>3900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-1.6">
            <text:p>-1.6</text:p>
          </table:table-cell>
          <table:table-cell office:value-type="float" office:value="-1.7170604">
            <text:p>-1.7170604</text:p>
          </table:table-cell>
          <table:table-cell table:number-columns-repeated="2"/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-1.6">
            <text:p>-1.6</text:p>
          </table:table-cell>
          <table:table-cell office:value-type="float" office:value="-1.7170604">
            <text:p>-1.7170604</text:p>
          </table:table-cell>
          <table:table-cell table:number-columns-repeated="2"/>
        </table:table-row>
        <table:table-row table:style-name="ro2">
          <table:table-cell office:value-type="float" office:value="3910">
            <text:p>3910</text:p>
          </table:table-cell>
          <table:table-cell office:value-type="float" office:value="-0.3">
            <text:p>-0.3</text:p>
          </table:table-cell>
          <table:table-cell office:value-type="float" office:value="-0.2910018">
            <text:p>-0.2910018</text:p>
          </table:table-cell>
          <table:table-cell office:value-type="float" office:value="-1.6">
            <text:p>-1.6</text:p>
          </table:table-cell>
          <table:table-cell office:value-type="float" office:value="-1.7037498">
            <text:p>-1.7037498</text:p>
          </table:table-cell>
          <table:table-cell table:number-columns-repeated="2"/>
        </table:table-row>
        <table:table-row table:style-name="ro2">
          <table:table-cell office:value-type="float" office:value="3915">
            <text:p>3915</text:p>
          </table:table-cell>
          <table:table-cell office:value-type="float" office:value="-0.3">
            <text:p>-0.3</text:p>
          </table:table-cell>
          <table:table-cell office:value-type="float" office:value="-0.2910018">
            <text:p>-0.2910018</text:p>
          </table:table-cell>
          <table:table-cell office:value-type="float" office:value="-1.6">
            <text:p>-1.6</text:p>
          </table:table-cell>
          <table:table-cell office:value-type="float" office:value="-1.7436814">
            <text:p>-1.7436814</text:p>
          </table:table-cell>
          <table:table-cell table:number-columns-repeated="2"/>
        </table:table-row>
        <table:table-row table:style-name="ro2">
          <table:table-cell office:value-type="float" office:value="3920">
            <text:p>3920</text:p>
          </table:table-cell>
          <table:table-cell office:value-type="float" office:value="-0.3">
            <text:p>-0.3</text:p>
          </table:table-cell>
          <table:table-cell office:value-type="float" office:value="-0.28734142">
            <text:p>-0.28734142</text:p>
          </table:table-cell>
          <table:table-cell office:value-type="float" office:value="-1.6">
            <text:p>-1.6</text:p>
          </table:table-cell>
          <table:table-cell office:value-type="float" office:value="-1.7037498">
            <text:p>-1.7037498</text:p>
          </table:table-cell>
          <table:table-cell table:number-columns-repeated="2"/>
        </table:table-row>
        <table:table-row table:style-name="ro2">
          <table:table-cell office:value-type="float" office:value="3925">
            <text:p>3925</text:p>
          </table:table-cell>
          <table:table-cell office:value-type="float" office:value="-0.3">
            <text:p>-0.3</text:p>
          </table:table-cell>
          <table:table-cell office:value-type="float" office:value="-0.2910018">
            <text:p>-0.2910018</text:p>
          </table:table-cell>
          <table:table-cell office:value-type="float" office:value="-1.6">
            <text:p>-1.6</text:p>
          </table:table-cell>
          <table:table-cell office:value-type="float" office:value="-1.6371969">
            <text:p>-1.6371969</text:p>
          </table:table-cell>
          <table:table-cell table:number-columns-repeated="2"/>
        </table:table-row>
        <table:table-row table:style-name="ro2">
          <table:table-cell office:value-type="float" office:value="3930">
            <text:p>3930</text:p>
          </table:table-cell>
          <table:table-cell office:value-type="float" office:value="-0.3">
            <text:p>-0.3</text:p>
          </table:table-cell>
          <table:table-cell office:value-type="float" office:value="-0.2891716">
            <text:p>-0.2891716</text:p>
          </table:table-cell>
          <table:table-cell office:value-type="float" office:value="-1.6">
            <text:p>-1.6</text:p>
          </table:table-cell>
          <table:table-cell office:value-type="float" office:value="-1.557334">
            <text:p>-1.557334</text:p>
          </table:table-cell>
          <table:table-cell table:number-columns-repeated="2"/>
        </table:table-row>
        <table:table-row table:style-name="ro2">
          <table:table-cell office:value-type="float" office:value="3935">
            <text:p>393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-1.6">
            <text:p>-1.6</text:p>
          </table:table-cell>
          <table:table-cell office:value-type="float" office:value="-1.5839549">
            <text:p>-1.5839549</text:p>
          </table:table-cell>
          <table:table-cell table:number-columns-repeated="2"/>
        </table:table-row>
        <table:table-row table:style-name="ro2">
          <table:table-cell office:value-type="float" office:value="3940">
            <text:p>3940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-1.6">
            <text:p>-1.6</text:p>
          </table:table-cell>
          <table:table-cell office:value-type="float" office:value="-1.5706445">
            <text:p>-1.5706445</text:p>
          </table:table-cell>
          <table:table-cell table:number-columns-repeated="2"/>
        </table:table-row>
        <table:table-row table:style-name="ro2">
          <table:table-cell office:value-type="float" office:value="3945">
            <text:p>394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-1.6">
            <text:p>-1.6</text:p>
          </table:table-cell>
          <table:table-cell office:value-type="float" office:value="-1.5706445">
            <text:p>-1.5706445</text:p>
          </table:table-cell>
          <table:table-cell table:number-columns-repeated="2"/>
        </table:table-row>
        <table:table-row table:style-name="ro2">
          <table:table-cell office:value-type="float" office:value="3950">
            <text:p>3950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-1.6">
            <text:p>-1.6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955">
            <text:p>3955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-1.59">
            <text:p>-1.59</text:p>
          </table:table-cell>
          <table:table-cell office:value-type="float" office:value="-1.5706445">
            <text:p>-1.5706445</text:p>
          </table:table-cell>
          <table:table-cell table:number-columns-repeated="2"/>
        </table:table-row>
        <table:table-row table:style-name="ro2">
          <table:table-cell office:value-type="float" office:value="3960">
            <text:p>3960</text:p>
          </table:table-cell>
          <table:table-cell office:value-type="float" office:value="-0.3">
            <text:p>-0.3</text:p>
          </table:table-cell>
          <table:table-cell office:value-type="float" office:value="-0.30381322">
            <text:p>-0.30381322</text:p>
          </table:table-cell>
          <table:table-cell office:value-type="float" office:value="-1.58">
            <text:p>-1.58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965">
            <text:p>3965</text:p>
          </table:table-cell>
          <table:table-cell office:value-type="float" office:value="-0.3">
            <text:p>-0.3</text:p>
          </table:table-cell>
          <table:table-cell office:value-type="float" office:value="-0.30381322">
            <text:p>-0.30381322</text:p>
          </table:table-cell>
          <table:table-cell office:value-type="float" office:value="-1.57">
            <text:p>-1.57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970">
            <text:p>3970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-1.5600001">
            <text:p>-1.5600001</text:p>
          </table:table-cell>
          <table:table-cell office:value-type="float" office:value="-1.6505076">
            <text:p>-1.6505076</text:p>
          </table:table-cell>
          <table:table-cell table:number-columns-repeated="2"/>
        </table:table-row>
        <table:table-row table:style-name="ro2">
          <table:table-cell office:value-type="float" office:value="3975">
            <text:p>3975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-1.5500001">
            <text:p>-1.5500001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980">
            <text:p>3980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-1.5400001">
            <text:p>-1.5400001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985">
            <text:p>3985</text:p>
          </table:table-cell>
          <table:table-cell office:value-type="float" office:value="-0.3">
            <text:p>-0.3</text:p>
          </table:table-cell>
          <table:table-cell office:value-type="float" office:value="-0.30381322">
            <text:p>-0.30381322</text:p>
          </table:table-cell>
          <table:table-cell office:value-type="float" office:value="-1.5300001">
            <text:p>-1.5300001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990">
            <text:p>3990</text:p>
          </table:table-cell>
          <table:table-cell office:value-type="float" office:value="-0.3">
            <text:p>-0.3</text:p>
          </table:table-cell>
          <table:table-cell office:value-type="float" office:value="-0.3056434">
            <text:p>-0.3056434</text:p>
          </table:table-cell>
          <table:table-cell office:value-type="float" office:value="-1.5200001">
            <text:p>-1.5200001</text:p>
          </table:table-cell>
          <table:table-cell office:value-type="float" office:value="-1.6505076">
            <text:p>-1.6505076</text:p>
          </table:table-cell>
          <table:table-cell table:number-columns-repeated="2"/>
        </table:table-row>
        <table:table-row table:style-name="ro2">
          <table:table-cell office:value-type="float" office:value="3995">
            <text:p>3995</text:p>
          </table:table-cell>
          <table:table-cell office:value-type="float" office:value="-0.3">
            <text:p>-0.3</text:p>
          </table:table-cell>
          <table:table-cell office:value-type="float" office:value="-0.30930382">
            <text:p>-0.30930382</text:p>
          </table:table-cell>
          <table:table-cell office:value-type="float" office:value="-1.5100001">
            <text:p>-1.5100001</text:p>
          </table:table-cell>
          <table:table-cell office:value-type="float" office:value="-1.5839549">
            <text:p>-1.5839549</text:p>
          </table:table-cell>
          <table:table-cell table:number-columns-repeated="2"/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-1.5000001">
            <text:p>-1.5000001</text:p>
          </table:table-cell>
          <table:table-cell office:value-type="float" office:value="-1.557334">
            <text:p>-1.557334</text:p>
          </table:table-cell>
          <table:table-cell table:number-columns-repeated="2"/>
        </table:table-row>
        <table:table-row table:style-name="ro2" table:number-rows-repeated="104777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9">00/00/0000</text:date>, <text:time style:data-style-name="N2" text:time-value="0000-00-00T12:24: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u Pizenberg</meta:initial-creator>
    <meta:creation-date>2014-04-10T15:32:49</meta:creation-date>
    <dc:date>2014-04-19T18:32:47</dc:date>
    <dc:creator>Matthieu Pizenberg</dc:creator>
    <meta:editing-duration>P1DT8H14M55S</meta:editing-duration>
    <meta:editing-cycles>29</meta:editing-cycles>
    <meta:generator>LibreOffice/4.0.2.2$Linux_X86_64 LibreOffice_project/400m0$Build-2</meta:generator>
    <meta:document-statistic meta:table-count="1" meta:cell-count="44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138cm" svg:height="18.966cm" xlink:href=".." xlink:type="simple" chart:class="chart:scatter" chart:style-name="ch1">
        <chart:legend chart:legend-position="end" svg:x="41.577cm" svg:y="8.437cm" style:legend-expansion="high" chart:style-name="ch2"/>
        <chart:plot-area chart:style-name="ch3" table:cell-range-address="Sheet1.A2:Sheet1.E801 Sheet1.B1:Sheet1.E1" chart:data-source-has-labels="row" svg:x="1.332cm" svg:y="1.651cm" svg:width="38.481cm" svg:height="16.516cm">
          <chartooo:coordinate-region svg:x="2.165cm" svg:y="1.85cm" svg:width="36.814cm" svg:height="16.1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Sheet1.B2:Sheet1.B801" chart:label-cell-address="Sheet1.B1:Sheet1.B1" chart:class="chart:scatter">
            <chart:domain table:cell-range-address="Sheet1.A2:Sheet1.A801"/>
            <chart:data-point chart:repeated="800"/>
          </chart:series>
          <chart:series chart:attached-axis="secondary-y" chart:style-name="ch8" chart:values-cell-range-address="Sheet1.C2:Sheet1.C801" chart:label-cell-address="Sheet1.C1:Sheet1.C1" chart:class="chart:scatter">
            <chart:data-point chart:repeated="800"/>
          </chart:series>
          <chart:series chart:attached-axis="primary-y" chart:style-name="ch9" chart:values-cell-range-address="Sheet1.D2:Sheet1.D801" chart:label-cell-address="Sheet1.D1:Sheet1.D1" chart:class="chart:scatter">
            <chart:data-point chart:repeated="800"/>
          </chart:series>
          <chart:series chart:attached-axis="primary-y" chart:style-name="ch10" chart:values-cell-range-address="Sheet1.E2:Sheet1.E801" chart:label-cell-address="Sheet1.E1:Sheet1.E1" chart:class="chart:scatter">
            <chart:data-point chart:repeated="8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_v</text:p>
                <draw:g>
                  <svg:desc>Sheet1.B1:Sheet1.B1</svg:desc>
                </draw:g>
              </table:table-cell>
              <table:table-cell office:value-type="string">
                <text:p>v</text:p>
                <draw:g>
                  <svg:desc>Sheet1.C1:Sheet1.C1</svg:desc>
                </draw:g>
              </table:table-cell>
              <table:table-cell office:value-type="string">
                <text:p>cons_vt</text:p>
                <draw:g>
                  <svg:desc>Sheet1.D1:Sheet1.D1</svg:desc>
                </draw:g>
              </table:table-cell>
              <table:table-cell office:value-type="string">
                <text:p>v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801</svg:desc>
                </draw:g>
              </table:table-cell>
              <table:table-cell office:value-type="float" office:value="0">
                <text:p>0</text:p>
                <draw:g>
                  <svg:desc>Sheet1.B2:Sheet1.B801</svg:desc>
                </draw:g>
              </table:table-cell>
              <table:table-cell office:value-type="float" office:value="0">
                <text:p>0</text:p>
                <draw:g>
                  <svg:desc>Sheet1.C2:Sheet1.C801</svg:desc>
                </draw:g>
              </table:table-cell>
              <table:table-cell office:value-type="float" office:value="0">
                <text:p>0</text:p>
                <draw:g>
                  <svg:desc>Sheet1.D2:Sheet1.D801</svg:desc>
                </draw:g>
              </table:table-cell>
              <table:table-cell office:value-type="float" office:value="-0.013310545">
                <text:p>-0.013310545</text:p>
                <draw:g>
                  <svg:desc>Sheet1.E2:Sheet1.E8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0.0025">
                <text:p>0.002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0.0075">
                <text:p>0.0075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">
                <text:p>13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0.012499999">
                <text:p>0.012499999</text:p>
              </table:table-cell>
              <table:table-cell office:value-type="float" office:value="0">
                <text:p>0</text:p>
              </table:table-cell>
              <table:table-cell office:value-type="float" office:value="0.049999997">
                <text:p>0.0499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">
                <text:p>140</text:p>
              </table:table-cell>
              <table:table-cell office:value-type="float" office:value="0.014999999">
                <text:p>0.014999999</text:p>
              </table:table-cell>
              <table:table-cell office:value-type="float" office:value="0">
                <text:p>0</text:p>
              </table:table-cell>
              <table:table-cell office:value-type="float" office:value="0.059999995">
                <text:p>0.05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">
                <text:p>145</text:p>
              </table:table-cell>
              <table:table-cell office:value-type="float" office:value="0.017499998">
                <text:p>0.017499998</text:p>
              </table:table-cell>
              <table:table-cell office:value-type="float" office:value="0">
                <text:p>0</text:p>
              </table:table-cell>
              <table:table-cell office:value-type="float" office:value="0.06999999">
                <text:p>0.06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0.019999998">
                <text:p>0.019999998</text:p>
              </table:table-cell>
              <table:table-cell office:value-type="float" office:value="0">
                <text:p>0</text:p>
              </table:table-cell>
              <table:table-cell office:value-type="float" office:value="0.07999999">
                <text:p>0.07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0.022499997">
                <text:p>0.022499997</text:p>
              </table:table-cell>
              <table:table-cell office:value-type="float" office:value="0">
                <text:p>0</text:p>
              </table:table-cell>
              <table:table-cell office:value-type="float" office:value="0.08999999">
                <text:p>0.08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0.024999997">
                <text:p>0.024999997</text:p>
              </table:table-cell>
              <table:table-cell office:value-type="float" office:value="0">
                <text:p>0</text:p>
              </table:table-cell>
              <table:table-cell office:value-type="float" office:value="0.09999999">
                <text:p>0.0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0.027499996">
                <text:p>0.027499996</text:p>
              </table:table-cell>
              <table:table-cell office:value-type="float" office:value="0">
                <text:p>0</text:p>
              </table:table-cell>
              <table:table-cell office:value-type="float" office:value="0.109999985">
                <text:p>0.109999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">
                <text:p>170</text:p>
              </table:table-cell>
              <table:table-cell office:value-type="float" office:value="0.029999996">
                <text:p>0.029999996</text:p>
              </table:table-cell>
              <table:table-cell office:value-type="float" office:value="0">
                <text:p>0</text:p>
              </table:table-cell>
              <table:table-cell office:value-type="float" office:value="0.11999998">
                <text:p>0.11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0.032499995">
                <text:p>0.032499995</text:p>
              </table:table-cell>
              <table:table-cell office:value-type="float" office:value="0.0054906">
                <text:p>0.0054906</text:p>
              </table:table-cell>
              <table:table-cell office:value-type="float" office:value="0.12999998">
                <text:p>0.12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">
                <text:p>180</text:p>
              </table:table-cell>
              <table:table-cell office:value-type="float" office:value="0.034999996">
                <text:p>0.034999996</text:p>
              </table:table-cell>
              <table:table-cell office:value-type="float" office:value="0.0073208003">
                <text:p>0.0073208003</text:p>
              </table:table-cell>
              <table:table-cell office:value-type="float" office:value="0.13999999">
                <text:p>0.13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">
                <text:p>185</text:p>
              </table:table-cell>
              <table:table-cell office:value-type="float" office:value="0.037499998">
                <text:p>0.037499998</text:p>
              </table:table-cell>
              <table:table-cell office:value-type="float" office:value="0.0109812">
                <text:p>0.0109812</text:p>
              </table:table-cell>
              <table:table-cell office:value-type="float" office:value="0.14999999">
                <text:p>0.14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">
                <text:p>190</text:p>
              </table:table-cell>
              <table:table-cell office:value-type="float" office:value="0.04">
                <text:p>0.04</text:p>
              </table:table-cell>
              <table:table-cell office:value-type="float" office:value="0.018302">
                <text:p>0.018302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">
                <text:p>195</text:p>
              </table:table-cell>
              <table:table-cell office:value-type="float" office:value="0.0425">
                <text:p>0.0425</text:p>
              </table:table-cell>
              <table:table-cell office:value-type="float" office:value="0.0237926">
                <text:p>0.0237926</text:p>
              </table:table-cell>
              <table:table-cell office:value-type="float" office:value="0.17">
                <text:p>0.17</text:p>
              </table:table-cell>
              <table:table-cell office:value-type="float" office:value="0.013310545">
                <text:p>0.0133105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0.045">
                <text:p>0.045</text:p>
              </table:table-cell>
              <table:table-cell office:value-type="float" office:value="0.031113401">
                <text:p>0.031113401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">
                <text:p>205</text:p>
              </table:table-cell>
              <table:table-cell office:value-type="float" office:value="0.047500003">
                <text:p>0.047500003</text:p>
              </table:table-cell>
              <table:table-cell office:value-type="float" office:value="0.0347738">
                <text:p>0.0347738</text:p>
              </table:table-cell>
              <table:table-cell office:value-type="float" office:value="0.19000001">
                <text:p>0.19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">
                <text:p>210</text:p>
              </table:table-cell>
              <table:table-cell office:value-type="float" office:value="0.050000004">
                <text:p>0.050000004</text:p>
              </table:table-cell>
              <table:table-cell office:value-type="float" office:value="0.0420946">
                <text:p>0.0420946</text:p>
              </table:table-cell>
              <table:table-cell office:value-type="float" office:value="0.20000002">
                <text:p>0.2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">
                <text:p>215</text:p>
              </table:table-cell>
              <table:table-cell office:value-type="float" office:value="0.052500006">
                <text:p>0.052500006</text:p>
              </table:table-cell>
              <table:table-cell office:value-type="float" office:value="0.045755">
                <text:p>0.045755</text:p>
              </table:table-cell>
              <table:table-cell office:value-type="float" office:value="0.21000002">
                <text:p>0.21000002</text:p>
              </table:table-cell>
              <table:table-cell office:value-type="float" office:value="0.02662109">
                <text:p>0.026621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">
                <text:p>220</text:p>
              </table:table-cell>
              <table:table-cell office:value-type="float" office:value="0.055000007">
                <text:p>0.055000007</text:p>
              </table:table-cell>
              <table:table-cell office:value-type="float" office:value="0.0530758">
                <text:p>0.0530758</text:p>
              </table:table-cell>
              <table:table-cell office:value-type="float" office:value="0.22000003">
                <text:p>0.22000003</text:p>
              </table:table-cell>
              <table:table-cell office:value-type="float" office:value="0.06655273">
                <text:p>0.066552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">
                <text:p>225</text:p>
              </table:table-cell>
              <table:table-cell office:value-type="float" office:value="0.05750001">
                <text:p>0.05750001</text:p>
              </table:table-cell>
              <table:table-cell office:value-type="float" office:value="0.0530758">
                <text:p>0.0530758</text:p>
              </table:table-cell>
              <table:table-cell office:value-type="float" office:value="0.23000003">
                <text:p>0.23000003</text:p>
              </table:table-cell>
              <table:table-cell office:value-type="float" office:value="0.07986327">
                <text:p>0.079863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0.06000001">
                <text:p>0.06000001</text:p>
              </table:table-cell>
              <table:table-cell office:value-type="float" office:value="0.0512456">
                <text:p>0.0512456</text:p>
              </table:table-cell>
              <table:table-cell office:value-type="float" office:value="0.24000004">
                <text:p>0.24000004</text:p>
              </table:table-cell>
              <table:table-cell office:value-type="float" office:value="0.10648436">
                <text:p>0.106484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">
                <text:p>235</text:p>
              </table:table-cell>
              <table:table-cell office:value-type="float" office:value="0.06250001">
                <text:p>0.06250001</text:p>
              </table:table-cell>
              <table:table-cell office:value-type="float" office:value="0.058566403">
                <text:p>0.058566403</text:p>
              </table:table-cell>
              <table:table-cell office:value-type="float" office:value="0.25000003">
                <text:p>0.25000003</text:p>
              </table:table-cell>
              <table:table-cell office:value-type="float" office:value="0.15972655">
                <text:p>0.159726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0.065000005">
                <text:p>0.065000005</text:p>
              </table:table-cell>
              <table:table-cell office:value-type="float" office:value="0.058566403">
                <text:p>0.058566403</text:p>
              </table:table-cell>
              <table:table-cell office:value-type="float" office:value="0.26000002">
                <text:p>0.26000002</text:p>
              </table:table-cell>
              <table:table-cell office:value-type="float" office:value="0.15972655">
                <text:p>0.159726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">
                <text:p>245</text:p>
              </table:table-cell>
              <table:table-cell office:value-type="float" office:value="0.0675">
                <text:p>0.0675</text:p>
              </table:table-cell>
              <table:table-cell office:value-type="float" office:value="0.062226802">
                <text:p>0.062226802</text:p>
              </table:table-cell>
              <table:table-cell office:value-type="float" office:value="0.27">
                <text:p>0.27</text:p>
              </table:table-cell>
              <table:table-cell office:value-type="float" office:value="0.18634763">
                <text:p>0.186347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.07">
                <text:p>0.07</text:p>
              </table:table-cell>
              <table:table-cell office:value-type="float" office:value="0.0658872">
                <text:p>0.0658872</text:p>
              </table:table-cell>
              <table:table-cell office:value-type="float" office:value="0.28">
                <text:p>0.28</text:p>
              </table:table-cell>
              <table:table-cell office:value-type="float" office:value="0.18634763">
                <text:p>0.186347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0.0725">
                <text:p>0.0725</text:p>
              </table:table-cell>
              <table:table-cell office:value-type="float" office:value="0.0713778">
                <text:p>0.0713778</text:p>
              </table:table-cell>
              <table:table-cell office:value-type="float" office:value="0.29">
                <text:p>0.29</text:p>
              </table:table-cell>
              <table:table-cell office:value-type="float" office:value="0.19965817">
                <text:p>0.199658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">
                <text:p>260</text:p>
              </table:table-cell>
              <table:table-cell office:value-type="float" office:value="0.074999996">
                <text:p>0.074999996</text:p>
              </table:table-cell>
              <table:table-cell office:value-type="float" office:value="0.075038195">
                <text:p>0.075038195</text:p>
              </table:table-cell>
              <table:table-cell office:value-type="float" office:value="0.29999998">
                <text:p>0.29999998</text:p>
              </table:table-cell>
              <table:table-cell office:value-type="float" office:value="0.21296872">
                <text:p>0.212968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">
                <text:p>265</text:p>
              </table:table-cell>
              <table:table-cell office:value-type="float" office:value="0.07749999">
                <text:p>0.07749999</text:p>
              </table:table-cell>
              <table:table-cell office:value-type="float" office:value="0.0786986">
                <text:p>0.0786986</text:p>
              </table:table-cell>
              <table:table-cell office:value-type="float" office:value="0.30999997">
                <text:p>0.30999997</text:p>
              </table:table-cell>
              <table:table-cell office:value-type="float" office:value="0.22627929">
                <text:p>0.226279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">
                <text:p>270</text:p>
              </table:table-cell>
              <table:table-cell office:value-type="float" office:value="0.07999999">
                <text:p>0.07999999</text:p>
              </table:table-cell>
              <table:table-cell office:value-type="float" office:value="0.080528796">
                <text:p>0.080528796</text:p>
              </table:table-cell>
              <table:table-cell office:value-type="float" office:value="0.31999996">
                <text:p>0.31999996</text:p>
              </table:table-cell>
              <table:table-cell office:value-type="float" office:value="0.23958981">
                <text:p>0.239589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">
                <text:p>275</text:p>
              </table:table-cell>
              <table:table-cell office:value-type="float" office:value="0.08249999">
                <text:p>0.08249999</text:p>
              </table:table-cell>
              <table:table-cell office:value-type="float" office:value="0.0841892">
                <text:p>0.0841892</text:p>
              </table:table-cell>
              <table:table-cell office:value-type="float" office:value="0.32999995">
                <text:p>0.32999995</text:p>
              </table:table-cell>
              <table:table-cell office:value-type="float" office:value="0.2662109">
                <text:p>0.26621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">
                <text:p>280</text:p>
              </table:table-cell>
              <table:table-cell office:value-type="float" office:value="0.084999986">
                <text:p>0.084999986</text:p>
              </table:table-cell>
              <table:table-cell office:value-type="float" office:value="0.0860194">
                <text:p>0.0860194</text:p>
              </table:table-cell>
              <table:table-cell office:value-type="float" office:value="0.33999994">
                <text:p>0.33999994</text:p>
              </table:table-cell>
              <table:table-cell office:value-type="float" office:value="0.2662109">
                <text:p>0.26621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">
                <text:p>285</text:p>
              </table:table-cell>
              <table:table-cell office:value-type="float" office:value="0.08749998">
                <text:p>0.08749998</text:p>
              </table:table-cell>
              <table:table-cell office:value-type="float" office:value="0.0896798">
                <text:p>0.0896798</text:p>
              </table:table-cell>
              <table:table-cell office:value-type="float" office:value="0.34999993">
                <text:p>0.34999993</text:p>
              </table:table-cell>
              <table:table-cell office:value-type="float" office:value="0.29283202">
                <text:p>0.292832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">
                <text:p>290</text:p>
              </table:table-cell>
              <table:table-cell office:value-type="float" office:value="0.08999998">
                <text:p>0.08999998</text:p>
              </table:table-cell>
              <table:table-cell office:value-type="float" office:value="0.0951704">
                <text:p>0.0951704</text:p>
              </table:table-cell>
              <table:table-cell office:value-type="float" office:value="0.35999992">
                <text:p>0.35999992</text:p>
              </table:table-cell>
              <table:table-cell office:value-type="float" office:value="0.3194531">
                <text:p>0.31945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">
                <text:p>295</text:p>
              </table:table-cell>
              <table:table-cell office:value-type="float" office:value="0.09249998">
                <text:p>0.09249998</text:p>
              </table:table-cell>
              <table:table-cell office:value-type="float" office:value="0.0951704">
                <text:p>0.0951704</text:p>
              </table:table-cell>
              <table:table-cell office:value-type="float" office:value="0.36999992">
                <text:p>0.36999992</text:p>
              </table:table-cell>
              <table:table-cell office:value-type="float" office:value="0.35938472">
                <text:p>0.359384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0.09499998">
                <text:p>0.09499998</text:p>
              </table:table-cell>
              <table:table-cell office:value-type="float" office:value="0.0970006">
                <text:p>0.0970006</text:p>
              </table:table-cell>
              <table:table-cell office:value-type="float" office:value="0.3799999">
                <text:p>0.3799999</text:p>
              </table:table-cell>
              <table:table-cell office:value-type="float" office:value="0.35938472">
                <text:p>0.359384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">
                <text:p>305</text:p>
              </table:table-cell>
              <table:table-cell office:value-type="float" office:value="0.097499974">
                <text:p>0.097499974</text:p>
              </table:table-cell>
              <table:table-cell office:value-type="float" office:value="0.098830804">
                <text:p>0.098830804</text:p>
              </table:table-cell>
              <table:table-cell office:value-type="float" office:value="0.3899999">
                <text:p>0.3899999</text:p>
              </table:table-cell>
              <table:table-cell office:value-type="float" office:value="0.38600582">
                <text:p>0.386005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">
                <text:p>310</text:p>
              </table:table-cell>
              <table:table-cell office:value-type="float" office:value="0.09999997">
                <text:p>0.09999997</text:p>
              </table:table-cell>
              <table:table-cell office:value-type="float" office:value="0.1024912">
                <text:p>0.1024912</text:p>
              </table:table-cell>
              <table:table-cell office:value-type="float" office:value="0.3999999">
                <text:p>0.3999999</text:p>
              </table:table-cell>
              <table:table-cell office:value-type="float" office:value="0.4126269">
                <text:p>0.41262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">
                <text:p>315</text:p>
              </table:table-cell>
              <table:table-cell office:value-type="float" office:value="0.10249997">
                <text:p>0.10249997</text:p>
              </table:table-cell>
              <table:table-cell office:value-type="float" office:value="0.111642204">
                <text:p>0.111642204</text:p>
              </table:table-cell>
              <table:table-cell office:value-type="float" office:value="0.40999988">
                <text:p>0.40999988</text:p>
              </table:table-cell>
              <table:table-cell office:value-type="float" office:value="0.42593744">
                <text:p>0.425937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">
                <text:p>320</text:p>
              </table:table-cell>
              <table:table-cell office:value-type="float" office:value="0.10499997">
                <text:p>0.10499997</text:p>
              </table:table-cell>
              <table:table-cell office:value-type="float" office:value="0.111642204">
                <text:p>0.111642204</text:p>
              </table:table-cell>
              <table:table-cell office:value-type="float" office:value="0.41999987">
                <text:p>0.41999987</text:p>
              </table:table-cell>
              <table:table-cell office:value-type="float" office:value="0.45255858">
                <text:p>0.452558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">
                <text:p>325</text:p>
              </table:table-cell>
              <table:table-cell office:value-type="float" office:value="0.107499965">
                <text:p>0.107499965</text:p>
              </table:table-cell>
              <table:table-cell office:value-type="float" office:value="0.1153026">
                <text:p>0.1153026</text:p>
              </table:table-cell>
              <table:table-cell office:value-type="float" office:value="0.42999986">
                <text:p>0.42999986</text:p>
              </table:table-cell>
              <table:table-cell office:value-type="float" office:value="0.46586913">
                <text:p>0.465869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">
                <text:p>330</text:p>
              </table:table-cell>
              <table:table-cell office:value-type="float" office:value="0.10999996">
                <text:p>0.10999996</text:p>
              </table:table-cell>
              <table:table-cell office:value-type="float" office:value="0.118963">
                <text:p>0.118963</text:p>
              </table:table-cell>
              <table:table-cell office:value-type="float" office:value="0.43999985">
                <text:p>0.43999985</text:p>
              </table:table-cell>
              <table:table-cell office:value-type="float" office:value="0.47917962">
                <text:p>0.479179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">
                <text:p>335</text:p>
              </table:table-cell>
              <table:table-cell office:value-type="float" office:value="0.11249996">
                <text:p>0.11249996</text:p>
              </table:table-cell>
              <table:table-cell office:value-type="float" office:value="0.118963">
                <text:p>0.118963</text:p>
              </table:table-cell>
              <table:table-cell office:value-type="float" office:value="0.44999984">
                <text:p>0.44999984</text:p>
              </table:table-cell>
              <table:table-cell office:value-type="float" office:value="0.47917962">
                <text:p>0.479179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">
                <text:p>340</text:p>
              </table:table-cell>
              <table:table-cell office:value-type="float" office:value="0.11499996">
                <text:p>0.11499996</text:p>
              </table:table-cell>
              <table:table-cell office:value-type="float" office:value="0.124453604">
                <text:p>0.124453604</text:p>
              </table:table-cell>
              <table:table-cell office:value-type="float" office:value="0.45999983">
                <text:p>0.45999983</text:p>
              </table:table-cell>
              <table:table-cell office:value-type="float" office:value="0.47917962">
                <text:p>0.479179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">
                <text:p>345</text:p>
              </table:table-cell>
              <table:table-cell office:value-type="float" office:value="0.117499955">
                <text:p>0.11749995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0.46999982">
                <text:p>0.46999982</text:p>
              </table:table-cell>
              <table:table-cell office:value-type="float" office:value="0.5058007">
                <text:p>0.50580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">
                <text:p>350</text:p>
              </table:table-cell>
              <table:table-cell office:value-type="float" office:value="0.11999995">
                <text:p>0.11999995</text:p>
              </table:table-cell>
              <table:table-cell office:value-type="float" office:value="0.128114">
                <text:p>0.128114</text:p>
              </table:table-cell>
              <table:table-cell office:value-type="float" office:value="0.4799998">
                <text:p>0.4799998</text:p>
              </table:table-cell>
              <table:table-cell office:value-type="float" office:value="0.49249017">
                <text:p>0.492490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">
                <text:p>355</text:p>
              </table:table-cell>
              <table:table-cell office:value-type="float" office:value="0.12249995">
                <text:p>0.12249995</text:p>
              </table:table-cell>
              <table:table-cell office:value-type="float" office:value="0.13726501">
                <text:p>0.13726501</text:p>
              </table:table-cell>
              <table:table-cell office:value-type="float" office:value="0.4899998">
                <text:p>0.4899998</text:p>
              </table:table-cell>
              <table:table-cell office:value-type="float" office:value="0.5058007">
                <text:p>0.50580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">
                <text:p>360</text:p>
              </table:table-cell>
              <table:table-cell office:value-type="float" office:value="0.12499995">
                <text:p>0.12499995</text:p>
              </table:table-cell>
              <table:table-cell office:value-type="float" office:value="0.13726501">
                <text:p>0.13726501</text:p>
              </table:table-cell>
              <table:table-cell office:value-type="float" office:value="0.4999998">
                <text:p>0.4999998</text:p>
              </table:table-cell>
              <table:table-cell office:value-type="float" office:value="0.5324218">
                <text:p>0.53242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">
                <text:p>365</text:p>
              </table:table-cell>
              <table:table-cell office:value-type="float" office:value="0.12749995">
                <text:p>0.12749995</text:p>
              </table:table-cell>
              <table:table-cell office:value-type="float" office:value="0.1427556">
                <text:p>0.1427556</text:p>
              </table:table-cell>
              <table:table-cell office:value-type="float" office:value="0.5099998">
                <text:p>0.5099998</text:p>
              </table:table-cell>
              <table:table-cell office:value-type="float" office:value="0.5191113">
                <text:p>0.51911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">
                <text:p>370</text:p>
              </table:table-cell>
              <table:table-cell office:value-type="float" office:value="0.12999995">
                <text:p>0.12999995</text:p>
              </table:table-cell>
              <table:table-cell office:value-type="float" office:value="0.146416">
                <text:p>0.146416</text:p>
              </table:table-cell>
              <table:table-cell office:value-type="float" office:value="0.5199998">
                <text:p>0.5199998</text:p>
              </table:table-cell>
              <table:table-cell office:value-type="float" office:value="0.5324218">
                <text:p>0.53242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">
                <text:p>375</text:p>
              </table:table-cell>
              <table:table-cell office:value-type="float" office:value="0.13249995">
                <text:p>0.13249995</text:p>
              </table:table-cell>
              <table:table-cell office:value-type="float" office:value="0.146416">
                <text:p>0.146416</text:p>
              </table:table-cell>
              <table:table-cell office:value-type="float" office:value="0.5299998">
                <text:p>0.5299998</text:p>
              </table:table-cell>
              <table:table-cell office:value-type="float" office:value="0.5723535">
                <text:p>0.57235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">
                <text:p>380</text:p>
              </table:table-cell>
              <table:table-cell office:value-type="float" office:value="0.13499995">
                <text:p>0.13499995</text:p>
              </table:table-cell>
              <table:table-cell office:value-type="float" office:value="0.1445858">
                <text:p>0.1445858</text:p>
              </table:table-cell>
              <table:table-cell office:value-type="float" office:value="0.5399998">
                <text:p>0.5399998</text:p>
              </table:table-cell>
              <table:table-cell office:value-type="float" office:value="0.55904293">
                <text:p>0.559042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">
                <text:p>385</text:p>
              </table:table-cell>
              <table:table-cell office:value-type="float" office:value="0.13749994">
                <text:p>0.13749994</text:p>
              </table:table-cell>
              <table:table-cell office:value-type="float" office:value="0.1409254">
                <text:p>0.1409254</text:p>
              </table:table-cell>
              <table:table-cell office:value-type="float" office:value="0.5499998">
                <text:p>0.5499998</text:p>
              </table:table-cell>
              <table:table-cell office:value-type="float" office:value="0.5989746">
                <text:p>0.59897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">
                <text:p>390</text:p>
              </table:table-cell>
              <table:table-cell office:value-type="float" office:value="0.13999994">
                <text:p>0.13999994</text:p>
              </table:table-cell>
              <table:table-cell office:value-type="float" office:value="0.1409254">
                <text:p>0.1409254</text:p>
              </table:table-cell>
              <table:table-cell office:value-type="float" office:value="0.55999976">
                <text:p>0.55999976</text:p>
              </table:table-cell>
              <table:table-cell office:value-type="float" office:value="0.5723535">
                <text:p>0.57235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">
                <text:p>395</text:p>
              </table:table-cell>
              <table:table-cell office:value-type="float" office:value="0.14249994">
                <text:p>0.14249994</text:p>
              </table:table-cell>
              <table:table-cell office:value-type="float" office:value="0.1390952">
                <text:p>0.1390952</text:p>
              </table:table-cell>
              <table:table-cell office:value-type="float" office:value="0.56999975">
                <text:p>0.56999975</text:p>
              </table:table-cell>
              <table:table-cell office:value-type="float" office:value="0.58566403">
                <text:p>0.585664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">
                <text:p>400</text:p>
              </table:table-cell>
              <table:table-cell office:value-type="float" office:value="0.14499994">
                <text:p>0.14499994</text:p>
              </table:table-cell>
              <table:table-cell office:value-type="float" office:value="0.146416">
                <text:p>0.146416</text:p>
              </table:table-cell>
              <table:table-cell office:value-type="float" office:value="0.57999974">
                <text:p>0.57999974</text:p>
              </table:table-cell>
              <table:table-cell office:value-type="float" office:value="0.6122851">
                <text:p>0.61228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">
                <text:p>405</text:p>
              </table:table-cell>
              <table:table-cell office:value-type="float" office:value="0.14749993">
                <text:p>0.14749993</text:p>
              </table:table-cell>
              <table:table-cell office:value-type="float" office:value="0.1537368">
                <text:p>0.1537368</text:p>
              </table:table-cell>
              <table:table-cell office:value-type="float" office:value="0.58999974">
                <text:p>0.58999974</text:p>
              </table:table-cell>
              <table:table-cell office:value-type="float" office:value="0.5989746">
                <text:p>0.59897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">
                <text:p>410</text:p>
              </table:table-cell>
              <table:table-cell office:value-type="float" office:value="0.14999993">
                <text:p>0.14999993</text:p>
              </table:table-cell>
              <table:table-cell office:value-type="float" office:value="0.15922742">
                <text:p>0.15922742</text:p>
              </table:table-cell>
              <table:table-cell office:value-type="float" office:value="0.5999997">
                <text:p>0.5999997</text:p>
              </table:table-cell>
              <table:table-cell office:value-type="float" office:value="0.6122851">
                <text:p>0.61228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">
                <text:p>415</text:p>
              </table:table-cell>
              <table:table-cell office:value-type="float" office:value="0.15249993">
                <text:p>0.15249993</text:p>
              </table:table-cell>
              <table:table-cell office:value-type="float" office:value="0.164718">
                <text:p>0.164718</text:p>
              </table:table-cell>
              <table:table-cell office:value-type="float" office:value="0.6099997">
                <text:p>0.6099997</text:p>
              </table:table-cell>
              <table:table-cell office:value-type="float" office:value="0.6255956">
                <text:p>0.62559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">
                <text:p>420</text:p>
              </table:table-cell>
              <table:table-cell office:value-type="float" office:value="0.15499993">
                <text:p>0.15499993</text:p>
              </table:table-cell>
              <table:table-cell office:value-type="float" office:value="0.1665482">
                <text:p>0.1665482</text:p>
              </table:table-cell>
              <table:table-cell office:value-type="float" office:value="0.6199997">
                <text:p>0.6199997</text:p>
              </table:table-cell>
              <table:table-cell office:value-type="float" office:value="0.6389062">
                <text:p>0.63890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">
                <text:p>425</text:p>
              </table:table-cell>
              <table:table-cell office:value-type="float" office:value="0.15749992">
                <text:p>0.15749992</text:p>
              </table:table-cell>
              <table:table-cell office:value-type="float" office:value="0.15922742">
                <text:p>0.15922742</text:p>
              </table:table-cell>
              <table:table-cell office:value-type="float" office:value="0.6299997">
                <text:p>0.6299997</text:p>
              </table:table-cell>
              <table:table-cell office:value-type="float" office:value="0.65221673">
                <text:p>0.652216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">
                <text:p>430</text:p>
              </table:table-cell>
              <table:table-cell office:value-type="float" office:value="0.15999992">
                <text:p>0.15999992</text:p>
              </table:table-cell>
              <table:table-cell office:value-type="float" office:value="0.15922742">
                <text:p>0.15922742</text:p>
              </table:table-cell>
              <table:table-cell office:value-type="float" office:value="0.6399997">
                <text:p>0.6399997</text:p>
              </table:table-cell>
              <table:table-cell office:value-type="float" office:value="0.67883784">
                <text:p>0.678837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">
                <text:p>435</text:p>
              </table:table-cell>
              <table:table-cell office:value-type="float" office:value="0.16249992">
                <text:p>0.16249992</text:p>
              </table:table-cell>
              <table:table-cell office:value-type="float" office:value="0.164718">
                <text:p>0.164718</text:p>
              </table:table-cell>
              <table:table-cell office:value-type="float" office:value="0.6499997">
                <text:p>0.6499997</text:p>
              </table:table-cell>
              <table:table-cell office:value-type="float" office:value="0.71876943">
                <text:p>0.718769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">
                <text:p>440</text:p>
              </table:table-cell>
              <table:table-cell office:value-type="float" office:value="0.16499992">
                <text:p>0.16499992</text:p>
              </table:table-cell>
              <table:table-cell office:value-type="float" office:value="0.16288781">
                <text:p>0.16288781</text:p>
              </table:table-cell>
              <table:table-cell office:value-type="float" office:value="0.65999967">
                <text:p>0.65999967</text:p>
              </table:table-cell>
              <table:table-cell office:value-type="float" office:value="0.7054589">
                <text:p>0.70545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">
                <text:p>445</text:p>
              </table:table-cell>
              <table:table-cell office:value-type="float" office:value="0.16749991">
                <text:p>0.16749991</text:p>
              </table:table-cell>
              <table:table-cell office:value-type="float" office:value="0.17020862">
                <text:p>0.17020862</text:p>
              </table:table-cell>
              <table:table-cell office:value-type="float" office:value="0.66999966">
                <text:p>0.66999966</text:p>
              </table:table-cell>
              <table:table-cell office:value-type="float" office:value="0.71876943">
                <text:p>0.718769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">
                <text:p>450</text:p>
              </table:table-cell>
              <table:table-cell office:value-type="float" office:value="0.16999991">
                <text:p>0.16999991</text:p>
              </table:table-cell>
              <table:table-cell office:value-type="float" office:value="0.17386901">
                <text:p>0.17386901</text:p>
              </table:table-cell>
              <table:table-cell office:value-type="float" office:value="0.67999965">
                <text:p>0.67999965</text:p>
              </table:table-cell>
              <table:table-cell office:value-type="float" office:value="0.71876943">
                <text:p>0.718769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">
                <text:p>455</text:p>
              </table:table-cell>
              <table:table-cell office:value-type="float" office:value="0.17249991">
                <text:p>0.17249991</text:p>
              </table:table-cell>
              <table:table-cell office:value-type="float" office:value="0.1756992">
                <text:p>0.1756992</text:p>
              </table:table-cell>
              <table:table-cell office:value-type="float" office:value="0.68999964">
                <text:p>0.68999964</text:p>
              </table:table-cell>
              <table:table-cell office:value-type="float" office:value="0.6921483">
                <text:p>0.69214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">
                <text:p>460</text:p>
              </table:table-cell>
              <table:table-cell office:value-type="float" office:value="0.17499991">
                <text:p>0.17499991</text:p>
              </table:table-cell>
              <table:table-cell office:value-type="float" office:value="0.18302">
                <text:p>0.18302</text:p>
              </table:table-cell>
              <table:table-cell office:value-type="float" office:value="0.69999963">
                <text:p>0.69999963</text:p>
              </table:table-cell>
              <table:table-cell office:value-type="float" office:value="0.74539053">
                <text:p>0.745390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">
                <text:p>465</text:p>
              </table:table-cell>
              <table:table-cell office:value-type="float" office:value="0.1774999">
                <text:p>0.1774999</text:p>
              </table:table-cell>
              <table:table-cell office:value-type="float" office:value="0.18302">
                <text:p>0.18302</text:p>
              </table:table-cell>
              <table:table-cell office:value-type="float" office:value="0.7099996">
                <text:p>0.7099996</text:p>
              </table:table-cell>
              <table:table-cell office:value-type="float" office:value="0.71876943">
                <text:p>0.718769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">
                <text:p>470</text:p>
              </table:table-cell>
              <table:table-cell office:value-type="float" office:value="0.1799999">
                <text:p>0.1799999</text:p>
              </table:table-cell>
              <table:table-cell office:value-type="float" office:value="0.1793596">
                <text:p>0.1793596</text:p>
              </table:table-cell>
              <table:table-cell office:value-type="float" office:value="0.7199996">
                <text:p>0.7199996</text:p>
              </table:table-cell>
              <table:table-cell office:value-type="float" office:value="0.7054589">
                <text:p>0.70545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">
                <text:p>475</text:p>
              </table:table-cell>
              <table:table-cell office:value-type="float" office:value="0.1824999">
                <text:p>0.1824999</text:p>
              </table:table-cell>
              <table:table-cell office:value-type="float" office:value="0.18302">
                <text:p>0.18302</text:p>
              </table:table-cell>
              <table:table-cell office:value-type="float" office:value="0.7299996">
                <text:p>0.7299996</text:p>
              </table:table-cell>
              <table:table-cell office:value-type="float" office:value="0.77201164">
                <text:p>0.772011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">
                <text:p>480</text:p>
              </table:table-cell>
              <table:table-cell office:value-type="float" office:value="0.1849999">
                <text:p>0.1849999</text:p>
              </table:table-cell>
              <table:table-cell office:value-type="float" office:value="0.1866804">
                <text:p>0.1866804</text:p>
              </table:table-cell>
              <table:table-cell office:value-type="float" office:value="0.7399996">
                <text:p>0.7399996</text:p>
              </table:table-cell>
              <table:table-cell office:value-type="float" office:value="0.77201164">
                <text:p>0.772011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">
                <text:p>485</text:p>
              </table:table-cell>
              <table:table-cell office:value-type="float" office:value="0.1874999">
                <text:p>0.1874999</text:p>
              </table:table-cell>
              <table:table-cell office:value-type="float" office:value="0.18485022">
                <text:p>0.18485022</text:p>
              </table:table-cell>
              <table:table-cell office:value-type="float" office:value="0.7499996">
                <text:p>0.7499996</text:p>
              </table:table-cell>
              <table:table-cell office:value-type="float" office:value="0.81194323">
                <text:p>0.811943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">
                <text:p>490</text:p>
              </table:table-cell>
              <table:table-cell office:value-type="float" office:value="0.1899999">
                <text:p>0.1899999</text:p>
              </table:table-cell>
              <table:table-cell office:value-type="float" office:value="0.1903408">
                <text:p>0.1903408</text:p>
              </table:table-cell>
              <table:table-cell office:value-type="float" office:value="0.7599996">
                <text:p>0.7599996</text:p>
              </table:table-cell>
              <table:table-cell office:value-type="float" office:value="0.81194323">
                <text:p>0.811943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">
                <text:p>495</text:p>
              </table:table-cell>
              <table:table-cell office:value-type="float" office:value="0.19249989">
                <text:p>0.19249989</text:p>
              </table:table-cell>
              <table:table-cell office:value-type="float" office:value="0.19583142">
                <text:p>0.19583142</text:p>
              </table:table-cell>
              <table:table-cell office:value-type="float" office:value="0.76999956">
                <text:p>0.76999956</text:p>
              </table:table-cell>
              <table:table-cell office:value-type="float" office:value="0.7986327">
                <text:p>0.79863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0.19499989">
                <text:p>0.19499989</text:p>
              </table:table-cell>
              <table:table-cell office:value-type="float" office:value="0.19583142">
                <text:p>0.19583142</text:p>
              </table:table-cell>
              <table:table-cell office:value-type="float" office:value="0.77999955">
                <text:p>0.77999955</text:p>
              </table:table-cell>
              <table:table-cell office:value-type="float" office:value="0.7986327">
                <text:p>0.79863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5">
                <text:p>505</text:p>
              </table:table-cell>
              <table:table-cell office:value-type="float" office:value="0.19749989">
                <text:p>0.19749989</text:p>
              </table:table-cell>
              <table:table-cell office:value-type="float" office:value="0.1940012">
                <text:p>0.1940012</text:p>
              </table:table-cell>
              <table:table-cell office:value-type="float" office:value="0.78999954">
                <text:p>0.78999954</text:p>
              </table:table-cell>
              <table:table-cell office:value-type="float" office:value="0.7986327">
                <text:p>0.79863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0">
                <text:p>510</text:p>
              </table:table-cell>
              <table:table-cell office:value-type="float" office:value="0.19999988">
                <text:p>0.19999988</text:p>
              </table:table-cell>
              <table:table-cell office:value-type="float" office:value="0.19583142">
                <text:p>0.19583142</text:p>
              </table:table-cell>
              <table:table-cell office:value-type="float" office:value="0.79999954">
                <text:p>0.79999954</text:p>
              </table:table-cell>
              <table:table-cell office:value-type="float" office:value="0.78532225">
                <text:p>0.785322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5">
                <text:p>515</text:p>
              </table:table-cell>
              <table:table-cell office:value-type="float" office:value="0.20249988">
                <text:p>0.20249988</text:p>
              </table:table-cell>
              <table:table-cell office:value-type="float" office:value="0.19949181">
                <text:p>0.19949181</text:p>
              </table:table-cell>
              <table:table-cell office:value-type="float" office:value="0.8099995">
                <text:p>0.8099995</text:p>
              </table:table-cell>
              <table:table-cell office:value-type="float" office:value="0.78532225">
                <text:p>0.785322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0">
                <text:p>520</text:p>
              </table:table-cell>
              <table:table-cell office:value-type="float" office:value="0.20499988">
                <text:p>0.20499988</text:p>
              </table:table-cell>
              <table:table-cell office:value-type="float" office:value="0.19766161">
                <text:p>0.19766161</text:p>
              </table:table-cell>
              <table:table-cell office:value-type="float" office:value="0.8199995">
                <text:p>0.8199995</text:p>
              </table:table-cell>
              <table:table-cell office:value-type="float" office:value="0.7986327">
                <text:p>0.79863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">
                <text:p>525</text:p>
              </table:table-cell>
              <table:table-cell office:value-type="float" office:value="0.20749988">
                <text:p>0.20749988</text:p>
              </table:table-cell>
              <table:table-cell office:value-type="float" office:value="0.20681262">
                <text:p>0.20681262</text:p>
              </table:table-cell>
              <table:table-cell office:value-type="float" office:value="0.8299995">
                <text:p>0.8299995</text:p>
              </table:table-cell>
              <table:table-cell office:value-type="float" office:value="0.8252538">
                <text:p>0.82525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0">
                <text:p>530</text:p>
              </table:table-cell>
              <table:table-cell office:value-type="float" office:value="0.20999987">
                <text:p>0.20999987</text:p>
              </table:table-cell>
              <table:table-cell office:value-type="float" office:value="0.21413341">
                <text:p>0.21413341</text:p>
              </table:table-cell>
              <table:table-cell office:value-type="float" office:value="0.8399995">
                <text:p>0.8399995</text:p>
              </table:table-cell>
              <table:table-cell office:value-type="float" office:value="0.8252538">
                <text:p>0.82525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5">
                <text:p>535</text:p>
              </table:table-cell>
              <table:table-cell office:value-type="float" office:value="0.21249987">
                <text:p>0.21249987</text:p>
              </table:table-cell>
              <table:table-cell office:value-type="float" office:value="0.2159636">
                <text:p>0.2159636</text:p>
              </table:table-cell>
              <table:table-cell office:value-type="float" office:value="0.8499995">
                <text:p>0.8499995</text:p>
              </table:table-cell>
              <table:table-cell office:value-type="float" office:value="0.86518544">
                <text:p>0.865185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0">
                <text:p>540</text:p>
              </table:table-cell>
              <table:table-cell office:value-type="float" office:value="0.21499987">
                <text:p>0.21499987</text:p>
              </table:table-cell>
              <table:table-cell office:value-type="float" office:value="0.2159636">
                <text:p>0.2159636</text:p>
              </table:table-cell>
              <table:table-cell office:value-type="float" office:value="0.8599995">
                <text:p>0.8599995</text:p>
              </table:table-cell>
              <table:table-cell office:value-type="float" office:value="0.8518749">
                <text:p>0.85187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5">
                <text:p>545</text:p>
              </table:table-cell>
              <table:table-cell office:value-type="float" office:value="0.21749987">
                <text:p>0.21749987</text:p>
              </table:table-cell>
              <table:table-cell office:value-type="float" office:value="0.2123032">
                <text:p>0.2123032</text:p>
              </table:table-cell>
              <table:table-cell office:value-type="float" office:value="0.86999947">
                <text:p>0.86999947</text:p>
              </table:table-cell>
              <table:table-cell office:value-type="float" office:value="0.8518749">
                <text:p>0.85187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0">
                <text:p>550</text:p>
              </table:table-cell>
              <table:table-cell office:value-type="float" office:value="0.21999986">
                <text:p>0.21999986</text:p>
              </table:table-cell>
              <table:table-cell office:value-type="float" office:value="0.2159636">
                <text:p>0.2159636</text:p>
              </table:table-cell>
              <table:table-cell office:value-type="float" office:value="0.87999946">
                <text:p>0.87999946</text:p>
              </table:table-cell>
              <table:table-cell office:value-type="float" office:value="0.86518544">
                <text:p>0.865185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5">
                <text:p>555</text:p>
              </table:table-cell>
              <table:table-cell office:value-type="float" office:value="0.22249986">
                <text:p>0.22249986</text:p>
              </table:table-cell>
              <table:table-cell office:value-type="float" office:value="0.21413341">
                <text:p>0.21413341</text:p>
              </table:table-cell>
              <table:table-cell office:value-type="float" office:value="0.88999945">
                <text:p>0.88999945</text:p>
              </table:table-cell>
              <table:table-cell office:value-type="float" office:value="0.83856434">
                <text:p>0.838564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0">
                <text:p>560</text:p>
              </table:table-cell>
              <table:table-cell office:value-type="float" office:value="0.22499986">
                <text:p>0.22499986</text:p>
              </table:table-cell>
              <table:table-cell office:value-type="float" office:value="0.22328441">
                <text:p>0.22328441</text:p>
              </table:table-cell>
              <table:table-cell office:value-type="float" office:value="0.89999944">
                <text:p>0.89999944</text:p>
              </table:table-cell>
              <table:table-cell office:value-type="float" office:value="0.86518544">
                <text:p>0.865185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5">
                <text:p>565</text:p>
              </table:table-cell>
              <table:table-cell office:value-type="float" office:value="0.22749986">
                <text:p>0.22749986</text:p>
              </table:table-cell>
              <table:table-cell office:value-type="float" office:value="0.2269448">
                <text:p>0.2269448</text:p>
              </table:table-cell>
              <table:table-cell office:value-type="float" office:value="0.90999943">
                <text:p>0.90999943</text:p>
              </table:table-cell>
              <table:table-cell office:value-type="float" office:value="0.87849605">
                <text:p>0.878496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0">
                <text:p>570</text:p>
              </table:table-cell>
              <table:table-cell office:value-type="float" office:value="0.22999986">
                <text:p>0.22999986</text:p>
              </table:table-cell>
              <table:table-cell office:value-type="float" office:value="0.22145422">
                <text:p>0.22145422</text:p>
              </table:table-cell>
              <table:table-cell office:value-type="float" office:value="0.9199994">
                <text:p>0.9199994</text:p>
              </table:table-cell>
              <table:table-cell office:value-type="float" office:value="0.90511715">
                <text:p>0.905117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5">
                <text:p>575</text:p>
              </table:table-cell>
              <table:table-cell office:value-type="float" office:value="0.23249985">
                <text:p>0.23249985</text:p>
              </table:table-cell>
              <table:table-cell office:value-type="float" office:value="0.22328441">
                <text:p>0.22328441</text:p>
              </table:table-cell>
              <table:table-cell office:value-type="float" office:value="0.9299994">
                <text:p>0.9299994</text:p>
              </table:table-cell>
              <table:table-cell office:value-type="float" office:value="0.90511715">
                <text:p>0.905117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0">
                <text:p>580</text:p>
              </table:table-cell>
              <table:table-cell office:value-type="float" office:value="0.23499985">
                <text:p>0.23499985</text:p>
              </table:table-cell>
              <table:table-cell office:value-type="float" office:value="0.22877502">
                <text:p>0.22877502</text:p>
              </table:table-cell>
              <table:table-cell office:value-type="float" office:value="0.9399994">
                <text:p>0.9399994</text:p>
              </table:table-cell>
              <table:table-cell office:value-type="float" office:value="0.9184277">
                <text:p>0.91842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5">
                <text:p>585</text:p>
              </table:table-cell>
              <table:table-cell office:value-type="float" office:value="0.23749985">
                <text:p>0.23749985</text:p>
              </table:table-cell>
              <table:table-cell office:value-type="float" office:value="0.23609582">
                <text:p>0.23609582</text:p>
              </table:table-cell>
              <table:table-cell office:value-type="float" office:value="0.9499994">
                <text:p>0.9499994</text:p>
              </table:table-cell>
              <table:table-cell office:value-type="float" office:value="0.93173826">
                <text:p>0.931738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0">
                <text:p>590</text:p>
              </table:table-cell>
              <table:table-cell office:value-type="float" office:value="0.23999985">
                <text:p>0.23999985</text:p>
              </table:table-cell>
              <table:table-cell office:value-type="float" office:value="0.24341662">
                <text:p>0.24341662</text:p>
              </table:table-cell>
              <table:table-cell office:value-type="float" office:value="0.9599994">
                <text:p>0.9599994</text:p>
              </table:table-cell>
              <table:table-cell office:value-type="float" office:value="0.9450487">
                <text:p>0.94504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5">
                <text:p>595</text:p>
              </table:table-cell>
              <table:table-cell office:value-type="float" office:value="0.24249984">
                <text:p>0.24249984</text:p>
              </table:table-cell>
              <table:table-cell office:value-type="float" office:value="0.24890721">
                <text:p>0.24890721</text:p>
              </table:table-cell>
              <table:table-cell office:value-type="float" office:value="0.9699994">
                <text:p>0.9699994</text:p>
              </table:table-cell>
              <table:table-cell office:value-type="float" office:value="0.98498034">
                <text:p>0.984980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0">
                <text:p>600</text:p>
              </table:table-cell>
              <table:table-cell office:value-type="float" office:value="0.24499984">
                <text:p>0.24499984</text:p>
              </table:table-cell>
              <table:table-cell office:value-type="float" office:value="0.25256762">
                <text:p>0.25256762</text:p>
              </table:table-cell>
              <table:table-cell office:value-type="float" office:value="0.97999936">
                <text:p>0.97999936</text:p>
              </table:table-cell>
              <table:table-cell office:value-type="float" office:value="0.99829096">
                <text:p>0.998290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5">
                <text:p>605</text:p>
              </table:table-cell>
              <table:table-cell office:value-type="float" office:value="0.24749984">
                <text:p>0.24749984</text:p>
              </table:table-cell>
              <table:table-cell office:value-type="float" office:value="0.25256762">
                <text:p>0.25256762</text:p>
              </table:table-cell>
              <table:table-cell office:value-type="float" office:value="0.98999935">
                <text:p>0.98999935</text:p>
              </table:table-cell>
              <table:table-cell office:value-type="float" office:value="0.98498034">
                <text:p>0.984980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0">
                <text:p>610</text:p>
              </table:table-cell>
              <table:table-cell office:value-type="float" office:value="0.24999984">
                <text:p>0.24999984</text:p>
              </table:table-cell>
              <table:table-cell office:value-type="float" office:value="0.2598884">
                <text:p>0.2598884</text:p>
              </table:table-cell>
              <table:table-cell office:value-type="float" office:value="0.99999934">
                <text:p>0.99999934</text:p>
              </table:table-cell>
              <table:table-cell office:value-type="float" office:value="0.99829096">
                <text:p>0.998290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5">
                <text:p>615</text:p>
              </table:table-cell>
              <table:table-cell office:value-type="float" office:value="0.25249985">
                <text:p>0.25249985</text:p>
              </table:table-cell>
              <table:table-cell office:value-type="float" office:value="0.265379">
                <text:p>0.265379</text:p>
              </table:table-cell>
              <table:table-cell office:value-type="float" office:value="1.0099994">
                <text:p>1.0099994</text:p>
              </table:table-cell>
              <table:table-cell office:value-type="float" office:value="0.98498034">
                <text:p>0.984980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0">
                <text:p>620</text:p>
              </table:table-cell>
              <table:table-cell office:value-type="float" office:value="0.25499985">
                <text:p>0.25499985</text:p>
              </table:table-cell>
              <table:table-cell office:value-type="float" office:value="0.2598884">
                <text:p>0.2598884</text:p>
              </table:table-cell>
              <table:table-cell office:value-type="float" office:value="1.0199994">
                <text:p>1.0199994</text:p>
              </table:table-cell>
              <table:table-cell office:value-type="float" office:value="0.99829096">
                <text:p>0.998290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5">
                <text:p>625</text:p>
              </table:table-cell>
              <table:table-cell office:value-type="float" office:value="0.25749984">
                <text:p>0.25749984</text:p>
              </table:table-cell>
              <table:table-cell office:value-type="float" office:value="0.2617186">
                <text:p>0.2617186</text:p>
              </table:table-cell>
              <table:table-cell office:value-type="float" office:value="1.0299994">
                <text:p>1.0299994</text:p>
              </table:table-cell>
              <table:table-cell office:value-type="float" office:value="1.024912">
                <text:p>1.0249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0">
                <text:p>630</text:p>
              </table:table-cell>
              <table:table-cell office:value-type="float" office:value="0.25999984">
                <text:p>0.25999984</text:p>
              </table:table-cell>
              <table:table-cell office:value-type="float" office:value="0.2672092">
                <text:p>0.2672092</text:p>
              </table:table-cell>
              <table:table-cell office:value-type="float" office:value="1.0399994">
                <text:p>1.0399994</text:p>
              </table:table-cell>
              <table:table-cell office:value-type="float" office:value="1.024912">
                <text:p>1.0249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5">
                <text:p>635</text:p>
              </table:table-cell>
              <table:table-cell office:value-type="float" office:value="0.26249984">
                <text:p>0.26249984</text:p>
              </table:table-cell>
              <table:table-cell office:value-type="float" office:value="0.2708696">
                <text:p>0.2708696</text:p>
              </table:table-cell>
              <table:table-cell office:value-type="float" office:value="1.0499994">
                <text:p>1.0499994</text:p>
              </table:table-cell>
              <table:table-cell office:value-type="float" office:value="1.0648437">
                <text:p>1.06484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0">
                <text:p>640</text:p>
              </table:table-cell>
              <table:table-cell office:value-type="float" office:value="0.26499984">
                <text:p>0.26499984</text:p>
              </table:table-cell>
              <table:table-cell office:value-type="float" office:value="0.2690394">
                <text:p>0.2690394</text:p>
              </table:table-cell>
              <table:table-cell office:value-type="float" office:value="1.0599993">
                <text:p>1.0599993</text:p>
              </table:table-cell>
              <table:table-cell office:value-type="float" office:value="1.0914648">
                <text:p>1.09146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5">
                <text:p>645</text:p>
              </table:table-cell>
              <table:table-cell office:value-type="float" office:value="0.26749983">
                <text:p>0.26749983</text:p>
              </table:table-cell>
              <table:table-cell office:value-type="float" office:value="0.26354882">
                <text:p>0.26354882</text:p>
              </table:table-cell>
              <table:table-cell office:value-type="float" office:value="1.0699993">
                <text:p>1.0699993</text:p>
              </table:table-cell>
              <table:table-cell office:value-type="float" office:value="1.0914648">
                <text:p>1.09146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0">
                <text:p>650</text:p>
              </table:table-cell>
              <table:table-cell office:value-type="float" office:value="0.26999983">
                <text:p>0.26999983</text:p>
              </table:table-cell>
              <table:table-cell office:value-type="float" office:value="0.265379">
                <text:p>0.265379</text:p>
              </table:table-cell>
              <table:table-cell office:value-type="float" office:value="1.0799993">
                <text:p>1.0799993</text:p>
              </table:table-cell>
              <table:table-cell office:value-type="float" office:value="1.0914648">
                <text:p>1.09146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5">
                <text:p>655</text:p>
              </table:table-cell>
              <table:table-cell office:value-type="float" office:value="0.27249983">
                <text:p>0.27249983</text:p>
              </table:table-cell>
              <table:table-cell office:value-type="float" office:value="0.2781904">
                <text:p>0.2781904</text:p>
              </table:table-cell>
              <table:table-cell office:value-type="float" office:value="1.0899993">
                <text:p>1.0899993</text:p>
              </table:table-cell>
              <table:table-cell office:value-type="float" office:value="1.0914648">
                <text:p>1.09146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0">
                <text:p>660</text:p>
              </table:table-cell>
              <table:table-cell office:value-type="float" office:value="0.27499983">
                <text:p>0.27499983</text:p>
              </table:table-cell>
              <table:table-cell office:value-type="float" office:value="0.2818508">
                <text:p>0.2818508</text:p>
              </table:table-cell>
              <table:table-cell office:value-type="float" office:value="1.0999993">
                <text:p>1.0999993</text:p>
              </table:table-cell>
              <table:table-cell office:value-type="float" office:value="1.1047753">
                <text:p>1.10477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5">
                <text:p>665</text:p>
              </table:table-cell>
              <table:table-cell office:value-type="float" office:value="0.27749982">
                <text:p>0.27749982</text:p>
              </table:table-cell>
              <table:table-cell office:value-type="float" office:value="0.28002062">
                <text:p>0.28002062</text:p>
              </table:table-cell>
              <table:table-cell office:value-type="float" office:value="1.1099993">
                <text:p>1.1099993</text:p>
              </table:table-cell>
              <table:table-cell office:value-type="float" office:value="1.144707">
                <text:p>1.1447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0">
                <text:p>670</text:p>
              </table:table-cell>
              <table:table-cell office:value-type="float" office:value="0.27999982">
                <text:p>0.27999982</text:p>
              </table:table-cell>
              <table:table-cell office:value-type="float" office:value="0.2818508">
                <text:p>0.2818508</text:p>
              </table:table-cell>
              <table:table-cell office:value-type="float" office:value="1.1199993">
                <text:p>1.1199993</text:p>
              </table:table-cell>
              <table:table-cell office:value-type="float" office:value="1.1580175">
                <text:p>1.15801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5">
                <text:p>675</text:p>
              </table:table-cell>
              <table:table-cell office:value-type="float" office:value="0.28249982">
                <text:p>0.28249982</text:p>
              </table:table-cell>
              <table:table-cell office:value-type="float" office:value="0.28551123">
                <text:p>0.28551123</text:p>
              </table:table-cell>
              <table:table-cell office:value-type="float" office:value="1.1299993">
                <text:p>1.1299993</text:p>
              </table:table-cell>
              <table:table-cell office:value-type="float" office:value="1.1313964">
                <text:p>1.13139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0">
                <text:p>680</text:p>
              </table:table-cell>
              <table:table-cell office:value-type="float" office:value="0.28499982">
                <text:p>0.28499982</text:p>
              </table:table-cell>
              <table:table-cell office:value-type="float" office:value="0.2891716">
                <text:p>0.2891716</text:p>
              </table:table-cell>
              <table:table-cell office:value-type="float" office:value="1.1399993">
                <text:p>1.1399993</text:p>
              </table:table-cell>
              <table:table-cell office:value-type="float" office:value="1.1580175">
                <text:p>1.15801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5">
                <text:p>685</text:p>
              </table:table-cell>
              <table:table-cell office:value-type="float" office:value="0.28749982">
                <text:p>0.28749982</text:p>
              </table:table-cell>
              <table:table-cell office:value-type="float" office:value="0.292832">
                <text:p>0.292832</text:p>
              </table:table-cell>
              <table:table-cell office:value-type="float" office:value="1.1499993">
                <text:p>1.1499993</text:p>
              </table:table-cell>
              <table:table-cell office:value-type="float" office:value="1.1580175">
                <text:p>1.15801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0">
                <text:p>690</text:p>
              </table:table-cell>
              <table:table-cell office:value-type="float" office:value="0.2899998">
                <text:p>0.2899998</text:p>
              </table:table-cell>
              <table:table-cell office:value-type="float" office:value="0.29283202">
                <text:p>0.29283202</text:p>
              </table:table-cell>
              <table:table-cell office:value-type="float" office:value="1.1599993">
                <text:p>1.1599993</text:p>
              </table:table-cell>
              <table:table-cell office:value-type="float" office:value="1.1713281">
                <text:p>1.17132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5">
                <text:p>695</text:p>
              </table:table-cell>
              <table:table-cell office:value-type="float" office:value="0.2924998">
                <text:p>0.2924998</text:p>
              </table:table-cell>
              <table:table-cell office:value-type="float" office:value="0.30930382">
                <text:p>0.30930382</text:p>
              </table:table-cell>
              <table:table-cell office:value-type="float" office:value="1.1699992">
                <text:p>1.1699992</text:p>
              </table:table-cell>
              <table:table-cell office:value-type="float" office:value="1.1979492">
                <text:p>1.19794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0">
                <text:p>700</text:p>
              </table:table-cell>
              <table:table-cell office:value-type="float" office:value="0.2949998">
                <text:p>0.2949998</text:p>
              </table:table-cell>
              <table:table-cell office:value-type="float" office:value="0.3129642">
                <text:p>0.3129642</text:p>
              </table:table-cell>
              <table:table-cell office:value-type="float" office:value="1.1799992">
                <text:p>1.1799992</text:p>
              </table:table-cell>
              <table:table-cell office:value-type="float" office:value="1.1846386">
                <text:p>1.18463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5">
                <text:p>705</text:p>
              </table:table-cell>
              <table:table-cell office:value-type="float" office:value="0.2974998">
                <text:p>0.2974998</text:p>
              </table:table-cell>
              <table:table-cell office:value-type="float" office:value="0.301983">
                <text:p>0.301983</text:p>
              </table:table-cell>
              <table:table-cell office:value-type="float" office:value="1.1899992">
                <text:p>1.1899992</text:p>
              </table:table-cell>
              <table:table-cell office:value-type="float" office:value="1.1846386">
                <text:p>1.18463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0">
                <text:p>710</text:p>
              </table:table-cell>
              <table:table-cell office:value-type="float" office:value="0.2999998">
                <text:p>0.2999998</text:p>
              </table:table-cell>
              <table:table-cell office:value-type="float" office:value="0.3056434">
                <text:p>0.3056434</text:p>
              </table:table-cell>
              <table:table-cell office:value-type="float" office:value="1.1999992">
                <text:p>1.1999992</text:p>
              </table:table-cell>
              <table:table-cell office:value-type="float" office:value="1.1979492">
                <text:p>1.19794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5">
                <text:p>715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1.2099992">
                <text:p>1.2099992</text:p>
              </table:table-cell>
              <table:table-cell office:value-type="float" office:value="1.2112597">
                <text:p>1.21125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0">
                <text:p>720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2199992">
                <text:p>1.2199992</text:p>
              </table:table-cell>
              <table:table-cell office:value-type="float" office:value="1.2778124">
                <text:p>1.27781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5">
                <text:p>725</text:p>
              </table:table-cell>
              <table:table-cell office:value-type="float" office:value="0.3">
                <text:p>0.3</text:p>
              </table:table-cell>
              <table:table-cell office:value-type="float" office:value="0.3074736">
                <text:p>0.3074736</text:p>
              </table:table-cell>
              <table:table-cell office:value-type="float" office:value="1.2299992">
                <text:p>1.2299992</text:p>
              </table:table-cell>
              <table:table-cell office:value-type="float" office:value="1.2778124">
                <text:p>1.27781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0">
                <text:p>730</text:p>
              </table:table-cell>
              <table:table-cell office:value-type="float" office:value="0.3">
                <text:p>0.3</text:p>
              </table:table-cell>
              <table:table-cell office:value-type="float" office:value="0.3147944">
                <text:p>0.3147944</text:p>
              </table:table-cell>
              <table:table-cell office:value-type="float" office:value="1.2399992">
                <text:p>1.2399992</text:p>
              </table:table-cell>
              <table:table-cell office:value-type="float" office:value="1.2645018">
                <text:p>1.26450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5">
                <text:p>735</text:p>
              </table:table-cell>
              <table:table-cell office:value-type="float" office:value="0.3">
                <text:p>0.3</text:p>
              </table:table-cell>
              <table:table-cell office:value-type="float" office:value="0.3147944">
                <text:p>0.3147944</text:p>
              </table:table-cell>
              <table:table-cell office:value-type="float" office:value="1.2499992">
                <text:p>1.2499992</text:p>
              </table:table-cell>
              <table:table-cell office:value-type="float" office:value="1.2645018">
                <text:p>1.26450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0">
                <text:p>740</text:p>
              </table:table-cell>
              <table:table-cell office:value-type="float" office:value="0.3">
                <text:p>0.3</text:p>
              </table:table-cell>
              <table:table-cell office:value-type="float" office:value="0.311134">
                <text:p>0.311134</text:p>
              </table:table-cell>
              <table:table-cell office:value-type="float" office:value="1.2599992">
                <text:p>1.2599992</text:p>
              </table:table-cell>
              <table:table-cell office:value-type="float" office:value="1.2911229">
                <text:p>1.29112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5">
                <text:p>745</text:p>
              </table:table-cell>
              <table:table-cell office:value-type="float" office:value="0.3">
                <text:p>0.3</text:p>
              </table:table-cell>
              <table:table-cell office:value-type="float" office:value="0.30198303">
                <text:p>0.30198303</text:p>
              </table:table-cell>
              <table:table-cell office:value-type="float" office:value="1.2699991">
                <text:p>1.2699991</text:p>
              </table:table-cell>
              <table:table-cell office:value-type="float" office:value="1.2911229">
                <text:p>1.29112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0">
                <text:p>750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1.2799991">
                <text:p>1.2799991</text:p>
              </table:table-cell>
              <table:table-cell office:value-type="float" office:value="1.3044335">
                <text:p>1.30443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5">
                <text:p>755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1.2899991">
                <text:p>1.2899991</text:p>
              </table:table-cell>
              <table:table-cell office:value-type="float" office:value="1.3044335">
                <text:p>1.30443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0">
                <text:p>760</text:p>
              </table:table-cell>
              <table:table-cell office:value-type="float" office:value="0.3">
                <text:p>0.3</text:p>
              </table:table-cell>
              <table:table-cell office:value-type="float" office:value="0.3129642">
                <text:p>0.3129642</text:p>
              </table:table-cell>
              <table:table-cell office:value-type="float" office:value="1.2999991">
                <text:p>1.2999991</text:p>
              </table:table-cell>
              <table:table-cell office:value-type="float" office:value="1.2911229">
                <text:p>1.29112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5">
                <text:p>765</text:p>
              </table:table-cell>
              <table:table-cell office:value-type="float" office:value="0.3">
                <text:p>0.3</text:p>
              </table:table-cell>
              <table:table-cell office:value-type="float" office:value="0.329436">
                <text:p>0.329436</text:p>
              </table:table-cell>
              <table:table-cell office:value-type="float" office:value="1.3099991">
                <text:p>1.3099991</text:p>
              </table:table-cell>
              <table:table-cell office:value-type="float" office:value="1.3044335">
                <text:p>1.30443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0">
                <text:p>770</text:p>
              </table:table-cell>
              <table:table-cell office:value-type="float" office:value="0.3">
                <text:p>0.3</text:p>
              </table:table-cell>
              <table:table-cell office:value-type="float" office:value="0.32211518">
                <text:p>0.32211518</text:p>
              </table:table-cell>
              <table:table-cell office:value-type="float" office:value="1.3199991">
                <text:p>1.3199991</text:p>
              </table:table-cell>
              <table:table-cell office:value-type="float" office:value="1.317744">
                <text:p>1.3177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5">
                <text:p>775</text:p>
              </table:table-cell>
              <table:table-cell office:value-type="float" office:value="0.3">
                <text:p>0.3</text:p>
              </table:table-cell>
              <table:table-cell office:value-type="float" office:value="0.3239454">
                <text:p>0.3239454</text:p>
              </table:table-cell>
              <table:table-cell office:value-type="float" office:value="1.3299991">
                <text:p>1.3299991</text:p>
              </table:table-cell>
              <table:table-cell office:value-type="float" office:value="1.3443651">
                <text:p>1.34436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0">
                <text:p>780</text:p>
              </table:table-cell>
              <table:table-cell office:value-type="float" office:value="0.3">
                <text:p>0.3</text:p>
              </table:table-cell>
              <table:table-cell office:value-type="float" office:value="0.320285">
                <text:p>0.320285</text:p>
              </table:table-cell>
              <table:table-cell office:value-type="float" office:value="1.3399991">
                <text:p>1.3399991</text:p>
              </table:table-cell>
              <table:table-cell office:value-type="float" office:value="1.3709861">
                <text:p>1.37098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5">
                <text:p>785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1.3499991">
                <text:p>1.3499991</text:p>
              </table:table-cell>
              <table:table-cell office:value-type="float" office:value="1.3842967">
                <text:p>1.38429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0">
                <text:p>790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1.3599991">
                <text:p>1.3599991</text:p>
              </table:table-cell>
              <table:table-cell office:value-type="float" office:value="1.3576757">
                <text:p>1.35767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5">
                <text:p>795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1.369999">
                <text:p>1.369999</text:p>
              </table:table-cell>
              <table:table-cell office:value-type="float" office:value="1.3976072">
                <text:p>1.39760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0">
                <text:p>800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379999">
                <text:p>1.379999</text:p>
              </table:table-cell>
              <table:table-cell office:value-type="float" office:value="1.3709861">
                <text:p>1.37098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5">
                <text:p>805</text:p>
              </table:table-cell>
              <table:table-cell office:value-type="float" office:value="0.3">
                <text:p>0.3</text:p>
              </table:table-cell>
              <table:table-cell office:value-type="float" office:value="0.31662464">
                <text:p>0.31662464</text:p>
              </table:table-cell>
              <table:table-cell office:value-type="float" office:value="1.389999">
                <text:p>1.389999</text:p>
              </table:table-cell>
              <table:table-cell office:value-type="float" office:value="1.3842967">
                <text:p>1.38429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0">
                <text:p>810</text:p>
              </table:table-cell>
              <table:table-cell office:value-type="float" office:value="0.3">
                <text:p>0.3</text:p>
              </table:table-cell>
              <table:table-cell office:value-type="float" office:value="0.3129642">
                <text:p>0.3129642</text:p>
              </table:table-cell>
              <table:table-cell office:value-type="float" office:value="1.399999">
                <text:p>1.399999</text:p>
              </table:table-cell>
              <table:table-cell office:value-type="float" office:value="1.3976072">
                <text:p>1.39760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5">
                <text:p>815</text:p>
              </table:table-cell>
              <table:table-cell office:value-type="float" office:value="0.3">
                <text:p>0.3</text:p>
              </table:table-cell>
              <table:table-cell office:value-type="float" office:value="0.311134">
                <text:p>0.311134</text:p>
              </table:table-cell>
              <table:table-cell office:value-type="float" office:value="1.409999">
                <text:p>1.409999</text:p>
              </table:table-cell>
              <table:table-cell office:value-type="float" office:value="1.3976072">
                <text:p>1.39760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0">
                <text:p>820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419999">
                <text:p>1.419999</text:p>
              </table:table-cell>
              <table:table-cell office:value-type="float" office:value="1.4242282">
                <text:p>1.42422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5">
                <text:p>825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429999">
                <text:p>1.429999</text:p>
              </table:table-cell>
              <table:table-cell office:value-type="float" office:value="1.4242282">
                <text:p>1.42422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0">
                <text:p>830</text:p>
              </table:table-cell>
              <table:table-cell office:value-type="float" office:value="0.3">
                <text:p>0.3</text:p>
              </table:table-cell>
              <table:table-cell office:value-type="float" office:value="0.320285">
                <text:p>0.320285</text:p>
              </table:table-cell>
              <table:table-cell office:value-type="float" office:value="1.439999">
                <text:p>1.439999</text:p>
              </table:table-cell>
              <table:table-cell office:value-type="float" office:value="1.46416">
                <text:p>1.464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5">
                <text:p>835</text:p>
              </table:table-cell>
              <table:table-cell office:value-type="float" office:value="0.3">
                <text:p>0.3</text:p>
              </table:table-cell>
              <table:table-cell office:value-type="float" office:value="0.311134">
                <text:p>0.311134</text:p>
              </table:table-cell>
              <table:table-cell office:value-type="float" office:value="1.449999">
                <text:p>1.449999</text:p>
              </table:table-cell>
              <table:table-cell office:value-type="float" office:value="1.4375389">
                <text:p>1.43753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0">
                <text:p>840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459999">
                <text:p>1.459999</text:p>
              </table:table-cell>
              <table:table-cell office:value-type="float" office:value="1.4508495">
                <text:p>1.45084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5">
                <text:p>845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1.469999">
                <text:p>1.469999</text:p>
              </table:table-cell>
              <table:table-cell office:value-type="float" office:value="1.4907811">
                <text:p>1.49078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0">
                <text:p>850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479999">
                <text:p>1.479999</text:p>
              </table:table-cell>
              <table:table-cell office:value-type="float" office:value="1.46416">
                <text:p>1.464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5">
                <text:p>855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1.4899989">
                <text:p>1.4899989</text:p>
              </table:table-cell>
              <table:table-cell office:value-type="float" office:value="1.46416">
                <text:p>1.464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0">
                <text:p>860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1.4999989">
                <text:p>1.4999989</text:p>
              </table:table-cell>
              <table:table-cell office:value-type="float" office:value="1.46416">
                <text:p>1.464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5">
                <text:p>865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1.5099989">
                <text:p>1.5099989</text:p>
              </table:table-cell>
              <table:table-cell office:value-type="float" office:value="1.4907811">
                <text:p>1.49078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0">
                <text:p>870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1.5199989">
                <text:p>1.5199989</text:p>
              </table:table-cell>
              <table:table-cell office:value-type="float" office:value="1.4907811">
                <text:p>1.49078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5">
                <text:p>875</text:p>
              </table:table-cell>
              <table:table-cell office:value-type="float" office:value="0.3">
                <text:p>0.3</text:p>
              </table:table-cell>
              <table:table-cell office:value-type="float" office:value="0.283681">
                <text:p>0.283681</text:p>
              </table:table-cell>
              <table:table-cell office:value-type="float" office:value="1.5299989">
                <text:p>1.5299989</text:p>
              </table:table-cell>
              <table:table-cell office:value-type="float" office:value="1.5040916">
                <text:p>1.50409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0">
                <text:p>880</text:p>
              </table:table-cell>
              <table:table-cell office:value-type="float" office:value="0.3">
                <text:p>0.3</text:p>
              </table:table-cell>
              <table:table-cell office:value-type="float" office:value="0.28551123">
                <text:p>0.28551123</text:p>
              </table:table-cell>
              <table:table-cell office:value-type="float" office:value="1.5399989">
                <text:p>1.5399989</text:p>
              </table:table-cell>
              <table:table-cell office:value-type="float" office:value="1.5174022">
                <text:p>1.51740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5">
                <text:p>885</text:p>
              </table:table-cell>
              <table:table-cell office:value-type="float" office:value="0.3">
                <text:p>0.3</text:p>
              </table:table-cell>
              <table:table-cell office:value-type="float" office:value="0.28734142">
                <text:p>0.28734142</text:p>
              </table:table-cell>
              <table:table-cell office:value-type="float" office:value="1.5499989">
                <text:p>1.5499989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0">
                <text:p>890</text:p>
              </table:table-cell>
              <table:table-cell office:value-type="float" office:value="0.3">
                <text:p>0.3</text:p>
              </table:table-cell>
              <table:table-cell office:value-type="float" office:value="0.283681">
                <text:p>0.283681</text:p>
              </table:table-cell>
              <table:table-cell office:value-type="float" office:value="1.5599989">
                <text:p>1.5599989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5">
                <text:p>895</text:p>
              </table:table-cell>
              <table:table-cell office:value-type="float" office:value="0.3">
                <text:p>0.3</text:p>
              </table:table-cell>
              <table:table-cell office:value-type="float" office:value="0.2818508">
                <text:p>0.2818508</text:p>
              </table:table-cell>
              <table:table-cell office:value-type="float" office:value="1.5699989">
                <text:p>1.5699989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0">
                <text:p>900</text:p>
              </table:table-cell>
              <table:table-cell office:value-type="float" office:value="0.3">
                <text:p>0.3</text:p>
              </table:table-cell>
              <table:table-cell office:value-type="float" office:value="0.28551123">
                <text:p>0.28551123</text:p>
              </table:table-cell>
              <table:table-cell office:value-type="float" office:value="1.5799989">
                <text:p>1.5799989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5">
                <text:p>905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1.5899988">
                <text:p>1.5899988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0">
                <text:p>910</text:p>
              </table:table-cell>
              <table:table-cell office:value-type="float" office:value="0.3">
                <text:p>0.3</text:p>
              </table:table-cell>
              <table:table-cell office:value-type="float" office:value="0.2781904">
                <text:p>0.2781904</text:p>
              </table:table-cell>
              <table:table-cell office:value-type="float" office:value="1.5999988">
                <text:p>1.5999988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5">
                <text:p>915</text:p>
              </table:table-cell>
              <table:table-cell office:value-type="float" office:value="0.3">
                <text:p>0.3</text:p>
              </table:table-cell>
              <table:table-cell office:value-type="float" office:value="0.2818508">
                <text:p>0.2818508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0">
                <text:p>920</text:p>
              </table:table-cell>
              <table:table-cell office:value-type="float" office:value="0.3">
                <text:p>0.3</text:p>
              </table:table-cell>
              <table:table-cell office:value-type="float" office:value="0.283681">
                <text:p>0.283681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5">
                <text:p>925</text:p>
              </table:table-cell>
              <table:table-cell office:value-type="float" office:value="0.3">
                <text:p>0.3</text:p>
              </table:table-cell>
              <table:table-cell office:value-type="float" office:value="0.283681">
                <text:p>0.283681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30">
                <text:p>930</text:p>
              </table:table-cell>
              <table:table-cell office:value-type="float" office:value="0.3">
                <text:p>0.3</text:p>
              </table:table-cell>
              <table:table-cell office:value-type="float" office:value="0.283681">
                <text:p>0.283681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5">
                <text:p>935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0">
                <text:p>940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5">
                <text:p>945</text:p>
              </table:table-cell>
              <table:table-cell office:value-type="float" office:value="0.3">
                <text:p>0.3</text:p>
              </table:table-cell>
              <table:table-cell office:value-type="float" office:value="0.2891716">
                <text:p>0.2891716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0">
                <text:p>950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5">
                <text:p>955</text:p>
              </table:table-cell>
              <table:table-cell office:value-type="float" office:value="0.3">
                <text:p>0.3</text:p>
              </table:table-cell>
              <table:table-cell office:value-type="float" office:value="0.31479442">
                <text:p>0.31479442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0">
                <text:p>960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6">
                <text:p>1.6</text:p>
              </table:table-cell>
              <table:table-cell office:value-type="float" office:value="1.7037498">
                <text:p>1.70374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5">
                <text:p>965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1.6">
                <text:p>1.6</text:p>
              </table:table-cell>
              <table:table-cell office:value-type="float" office:value="1.6638182">
                <text:p>1.66381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70">
                <text:p>970</text:p>
              </table:table-cell>
              <table:table-cell office:value-type="float" office:value="0.3">
                <text:p>0.3</text:p>
              </table:table-cell>
              <table:table-cell office:value-type="float" office:value="0.3221152">
                <text:p>0.3221152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5">
                <text:p>975</text:p>
              </table:table-cell>
              <table:table-cell office:value-type="float" office:value="0.3">
                <text:p>0.3</text:p>
              </table:table-cell>
              <table:table-cell office:value-type="float" office:value="0.311134">
                <text:p>0.311134</text:p>
              </table:table-cell>
              <table:table-cell office:value-type="float" office:value="1.6">
                <text:p>1.6</text:p>
              </table:table-cell>
              <table:table-cell office:value-type="float" office:value="1.6638182">
                <text:p>1.66381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80">
                <text:p>980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1.6">
                <text:p>1.6</text:p>
              </table:table-cell>
              <table:table-cell office:value-type="float" office:value="1.6771287">
                <text:p>1.67712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5">
                <text:p>985</text:p>
              </table:table-cell>
              <table:table-cell office:value-type="float" office:value="0.3">
                <text:p>0.3</text:p>
              </table:table-cell>
              <table:table-cell office:value-type="float" office:value="0.31662464">
                <text:p>0.31662464</text:p>
              </table:table-cell>
              <table:table-cell office:value-type="float" office:value="1.6">
                <text:p>1.6</text:p>
              </table:table-cell>
              <table:table-cell office:value-type="float" office:value="1.6771287">
                <text:p>1.67712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0">
                <text:p>990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5">
                <text:p>995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0">
                <text:p>1000</text:p>
              </table:table-cell>
              <table:table-cell office:value-type="float" office:value="0.3">
                <text:p>0.3</text:p>
              </table:table-cell>
              <table:table-cell office:value-type="float" office:value="0.3129642">
                <text:p>0.3129642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5">
                <text:p>1005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1.6">
                <text:p>1.6</text:p>
              </table:table-cell>
              <table:table-cell office:value-type="float" office:value="1.6904392">
                <text:p>1.69043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10">
                <text:p>1010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5">
                <text:p>1015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20">
                <text:p>1020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1.6">
                <text:p>1.6</text:p>
              </table:table-cell>
              <table:table-cell office:value-type="float" office:value="1.6771287">
                <text:p>1.67712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5">
                <text:p>1025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30">
                <text:p>1030</text:p>
              </table:table-cell>
              <table:table-cell office:value-type="float" office:value="0.3">
                <text:p>0.3</text:p>
              </table:table-cell>
              <table:table-cell office:value-type="float" office:value="0.30930382">
                <text:p>0.30930382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5">
                <text:p>1035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40">
                <text:p>1040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5">
                <text:p>1045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50">
                <text:p>1050</text:p>
              </table:table-cell>
              <table:table-cell office:value-type="float" office:value="0.3">
                <text:p>0.3</text:p>
              </table:table-cell>
              <table:table-cell office:value-type="float" office:value="0.30930382">
                <text:p>0.30930382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5">
                <text:p>1055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60">
                <text:p>1060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5">
                <text:p>1065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70">
                <text:p>1070</text:p>
              </table:table-cell>
              <table:table-cell office:value-type="float" office:value="0.3">
                <text:p>0.3</text:p>
              </table:table-cell>
              <table:table-cell office:value-type="float" office:value="0.28734142">
                <text:p>0.28734142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5">
                <text:p>1075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80">
                <text:p>1080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5">
                <text:p>1085</text:p>
              </table:table-cell>
              <table:table-cell office:value-type="float" office:value="0.3">
                <text:p>0.3</text:p>
              </table:table-cell>
              <table:table-cell office:value-type="float" office:value="0.31845483">
                <text:p>0.31845483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90">
                <text:p>1090</text:p>
              </table:table-cell>
              <table:table-cell office:value-type="float" office:value="0.3">
                <text:p>0.3</text:p>
              </table:table-cell>
              <table:table-cell office:value-type="float" office:value="0.31662464">
                <text:p>0.31662464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5">
                <text:p>1095</text:p>
              </table:table-cell>
              <table:table-cell office:value-type="float" office:value="0.3">
                <text:p>0.3</text:p>
              </table:table-cell>
              <table:table-cell office:value-type="float" office:value="0.3129642">
                <text:p>0.3129642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00">
                <text:p>1100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5">
                <text:p>1105</text:p>
              </table:table-cell>
              <table:table-cell office:value-type="float" office:value="0.3">
                <text:p>0.3</text:p>
              </table:table-cell>
              <table:table-cell office:value-type="float" office:value="0.2891716">
                <text:p>0.2891716</text:p>
              </table:table-cell>
              <table:table-cell office:value-type="float" office:value="1.6">
                <text:p>1.6</text:p>
              </table:table-cell>
              <table:table-cell office:value-type="float" office:value="1.5307126">
                <text:p>1.53071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10">
                <text:p>1110</text:p>
              </table:table-cell>
              <table:table-cell office:value-type="float" office:value="0.3">
                <text:p>0.3</text:p>
              </table:table-cell>
              <table:table-cell office:value-type="float" office:value="0.28734142">
                <text:p>0.28734142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5">
                <text:p>1115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20">
                <text:p>1120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5">
                <text:p>1125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30">
                <text:p>1130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5">
                <text:p>1135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40">
                <text:p>1140</text:p>
              </table:table-cell>
              <table:table-cell office:value-type="float" office:value="0.3">
                <text:p>0.3</text:p>
              </table:table-cell>
              <table:table-cell office:value-type="float" office:value="0.28734142">
                <text:p>0.28734142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5">
                <text:p>1145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50">
                <text:p>1150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5">
                <text:p>1155</text:p>
              </table:table-cell>
              <table:table-cell office:value-type="float" office:value="0.3">
                <text:p>0.3</text:p>
              </table:table-cell>
              <table:table-cell office:value-type="float" office:value="0.30198303">
                <text:p>0.30198303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60">
                <text:p>1160</text:p>
              </table:table-cell>
              <table:table-cell office:value-type="float" office:value="0.3">
                <text:p>0.3</text:p>
              </table:table-cell>
              <table:table-cell office:value-type="float" office:value="0.311134">
                <text:p>0.311134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5">
                <text:p>1165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70">
                <text:p>1170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5">
                <text:p>1175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80">
                <text:p>1180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1.6">
                <text:p>1.6</text:p>
              </table:table-cell>
              <table:table-cell office:value-type="float" office:value="1.5307126">
                <text:p>1.53071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5">
                <text:p>1185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90">
                <text:p>1190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5">
                <text:p>1195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00">
                <text:p>1200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5">
                <text:p>1205</text:p>
              </table:table-cell>
              <table:table-cell office:value-type="float" office:value="0.3">
                <text:p>0.3</text:p>
              </table:table-cell>
              <table:table-cell office:value-type="float" office:value="0.2891716">
                <text:p>0.2891716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10">
                <text:p>1210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5">
                <text:p>1215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20">
                <text:p>1220</text:p>
              </table:table-cell>
              <table:table-cell office:value-type="float" office:value="0.3">
                <text:p>0.3</text:p>
              </table:table-cell>
              <table:table-cell office:value-type="float" office:value="0.2891716">
                <text:p>0.2891716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5">
                <text:p>1225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30">
                <text:p>1230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5">
                <text:p>1235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40">
                <text:p>1240</text:p>
              </table:table-cell>
              <table:table-cell office:value-type="float" office:value="0.3">
                <text:p>0.3</text:p>
              </table:table-cell>
              <table:table-cell office:value-type="float" office:value="0.30198303">
                <text:p>0.30198303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5">
                <text:p>1245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1.6">
                <text:p>1.6</text:p>
              </table:table-cell>
              <table:table-cell office:value-type="float" office:value="1.6771287">
                <text:p>1.67712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50">
                <text:p>1250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6">
                <text:p>1.6</text:p>
              </table:table-cell>
              <table:table-cell office:value-type="float" office:value="1.6638182">
                <text:p>1.663818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5">
                <text:p>1255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6">
                <text:p>1.6</text:p>
              </table:table-cell>
              <table:table-cell office:value-type="float" office:value="1.6638182">
                <text:p>1.663818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60">
                <text:p>1260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1.6">
                <text:p>1.6</text:p>
              </table:table-cell>
              <table:table-cell office:value-type="float" office:value="1.7303709">
                <text:p>1.73037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5">
                <text:p>1265</text:p>
              </table:table-cell>
              <table:table-cell office:value-type="float" office:value="0.3">
                <text:p>0.3</text:p>
              </table:table-cell>
              <table:table-cell office:value-type="float" office:value="0.28734142">
                <text:p>0.28734142</text:p>
              </table:table-cell>
              <table:table-cell office:value-type="float" office:value="1.6">
                <text:p>1.6</text:p>
              </table:table-cell>
              <table:table-cell office:value-type="float" office:value="1.6904392">
                <text:p>1.69043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70">
                <text:p>1270</text:p>
              </table:table-cell>
              <table:table-cell office:value-type="float" office:value="0.3">
                <text:p>0.3</text:p>
              </table:table-cell>
              <table:table-cell office:value-type="float" office:value="0.28734142">
                <text:p>0.28734142</text:p>
              </table:table-cell>
              <table:table-cell office:value-type="float" office:value="1.6">
                <text:p>1.6</text:p>
              </table:table-cell>
              <table:table-cell office:value-type="float" office:value="1.6638182">
                <text:p>1.66381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5">
                <text:p>1275</text:p>
              </table:table-cell>
              <table:table-cell office:value-type="float" office:value="0.3">
                <text:p>0.3</text:p>
              </table:table-cell>
              <table:table-cell office:value-type="float" office:value="0.2891716">
                <text:p>0.2891716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80">
                <text:p>1280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1.6">
                <text:p>1.6</text:p>
              </table:table-cell>
              <table:table-cell office:value-type="float" office:value="1.6771287">
                <text:p>1.677128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5">
                <text:p>1285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1.6">
                <text:p>1.6</text:p>
              </table:table-cell>
              <table:table-cell office:value-type="float" office:value="1.6638182">
                <text:p>1.66381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90">
                <text:p>1290</text:p>
              </table:table-cell>
              <table:table-cell office:value-type="float" office:value="0.3">
                <text:p>0.3</text:p>
              </table:table-cell>
              <table:table-cell office:value-type="float" office:value="0.30198303">
                <text:p>0.30198303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5">
                <text:p>1295</text:p>
              </table:table-cell>
              <table:table-cell office:value-type="float" office:value="0.3">
                <text:p>0.3</text:p>
              </table:table-cell>
              <table:table-cell office:value-type="float" office:value="0.311134">
                <text:p>0.311134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00">
                <text:p>1300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5">
                <text:p>1305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10">
                <text:p>1310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5">
                <text:p>1315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20">
                <text:p>1320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5">
                <text:p>1325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30">
                <text:p>1330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1.6">
                <text:p>1.6</text:p>
              </table:table-cell>
              <table:table-cell office:value-type="float" office:value="1.6771287">
                <text:p>1.67712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5">
                <text:p>1335</text:p>
              </table:table-cell>
              <table:table-cell office:value-type="float" office:value="0.3">
                <text:p>0.3</text:p>
              </table:table-cell>
              <table:table-cell office:value-type="float" office:value="0.3074736">
                <text:p>0.3074736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40">
                <text:p>1340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5">
                <text:p>1345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50">
                <text:p>1350</text:p>
              </table:table-cell>
              <table:table-cell office:value-type="float" office:value="0.3">
                <text:p>0.3</text:p>
              </table:table-cell>
              <table:table-cell office:value-type="float" office:value="0.3074736">
                <text:p>0.3074736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5">
                <text:p>1355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60">
                <text:p>1360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5">
                <text:p>1365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70">
                <text:p>1370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5">
                <text:p>1375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80">
                <text:p>1380</text:p>
              </table:table-cell>
              <table:table-cell office:value-type="float" office:value="0.3">
                <text:p>0.3</text:p>
              </table:table-cell>
              <table:table-cell office:value-type="float" office:value="0.292832">
                <text:p>0.292832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5">
                <text:p>1385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90">
                <text:p>1390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95">
                <text:p>1395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6">
                <text:p>1.6</text:p>
              </table:table-cell>
              <table:table-cell office:value-type="float" office:value="1.5307126">
                <text:p>1.530712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00">
                <text:p>1400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5">
                <text:p>1405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10">
                <text:p>1410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15">
                <text:p>1415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20">
                <text:p>1420</text:p>
              </table:table-cell>
              <table:table-cell office:value-type="float" office:value="0.3">
                <text:p>0.3</text:p>
              </table:table-cell>
              <table:table-cell office:value-type="float" office:value="0.30015278">
                <text:p>0.30015278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5">
                <text:p>1425</text:p>
              </table:table-cell>
              <table:table-cell office:value-type="float" office:value="0.3">
                <text:p>0.3</text:p>
              </table:table-cell>
              <table:table-cell office:value-type="float" office:value="0.301983">
                <text:p>0.301983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30">
                <text:p>1430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5">
                <text:p>1435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40">
                <text:p>1440</text:p>
              </table:table-cell>
              <table:table-cell office:value-type="float" office:value="0.3">
                <text:p>0.3</text:p>
              </table:table-cell>
              <table:table-cell office:value-type="float" office:value="0.301983">
                <text:p>0.301983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5">
                <text:p>1445</text:p>
              </table:table-cell>
              <table:table-cell office:value-type="float" office:value="0.3">
                <text:p>0.3</text:p>
              </table:table-cell>
              <table:table-cell office:value-type="float" office:value="0.30930382">
                <text:p>0.30930382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50">
                <text:p>1450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5">
                <text:p>1455</text:p>
              </table:table-cell>
              <table:table-cell office:value-type="float" office:value="0.3">
                <text:p>0.3</text:p>
              </table:table-cell>
              <table:table-cell office:value-type="float" office:value="0.292832">
                <text:p>0.292832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60">
                <text:p>1460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5">
                <text:p>1465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70">
                <text:p>1470</text:p>
              </table:table-cell>
              <table:table-cell office:value-type="float" office:value="0.3">
                <text:p>0.3</text:p>
              </table:table-cell>
              <table:table-cell office:value-type="float" office:value="0.2946622">
                <text:p>0.2946622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75">
                <text:p>1475</text:p>
              </table:table-cell>
              <table:table-cell office:value-type="float" office:value="0.3">
                <text:p>0.3</text:p>
              </table:table-cell>
              <table:table-cell office:value-type="float" office:value="0.30015278">
                <text:p>0.30015278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80">
                <text:p>1480</text:p>
              </table:table-cell>
              <table:table-cell office:value-type="float" office:value="0.3">
                <text:p>0.3</text:p>
              </table:table-cell>
              <table:table-cell office:value-type="float" office:value="0.30930382">
                <text:p>0.30930382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5">
                <text:p>1485</text:p>
              </table:table-cell>
              <table:table-cell office:value-type="float" office:value="0.3">
                <text:p>0.3</text:p>
              </table:table-cell>
              <table:table-cell office:value-type="float" office:value="0.30930382">
                <text:p>0.30930382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90">
                <text:p>1490</text:p>
              </table:table-cell>
              <table:table-cell office:value-type="float" office:value="0.3">
                <text:p>0.3</text:p>
              </table:table-cell>
              <table:table-cell office:value-type="float" office:value="0.2891716">
                <text:p>0.2891716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5">
                <text:p>1495</text:p>
              </table:table-cell>
              <table:table-cell office:value-type="float" office:value="0.3">
                <text:p>0.3</text:p>
              </table:table-cell>
              <table:table-cell office:value-type="float" office:value="0.30015278">
                <text:p>0.30015278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00">
                <text:p>1500</text:p>
              </table:table-cell>
              <table:table-cell office:value-type="float" office:value="0.3">
                <text:p>0.3</text:p>
              </table:table-cell>
              <table:table-cell office:value-type="float" office:value="0.3147944">
                <text:p>0.3147944</text:p>
              </table:table-cell>
              <table:table-cell office:value-type="float" office:value="1.6">
                <text:p>1.6</text:p>
              </table:table-cell>
              <table:table-cell office:value-type="float" office:value="1.6771287">
                <text:p>1.677128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5">
                <text:p>1505</text:p>
              </table:table-cell>
              <table:table-cell office:value-type="float" office:value="0.3">
                <text:p>0.3</text:p>
              </table:table-cell>
              <table:table-cell office:value-type="float" office:value="0.3129642">
                <text:p>0.3129642</text:p>
              </table:table-cell>
              <table:table-cell office:value-type="float" office:value="1.6">
                <text:p>1.6</text:p>
              </table:table-cell>
              <table:table-cell office:value-type="float" office:value="1.6904392">
                <text:p>1.690439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10">
                <text:p>1510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1.6">
                <text:p>1.6</text:p>
              </table:table-cell>
              <table:table-cell office:value-type="float" office:value="1.6904392">
                <text:p>1.69043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15">
                <text:p>1515</text:p>
              </table:table-cell>
              <table:table-cell office:value-type="float" office:value="0.3">
                <text:p>0.3</text:p>
              </table:table-cell>
              <table:table-cell office:value-type="float" office:value="0.3166246">
                <text:p>0.3166246</text:p>
              </table:table-cell>
              <table:table-cell office:value-type="float" office:value="1.6">
                <text:p>1.6</text:p>
              </table:table-cell>
              <table:table-cell office:value-type="float" office:value="1.6904392">
                <text:p>1.69043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20">
                <text:p>1520</text:p>
              </table:table-cell>
              <table:table-cell office:value-type="float" office:value="0.3">
                <text:p>0.3</text:p>
              </table:table-cell>
              <table:table-cell office:value-type="float" office:value="0.320285">
                <text:p>0.320285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25">
                <text:p>1525</text:p>
              </table:table-cell>
              <table:table-cell office:value-type="float" office:value="0.3">
                <text:p>0.3</text:p>
              </table:table-cell>
              <table:table-cell office:value-type="float" office:value="0.30930382">
                <text:p>0.30930382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30">
                <text:p>1530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5">
                <text:p>1535</text:p>
              </table:table-cell>
              <table:table-cell office:value-type="float" office:value="0.3">
                <text:p>0.3</text:p>
              </table:table-cell>
              <table:table-cell office:value-type="float" office:value="0.30930382">
                <text:p>0.30930382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40">
                <text:p>1540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5">
                <text:p>1545</text:p>
              </table:table-cell>
              <table:table-cell office:value-type="float" office:value="0.3">
                <text:p>0.3</text:p>
              </table:table-cell>
              <table:table-cell office:value-type="float" office:value="0.28734142">
                <text:p>0.28734142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50">
                <text:p>1550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1.6">
                <text:p>1.6</text:p>
              </table:table-cell>
              <table:table-cell office:value-type="float" office:value="1.6638182">
                <text:p>1.663818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5">
                <text:p>1555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6">
                <text:p>1.6</text:p>
              </table:table-cell>
              <table:table-cell office:value-type="float" office:value="1.6638182">
                <text:p>1.66381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60">
                <text:p>1560</text:p>
              </table:table-cell>
              <table:table-cell office:value-type="float" office:value="0.3">
                <text:p>0.3</text:p>
              </table:table-cell>
              <table:table-cell office:value-type="float" office:value="0.2891716">
                <text:p>0.2891716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5">
                <text:p>1565</text:p>
              </table:table-cell>
              <table:table-cell office:value-type="float" office:value="0.3">
                <text:p>0.3</text:p>
              </table:table-cell>
              <table:table-cell office:value-type="float" office:value="0.28734142">
                <text:p>0.28734142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70">
                <text:p>1570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5">
                <text:p>1575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6">
                <text:p>1.6</text:p>
              </table:table-cell>
              <table:table-cell office:value-type="float" office:value="1.6638182">
                <text:p>1.66381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80">
                <text:p>1580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85">
                <text:p>1585</text:p>
              </table:table-cell>
              <table:table-cell office:value-type="float" office:value="0.3">
                <text:p>0.3</text:p>
              </table:table-cell>
              <table:table-cell office:value-type="float" office:value="0.311134">
                <text:p>0.311134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90">
                <text:p>1590</text:p>
              </table:table-cell>
              <table:table-cell office:value-type="float" office:value="0.3">
                <text:p>0.3</text:p>
              </table:table-cell>
              <table:table-cell office:value-type="float" office:value="0.31662464">
                <text:p>0.31662464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95">
                <text:p>1595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00">
                <text:p>1600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05">
                <text:p>1605</text:p>
              </table:table-cell>
              <table:table-cell office:value-type="float" office:value="0.3">
                <text:p>0.3</text:p>
              </table:table-cell>
              <table:table-cell office:value-type="float" office:value="0.311134">
                <text:p>0.311134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10">
                <text:p>1610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15">
                <text:p>1615</text:p>
              </table:table-cell>
              <table:table-cell office:value-type="float" office:value="0.3">
                <text:p>0.3</text:p>
              </table:table-cell>
              <table:table-cell office:value-type="float" office:value="0.2891716">
                <text:p>0.2891716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20">
                <text:p>1620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25">
                <text:p>1625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30">
                <text:p>1630</text:p>
              </table:table-cell>
              <table:table-cell office:value-type="float" office:value="0.3">
                <text:p>0.3</text:p>
              </table:table-cell>
              <table:table-cell office:value-type="float" office:value="0.28734142">
                <text:p>0.28734142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35">
                <text:p>1635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40">
                <text:p>1640</text:p>
              </table:table-cell>
              <table:table-cell office:value-type="float" office:value="0.3">
                <text:p>0.3</text:p>
              </table:table-cell>
              <table:table-cell office:value-type="float" office:value="0.30930382">
                <text:p>0.30930382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45">
                <text:p>1645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50">
                <text:p>1650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5">
                <text:p>1655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60">
                <text:p>1660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1.6">
                <text:p>1.6</text:p>
              </table:table-cell>
              <table:table-cell office:value-type="float" office:value="1.5040916">
                <text:p>1.50409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65">
                <text:p>1665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70">
                <text:p>1670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75">
                <text:p>1675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80">
                <text:p>1680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1.6">
                <text:p>1.6</text:p>
              </table:table-cell>
              <table:table-cell office:value-type="float" office:value="1.5040916">
                <text:p>1.50409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85">
                <text:p>1685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1.6">
                <text:p>1.6</text:p>
              </table:table-cell>
              <table:table-cell office:value-type="float" office:value="1.5174022">
                <text:p>1.51740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90">
                <text:p>1690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95">
                <text:p>1695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00">
                <text:p>1700</text:p>
              </table:table-cell>
              <table:table-cell office:value-type="float" office:value="0.3">
                <text:p>0.3</text:p>
              </table:table-cell>
              <table:table-cell office:value-type="float" office:value="0.28551123">
                <text:p>0.28551123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05">
                <text:p>1705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1.6">
                <text:p>1.6</text:p>
              </table:table-cell>
              <table:table-cell office:value-type="float" office:value="1.4907811">
                <text:p>1.49078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10">
                <text:p>1710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1.6">
                <text:p>1.6</text:p>
              </table:table-cell>
              <table:table-cell office:value-type="float" office:value="1.5174022">
                <text:p>1.51740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15">
                <text:p>1715</text:p>
              </table:table-cell>
              <table:table-cell office:value-type="float" office:value="0.3">
                <text:p>0.3</text:p>
              </table:table-cell>
              <table:table-cell office:value-type="float" office:value="0.2891716">
                <text:p>0.2891716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20">
                <text:p>1720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25">
                <text:p>1725</text:p>
              </table:table-cell>
              <table:table-cell office:value-type="float" office:value="0.3">
                <text:p>0.3</text:p>
              </table:table-cell>
              <table:table-cell office:value-type="float" office:value="0.30198303">
                <text:p>0.30198303</text:p>
              </table:table-cell>
              <table:table-cell office:value-type="float" office:value="1.6">
                <text:p>1.6</text:p>
              </table:table-cell>
              <table:table-cell office:value-type="float" office:value="1.5307126">
                <text:p>1.530712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30">
                <text:p>1730</text:p>
              </table:table-cell>
              <table:table-cell office:value-type="float" office:value="0.3">
                <text:p>0.3</text:p>
              </table:table-cell>
              <table:table-cell office:value-type="float" office:value="0.30198303">
                <text:p>0.30198303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5">
                <text:p>1735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40">
                <text:p>1740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45">
                <text:p>1745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50">
                <text:p>1750</text:p>
              </table:table-cell>
              <table:table-cell office:value-type="float" office:value="0.3">
                <text:p>0.3</text:p>
              </table:table-cell>
              <table:table-cell office:value-type="float" office:value="0.28734142">
                <text:p>0.28734142</text:p>
              </table:table-cell>
              <table:table-cell office:value-type="float" office:value="1.6">
                <text:p>1.6</text:p>
              </table:table-cell>
              <table:table-cell office:value-type="float" office:value="1.5307126">
                <text:p>1.530712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55">
                <text:p>1755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1.6">
                <text:p>1.6</text:p>
              </table:table-cell>
              <table:table-cell office:value-type="float" office:value="1.5307126">
                <text:p>1.53071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60">
                <text:p>1760</text:p>
              </table:table-cell>
              <table:table-cell office:value-type="float" office:value="0.2975">
                <text:p>0.2975</text:p>
              </table:table-cell>
              <table:table-cell office:value-type="float" office:value="0.29283202">
                <text:p>0.29283202</text:p>
              </table:table-cell>
              <table:table-cell office:value-type="float" office:value="1.59">
                <text:p>1.59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5">
                <text:p>1765</text:p>
              </table:table-cell>
              <table:table-cell office:value-type="float" office:value="0.29500002">
                <text:p>0.29500002</text:p>
              </table:table-cell>
              <table:table-cell office:value-type="float" office:value="0.28734142">
                <text:p>0.28734142</text:p>
              </table:table-cell>
              <table:table-cell office:value-type="float" office:value="1.58">
                <text:p>1.58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70">
                <text:p>1770</text:p>
              </table:table-cell>
              <table:table-cell office:value-type="float" office:value="0.29250002">
                <text:p>0.29250002</text:p>
              </table:table-cell>
              <table:table-cell office:value-type="float" office:value="0.2910018">
                <text:p>0.2910018</text:p>
              </table:table-cell>
              <table:table-cell office:value-type="float" office:value="1.57">
                <text:p>1.57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75">
                <text:p>1775</text:p>
              </table:table-cell>
              <table:table-cell office:value-type="float" office:value="0.29000002">
                <text:p>0.29000002</text:p>
              </table:table-cell>
              <table:table-cell office:value-type="float" office:value="0.3001528">
                <text:p>0.3001528</text:p>
              </table:table-cell>
              <table:table-cell office:value-type="float" office:value="1.5600001">
                <text:p>1.5600001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80">
                <text:p>1780</text:p>
              </table:table-cell>
              <table:table-cell office:value-type="float" office:value="0.28750002">
                <text:p>0.28750002</text:p>
              </table:table-cell>
              <table:table-cell office:value-type="float" office:value="0.2910018">
                <text:p>0.2910018</text:p>
              </table:table-cell>
              <table:table-cell office:value-type="float" office:value="1.5500001">
                <text:p>1.5500001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85">
                <text:p>1785</text:p>
              </table:table-cell>
              <table:table-cell office:value-type="float" office:value="0.28500003">
                <text:p>0.2850000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1.5400001">
                <text:p>1.5400001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90">
                <text:p>1790</text:p>
              </table:table-cell>
              <table:table-cell office:value-type="float" office:value="0.28250003">
                <text:p>0.28250003</text:p>
              </table:table-cell>
              <table:table-cell office:value-type="float" office:value="0.3056434">
                <text:p>0.3056434</text:p>
              </table:table-cell>
              <table:table-cell office:value-type="float" office:value="1.5300001">
                <text:p>1.5300001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95">
                <text:p>1795</text:p>
              </table:table-cell>
              <table:table-cell office:value-type="float" office:value="0.28000003">
                <text:p>0.2800000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1.5200001">
                <text:p>1.5200001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00">
                <text:p>1800</text:p>
              </table:table-cell>
              <table:table-cell office:value-type="float" office:value="0.27750003">
                <text:p>0.2775000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5100001">
                <text:p>1.5100001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5">
                <text:p>1805</text:p>
              </table:table-cell>
              <table:table-cell office:value-type="float" office:value="0.27500004">
                <text:p>0.27500004</text:p>
              </table:table-cell>
              <table:table-cell office:value-type="float" office:value="0.28734142">
                <text:p>0.28734142</text:p>
              </table:table-cell>
              <table:table-cell office:value-type="float" office:value="1.5000001">
                <text:p>1.5000001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10">
                <text:p>1810</text:p>
              </table:table-cell>
              <table:table-cell office:value-type="float" office:value="0.27250004">
                <text:p>0.27250004</text:p>
              </table:table-cell>
              <table:table-cell office:value-type="float" office:value="0.28734142">
                <text:p>0.28734142</text:p>
              </table:table-cell>
              <table:table-cell office:value-type="float" office:value="1.4900001">
                <text:p>1.4900001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15">
                <text:p>1815</text:p>
              </table:table-cell>
              <table:table-cell office:value-type="float" office:value="0.27000004">
                <text:p>0.27000004</text:p>
              </table:table-cell>
              <table:table-cell office:value-type="float" office:value="0.2763602">
                <text:p>0.2763602</text:p>
              </table:table-cell>
              <table:table-cell office:value-type="float" office:value="1.4800001">
                <text:p>1.4800001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20">
                <text:p>1820</text:p>
              </table:table-cell>
              <table:table-cell office:value-type="float" office:value="0.26750004">
                <text:p>0.26750004</text:p>
              </table:table-cell>
              <table:table-cell office:value-type="float" office:value="0.28002062">
                <text:p>0.28002062</text:p>
              </table:table-cell>
              <table:table-cell office:value-type="float" office:value="1.4700001">
                <text:p>1.4700001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25">
                <text:p>1825</text:p>
              </table:table-cell>
              <table:table-cell office:value-type="float" office:value="0.26500005">
                <text:p>0.26500005</text:p>
              </table:table-cell>
              <table:table-cell office:value-type="float" office:value="0.2818508">
                <text:p>0.2818508</text:p>
              </table:table-cell>
              <table:table-cell office:value-type="float" office:value="1.4600002">
                <text:p>1.4600002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30">
                <text:p>1830</text:p>
              </table:table-cell>
              <table:table-cell office:value-type="float" office:value="0.26250005">
                <text:p>0.26250005</text:p>
              </table:table-cell>
              <table:table-cell office:value-type="float" office:value="0.27269983">
                <text:p>0.27269983</text:p>
              </table:table-cell>
              <table:table-cell office:value-type="float" office:value="1.4500002">
                <text:p>1.4500002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35">
                <text:p>1835</text:p>
              </table:table-cell>
              <table:table-cell office:value-type="float" office:value="0.26000005">
                <text:p>0.26000005</text:p>
              </table:table-cell>
              <table:table-cell office:value-type="float" office:value="0.27269983">
                <text:p>0.27269983</text:p>
              </table:table-cell>
              <table:table-cell office:value-type="float" office:value="1.4400002">
                <text:p>1.4400002</text:p>
              </table:table-cell>
              <table:table-cell office:value-type="float" office:value="1.5040916">
                <text:p>1.50409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40">
                <text:p>1840</text:p>
              </table:table-cell>
              <table:table-cell office:value-type="float" office:value="0.25750005">
                <text:p>0.25750005</text:p>
              </table:table-cell>
              <table:table-cell office:value-type="float" office:value="0.265379">
                <text:p>0.265379</text:p>
              </table:table-cell>
              <table:table-cell office:value-type="float" office:value="1.4300002">
                <text:p>1.4300002</text:p>
              </table:table-cell>
              <table:table-cell office:value-type="float" office:value="1.4907811">
                <text:p>1.490781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45">
                <text:p>1845</text:p>
              </table:table-cell>
              <table:table-cell office:value-type="float" office:value="0.25500005">
                <text:p>0.25500005</text:p>
              </table:table-cell>
              <table:table-cell office:value-type="float" office:value="0.25805822">
                <text:p>0.25805822</text:p>
              </table:table-cell>
              <table:table-cell office:value-type="float" office:value="1.4200002">
                <text:p>1.4200002</text:p>
              </table:table-cell>
              <table:table-cell office:value-type="float" office:value="1.5040916">
                <text:p>1.50409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50">
                <text:p>1850</text:p>
              </table:table-cell>
              <table:table-cell office:value-type="float" office:value="0.25250006">
                <text:p>0.25250006</text:p>
              </table:table-cell>
              <table:table-cell office:value-type="float" office:value="0.2672092">
                <text:p>0.2672092</text:p>
              </table:table-cell>
              <table:table-cell office:value-type="float" office:value="1.4100002">
                <text:p>1.4100002</text:p>
              </table:table-cell>
              <table:table-cell office:value-type="float" office:value="1.4907811">
                <text:p>1.49078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55">
                <text:p>1855</text:p>
              </table:table-cell>
              <table:table-cell office:value-type="float" office:value="0.25000006">
                <text:p>0.25000006</text:p>
              </table:table-cell>
              <table:table-cell office:value-type="float" office:value="0.2781904">
                <text:p>0.2781904</text:p>
              </table:table-cell>
              <table:table-cell office:value-type="float" office:value="1.4000002">
                <text:p>1.4000002</text:p>
              </table:table-cell>
              <table:table-cell office:value-type="float" office:value="1.4774705">
                <text:p>1.47747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60">
                <text:p>1860</text:p>
              </table:table-cell>
              <table:table-cell office:value-type="float" office:value="0.24750006">
                <text:p>0.24750006</text:p>
              </table:table-cell>
              <table:table-cell office:value-type="float" office:value="0.29283202">
                <text:p>0.29283202</text:p>
              </table:table-cell>
              <table:table-cell office:value-type="float" office:value="1.3900002">
                <text:p>1.3900002</text:p>
              </table:table-cell>
              <table:table-cell office:value-type="float" office:value="1.5174022">
                <text:p>1.51740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65">
                <text:p>1865</text:p>
              </table:table-cell>
              <table:table-cell office:value-type="float" office:value="0.24500006">
                <text:p>0.24500006</text:p>
              </table:table-cell>
              <table:table-cell office:value-type="float" office:value="0.2818508">
                <text:p>0.2818508</text:p>
              </table:table-cell>
              <table:table-cell office:value-type="float" office:value="1.3800002">
                <text:p>1.3800002</text:p>
              </table:table-cell>
              <table:table-cell office:value-type="float" office:value="1.4774705">
                <text:p>1.47747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70">
                <text:p>1870</text:p>
              </table:table-cell>
              <table:table-cell office:value-type="float" office:value="0.24250007">
                <text:p>0.24250007</text:p>
              </table:table-cell>
              <table:table-cell office:value-type="float" office:value="0.27269983">
                <text:p>0.27269983</text:p>
              </table:table-cell>
              <table:table-cell office:value-type="float" office:value="1.3700002">
                <text:p>1.3700002</text:p>
              </table:table-cell>
              <table:table-cell office:value-type="float" office:value="1.4774705">
                <text:p>1.47747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75">
                <text:p>1875</text:p>
              </table:table-cell>
              <table:table-cell office:value-type="float" office:value="0.24000007">
                <text:p>0.24000007</text:p>
              </table:table-cell>
              <table:table-cell office:value-type="float" office:value="0.2617186">
                <text:p>0.2617186</text:p>
              </table:table-cell>
              <table:table-cell office:value-type="float" office:value="1.3600003">
                <text:p>1.3600003</text:p>
              </table:table-cell>
              <table:table-cell office:value-type="float" office:value="1.4508495">
                <text:p>1.45084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80">
                <text:p>1880</text:p>
              </table:table-cell>
              <table:table-cell office:value-type="float" office:value="0.23750007">
                <text:p>0.23750007</text:p>
              </table:table-cell>
              <table:table-cell office:value-type="float" office:value="0.256228">
                <text:p>0.256228</text:p>
              </table:table-cell>
              <table:table-cell office:value-type="float" office:value="1.3500003">
                <text:p>1.3500003</text:p>
              </table:table-cell>
              <table:table-cell office:value-type="float" office:value="1.4508495">
                <text:p>1.45084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85">
                <text:p>1885</text:p>
              </table:table-cell>
              <table:table-cell office:value-type="float" office:value="0.23500007">
                <text:p>0.23500007</text:p>
              </table:table-cell>
              <table:table-cell office:value-type="float" office:value="0.2543978">
                <text:p>0.2543978</text:p>
              </table:table-cell>
              <table:table-cell office:value-type="float" office:value="1.3400003">
                <text:p>1.3400003</text:p>
              </table:table-cell>
              <table:table-cell office:value-type="float" office:value="1.3976072">
                <text:p>1.397607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90">
                <text:p>1890</text:p>
              </table:table-cell>
              <table:table-cell office:value-type="float" office:value="0.23250008">
                <text:p>0.23250008</text:p>
              </table:table-cell>
              <table:table-cell office:value-type="float" office:value="0.24890721">
                <text:p>0.24890721</text:p>
              </table:table-cell>
              <table:table-cell office:value-type="float" office:value="1.3300003">
                <text:p>1.3300003</text:p>
              </table:table-cell>
              <table:table-cell office:value-type="float" office:value="1.3842967">
                <text:p>1.38429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95">
                <text:p>1895</text:p>
              </table:table-cell>
              <table:table-cell office:value-type="float" office:value="0.23000008">
                <text:p>0.23000008</text:p>
              </table:table-cell>
              <table:table-cell office:value-type="float" office:value="0.24341662">
                <text:p>0.24341662</text:p>
              </table:table-cell>
              <table:table-cell office:value-type="float" office:value="1.3200003">
                <text:p>1.3200003</text:p>
              </table:table-cell>
              <table:table-cell office:value-type="float" office:value="1.3576757">
                <text:p>1.357675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00">
                <text:p>1900</text:p>
              </table:table-cell>
              <table:table-cell office:value-type="float" office:value="0.22750008">
                <text:p>0.22750008</text:p>
              </table:table-cell>
              <table:table-cell office:value-type="float" office:value="0.2397562">
                <text:p>0.2397562</text:p>
              </table:table-cell>
              <table:table-cell office:value-type="float" office:value="1.3100003">
                <text:p>1.3100003</text:p>
              </table:table-cell>
              <table:table-cell office:value-type="float" office:value="1.3443651">
                <text:p>1.34436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05">
                <text:p>1905</text:p>
              </table:table-cell>
              <table:table-cell office:value-type="float" office:value="0.22500008">
                <text:p>0.22500008</text:p>
              </table:table-cell>
              <table:table-cell office:value-type="float" office:value="0.23243539">
                <text:p>0.23243539</text:p>
              </table:table-cell>
              <table:table-cell office:value-type="float" office:value="1.3000003">
                <text:p>1.3000003</text:p>
              </table:table-cell>
              <table:table-cell office:value-type="float" office:value="1.3177441">
                <text:p>1.317744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10">
                <text:p>1910</text:p>
              </table:table-cell>
              <table:table-cell office:value-type="float" office:value="0.22250009">
                <text:p>0.22250009</text:p>
              </table:table-cell>
              <table:table-cell office:value-type="float" office:value="0.22328441">
                <text:p>0.22328441</text:p>
              </table:table-cell>
              <table:table-cell office:value-type="float" office:value="1.2900003">
                <text:p>1.2900003</text:p>
              </table:table-cell>
              <table:table-cell office:value-type="float" office:value="1.2911229">
                <text:p>1.291122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15">
                <text:p>1915</text:p>
              </table:table-cell>
              <table:table-cell office:value-type="float" office:value="0.22000009">
                <text:p>0.22000009</text:p>
              </table:table-cell>
              <table:table-cell office:value-type="float" office:value="0.21779379">
                <text:p>0.21779379</text:p>
              </table:table-cell>
              <table:table-cell office:value-type="float" office:value="1.2800003">
                <text:p>1.2800003</text:p>
              </table:table-cell>
              <table:table-cell office:value-type="float" office:value="1.2378807">
                <text:p>1.23788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20">
                <text:p>1920</text:p>
              </table:table-cell>
              <table:table-cell office:value-type="float" office:value="0.21750009">
                <text:p>0.21750009</text:p>
              </table:table-cell>
              <table:table-cell office:value-type="float" office:value="0.20864281">
                <text:p>0.20864281</text:p>
              </table:table-cell>
              <table:table-cell office:value-type="float" office:value="1.2700003">
                <text:p>1.2700003</text:p>
              </table:table-cell>
              <table:table-cell office:value-type="float" office:value="1.2511913">
                <text:p>1.25119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25">
                <text:p>1925</text:p>
              </table:table-cell>
              <table:table-cell office:value-type="float" office:value="0.2150001">
                <text:p>0.2150001</text:p>
              </table:table-cell>
              <table:table-cell office:value-type="float" office:value="0.19766161">
                <text:p>0.19766161</text:p>
              </table:table-cell>
              <table:table-cell office:value-type="float" office:value="1.2600003">
                <text:p>1.2600003</text:p>
              </table:table-cell>
              <table:table-cell office:value-type="float" office:value="1.2511913">
                <text:p>1.25119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30">
                <text:p>1930</text:p>
              </table:table-cell>
              <table:table-cell office:value-type="float" office:value="0.2125001">
                <text:p>0.2125001</text:p>
              </table:table-cell>
              <table:table-cell office:value-type="float" office:value="0.192171">
                <text:p>0.192171</text:p>
              </table:table-cell>
              <table:table-cell office:value-type="float" office:value="1.2500004">
                <text:p>1.2500004</text:p>
              </table:table-cell>
              <table:table-cell office:value-type="float" office:value="1.1979492">
                <text:p>1.19794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35">
                <text:p>1935</text:p>
              </table:table-cell>
              <table:table-cell office:value-type="float" office:value="0.2100001">
                <text:p>0.2100001</text:p>
              </table:table-cell>
              <table:table-cell office:value-type="float" office:value="0.1903408">
                <text:p>0.1903408</text:p>
              </table:table-cell>
              <table:table-cell office:value-type="float" office:value="1.2400004">
                <text:p>1.2400004</text:p>
              </table:table-cell>
              <table:table-cell office:value-type="float" office:value="1.1979492">
                <text:p>1.197949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40">
                <text:p>1940</text:p>
              </table:table-cell>
              <table:table-cell office:value-type="float" office:value="0.2075001">
                <text:p>0.2075001</text:p>
              </table:table-cell>
              <table:table-cell office:value-type="float" office:value="0.1848502">
                <text:p>0.1848502</text:p>
              </table:table-cell>
              <table:table-cell office:value-type="float" office:value="1.2300004">
                <text:p>1.2300004</text:p>
              </table:table-cell>
              <table:table-cell office:value-type="float" office:value="1.2112597">
                <text:p>1.211259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45">
                <text:p>1945</text:p>
              </table:table-cell>
              <table:table-cell office:value-type="float" office:value="0.2050001">
                <text:p>0.2050001</text:p>
              </table:table-cell>
              <table:table-cell office:value-type="float" office:value="0.1775294">
                <text:p>0.1775294</text:p>
              </table:table-cell>
              <table:table-cell office:value-type="float" office:value="1.2200004">
                <text:p>1.2200004</text:p>
              </table:table-cell>
              <table:table-cell office:value-type="float" office:value="1.1713281">
                <text:p>1.171328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50">
                <text:p>1950</text:p>
              </table:table-cell>
              <table:table-cell office:value-type="float" office:value="0.2025001">
                <text:p>0.2025001</text:p>
              </table:table-cell>
              <table:table-cell office:value-type="float" office:value="0.16288781">
                <text:p>0.16288781</text:p>
              </table:table-cell>
              <table:table-cell office:value-type="float" office:value="1.2100004">
                <text:p>1.2100004</text:p>
              </table:table-cell>
              <table:table-cell office:value-type="float" office:value="1.0781542">
                <text:p>1.078154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55">
                <text:p>1955</text:p>
              </table:table-cell>
              <table:table-cell office:value-type="float" office:value="0.2000001">
                <text:p>0.2000001</text:p>
              </table:table-cell>
              <table:table-cell office:value-type="float" office:value="0.16288781">
                <text:p>0.16288781</text:p>
              </table:table-cell>
              <table:table-cell office:value-type="float" office:value="1.2000004">
                <text:p>1.2000004</text:p>
              </table:table-cell>
              <table:table-cell office:value-type="float" office:value="1.0914648">
                <text:p>1.09146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60">
                <text:p>1960</text:p>
              </table:table-cell>
              <table:table-cell office:value-type="float" office:value="0.19750011">
                <text:p>0.19750011</text:p>
              </table:table-cell>
              <table:table-cell office:value-type="float" office:value="0.155567">
                <text:p>0.155567</text:p>
              </table:table-cell>
              <table:table-cell office:value-type="float" office:value="1.1900004">
                <text:p>1.1900004</text:p>
              </table:table-cell>
              <table:table-cell office:value-type="float" office:value="1.1047753">
                <text:p>1.104775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65">
                <text:p>1965</text:p>
              </table:table-cell>
              <table:table-cell office:value-type="float" office:value="0.19500011">
                <text:p>0.19500011</text:p>
              </table:table-cell>
              <table:table-cell office:value-type="float" office:value="0.15190661">
                <text:p>0.15190661</text:p>
              </table:table-cell>
              <table:table-cell office:value-type="float" office:value="1.1800004">
                <text:p>1.1800004</text:p>
              </table:table-cell>
              <table:table-cell office:value-type="float" office:value="1.0914648">
                <text:p>1.091464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70">
                <text:p>1970</text:p>
              </table:table-cell>
              <table:table-cell office:value-type="float" office:value="0.19250011">
                <text:p>0.19250011</text:p>
              </table:table-cell>
              <table:table-cell office:value-type="float" office:value="0.1500764">
                <text:p>0.1500764</text:p>
              </table:table-cell>
              <table:table-cell office:value-type="float" office:value="1.1700004">
                <text:p>1.1700004</text:p>
              </table:table-cell>
              <table:table-cell office:value-type="float" office:value="1.0648437">
                <text:p>1.064843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75">
                <text:p>1975</text:p>
              </table:table-cell>
              <table:table-cell office:value-type="float" office:value="0.19000012">
                <text:p>0.19000012</text:p>
              </table:table-cell>
              <table:table-cell office:value-type="float" office:value="0.16105759">
                <text:p>0.16105759</text:p>
              </table:table-cell>
              <table:table-cell office:value-type="float" office:value="1.1600004">
                <text:p>1.1600004</text:p>
              </table:table-cell>
              <table:table-cell office:value-type="float" office:value="1.0515331">
                <text:p>1.051533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80">
                <text:p>1980</text:p>
              </table:table-cell>
              <table:table-cell office:value-type="float" office:value="0.18750012">
                <text:p>0.18750012</text:p>
              </table:table-cell>
              <table:table-cell office:value-type="float" office:value="0.1610576">
                <text:p>0.1610576</text:p>
              </table:table-cell>
              <table:table-cell office:value-type="float" office:value="1.1500005">
                <text:p>1.1500005</text:p>
              </table:table-cell>
              <table:table-cell office:value-type="float" office:value="1.0914648">
                <text:p>1.09146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85">
                <text:p>1985</text:p>
              </table:table-cell>
              <table:table-cell office:value-type="float" office:value="0.18500012">
                <text:p>0.18500012</text:p>
              </table:table-cell>
              <table:table-cell office:value-type="float" office:value="0.16288781">
                <text:p>0.16288781</text:p>
              </table:table-cell>
              <table:table-cell office:value-type="float" office:value="1.1400005">
                <text:p>1.1400005</text:p>
              </table:table-cell>
              <table:table-cell office:value-type="float" office:value="1.0648437">
                <text:p>1.064843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90">
                <text:p>1990</text:p>
              </table:table-cell>
              <table:table-cell office:value-type="float" office:value="0.18250012">
                <text:p>0.18250012</text:p>
              </table:table-cell>
              <table:table-cell office:value-type="float" office:value="0.16471802">
                <text:p>0.16471802</text:p>
              </table:table-cell>
              <table:table-cell office:value-type="float" office:value="1.1300005">
                <text:p>1.1300005</text:p>
              </table:table-cell>
              <table:table-cell office:value-type="float" office:value="1.0648437">
                <text:p>1.064843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95">
                <text:p>1995</text:p>
              </table:table-cell>
              <table:table-cell office:value-type="float" office:value="0.18000013">
                <text:p>0.18000013</text:p>
              </table:table-cell>
              <table:table-cell office:value-type="float" office:value="0.16471802">
                <text:p>0.16471802</text:p>
              </table:table-cell>
              <table:table-cell office:value-type="float" office:value="1.1200005">
                <text:p>1.1200005</text:p>
              </table:table-cell>
              <table:table-cell office:value-type="float" office:value="1.0914648">
                <text:p>1.09146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00">
                <text:p>2000</text:p>
              </table:table-cell>
              <table:table-cell office:value-type="float" office:value="0.17750013">
                <text:p>0.17750013</text:p>
              </table:table-cell>
              <table:table-cell office:value-type="float" office:value="0.1756992">
                <text:p>0.1756992</text:p>
              </table:table-cell>
              <table:table-cell office:value-type="float" office:value="1.1100005">
                <text:p>1.1100005</text:p>
              </table:table-cell>
              <table:table-cell office:value-type="float" office:value="1.0781542">
                <text:p>1.078154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05">
                <text:p>2005</text:p>
              </table:table-cell>
              <table:table-cell office:value-type="float" office:value="0.17500013">
                <text:p>0.17500013</text:p>
              </table:table-cell>
              <table:table-cell office:value-type="float" office:value="0.17203881">
                <text:p>0.17203881</text:p>
              </table:table-cell>
              <table:table-cell office:value-type="float" office:value="1.1000005">
                <text:p>1.1000005</text:p>
              </table:table-cell>
              <table:table-cell office:value-type="float" office:value="1.0781542">
                <text:p>1.078154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10">
                <text:p>2010</text:p>
              </table:table-cell>
              <table:table-cell office:value-type="float" office:value="0.17250013">
                <text:p>0.17250013</text:p>
              </table:table-cell>
              <table:table-cell office:value-type="float" office:value="0.1756992">
                <text:p>0.1756992</text:p>
              </table:table-cell>
              <table:table-cell office:value-type="float" office:value="1.0900005">
                <text:p>1.0900005</text:p>
              </table:table-cell>
              <table:table-cell office:value-type="float" office:value="1.0648437">
                <text:p>1.064843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15">
                <text:p>2015</text:p>
              </table:table-cell>
              <table:table-cell office:value-type="float" office:value="0.17000014">
                <text:p>0.17000014</text:p>
              </table:table-cell>
              <table:table-cell office:value-type="float" office:value="0.17386901">
                <text:p>0.17386901</text:p>
              </table:table-cell>
              <table:table-cell office:value-type="float" office:value="1.0800005">
                <text:p>1.0800005</text:p>
              </table:table-cell>
              <table:table-cell office:value-type="float" office:value="1.0648437">
                <text:p>1.06484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20">
                <text:p>2020</text:p>
              </table:table-cell>
              <table:table-cell office:value-type="float" office:value="0.16750014">
                <text:p>0.16750014</text:p>
              </table:table-cell>
              <table:table-cell office:value-type="float" office:value="0.17752941">
                <text:p>0.17752941</text:p>
              </table:table-cell>
              <table:table-cell office:value-type="float" office:value="1.0700005">
                <text:p>1.0700005</text:p>
              </table:table-cell>
              <table:table-cell office:value-type="float" office:value="1.0648437">
                <text:p>1.064843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25">
                <text:p>2025</text:p>
              </table:table-cell>
              <table:table-cell office:value-type="float" office:value="0.16500014">
                <text:p>0.16500014</text:p>
              </table:table-cell>
              <table:table-cell office:value-type="float" office:value="0.1756992">
                <text:p>0.1756992</text:p>
              </table:table-cell>
              <table:table-cell office:value-type="float" office:value="1.0600005">
                <text:p>1.0600005</text:p>
              </table:table-cell>
              <table:table-cell office:value-type="float" office:value="1.0781542">
                <text:p>1.078154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30">
                <text:p>2030</text:p>
              </table:table-cell>
              <table:table-cell office:value-type="float" office:value="0.16250014">
                <text:p>0.16250014</text:p>
              </table:table-cell>
              <table:table-cell office:value-type="float" office:value="0.1811898">
                <text:p>0.1811898</text:p>
              </table:table-cell>
              <table:table-cell office:value-type="float" office:value="1.0500005">
                <text:p>1.0500005</text:p>
              </table:table-cell>
              <table:table-cell office:value-type="float" office:value="1.0515331">
                <text:p>1.051533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35">
                <text:p>2035</text:p>
              </table:table-cell>
              <table:table-cell office:value-type="float" office:value="0.16000015">
                <text:p>0.16000015</text:p>
              </table:table-cell>
              <table:table-cell office:value-type="float" office:value="0.1756992">
                <text:p>0.1756992</text:p>
              </table:table-cell>
              <table:table-cell office:value-type="float" office:value="1.0400006">
                <text:p>1.0400006</text:p>
              </table:table-cell>
              <table:table-cell office:value-type="float" office:value="1.024912">
                <text:p>1.02491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40">
                <text:p>2040</text:p>
              </table:table-cell>
              <table:table-cell office:value-type="float" office:value="0.15750015">
                <text:p>0.15750015</text:p>
              </table:table-cell>
              <table:table-cell office:value-type="float" office:value="0.17203881">
                <text:p>0.17203881</text:p>
              </table:table-cell>
              <table:table-cell office:value-type="float" office:value="1.0300006">
                <text:p>1.0300006</text:p>
              </table:table-cell>
              <table:table-cell office:value-type="float" office:value="1.024912">
                <text:p>1.0249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45">
                <text:p>2045</text:p>
              </table:table-cell>
              <table:table-cell office:value-type="float" office:value="0.15500015">
                <text:p>0.15500015</text:p>
              </table:table-cell>
              <table:table-cell office:value-type="float" office:value="0.1665482">
                <text:p>0.1665482</text:p>
              </table:table-cell>
              <table:table-cell office:value-type="float" office:value="1.0200006">
                <text:p>1.0200006</text:p>
              </table:table-cell>
              <table:table-cell office:value-type="float" office:value="1.0382226">
                <text:p>1.038222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50">
                <text:p>2050</text:p>
              </table:table-cell>
              <table:table-cell office:value-type="float" office:value="0.15250015">
                <text:p>0.15250015</text:p>
              </table:table-cell>
              <table:table-cell office:value-type="float" office:value="0.16471802">
                <text:p>0.16471802</text:p>
              </table:table-cell>
              <table:table-cell office:value-type="float" office:value="1.0100006">
                <text:p>1.0100006</text:p>
              </table:table-cell>
              <table:table-cell office:value-type="float" office:value="1.0515331">
                <text:p>1.051533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55">
                <text:p>2055</text:p>
              </table:table-cell>
              <table:table-cell office:value-type="float" office:value="0.15000015">
                <text:p>0.15000015</text:p>
              </table:table-cell>
              <table:table-cell office:value-type="float" office:value="0.1665482">
                <text:p>0.1665482</text:p>
              </table:table-cell>
              <table:table-cell office:value-type="float" office:value="1.0000006">
                <text:p>1.0000006</text:p>
              </table:table-cell>
              <table:table-cell office:value-type="float" office:value="1.024912">
                <text:p>1.0249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60">
                <text:p>2060</text:p>
              </table:table-cell>
              <table:table-cell office:value-type="float" office:value="0.14750016">
                <text:p>0.14750016</text:p>
              </table:table-cell>
              <table:table-cell office:value-type="float" office:value="0.1665482">
                <text:p>0.1665482</text:p>
              </table:table-cell>
              <table:table-cell office:value-type="float" office:value="0.9900006">
                <text:p>0.9900006</text:p>
              </table:table-cell>
              <table:table-cell office:value-type="float" office:value="0.99829096">
                <text:p>0.998290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65">
                <text:p>2065</text:p>
              </table:table-cell>
              <table:table-cell office:value-type="float" office:value="0.14500016">
                <text:p>0.14500016</text:p>
              </table:table-cell>
              <table:table-cell office:value-type="float" office:value="0.16288781">
                <text:p>0.16288781</text:p>
              </table:table-cell>
              <table:table-cell office:value-type="float" office:value="0.9800006">
                <text:p>0.9800006</text:p>
              </table:table-cell>
              <table:table-cell office:value-type="float" office:value="1.0116014">
                <text:p>1.011601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70">
                <text:p>2070</text:p>
              </table:table-cell>
              <table:table-cell office:value-type="float" office:value="0.14250016">
                <text:p>0.14250016</text:p>
              </table:table-cell>
              <table:table-cell office:value-type="float" office:value="0.15190661">
                <text:p>0.15190661</text:p>
              </table:table-cell>
              <table:table-cell office:value-type="float" office:value="0.9700006">
                <text:p>0.9700006</text:p>
              </table:table-cell>
              <table:table-cell office:value-type="float" office:value="1.0116014">
                <text:p>1.01160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75">
                <text:p>2075</text:p>
              </table:table-cell>
              <table:table-cell office:value-type="float" office:value="0.14000016">
                <text:p>0.14000016</text:p>
              </table:table-cell>
              <table:table-cell office:value-type="float" office:value="0.15190661">
                <text:p>0.15190661</text:p>
              </table:table-cell>
              <table:table-cell office:value-type="float" office:value="0.96000063">
                <text:p>0.96000063</text:p>
              </table:table-cell>
              <table:table-cell office:value-type="float" office:value="0.9716698">
                <text:p>0.97166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80">
                <text:p>2080</text:p>
              </table:table-cell>
              <table:table-cell office:value-type="float" office:value="0.13750017">
                <text:p>0.13750017</text:p>
              </table:table-cell>
              <table:table-cell office:value-type="float" office:value="0.15373681">
                <text:p>0.15373681</text:p>
              </table:table-cell>
              <table:table-cell office:value-type="float" office:value="0.95000064">
                <text:p>0.95000064</text:p>
              </table:table-cell>
              <table:table-cell office:value-type="float" office:value="0.98498034">
                <text:p>0.984980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85">
                <text:p>2085</text:p>
              </table:table-cell>
              <table:table-cell office:value-type="float" office:value="0.13500017">
                <text:p>0.13500017</text:p>
              </table:table-cell>
              <table:table-cell office:value-type="float" office:value="0.15190661">
                <text:p>0.15190661</text:p>
              </table:table-cell>
              <table:table-cell office:value-type="float" office:value="0.94000065">
                <text:p>0.94000065</text:p>
              </table:table-cell>
              <table:table-cell office:value-type="float" office:value="0.95835924">
                <text:p>0.9583592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90">
                <text:p>2090</text:p>
              </table:table-cell>
              <table:table-cell office:value-type="float" office:value="0.13250017">
                <text:p>0.13250017</text:p>
              </table:table-cell>
              <table:table-cell office:value-type="float" office:value="0.15190661">
                <text:p>0.15190661</text:p>
              </table:table-cell>
              <table:table-cell office:value-type="float" office:value="0.93000066">
                <text:p>0.93000066</text:p>
              </table:table-cell>
              <table:table-cell office:value-type="float" office:value="0.98498034">
                <text:p>0.9849803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95">
                <text:p>2095</text:p>
              </table:table-cell>
              <table:table-cell office:value-type="float" office:value="0.13000017">
                <text:p>0.13000017</text:p>
              </table:table-cell>
              <table:table-cell office:value-type="float" office:value="0.1500764">
                <text:p>0.1500764</text:p>
              </table:table-cell>
              <table:table-cell office:value-type="float" office:value="0.9200007">
                <text:p>0.9200007</text:p>
              </table:table-cell>
              <table:table-cell office:value-type="float" office:value="0.9450487">
                <text:p>0.945048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100">
                <text:p>2100</text:p>
              </table:table-cell>
              <table:table-cell office:value-type="float" office:value="0.12750018">
                <text:p>0.12750018</text:p>
              </table:table-cell>
              <table:table-cell office:value-type="float" office:value="0.13726501">
                <text:p>0.13726501</text:p>
              </table:table-cell>
              <table:table-cell office:value-type="float" office:value="0.9100007">
                <text:p>0.9100007</text:p>
              </table:table-cell>
              <table:table-cell office:value-type="float" office:value="0.9184277">
                <text:p>0.918427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05">
                <text:p>2105</text:p>
              </table:table-cell>
              <table:table-cell office:value-type="float" office:value="0.12500018">
                <text:p>0.12500018</text:p>
              </table:table-cell>
              <table:table-cell office:value-type="float" office:value="0.1336046">
                <text:p>0.1336046</text:p>
              </table:table-cell>
              <table:table-cell office:value-type="float" office:value="0.9000007">
                <text:p>0.9000007</text:p>
              </table:table-cell>
              <table:table-cell office:value-type="float" office:value="0.90511715">
                <text:p>0.905117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10">
                <text:p>2110</text:p>
              </table:table-cell>
              <table:table-cell office:value-type="float" office:value="0.12250018">
                <text:p>0.12250018</text:p>
              </table:table-cell>
              <table:table-cell office:value-type="float" office:value="0.13177441">
                <text:p>0.13177441</text:p>
              </table:table-cell>
              <table:table-cell office:value-type="float" office:value="0.8900007">
                <text:p>0.8900007</text:p>
              </table:table-cell>
              <table:table-cell office:value-type="float" office:value="0.8918066">
                <text:p>0.89180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15">
                <text:p>2115</text:p>
              </table:table-cell>
              <table:table-cell office:value-type="float" office:value="0.12000018">
                <text:p>0.12000018</text:p>
              </table:table-cell>
              <table:table-cell office:value-type="float" office:value="0.1299442">
                <text:p>0.1299442</text:p>
              </table:table-cell>
              <table:table-cell office:value-type="float" office:value="0.8800007">
                <text:p>0.8800007</text:p>
              </table:table-cell>
              <table:table-cell office:value-type="float" office:value="0.8918066">
                <text:p>0.891806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20">
                <text:p>2120</text:p>
              </table:table-cell>
              <table:table-cell office:value-type="float" office:value="0.117500186">
                <text:p>0.117500186</text:p>
              </table:table-cell>
              <table:table-cell office:value-type="float" office:value="0.128114">
                <text:p>0.128114</text:p>
              </table:table-cell>
              <table:table-cell office:value-type="float" office:value="0.8700007">
                <text:p>0.8700007</text:p>
              </table:table-cell>
              <table:table-cell office:value-type="float" office:value="0.93173826">
                <text:p>0.9317382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25">
                <text:p>2125</text:p>
              </table:table-cell>
              <table:table-cell office:value-type="float" office:value="0.11500019">
                <text:p>0.11500019</text:p>
              </table:table-cell>
              <table:table-cell office:value-type="float" office:value="0.12628381">
                <text:p>0.12628381</text:p>
              </table:table-cell>
              <table:table-cell office:value-type="float" office:value="0.8600007">
                <text:p>0.8600007</text:p>
              </table:table-cell>
              <table:table-cell office:value-type="float" office:value="0.95835924">
                <text:p>0.958359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30">
                <text:p>2130</text:p>
              </table:table-cell>
              <table:table-cell office:value-type="float" office:value="0.11250019">
                <text:p>0.11250019</text:p>
              </table:table-cell>
              <table:table-cell office:value-type="float" office:value="0.124453604">
                <text:p>0.124453604</text:p>
              </table:table-cell>
              <table:table-cell office:value-type="float" office:value="0.85000074">
                <text:p>0.85000074</text:p>
              </table:table-cell>
              <table:table-cell office:value-type="float" office:value="0.9450487">
                <text:p>0.94504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35">
                <text:p>2135</text:p>
              </table:table-cell>
              <table:table-cell office:value-type="float" office:value="0.11000019">
                <text:p>0.11000019</text:p>
              </table:table-cell>
              <table:table-cell office:value-type="float" office:value="0.1153026">
                <text:p>0.1153026</text:p>
              </table:table-cell>
              <table:table-cell office:value-type="float" office:value="0.84000075">
                <text:p>0.84000075</text:p>
              </table:table-cell>
              <table:table-cell office:value-type="float" office:value="0.93173826">
                <text:p>0.931738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40">
                <text:p>2140</text:p>
              </table:table-cell>
              <table:table-cell office:value-type="float" office:value="0.107500196">
                <text:p>0.107500196</text:p>
              </table:table-cell>
              <table:table-cell office:value-type="float" office:value="0.1061516">
                <text:p>0.1061516</text:p>
              </table:table-cell>
              <table:table-cell office:value-type="float" office:value="0.83000076">
                <text:p>0.83000076</text:p>
              </table:table-cell>
              <table:table-cell office:value-type="float" office:value="0.9184277">
                <text:p>0.918427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45">
                <text:p>2145</text:p>
              </table:table-cell>
              <table:table-cell office:value-type="float" office:value="0.1050002">
                <text:p>0.1050002</text:p>
              </table:table-cell>
              <table:table-cell office:value-type="float" office:value="0.100661">
                <text:p>0.100661</text:p>
              </table:table-cell>
              <table:table-cell office:value-type="float" office:value="0.82000077">
                <text:p>0.82000077</text:p>
              </table:table-cell>
              <table:table-cell office:value-type="float" office:value="0.87849605">
                <text:p>0.8784960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50">
                <text:p>2150</text:p>
              </table:table-cell>
              <table:table-cell office:value-type="float" office:value="0.1025002">
                <text:p>0.1025002</text:p>
              </table:table-cell>
              <table:table-cell office:value-type="float" office:value="0.098830804">
                <text:p>0.098830804</text:p>
              </table:table-cell>
              <table:table-cell office:value-type="float" office:value="0.8100008">
                <text:p>0.8100008</text:p>
              </table:table-cell>
              <table:table-cell office:value-type="float" office:value="0.8518749">
                <text:p>0.85187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55">
                <text:p>2155</text:p>
              </table:table-cell>
              <table:table-cell office:value-type="float" office:value="0.1000002">
                <text:p>0.1000002</text:p>
              </table:table-cell>
              <table:table-cell office:value-type="float" office:value="0.0933402">
                <text:p>0.0933402</text:p>
              </table:table-cell>
              <table:table-cell office:value-type="float" office:value="0.8000008">
                <text:p>0.8000008</text:p>
              </table:table-cell>
              <table:table-cell office:value-type="float" office:value="0.8518749">
                <text:p>0.851874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60">
                <text:p>2160</text:p>
              </table:table-cell>
              <table:table-cell office:value-type="float" office:value="0.097500205">
                <text:p>0.097500205</text:p>
              </table:table-cell>
              <table:table-cell office:value-type="float" office:value="0.09151">
                <text:p>0.09151</text:p>
              </table:table-cell>
              <table:table-cell office:value-type="float" office:value="0.7900008">
                <text:p>0.7900008</text:p>
              </table:table-cell>
              <table:table-cell office:value-type="float" office:value="0.83856434">
                <text:p>0.8385643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65">
                <text:p>2165</text:p>
              </table:table-cell>
              <table:table-cell office:value-type="float" office:value="0.09500021">
                <text:p>0.09500021</text:p>
              </table:table-cell>
              <table:table-cell office:value-type="float" office:value="0.0860194">
                <text:p>0.0860194</text:p>
              </table:table-cell>
              <table:table-cell office:value-type="float" office:value="0.7800008">
                <text:p>0.7800008</text:p>
              </table:table-cell>
              <table:table-cell office:value-type="float" office:value="0.8252538">
                <text:p>0.825253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70">
                <text:p>2170</text:p>
              </table:table-cell>
              <table:table-cell office:value-type="float" office:value="0.09250021">
                <text:p>0.09250021</text:p>
              </table:table-cell>
              <table:table-cell office:value-type="float" office:value="0.09151">
                <text:p>0.09151</text:p>
              </table:table-cell>
              <table:table-cell office:value-type="float" office:value="0.7700008">
                <text:p>0.7700008</text:p>
              </table:table-cell>
              <table:table-cell office:value-type="float" office:value="0.81194323">
                <text:p>0.811943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75">
                <text:p>2175</text:p>
              </table:table-cell>
              <table:table-cell office:value-type="float" office:value="0.09000021">
                <text:p>0.09000021</text:p>
              </table:table-cell>
              <table:table-cell office:value-type="float" office:value="0.0878496">
                <text:p>0.0878496</text:p>
              </table:table-cell>
              <table:table-cell office:value-type="float" office:value="0.7600008">
                <text:p>0.7600008</text:p>
              </table:table-cell>
              <table:table-cell office:value-type="float" office:value="0.7986327">
                <text:p>0.79863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80">
                <text:p>2180</text:p>
              </table:table-cell>
              <table:table-cell office:value-type="float" office:value="0.087500215">
                <text:p>0.087500215</text:p>
              </table:table-cell>
              <table:table-cell office:value-type="float" office:value="0.0805288">
                <text:p>0.0805288</text:p>
              </table:table-cell>
              <table:table-cell office:value-type="float" office:value="0.75000083">
                <text:p>0.75000083</text:p>
              </table:table-cell>
              <table:table-cell office:value-type="float" office:value="0.7986327">
                <text:p>0.79863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85">
                <text:p>2185</text:p>
              </table:table-cell>
              <table:table-cell office:value-type="float" office:value="0.08500022">
                <text:p>0.08500022</text:p>
              </table:table-cell>
              <table:table-cell office:value-type="float" office:value="0.0805288">
                <text:p>0.0805288</text:p>
              </table:table-cell>
              <table:table-cell office:value-type="float" office:value="0.74000084">
                <text:p>0.74000084</text:p>
              </table:table-cell>
              <table:table-cell office:value-type="float" office:value="0.77201164">
                <text:p>0.7720116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90">
                <text:p>2190</text:p>
              </table:table-cell>
              <table:table-cell office:value-type="float" office:value="0.08250022">
                <text:p>0.08250022</text:p>
              </table:table-cell>
              <table:table-cell office:value-type="float" office:value="0.073208004">
                <text:p>0.073208004</text:p>
              </table:table-cell>
              <table:table-cell office:value-type="float" office:value="0.73000085">
                <text:p>0.73000085</text:p>
              </table:table-cell>
              <table:table-cell office:value-type="float" office:value="0.74539053">
                <text:p>0.7453905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95">
                <text:p>2195</text:p>
              </table:table-cell>
              <table:table-cell office:value-type="float" office:value="0.08000022">
                <text:p>0.08000022</text:p>
              </table:table-cell>
              <table:table-cell office:value-type="float" office:value="0.073208004">
                <text:p>0.073208004</text:p>
              </table:table-cell>
              <table:table-cell office:value-type="float" office:value="0.72000086">
                <text:p>0.72000086</text:p>
              </table:table-cell>
              <table:table-cell office:value-type="float" office:value="0.74539053">
                <text:p>0.745390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200">
                <text:p>2200</text:p>
              </table:table-cell>
              <table:table-cell office:value-type="float" office:value="0.077500224">
                <text:p>0.077500224</text:p>
              </table:table-cell>
              <table:table-cell office:value-type="float" office:value="0.07137781">
                <text:p>0.07137781</text:p>
              </table:table-cell>
              <table:table-cell office:value-type="float" office:value="0.7100009">
                <text:p>0.7100009</text:p>
              </table:table-cell>
              <table:table-cell office:value-type="float" office:value="0.7054589">
                <text:p>0.705458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05">
                <text:p>2205</text:p>
              </table:table-cell>
              <table:table-cell office:value-type="float" office:value="0.07500023">
                <text:p>0.07500023</text:p>
              </table:table-cell>
              <table:table-cell office:value-type="float" office:value="0.0695476">
                <text:p>0.0695476</text:p>
              </table:table-cell>
              <table:table-cell office:value-type="float" office:value="0.7000009">
                <text:p>0.7000009</text:p>
              </table:table-cell>
              <table:table-cell office:value-type="float" office:value="0.6921483">
                <text:p>0.692148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10">
                <text:p>2210</text:p>
              </table:table-cell>
              <table:table-cell office:value-type="float" office:value="0.07250023">
                <text:p>0.07250023</text:p>
              </table:table-cell>
              <table:table-cell office:value-type="float" office:value="0.064057">
                <text:p>0.064057</text:p>
              </table:table-cell>
              <table:table-cell office:value-type="float" office:value="0.6900009">
                <text:p>0.6900009</text:p>
              </table:table-cell>
              <table:table-cell office:value-type="float" office:value="0.67883784">
                <text:p>0.6788378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15">
                <text:p>2215</text:p>
              </table:table-cell>
              <table:table-cell office:value-type="float" office:value="0.07000023">
                <text:p>0.07000023</text:p>
              </table:table-cell>
              <table:table-cell office:value-type="float" office:value="0.064057">
                <text:p>0.064057</text:p>
              </table:table-cell>
              <table:table-cell office:value-type="float" office:value="0.6800009">
                <text:p>0.6800009</text:p>
              </table:table-cell>
              <table:table-cell office:value-type="float" office:value="0.6655273">
                <text:p>0.665527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20">
                <text:p>2220</text:p>
              </table:table-cell>
              <table:table-cell office:value-type="float" office:value="0.06750023">
                <text:p>0.06750023</text:p>
              </table:table-cell>
              <table:table-cell office:value-type="float" office:value="0.062226802">
                <text:p>0.062226802</text:p>
              </table:table-cell>
              <table:table-cell office:value-type="float" office:value="0.6700009">
                <text:p>0.6700009</text:p>
              </table:table-cell>
              <table:table-cell office:value-type="float" office:value="0.6655273">
                <text:p>0.665527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25">
                <text:p>2225</text:p>
              </table:table-cell>
              <table:table-cell office:value-type="float" office:value="0.065000236">
                <text:p>0.065000236</text:p>
              </table:table-cell>
              <table:table-cell office:value-type="float" office:value="0.058566403">
                <text:p>0.058566403</text:p>
              </table:table-cell>
              <table:table-cell office:value-type="float" office:value="0.6600009">
                <text:p>0.6600009</text:p>
              </table:table-cell>
              <table:table-cell office:value-type="float" office:value="0.6255956">
                <text:p>0.625595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30">
                <text:p>2230</text:p>
              </table:table-cell>
              <table:table-cell office:value-type="float" office:value="0.06250024">
                <text:p>0.06250024</text:p>
              </table:table-cell>
              <table:table-cell office:value-type="float" office:value="0.058566403">
                <text:p>0.058566403</text:p>
              </table:table-cell>
              <table:table-cell office:value-type="float" office:value="0.65000093">
                <text:p>0.65000093</text:p>
              </table:table-cell>
              <table:table-cell office:value-type="float" office:value="0.6389062">
                <text:p>0.63890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35">
                <text:p>2235</text:p>
              </table:table-cell>
              <table:table-cell office:value-type="float" office:value="0.060000237">
                <text:p>0.060000237</text:p>
              </table:table-cell>
              <table:table-cell office:value-type="float" office:value="0.054906003">
                <text:p>0.054906003</text:p>
              </table:table-cell>
              <table:table-cell office:value-type="float" office:value="0.64000094">
                <text:p>0.64000094</text:p>
              </table:table-cell>
              <table:table-cell office:value-type="float" office:value="0.6122851">
                <text:p>0.612285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40">
                <text:p>2240</text:p>
              </table:table-cell>
              <table:table-cell office:value-type="float" office:value="0.057500236">
                <text:p>0.057500236</text:p>
              </table:table-cell>
              <table:table-cell office:value-type="float" office:value="0.0530758">
                <text:p>0.0530758</text:p>
              </table:table-cell>
              <table:table-cell office:value-type="float" office:value="0.63000095">
                <text:p>0.63000095</text:p>
              </table:table-cell>
              <table:table-cell office:value-type="float" office:value="0.5989746">
                <text:p>0.598974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45">
                <text:p>2245</text:p>
              </table:table-cell>
              <table:table-cell office:value-type="float" office:value="0.055000234">
                <text:p>0.055000234</text:p>
              </table:table-cell>
              <table:table-cell office:value-type="float" office:value="0.049415402">
                <text:p>0.049415402</text:p>
              </table:table-cell>
              <table:table-cell office:value-type="float" office:value="0.62000096">
                <text:p>0.62000096</text:p>
              </table:table-cell>
              <table:table-cell office:value-type="float" office:value="0.55904293">
                <text:p>0.5590429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50">
                <text:p>2250</text:p>
              </table:table-cell>
              <table:table-cell office:value-type="float" office:value="0.052500233">
                <text:p>0.052500233</text:p>
              </table:table-cell>
              <table:table-cell office:value-type="float" office:value="0.049415402">
                <text:p>0.049415402</text:p>
              </table:table-cell>
              <table:table-cell office:value-type="float" office:value="0.61000097">
                <text:p>0.61000097</text:p>
              </table:table-cell>
              <table:table-cell office:value-type="float" office:value="0.5723535">
                <text:p>0.572353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55">
                <text:p>2255</text:p>
              </table:table-cell>
              <table:table-cell office:value-type="float" office:value="0.05000023">
                <text:p>0.05000023</text:p>
              </table:table-cell>
              <table:table-cell office:value-type="float" office:value="0.0475852">
                <text:p>0.0475852</text:p>
              </table:table-cell>
              <table:table-cell office:value-type="float" office:value="0.600001">
                <text:p>0.600001</text:p>
              </table:table-cell>
              <table:table-cell office:value-type="float" office:value="0.5324218">
                <text:p>0.532421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60">
                <text:p>2260</text:p>
              </table:table-cell>
              <table:table-cell office:value-type="float" office:value="0.04750023">
                <text:p>0.04750023</text:p>
              </table:table-cell>
              <table:table-cell office:value-type="float" office:value="0.045755">
                <text:p>0.045755</text:p>
              </table:table-cell>
              <table:table-cell office:value-type="float" office:value="0.590001">
                <text:p>0.590001</text:p>
              </table:table-cell>
              <table:table-cell office:value-type="float" office:value="0.5457324">
                <text:p>0.54573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65">
                <text:p>2265</text:p>
              </table:table-cell>
              <table:table-cell office:value-type="float" office:value="0.04500023">
                <text:p>0.04500023</text:p>
              </table:table-cell>
              <table:table-cell office:value-type="float" office:value="0.0420946">
                <text:p>0.0420946</text:p>
              </table:table-cell>
              <table:table-cell office:value-type="float" office:value="0.580001">
                <text:p>0.580001</text:p>
              </table:table-cell>
              <table:table-cell office:value-type="float" office:value="0.5324218">
                <text:p>0.532421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70">
                <text:p>2270</text:p>
              </table:table-cell>
              <table:table-cell office:value-type="float" office:value="0.042500228">
                <text:p>0.042500228</text:p>
              </table:table-cell>
              <table:table-cell office:value-type="float" office:value="0.040264398">
                <text:p>0.040264398</text:p>
              </table:table-cell>
              <table:table-cell office:value-type="float" office:value="0.570001">
                <text:p>0.570001</text:p>
              </table:table-cell>
              <table:table-cell office:value-type="float" office:value="0.5058007">
                <text:p>0.505800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75">
                <text:p>2275</text:p>
              </table:table-cell>
              <table:table-cell office:value-type="float" office:value="0.040000226">
                <text:p>0.040000226</text:p>
              </table:table-cell>
              <table:table-cell office:value-type="float" office:value="0.0384342">
                <text:p>0.0384342</text:p>
              </table:table-cell>
              <table:table-cell office:value-type="float" office:value="0.560001">
                <text:p>0.560001</text:p>
              </table:table-cell>
              <table:table-cell office:value-type="float" office:value="0.5191113">
                <text:p>0.51911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80">
                <text:p>2280</text:p>
              </table:table-cell>
              <table:table-cell office:value-type="float" office:value="0.037500225">
                <text:p>0.037500225</text:p>
              </table:table-cell>
              <table:table-cell office:value-type="float" office:value="0.0347738">
                <text:p>0.0347738</text:p>
              </table:table-cell>
              <table:table-cell office:value-type="float" office:value="0.550001">
                <text:p>0.550001</text:p>
              </table:table-cell>
              <table:table-cell office:value-type="float" office:value="0.5058007">
                <text:p>0.50580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85">
                <text:p>2285</text:p>
              </table:table-cell>
              <table:table-cell office:value-type="float" office:value="0.035000224">
                <text:p>0.035000224</text:p>
              </table:table-cell>
              <table:table-cell office:value-type="float" office:value="0.032943603">
                <text:p>0.032943603</text:p>
              </table:table-cell>
              <table:table-cell office:value-type="float" office:value="0.54000103">
                <text:p>0.54000103</text:p>
              </table:table-cell>
              <table:table-cell office:value-type="float" office:value="0.49249017">
                <text:p>0.4924901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90">
                <text:p>2290</text:p>
              </table:table-cell>
              <table:table-cell office:value-type="float" office:value="0.032500222">
                <text:p>0.032500222</text:p>
              </table:table-cell>
              <table:table-cell office:value-type="float" office:value="0.0347738">
                <text:p>0.0347738</text:p>
              </table:table-cell>
              <table:table-cell office:value-type="float" office:value="0.53000104">
                <text:p>0.53000104</text:p>
              </table:table-cell>
              <table:table-cell office:value-type="float" office:value="0.47917962">
                <text:p>0.4791796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95">
                <text:p>2295</text:p>
              </table:table-cell>
              <table:table-cell office:value-type="float" office:value="0.030000223">
                <text:p>0.030000223</text:p>
              </table:table-cell>
              <table:table-cell office:value-type="float" office:value="0.027453002">
                <text:p>0.027453002</text:p>
              </table:table-cell>
              <table:table-cell office:value-type="float" office:value="0.52000105">
                <text:p>0.52000105</text:p>
              </table:table-cell>
              <table:table-cell office:value-type="float" office:value="0.46586913">
                <text:p>0.465869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300">
                <text:p>2300</text:p>
              </table:table-cell>
              <table:table-cell office:value-type="float" office:value="0.027500223">
                <text:p>0.027500223</text:p>
              </table:table-cell>
              <table:table-cell office:value-type="float" office:value="0.0256228">
                <text:p>0.0256228</text:p>
              </table:table-cell>
              <table:table-cell office:value-type="float" office:value="0.51000106">
                <text:p>0.51000106</text:p>
              </table:table-cell>
              <table:table-cell office:value-type="float" office:value="0.46586913">
                <text:p>0.465869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05">
                <text:p>2305</text:p>
              </table:table-cell>
              <table:table-cell office:value-type="float" office:value="0.025000224">
                <text:p>0.025000224</text:p>
              </table:table-cell>
              <table:table-cell office:value-type="float" office:value="0.0256228">
                <text:p>0.0256228</text:p>
              </table:table-cell>
              <table:table-cell office:value-type="float" office:value="0.5000011">
                <text:p>0.5000011</text:p>
              </table:table-cell>
              <table:table-cell office:value-type="float" office:value="0.46586913">
                <text:p>0.465869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10">
                <text:p>2310</text:p>
              </table:table-cell>
              <table:table-cell office:value-type="float" office:value="0.022500224">
                <text:p>0.022500224</text:p>
              </table:table-cell>
              <table:table-cell office:value-type="float" office:value="0.0219624">
                <text:p>0.0219624</text:p>
              </table:table-cell>
              <table:table-cell office:value-type="float" office:value="0.49000108">
                <text:p>0.49000108</text:p>
              </table:table-cell>
              <table:table-cell office:value-type="float" office:value="0.43924803">
                <text:p>0.4392480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15">
                <text:p>2315</text:p>
              </table:table-cell>
              <table:table-cell office:value-type="float" office:value="0.020000225">
                <text:p>0.020000225</text:p>
              </table:table-cell>
              <table:table-cell office:value-type="float" office:value="0.0219624">
                <text:p>0.0219624</text:p>
              </table:table-cell>
              <table:table-cell office:value-type="float" office:value="0.4800011">
                <text:p>0.4800011</text:p>
              </table:table-cell>
              <table:table-cell office:value-type="float" office:value="0.43924803">
                <text:p>0.4392480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20">
                <text:p>2320</text:p>
              </table:table-cell>
              <table:table-cell office:value-type="float" office:value="0.017500225">
                <text:p>0.017500225</text:p>
              </table:table-cell>
              <table:table-cell office:value-type="float" office:value="0.0219624">
                <text:p>0.0219624</text:p>
              </table:table-cell>
              <table:table-cell office:value-type="float" office:value="0.4700011">
                <text:p>0.4700011</text:p>
              </table:table-cell>
              <table:table-cell office:value-type="float" office:value="0.42593744">
                <text:p>0.425937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25">
                <text:p>2325</text:p>
              </table:table-cell>
              <table:table-cell office:value-type="float" office:value="0.015000226">
                <text:p>0.015000226</text:p>
              </table:table-cell>
              <table:table-cell office:value-type="float" office:value="0.018302001">
                <text:p>0.018302001</text:p>
              </table:table-cell>
              <table:table-cell office:value-type="float" office:value="0.4600011">
                <text:p>0.4600011</text:p>
              </table:table-cell>
              <table:table-cell office:value-type="float" office:value="0.43924803">
                <text:p>0.4392480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30">
                <text:p>2330</text:p>
              </table:table-cell>
              <table:table-cell office:value-type="float" office:value="0.0125002265">
                <text:p>0.0125002265</text:p>
              </table:table-cell>
              <table:table-cell office:value-type="float" office:value="0.016471801">
                <text:p>0.016471801</text:p>
              </table:table-cell>
              <table:table-cell office:value-type="float" office:value="0.45000112">
                <text:p>0.45000112</text:p>
              </table:table-cell>
              <table:table-cell office:value-type="float" office:value="0.45255858">
                <text:p>0.4525585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35">
                <text:p>2335</text:p>
              </table:table-cell>
              <table:table-cell office:value-type="float" office:value="0.010000227">
                <text:p>0.010000227</text:p>
              </table:table-cell>
              <table:table-cell office:value-type="float" office:value="0.014641601">
                <text:p>0.014641601</text:p>
              </table:table-cell>
              <table:table-cell office:value-type="float" office:value="0.44000113">
                <text:p>0.44000113</text:p>
              </table:table-cell>
              <table:table-cell office:value-type="float" office:value="0.43924803">
                <text:p>0.4392480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40">
                <text:p>2340</text:p>
              </table:table-cell>
              <table:table-cell office:value-type="float" office:value="0.007500227">
                <text:p>0.007500227</text:p>
              </table:table-cell>
              <table:table-cell office:value-type="float" office:value="0.0128114">
                <text:p>0.0128114</text:p>
              </table:table-cell>
              <table:table-cell office:value-type="float" office:value="0.43000114">
                <text:p>0.43000114</text:p>
              </table:table-cell>
              <table:table-cell office:value-type="float" office:value="0.42593744">
                <text:p>0.4259374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45">
                <text:p>2345</text:p>
              </table:table-cell>
              <table:table-cell office:value-type="float" office:value="0.005000227">
                <text:p>0.005000227</text:p>
              </table:table-cell>
              <table:table-cell office:value-type="float" office:value="0.0128114">
                <text:p>0.0128114</text:p>
              </table:table-cell>
              <table:table-cell office:value-type="float" office:value="0.42000115">
                <text:p>0.42000115</text:p>
              </table:table-cell>
              <table:table-cell office:value-type="float" office:value="0.43924803">
                <text:p>0.4392480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50">
                <text:p>2350</text:p>
              </table:table-cell>
              <table:table-cell office:value-type="float" office:value="0.0025002272">
                <text:p>0.0025002272</text:p>
              </table:table-cell>
              <table:table-cell office:value-type="float" office:value="0.0109812">
                <text:p>0.0109812</text:p>
              </table:table-cell>
              <table:table-cell office:value-type="float" office:value="0.41000116">
                <text:p>0.41000116</text:p>
              </table:table-cell>
              <table:table-cell office:value-type="float" office:value="0.42593744">
                <text:p>0.425937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55">
                <text:p>2355</text:p>
              </table:table-cell>
              <table:table-cell office:value-type="float" office:value="0.00000022724271">
                <text:p>0.00000022724271</text:p>
              </table:table-cell>
              <table:table-cell office:value-type="float" office:value="0.0073208003">
                <text:p>0.0073208003</text:p>
              </table:table-cell>
              <table:table-cell office:value-type="float" office:value="0.40000117">
                <text:p>0.40000117</text:p>
              </table:table-cell>
              <table:table-cell office:value-type="float" office:value="0.4126269">
                <text:p>0.412626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60">
                <text:p>2360</text:p>
              </table:table-cell>
              <table:table-cell office:value-type="float" office:value="-0.0024997727">
                <text:p>-0.0024997727</text:p>
              </table:table-cell>
              <table:table-cell office:value-type="float" office:value="0.0054906">
                <text:p>0.0054906</text:p>
              </table:table-cell>
              <table:table-cell office:value-type="float" office:value="0.39000118">
                <text:p>0.39000118</text:p>
              </table:table-cell>
              <table:table-cell office:value-type="float" office:value="0.39931634">
                <text:p>0.3993163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65">
                <text:p>2365</text:p>
              </table:table-cell>
              <table:table-cell office:value-type="float" office:value="-0.0049997726">
                <text:p>-0.0049997726</text:p>
              </table:table-cell>
              <table:table-cell office:value-type="float" office:value="0.0054906">
                <text:p>0.0054906</text:p>
              </table:table-cell>
              <table:table-cell office:value-type="float" office:value="0.3800012">
                <text:p>0.3800012</text:p>
              </table:table-cell>
              <table:table-cell office:value-type="float" office:value="0.38600582">
                <text:p>0.3860058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70">
                <text:p>2370</text:p>
              </table:table-cell>
              <table:table-cell office:value-type="float" office:value="-0.0074997726">
                <text:p>-0.0074997726</text:p>
              </table:table-cell>
              <table:table-cell office:value-type="float" office:value="0.0018302001">
                <text:p>0.0018302001</text:p>
              </table:table-cell>
              <table:table-cell office:value-type="float" office:value="0.3700012">
                <text:p>0.3700012</text:p>
              </table:table-cell>
              <table:table-cell office:value-type="float" office:value="0.38600582">
                <text:p>0.3860058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75">
                <text:p>2375</text:p>
              </table:table-cell>
              <table:table-cell office:value-type="float" office:value="-0.0099997725">
                <text:p>-0.0099997725</text:p>
              </table:table-cell>
              <table:table-cell office:value-type="float" office:value="0.0036604002">
                <text:p>0.0036604002</text:p>
              </table:table-cell>
              <table:table-cell office:value-type="float" office:value="0.3600012">
                <text:p>0.3600012</text:p>
              </table:table-cell>
              <table:table-cell office:value-type="float" office:value="0.35938472">
                <text:p>0.3593847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80">
                <text:p>2380</text:p>
              </table:table-cell>
              <table:table-cell office:value-type="float" office:value="-0.012499772">
                <text:p>-0.012499772</text:p>
              </table:table-cell>
              <table:table-cell office:value-type="float" office:value="0.0018302001">
                <text:p>0.0018302001</text:p>
              </table:table-cell>
              <table:table-cell office:value-type="float" office:value="0.35000122">
                <text:p>0.35000122</text:p>
              </table:table-cell>
              <table:table-cell office:value-type="float" office:value="0.38600582">
                <text:p>0.3860058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85">
                <text:p>2385</text:p>
              </table:table-cell>
              <table:table-cell office:value-type="float" office:value="-0.0149997715">
                <text:p>-0.0149997715</text:p>
              </table:table-cell>
              <table:table-cell office:value-type="float" office:value="0">
                <text:p>0</text:p>
              </table:table-cell>
              <table:table-cell office:value-type="float" office:value="0.34000123">
                <text:p>0.34000123</text:p>
              </table:table-cell>
              <table:table-cell office:value-type="float" office:value="0.37269527">
                <text:p>0.3726952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90">
                <text:p>2390</text:p>
              </table:table-cell>
              <table:table-cell office:value-type="float" office:value="-0.017499771">
                <text:p>-0.017499771</text:p>
              </table:table-cell>
              <table:table-cell office:value-type="float" office:value="0">
                <text:p>0</text:p>
              </table:table-cell>
              <table:table-cell office:value-type="float" office:value="0.33000124">
                <text:p>0.33000124</text:p>
              </table:table-cell>
              <table:table-cell office:value-type="float" office:value="0.35938472">
                <text:p>0.359384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95">
                <text:p>2395</text:p>
              </table:table-cell>
              <table:table-cell office:value-type="float" office:value="-0.01999977">
                <text:p>-0.01999977</text:p>
              </table:table-cell>
              <table:table-cell office:value-type="float" office:value="0">
                <text:p>0</text:p>
              </table:table-cell>
              <table:table-cell office:value-type="float" office:value="0.32000124">
                <text:p>0.32000124</text:p>
              </table:table-cell>
              <table:table-cell office:value-type="float" office:value="0.34607416">
                <text:p>0.346074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00">
                <text:p>2400</text:p>
              </table:table-cell>
              <table:table-cell office:value-type="float" office:value="-0.02249977">
                <text:p>-0.02249977</text:p>
              </table:table-cell>
              <table:table-cell office:value-type="float" office:value="-0.0018302001">
                <text:p>-0.0018302001</text:p>
              </table:table-cell>
              <table:table-cell office:value-type="float" office:value="0.31000125">
                <text:p>0.31000125</text:p>
              </table:table-cell>
              <table:table-cell office:value-type="float" office:value="0.35938472">
                <text:p>0.3593847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05">
                <text:p>2405</text:p>
              </table:table-cell>
              <table:table-cell office:value-type="float" office:value="-0.02499977">
                <text:p>-0.02499977</text:p>
              </table:table-cell>
              <table:table-cell office:value-type="float" office:value="-0.0018302001">
                <text:p>-0.0018302001</text:p>
              </table:table-cell>
              <table:table-cell office:value-type="float" office:value="0.30000126">
                <text:p>0.30000126</text:p>
              </table:table-cell>
              <table:table-cell office:value-type="float" office:value="0.3194531">
                <text:p>0.319453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10">
                <text:p>2410</text:p>
              </table:table-cell>
              <table:table-cell office:value-type="float" office:value="-0.027499769">
                <text:p>-0.027499769</text:p>
              </table:table-cell>
              <table:table-cell office:value-type="float" office:value="-0.0036604002">
                <text:p>-0.0036604002</text:p>
              </table:table-cell>
              <table:table-cell office:value-type="float" office:value="0.29000127">
                <text:p>0.29000127</text:p>
              </table:table-cell>
              <table:table-cell office:value-type="float" office:value="0.3194531">
                <text:p>0.319453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15">
                <text:p>2415</text:p>
              </table:table-cell>
              <table:table-cell office:value-type="float" office:value="-0.029999768">
                <text:p>-0.029999768</text:p>
              </table:table-cell>
              <table:table-cell office:value-type="float" office:value="-0.0018302001">
                <text:p>-0.0018302001</text:p>
              </table:table-cell>
              <table:table-cell office:value-type="float" office:value="0.28000128">
                <text:p>0.28000128</text:p>
              </table:table-cell>
              <table:table-cell office:value-type="float" office:value="0.3194531">
                <text:p>0.31945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20">
                <text:p>2420</text:p>
              </table:table-cell>
              <table:table-cell office:value-type="float" office:value="-0.032499768">
                <text:p>-0.032499768</text:p>
              </table:table-cell>
              <table:table-cell office:value-type="float" office:value="-0.0054906">
                <text:p>-0.0054906</text:p>
              </table:table-cell>
              <table:table-cell office:value-type="float" office:value="0.2700013">
                <text:p>0.2700013</text:p>
              </table:table-cell>
              <table:table-cell office:value-type="float" office:value="0.30614254">
                <text:p>0.3061425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25">
                <text:p>2425</text:p>
              </table:table-cell>
              <table:table-cell office:value-type="float" office:value="-0.03499977">
                <text:p>-0.03499977</text:p>
              </table:table-cell>
              <table:table-cell office:value-type="float" office:value="-0.0054906">
                <text:p>-0.0054906</text:p>
              </table:table-cell>
              <table:table-cell office:value-type="float" office:value="0.2600013">
                <text:p>0.2600013</text:p>
              </table:table-cell>
              <table:table-cell office:value-type="float" office:value="0.30614254">
                <text:p>0.3061425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30">
                <text:p>2430</text:p>
              </table:table-cell>
              <table:table-cell office:value-type="float" office:value="-0.03749977">
                <text:p>-0.03749977</text:p>
              </table:table-cell>
              <table:table-cell office:value-type="float" office:value="-0.0054906">
                <text:p>-0.0054906</text:p>
              </table:table-cell>
              <table:table-cell office:value-type="float" office:value="0.2500013">
                <text:p>0.2500013</text:p>
              </table:table-cell>
              <table:table-cell office:value-type="float" office:value="0.27952147">
                <text:p>0.2795214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35">
                <text:p>2435</text:p>
              </table:table-cell>
              <table:table-cell office:value-type="float" office:value="-0.039999772">
                <text:p>-0.039999772</text:p>
              </table:table-cell>
              <table:table-cell office:value-type="float" office:value="-0.0109812">
                <text:p>-0.0109812</text:p>
              </table:table-cell>
              <table:table-cell office:value-type="float" office:value="0.2400013">
                <text:p>0.2400013</text:p>
              </table:table-cell>
              <table:table-cell office:value-type="float" office:value="0.27952147">
                <text:p>0.2795214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40">
                <text:p>2440</text:p>
              </table:table-cell>
              <table:table-cell office:value-type="float" office:value="-0.042499773">
                <text:p>-0.042499773</text:p>
              </table:table-cell>
              <table:table-cell office:value-type="float" office:value="-0.014641601">
                <text:p>-0.014641601</text:p>
              </table:table-cell>
              <table:table-cell office:value-type="float" office:value="0.2300013">
                <text:p>0.2300013</text:p>
              </table:table-cell>
              <table:table-cell office:value-type="float" office:value="0.2662109">
                <text:p>0.266210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45">
                <text:p>2445</text:p>
              </table:table-cell>
              <table:table-cell office:value-type="float" office:value="-0.044999775">
                <text:p>-0.044999775</text:p>
              </table:table-cell>
              <table:table-cell office:value-type="float" office:value="-0.0219624">
                <text:p>-0.0219624</text:p>
              </table:table-cell>
              <table:table-cell office:value-type="float" office:value="0.2200013">
                <text:p>0.2200013</text:p>
              </table:table-cell>
              <table:table-cell office:value-type="float" office:value="0.2662109">
                <text:p>0.266210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50">
                <text:p>2450</text:p>
              </table:table-cell>
              <table:table-cell office:value-type="float" office:value="-0.047499776">
                <text:p>-0.047499776</text:p>
              </table:table-cell>
              <table:table-cell office:value-type="float" office:value="-0.031113401">
                <text:p>-0.031113401</text:p>
              </table:table-cell>
              <table:table-cell office:value-type="float" office:value="0.21000129">
                <text:p>0.21000129</text:p>
              </table:table-cell>
              <table:table-cell office:value-type="float" office:value="0.2662109">
                <text:p>0.266210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55">
                <text:p>2455</text:p>
              </table:table-cell>
              <table:table-cell office:value-type="float" office:value="-0.049999777">
                <text:p>-0.049999777</text:p>
              </table:table-cell>
              <table:table-cell office:value-type="float" office:value="-0.0347738">
                <text:p>-0.0347738</text:p>
              </table:table-cell>
              <table:table-cell office:value-type="float" office:value="0.20000128">
                <text:p>0.20000128</text:p>
              </table:table-cell>
              <table:table-cell office:value-type="float" office:value="0.23958981">
                <text:p>0.2395898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60">
                <text:p>2460</text:p>
              </table:table-cell>
              <table:table-cell office:value-type="float" office:value="-0.05249978">
                <text:p>-0.05249978</text:p>
              </table:table-cell>
              <table:table-cell office:value-type="float" office:value="-0.0439248">
                <text:p>-0.0439248</text:p>
              </table:table-cell>
              <table:table-cell office:value-type="float" office:value="0.19000128">
                <text:p>0.19000128</text:p>
              </table:table-cell>
              <table:table-cell office:value-type="float" office:value="0.22627929">
                <text:p>0.226279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65">
                <text:p>2465</text:p>
              </table:table-cell>
              <table:table-cell office:value-type="float" office:value="-0.05499978">
                <text:p>-0.05499978</text:p>
              </table:table-cell>
              <table:table-cell office:value-type="float" office:value="-0.049415402">
                <text:p>-0.049415402</text:p>
              </table:table-cell>
              <table:table-cell office:value-type="float" office:value="0.18000127">
                <text:p>0.18000127</text:p>
              </table:table-cell>
              <table:table-cell office:value-type="float" office:value="0.21296872">
                <text:p>0.2129687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70">
                <text:p>2470</text:p>
              </table:table-cell>
              <table:table-cell office:value-type="float" office:value="-0.05749978">
                <text:p>-0.05749978</text:p>
              </table:table-cell>
              <table:table-cell office:value-type="float" office:value="-0.0530758">
                <text:p>-0.0530758</text:p>
              </table:table-cell>
              <table:table-cell office:value-type="float" office:value="0.17000127">
                <text:p>0.17000127</text:p>
              </table:table-cell>
              <table:table-cell office:value-type="float" office:value="0.21296872">
                <text:p>0.2129687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75">
                <text:p>2475</text:p>
              </table:table-cell>
              <table:table-cell office:value-type="float" office:value="-0.059999783">
                <text:p>-0.059999783</text:p>
              </table:table-cell>
              <table:table-cell office:value-type="float" office:value="-0.0567362">
                <text:p>-0.0567362</text:p>
              </table:table-cell>
              <table:table-cell office:value-type="float" office:value="0.16000126">
                <text:p>0.16000126</text:p>
              </table:table-cell>
              <table:table-cell office:value-type="float" office:value="0.18634763">
                <text:p>0.186347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80">
                <text:p>2480</text:p>
              </table:table-cell>
              <table:table-cell office:value-type="float" office:value="-0.062499784">
                <text:p>-0.062499784</text:p>
              </table:table-cell>
              <table:table-cell office:value-type="float" office:value="-0.0603966">
                <text:p>-0.0603966</text:p>
              </table:table-cell>
              <table:table-cell office:value-type="float" office:value="0.15000126">
                <text:p>0.15000126</text:p>
              </table:table-cell>
              <table:table-cell office:value-type="float" office:value="0.17303708">
                <text:p>0.1730370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85">
                <text:p>2485</text:p>
              </table:table-cell>
              <table:table-cell office:value-type="float" office:value="-0.06499978">
                <text:p>-0.06499978</text:p>
              </table:table-cell>
              <table:table-cell office:value-type="float" office:value="-0.0603966">
                <text:p>-0.0603966</text:p>
              </table:table-cell>
              <table:table-cell office:value-type="float" office:value="0.14000125">
                <text:p>0.14000125</text:p>
              </table:table-cell>
              <table:table-cell office:value-type="float" office:value="0.15972655">
                <text:p>0.1597265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90">
                <text:p>2490</text:p>
              </table:table-cell>
              <table:table-cell office:value-type="float" office:value="-0.06749978">
                <text:p>-0.06749978</text:p>
              </table:table-cell>
              <table:table-cell office:value-type="float" office:value="-0.0695476">
                <text:p>-0.0695476</text:p>
              </table:table-cell>
              <table:table-cell office:value-type="float" office:value="0.13000125">
                <text:p>0.13000125</text:p>
              </table:table-cell>
              <table:table-cell office:value-type="float" office:value="0.146416">
                <text:p>0.1464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95">
                <text:p>2495</text:p>
              </table:table-cell>
              <table:table-cell office:value-type="float" office:value="-0.06999978">
                <text:p>-0.06999978</text:p>
              </table:table-cell>
              <table:table-cell office:value-type="float" office:value="-0.07137781">
                <text:p>-0.07137781</text:p>
              </table:table-cell>
              <table:table-cell office:value-type="float" office:value="0.12000125">
                <text:p>0.12000125</text:p>
              </table:table-cell>
              <table:table-cell office:value-type="float" office:value="0.146416">
                <text:p>0.1464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500">
                <text:p>2500</text:p>
              </table:table-cell>
              <table:table-cell office:value-type="float" office:value="-0.072499774">
                <text:p>-0.072499774</text:p>
              </table:table-cell>
              <table:table-cell office:value-type="float" office:value="-0.073208004">
                <text:p>-0.073208004</text:p>
              </table:table-cell>
              <table:table-cell office:value-type="float" office:value="0.11000125">
                <text:p>0.11000125</text:p>
              </table:table-cell>
              <table:table-cell office:value-type="float" office:value="0.119794905">
                <text:p>0.11979490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05">
                <text:p>2505</text:p>
              </table:table-cell>
              <table:table-cell office:value-type="float" office:value="-0.07499977">
                <text:p>-0.07499977</text:p>
              </table:table-cell>
              <table:table-cell office:value-type="float" office:value="-0.078698605">
                <text:p>-0.078698605</text:p>
              </table:table-cell>
              <table:table-cell office:value-type="float" office:value="0.10000125">
                <text:p>0.10000125</text:p>
              </table:table-cell>
              <table:table-cell office:value-type="float" office:value="0.10648436">
                <text:p>0.1064843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10">
                <text:p>2510</text:p>
              </table:table-cell>
              <table:table-cell office:value-type="float" office:value="-0.07749977">
                <text:p>-0.07749977</text:p>
              </table:table-cell>
              <table:table-cell office:value-type="float" office:value="-0.0805288">
                <text:p>-0.0805288</text:p>
              </table:table-cell>
              <table:table-cell office:value-type="float" office:value="0.090001255">
                <text:p>0.090001255</text:p>
              </table:table-cell>
              <table:table-cell office:value-type="float" office:value="0.10648436">
                <text:p>0.1064843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15">
                <text:p>2515</text:p>
              </table:table-cell>
              <table:table-cell office:value-type="float" office:value="-0.07999977">
                <text:p>-0.07999977</text:p>
              </table:table-cell>
              <table:table-cell office:value-type="float" office:value="-0.08235901">
                <text:p>-0.08235901</text:p>
              </table:table-cell>
              <table:table-cell office:value-type="float" office:value="0.08000126">
                <text:p>0.08000126</text:p>
              </table:table-cell>
              <table:table-cell office:value-type="float" office:value="0.07986327">
                <text:p>0.0798632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20">
                <text:p>2520</text:p>
              </table:table-cell>
              <table:table-cell office:value-type="float" office:value="-0.082499765">
                <text:p>-0.082499765</text:p>
              </table:table-cell>
              <table:table-cell office:value-type="float" office:value="-0.0878496">
                <text:p>-0.0878496</text:p>
              </table:table-cell>
              <table:table-cell office:value-type="float" office:value="0.07000126">
                <text:p>0.07000126</text:p>
              </table:table-cell>
              <table:table-cell office:value-type="float" office:value="0.07986327">
                <text:p>0.0798632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25">
                <text:p>2525</text:p>
              </table:table-cell>
              <table:table-cell office:value-type="float" office:value="-0.08499976">
                <text:p>-0.08499976</text:p>
              </table:table-cell>
              <table:table-cell office:value-type="float" office:value="-0.0933402">
                <text:p>-0.0933402</text:p>
              </table:table-cell>
              <table:table-cell office:value-type="float" office:value="0.06000126">
                <text:p>0.06000126</text:p>
              </table:table-cell>
              <table:table-cell office:value-type="float" office:value="0.07986327">
                <text:p>0.0798632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30">
                <text:p>2530</text:p>
              </table:table-cell>
              <table:table-cell office:value-type="float" office:value="-0.08749976">
                <text:p>-0.08749976</text:p>
              </table:table-cell>
              <table:table-cell office:value-type="float" office:value="-0.0933402">
                <text:p>-0.0933402</text:p>
              </table:table-cell>
              <table:table-cell office:value-type="float" office:value="0.050001264">
                <text:p>0.050001264</text:p>
              </table:table-cell>
              <table:table-cell office:value-type="float" office:value="0.05324218">
                <text:p>0.0532421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35">
                <text:p>2535</text:p>
              </table:table-cell>
              <table:table-cell office:value-type="float" office:value="-0.08999976">
                <text:p>-0.08999976</text:p>
              </table:table-cell>
              <table:table-cell office:value-type="float" office:value="-0.0970006">
                <text:p>-0.0970006</text:p>
              </table:table-cell>
              <table:table-cell office:value-type="float" office:value="0.040001266">
                <text:p>0.040001266</text:p>
              </table:table-cell>
              <table:table-cell office:value-type="float" office:value="0.02662109">
                <text:p>0.0266210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40">
                <text:p>2540</text:p>
              </table:table-cell>
              <table:table-cell office:value-type="float" office:value="-0.092499755">
                <text:p>-0.092499755</text:p>
              </table:table-cell>
              <table:table-cell office:value-type="float" office:value="-0.0933402">
                <text:p>-0.0933402</text:p>
              </table:table-cell>
              <table:table-cell office:value-type="float" office:value="0.030001266">
                <text:p>0.030001266</text:p>
              </table:table-cell>
              <table:table-cell office:value-type="float" office:value="0.02662109">
                <text:p>0.0266210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45">
                <text:p>2545</text:p>
              </table:table-cell>
              <table:table-cell office:value-type="float" office:value="-0.09499975">
                <text:p>-0.09499975</text:p>
              </table:table-cell>
              <table:table-cell office:value-type="float" office:value="-0.098830804">
                <text:p>-0.098830804</text:p>
              </table:table-cell>
              <table:table-cell office:value-type="float" office:value="0.020001266">
                <text:p>0.020001266</text:p>
              </table:table-cell>
              <table:table-cell office:value-type="float" office:value="0.013310545">
                <text:p>0.01331054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50">
                <text:p>2550</text:p>
              </table:table-cell>
              <table:table-cell office:value-type="float" office:value="-0.09749975">
                <text:p>-0.09749975</text:p>
              </table:table-cell>
              <table:table-cell office:value-type="float" office:value="-0.0970006">
                <text:p>-0.0970006</text:p>
              </table:table-cell>
              <table:table-cell office:value-type="float" office:value="0.010001266">
                <text:p>0.010001266</text:p>
              </table:table-cell>
              <table:table-cell office:value-type="float" office:value="0.013310545">
                <text:p>0.01331054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55">
                <text:p>2555</text:p>
              </table:table-cell>
              <table:table-cell office:value-type="float" office:value="-0.09999975">
                <text:p>-0.09999975</text:p>
              </table:table-cell>
              <table:table-cell office:value-type="float" office:value="-0.0970006">
                <text:p>-0.0970006</text:p>
              </table:table-cell>
              <table:table-cell office:value-type="float" office:value="0.0000012665987">
                <text:p>0.0000012665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60">
                <text:p>2560</text:p>
              </table:table-cell>
              <table:table-cell office:value-type="float" office:value="-0.102499746">
                <text:p>-0.102499746</text:p>
              </table:table-cell>
              <table:table-cell office:value-type="float" office:value="-0.098830804">
                <text:p>-0.098830804</text:p>
              </table:table-cell>
              <table:table-cell office:value-type="float" office:value="-0.009998733">
                <text:p>-0.009998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65">
                <text:p>2565</text:p>
              </table:table-cell>
              <table:table-cell office:value-type="float" office:value="-0.10499974">
                <text:p>-0.10499974</text:p>
              </table:table-cell>
              <table:table-cell office:value-type="float" office:value="-0.1024912">
                <text:p>-0.1024912</text:p>
              </table:table-cell>
              <table:table-cell office:value-type="float" office:value="-0.019998733">
                <text:p>-0.019998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70">
                <text:p>2570</text:p>
              </table:table-cell>
              <table:table-cell office:value-type="float" office:value="-0.10749974">
                <text:p>-0.10749974</text:p>
              </table:table-cell>
              <table:table-cell office:value-type="float" office:value="-0.1079818">
                <text:p>-0.1079818</text:p>
              </table:table-cell>
              <table:table-cell office:value-type="float" office:value="-0.029998733">
                <text:p>-0.029998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75">
                <text:p>2575</text:p>
              </table:table-cell>
              <table:table-cell office:value-type="float" office:value="-0.10999974">
                <text:p>-0.10999974</text:p>
              </table:table-cell>
              <table:table-cell office:value-type="float" office:value="-0.118963">
                <text:p>-0.118963</text:p>
              </table:table-cell>
              <table:table-cell office:value-type="float" office:value="-0.039998733">
                <text:p>-0.039998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80">
                <text:p>2580</text:p>
              </table:table-cell>
              <table:table-cell office:value-type="float" office:value="-0.112499736">
                <text:p>-0.112499736</text:p>
              </table:table-cell>
              <table:table-cell office:value-type="float" office:value="-0.1207932">
                <text:p>-0.1207932</text:p>
              </table:table-cell>
              <table:table-cell office:value-type="float" office:value="-0.04999873">
                <text:p>-0.04999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85">
                <text:p>2585</text:p>
              </table:table-cell>
              <table:table-cell office:value-type="float" office:value="-0.114999734">
                <text:p>-0.114999734</text:p>
              </table:table-cell>
              <table:table-cell office:value-type="float" office:value="-0.12262341">
                <text:p>-0.12262341</text:p>
              </table:table-cell>
              <table:table-cell office:value-type="float" office:value="-0.05999873">
                <text:p>-0.05999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90">
                <text:p>2590</text:p>
              </table:table-cell>
              <table:table-cell office:value-type="float" office:value="-0.11749973">
                <text:p>-0.11749973</text:p>
              </table:table-cell>
              <table:table-cell office:value-type="float" office:value="-0.12262341">
                <text:p>-0.12262341</text:p>
              </table:table-cell>
              <table:table-cell office:value-type="float" office:value="-0.069998726">
                <text:p>-0.069998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95">
                <text:p>2595</text:p>
              </table:table-cell>
              <table:table-cell office:value-type="float" office:value="-0.11999973">
                <text:p>-0.11999973</text:p>
              </table:table-cell>
              <table:table-cell office:value-type="float" office:value="-0.118963">
                <text:p>-0.118963</text:p>
              </table:table-cell>
              <table:table-cell office:value-type="float" office:value="-0.079998724">
                <text:p>-0.079998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600">
                <text:p>2600</text:p>
              </table:table-cell>
              <table:table-cell office:value-type="float" office:value="-0.12249973">
                <text:p>-0.12249973</text:p>
              </table:table-cell>
              <table:table-cell office:value-type="float" office:value="-0.117132805">
                <text:p>-0.117132805</text:p>
              </table:table-cell>
              <table:table-cell office:value-type="float" office:value="-0.08999872">
                <text:p>-0.08999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605">
                <text:p>2605</text:p>
              </table:table-cell>
              <table:table-cell office:value-type="float" office:value="-0.124999724">
                <text:p>-0.124999724</text:p>
              </table:table-cell>
              <table:table-cell office:value-type="float" office:value="-0.1207932">
                <text:p>-0.1207932</text:p>
              </table:table-cell>
              <table:table-cell office:value-type="float" office:value="-0.09999872">
                <text:p>-0.09999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10">
                <text:p>2610</text:p>
              </table:table-cell>
              <table:table-cell office:value-type="float" office:value="-0.12749973">
                <text:p>-0.12749973</text:p>
              </table:table-cell>
              <table:table-cell office:value-type="float" office:value="-0.12262341">
                <text:p>-0.12262341</text:p>
              </table:table-cell>
              <table:table-cell office:value-type="float" office:value="-0.10999872">
                <text:p>-0.10999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15">
                <text:p>2615</text:p>
              </table:table-cell>
              <table:table-cell office:value-type="float" office:value="-0.12999973">
                <text:p>-0.12999973</text:p>
              </table:table-cell>
              <table:table-cell office:value-type="float" office:value="-0.128114">
                <text:p>-0.128114</text:p>
              </table:table-cell>
              <table:table-cell office:value-type="float" office:value="-0.119998716">
                <text:p>-0.119998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20">
                <text:p>2620</text:p>
              </table:table-cell>
              <table:table-cell office:value-type="float" office:value="-0.13249972">
                <text:p>-0.13249972</text:p>
              </table:table-cell>
              <table:table-cell office:value-type="float" office:value="-0.1336046">
                <text:p>-0.1336046</text:p>
              </table:table-cell>
              <table:table-cell office:value-type="float" office:value="-0.12999871">
                <text:p>-0.12999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25">
                <text:p>2625</text:p>
              </table:table-cell>
              <table:table-cell office:value-type="float" office:value="-0.13499972">
                <text:p>-0.13499972</text:p>
              </table:table-cell>
              <table:table-cell office:value-type="float" office:value="-0.1354348">
                <text:p>-0.1354348</text:p>
              </table:table-cell>
              <table:table-cell office:value-type="float" office:value="-0.13999872">
                <text:p>-0.13999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30">
                <text:p>2630</text:p>
              </table:table-cell>
              <table:table-cell office:value-type="float" office:value="-0.13749972">
                <text:p>-0.13749972</text:p>
              </table:table-cell>
              <table:table-cell office:value-type="float" office:value="-0.13726501">
                <text:p>-0.13726501</text:p>
              </table:table-cell>
              <table:table-cell office:value-type="float" office:value="-0.14999872">
                <text:p>-0.14999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35">
                <text:p>2635</text:p>
              </table:table-cell>
              <table:table-cell office:value-type="float" office:value="-0.13999972">
                <text:p>-0.13999972</text:p>
              </table:table-cell>
              <table:table-cell office:value-type="float" office:value="-0.1354348">
                <text:p>-0.1354348</text:p>
              </table:table-cell>
              <table:table-cell office:value-type="float" office:value="-0.15999873">
                <text:p>-0.15999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40">
                <text:p>2640</text:p>
              </table:table-cell>
              <table:table-cell office:value-type="float" office:value="-0.14249972">
                <text:p>-0.14249972</text:p>
              </table:table-cell>
              <table:table-cell office:value-type="float" office:value="-0.1409254">
                <text:p>-0.1409254</text:p>
              </table:table-cell>
              <table:table-cell office:value-type="float" office:value="-0.16999874">
                <text:p>-0.16999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45">
                <text:p>2645</text:p>
              </table:table-cell>
              <table:table-cell office:value-type="float" office:value="-0.14499971">
                <text:p>-0.14499971</text:p>
              </table:table-cell>
              <table:table-cell office:value-type="float" office:value="-0.1445858">
                <text:p>-0.1445858</text:p>
              </table:table-cell>
              <table:table-cell office:value-type="float" office:value="-0.17999874">
                <text:p>-0.17999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50">
                <text:p>2650</text:p>
              </table:table-cell>
              <table:table-cell office:value-type="float" office:value="-0.14749971">
                <text:p>-0.14749971</text:p>
              </table:table-cell>
              <table:table-cell office:value-type="float" office:value="-0.15373681">
                <text:p>-0.15373681</text:p>
              </table:table-cell>
              <table:table-cell office:value-type="float" office:value="-0.18999875">
                <text:p>-0.18999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655">
                <text:p>2655</text:p>
              </table:table-cell>
              <table:table-cell office:value-type="float" office:value="-0.14999971">
                <text:p>-0.14999971</text:p>
              </table:table-cell>
              <table:table-cell office:value-type="float" office:value="-0.15373681">
                <text:p>-0.15373681</text:p>
              </table:table-cell>
              <table:table-cell office:value-type="float" office:value="-0.19999875">
                <text:p>-0.19999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60">
                <text:p>2660</text:p>
              </table:table-cell>
              <table:table-cell office:value-type="float" office:value="-0.1524997">
                <text:p>-0.1524997</text:p>
              </table:table-cell>
              <table:table-cell office:value-type="float" office:value="-0.155567">
                <text:p>-0.155567</text:p>
              </table:table-cell>
              <table:table-cell office:value-type="float" office:value="-0.20999876">
                <text:p>-0.20999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665">
                <text:p>2665</text:p>
              </table:table-cell>
              <table:table-cell office:value-type="float" office:value="-0.1549997">
                <text:p>-0.1549997</text:p>
              </table:table-cell>
              <table:table-cell office:value-type="float" office:value="-0.15190661">
                <text:p>-0.15190661</text:p>
              </table:table-cell>
              <table:table-cell office:value-type="float" office:value="-0.21999876">
                <text:p>-0.21999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670">
                <text:p>2670</text:p>
              </table:table-cell>
              <table:table-cell office:value-type="float" office:value="-0.1574997">
                <text:p>-0.1574997</text:p>
              </table:table-cell>
              <table:table-cell office:value-type="float" office:value="-0.15373681">
                <text:p>-0.15373681</text:p>
              </table:table-cell>
              <table:table-cell office:value-type="float" office:value="-0.22999877">
                <text:p>-0.22999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675">
                <text:p>2675</text:p>
              </table:table-cell>
              <table:table-cell office:value-type="float" office:value="-0.1599997">
                <text:p>-0.1599997</text:p>
              </table:table-cell>
              <table:table-cell office:value-type="float" office:value="-0.15373681">
                <text:p>-0.15373681</text:p>
              </table:table-cell>
              <table:table-cell office:value-type="float" office:value="-0.23999877">
                <text:p>-0.23999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80">
                <text:p>2680</text:p>
              </table:table-cell>
              <table:table-cell office:value-type="float" office:value="-0.1624997">
                <text:p>-0.1624997</text:p>
              </table:table-cell>
              <table:table-cell office:value-type="float" office:value="-0.15922742">
                <text:p>-0.15922742</text:p>
              </table:table-cell>
              <table:table-cell office:value-type="float" office:value="-0.24999878">
                <text:p>-0.24999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85">
                <text:p>2685</text:p>
              </table:table-cell>
              <table:table-cell office:value-type="float" office:value="-0.1649997">
                <text:p>-0.1649997</text:p>
              </table:table-cell>
              <table:table-cell office:value-type="float" office:value="-0.16288781">
                <text:p>-0.16288781</text:p>
              </table:table-cell>
              <table:table-cell office:value-type="float" office:value="-0.25999877">
                <text:p>-0.25999877</text:p>
              </table:table-cell>
              <table:table-cell office:value-type="float" office:value="-0.013310545">
                <text:p>-0.01331054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90">
                <text:p>2690</text:p>
              </table:table-cell>
              <table:table-cell office:value-type="float" office:value="-0.16749969">
                <text:p>-0.16749969</text:p>
              </table:table-cell>
              <table:table-cell office:value-type="float" office:value="-0.1610576">
                <text:p>-0.1610576</text:p>
              </table:table-cell>
              <table:table-cell office:value-type="float" office:value="-0.26999876">
                <text:p>-0.26999876</text:p>
              </table:table-cell>
              <table:table-cell office:value-type="float" office:value="-0.013310545">
                <text:p>-0.01331054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95">
                <text:p>2695</text:p>
              </table:table-cell>
              <table:table-cell office:value-type="float" office:value="-0.16999969">
                <text:p>-0.16999969</text:p>
              </table:table-cell>
              <table:table-cell office:value-type="float" office:value="-0.16288781">
                <text:p>-0.16288781</text:p>
              </table:table-cell>
              <table:table-cell office:value-type="float" office:value="-0.27999875">
                <text:p>-0.27999875</text:p>
              </table:table-cell>
              <table:table-cell office:value-type="float" office:value="-0.013310545">
                <text:p>-0.01331054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700">
                <text:p>2700</text:p>
              </table:table-cell>
              <table:table-cell office:value-type="float" office:value="-0.17249969">
                <text:p>-0.17249969</text:p>
              </table:table-cell>
              <table:table-cell office:value-type="float" office:value="-0.1665482">
                <text:p>-0.1665482</text:p>
              </table:table-cell>
              <table:table-cell office:value-type="float" office:value="-0.28999874">
                <text:p>-0.28999874</text:p>
              </table:table-cell>
              <table:table-cell office:value-type="float" office:value="-0.039931636">
                <text:p>-0.03993163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705">
                <text:p>2705</text:p>
              </table:table-cell>
              <table:table-cell office:value-type="float" office:value="-0.17499968">
                <text:p>-0.17499968</text:p>
              </table:table-cell>
              <table:table-cell office:value-type="float" office:value="-0.17020862">
                <text:p>-0.17020862</text:p>
              </table:table-cell>
              <table:table-cell office:value-type="float" office:value="-0.29999873">
                <text:p>-0.29999873</text:p>
              </table:table-cell>
              <table:table-cell office:value-type="float" office:value="-0.09317382">
                <text:p>-0.0931738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10">
                <text:p>2710</text:p>
              </table:table-cell>
              <table:table-cell office:value-type="float" office:value="-0.17749968">
                <text:p>-0.17749968</text:p>
              </table:table-cell>
              <table:table-cell office:value-type="float" office:value="-0.1720388">
                <text:p>-0.1720388</text:p>
              </table:table-cell>
              <table:table-cell office:value-type="float" office:value="-0.30999872">
                <text:p>-0.30999872</text:p>
              </table:table-cell>
              <table:table-cell office:value-type="float" office:value="-0.13310546">
                <text:p>-0.1331054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15">
                <text:p>2715</text:p>
              </table:table-cell>
              <table:table-cell office:value-type="float" office:value="-0.17999968">
                <text:p>-0.17999968</text:p>
              </table:table-cell>
              <table:table-cell office:value-type="float" office:value="-0.17752941">
                <text:p>-0.17752941</text:p>
              </table:table-cell>
              <table:table-cell office:value-type="float" office:value="-0.3199987">
                <text:p>-0.3199987</text:p>
              </table:table-cell>
              <table:table-cell office:value-type="float" office:value="-0.18634763">
                <text:p>-0.186347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20">
                <text:p>2720</text:p>
              </table:table-cell>
              <table:table-cell office:value-type="float" office:value="-0.18249968">
                <text:p>-0.18249968</text:p>
              </table:table-cell>
              <table:table-cell office:value-type="float" office:value="-0.1848502">
                <text:p>-0.1848502</text:p>
              </table:table-cell>
              <table:table-cell office:value-type="float" office:value="-0.3299987">
                <text:p>-0.3299987</text:p>
              </table:table-cell>
              <table:table-cell office:value-type="float" office:value="-0.22627929">
                <text:p>-0.2262792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25">
                <text:p>2725</text:p>
              </table:table-cell>
              <table:table-cell office:value-type="float" office:value="-0.18499967">
                <text:p>-0.18499967</text:p>
              </table:table-cell>
              <table:table-cell office:value-type="float" office:value="-0.1848502">
                <text:p>-0.1848502</text:p>
              </table:table-cell>
              <table:table-cell office:value-type="float" office:value="-0.3399987">
                <text:p>-0.3399987</text:p>
              </table:table-cell>
              <table:table-cell office:value-type="float" office:value="-0.27952147">
                <text:p>-0.2795214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30">
                <text:p>2730</text:p>
              </table:table-cell>
              <table:table-cell office:value-type="float" office:value="-0.18749967">
                <text:p>-0.18749967</text:p>
              </table:table-cell>
              <table:table-cell office:value-type="float" office:value="-0.1885106">
                <text:p>-0.1885106</text:p>
              </table:table-cell>
              <table:table-cell office:value-type="float" office:value="-0.34999868">
                <text:p>-0.34999868</text:p>
              </table:table-cell>
              <table:table-cell office:value-type="float" office:value="-0.34607416">
                <text:p>-0.3460741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35">
                <text:p>2735</text:p>
              </table:table-cell>
              <table:table-cell office:value-type="float" office:value="-0.18999967">
                <text:p>-0.18999967</text:p>
              </table:table-cell>
              <table:table-cell office:value-type="float" office:value="-0.1866804">
                <text:p>-0.1866804</text:p>
              </table:table-cell>
              <table:table-cell office:value-type="float" office:value="-0.35999867">
                <text:p>-0.35999867</text:p>
              </table:table-cell>
              <table:table-cell office:value-type="float" office:value="-0.35938472">
                <text:p>-0.3593847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40">
                <text:p>2740</text:p>
              </table:table-cell>
              <table:table-cell office:value-type="float" office:value="-0.19249967">
                <text:p>-0.19249967</text:p>
              </table:table-cell>
              <table:table-cell office:value-type="float" office:value="-0.1903408">
                <text:p>-0.1903408</text:p>
              </table:table-cell>
              <table:table-cell office:value-type="float" office:value="-0.36999866">
                <text:p>-0.36999866</text:p>
              </table:table-cell>
              <table:table-cell office:value-type="float" office:value="-0.39931634">
                <text:p>-0.3993163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45">
                <text:p>2745</text:p>
              </table:table-cell>
              <table:table-cell office:value-type="float" office:value="-0.19499967">
                <text:p>-0.19499967</text:p>
              </table:table-cell>
              <table:table-cell office:value-type="float" office:value="-0.19766161">
                <text:p>-0.19766161</text:p>
              </table:table-cell>
              <table:table-cell office:value-type="float" office:value="-0.37999865">
                <text:p>-0.37999865</text:p>
              </table:table-cell>
              <table:table-cell office:value-type="float" office:value="-0.42593744">
                <text:p>-0.4259374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50">
                <text:p>2750</text:p>
              </table:table-cell>
              <table:table-cell office:value-type="float" office:value="-0.19749966">
                <text:p>-0.19749966</text:p>
              </table:table-cell>
              <table:table-cell office:value-type="float" office:value="-0.19583139">
                <text:p>-0.19583139</text:p>
              </table:table-cell>
              <table:table-cell office:value-type="float" office:value="-0.38999864">
                <text:p>-0.38999864</text:p>
              </table:table-cell>
              <table:table-cell office:value-type="float" office:value="-0.4126269">
                <text:p>-0.412626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55">
                <text:p>2755</text:p>
              </table:table-cell>
              <table:table-cell office:value-type="float" office:value="-0.19999966">
                <text:p>-0.19999966</text:p>
              </table:table-cell>
              <table:table-cell office:value-type="float" office:value="-0.19949181">
                <text:p>-0.19949181</text:p>
              </table:table-cell>
              <table:table-cell office:value-type="float" office:value="-0.39999864">
                <text:p>-0.39999864</text:p>
              </table:table-cell>
              <table:table-cell office:value-type="float" office:value="-0.45255858">
                <text:p>-0.4525585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60">
                <text:p>2760</text:p>
              </table:table-cell>
              <table:table-cell office:value-type="float" office:value="-0.20249966">
                <text:p>-0.20249966</text:p>
              </table:table-cell>
              <table:table-cell office:value-type="float" office:value="-0.2031522">
                <text:p>-0.2031522</text:p>
              </table:table-cell>
              <table:table-cell office:value-type="float" office:value="-0.40999863">
                <text:p>-0.40999863</text:p>
              </table:table-cell>
              <table:table-cell office:value-type="float" office:value="-0.43924803">
                <text:p>-0.4392480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65">
                <text:p>2765</text:p>
              </table:table-cell>
              <table:table-cell office:value-type="float" office:value="-0.20499966">
                <text:p>-0.20499966</text:p>
              </table:table-cell>
              <table:table-cell office:value-type="float" office:value="-0.2049824">
                <text:p>-0.2049824</text:p>
              </table:table-cell>
              <table:table-cell office:value-type="float" office:value="-0.41999862">
                <text:p>-0.41999862</text:p>
              </table:table-cell>
              <table:table-cell office:value-type="float" office:value="-0.47917962">
                <text:p>-0.4791796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770">
                <text:p>2770</text:p>
              </table:table-cell>
              <table:table-cell office:value-type="float" office:value="-0.20749965">
                <text:p>-0.20749965</text:p>
              </table:table-cell>
              <table:table-cell office:value-type="float" office:value="-0.21047299">
                <text:p>-0.21047299</text:p>
              </table:table-cell>
              <table:table-cell office:value-type="float" office:value="-0.4299986">
                <text:p>-0.4299986</text:p>
              </table:table-cell>
              <table:table-cell office:value-type="float" office:value="-0.47917962">
                <text:p>-0.4791796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75">
                <text:p>2775</text:p>
              </table:table-cell>
              <table:table-cell office:value-type="float" office:value="-0.20999965">
                <text:p>-0.20999965</text:p>
              </table:table-cell>
              <table:table-cell office:value-type="float" office:value="-0.20864281">
                <text:p>-0.20864281</text:p>
              </table:table-cell>
              <table:table-cell office:value-type="float" office:value="-0.4399986">
                <text:p>-0.4399986</text:p>
              </table:table-cell>
              <table:table-cell office:value-type="float" office:value="-0.5058007">
                <text:p>-0.505800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80">
                <text:p>2780</text:p>
              </table:table-cell>
              <table:table-cell office:value-type="float" office:value="-0.21249965">
                <text:p>-0.21249965</text:p>
              </table:table-cell>
              <table:table-cell office:value-type="float" office:value="-0.21413341">
                <text:p>-0.21413341</text:p>
              </table:table-cell>
              <table:table-cell office:value-type="float" office:value="-0.4499986">
                <text:p>-0.4499986</text:p>
              </table:table-cell>
              <table:table-cell office:value-type="float" office:value="-0.5191113">
                <text:p>-0.519111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85">
                <text:p>2785</text:p>
              </table:table-cell>
              <table:table-cell office:value-type="float" office:value="-0.21499965">
                <text:p>-0.21499965</text:p>
              </table:table-cell>
              <table:table-cell office:value-type="float" office:value="-0.2159636">
                <text:p>-0.2159636</text:p>
              </table:table-cell>
              <table:table-cell office:value-type="float" office:value="-0.45999858">
                <text:p>-0.45999858</text:p>
              </table:table-cell>
              <table:table-cell office:value-type="float" office:value="-0.5457324">
                <text:p>-0.54573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90">
                <text:p>2790</text:p>
              </table:table-cell>
              <table:table-cell office:value-type="float" office:value="-0.21749964">
                <text:p>-0.21749964</text:p>
              </table:table-cell>
              <table:table-cell office:value-type="float" office:value="-0.21413341">
                <text:p>-0.21413341</text:p>
              </table:table-cell>
              <table:table-cell office:value-type="float" office:value="-0.46999857">
                <text:p>-0.46999857</text:p>
              </table:table-cell>
              <table:table-cell office:value-type="float" office:value="-0.5723535">
                <text:p>-0.57235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795">
                <text:p>2795</text:p>
              </table:table-cell>
              <table:table-cell office:value-type="float" office:value="-0.21999964">
                <text:p>-0.21999964</text:p>
              </table:table-cell>
              <table:table-cell office:value-type="float" office:value="-0.21779379">
                <text:p>-0.21779379</text:p>
              </table:table-cell>
              <table:table-cell office:value-type="float" office:value="-0.47999856">
                <text:p>-0.47999856</text:p>
              </table:table-cell>
              <table:table-cell office:value-type="float" office:value="-0.5723535">
                <text:p>-0.572353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800">
                <text:p>2800</text:p>
              </table:table-cell>
              <table:table-cell office:value-type="float" office:value="-0.22249964">
                <text:p>-0.22249964</text:p>
              </table:table-cell>
              <table:table-cell office:value-type="float" office:value="-0.22145422">
                <text:p>-0.22145422</text:p>
              </table:table-cell>
              <table:table-cell office:value-type="float" office:value="-0.48999855">
                <text:p>-0.48999855</text:p>
              </table:table-cell>
              <table:table-cell office:value-type="float" office:value="-0.55904293">
                <text:p>-0.5590429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805">
                <text:p>2805</text:p>
              </table:table-cell>
              <table:table-cell office:value-type="float" office:value="-0.22499964">
                <text:p>-0.22499964</text:p>
              </table:table-cell>
              <table:table-cell office:value-type="float" office:value="-0.22328441">
                <text:p>-0.22328441</text:p>
              </table:table-cell>
              <table:table-cell office:value-type="float" office:value="-0.49999854">
                <text:p>-0.49999854</text:p>
              </table:table-cell>
              <table:table-cell office:value-type="float" office:value="-0.5723535">
                <text:p>-0.572353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10">
                <text:p>2810</text:p>
              </table:table-cell>
              <table:table-cell office:value-type="float" office:value="-0.22749963">
                <text:p>-0.22749963</text:p>
              </table:table-cell>
              <table:table-cell office:value-type="float" office:value="-0.23243539">
                <text:p>-0.23243539</text:p>
              </table:table-cell>
              <table:table-cell office:value-type="float" office:value="-0.50999856">
                <text:p>-0.50999856</text:p>
              </table:table-cell>
              <table:table-cell office:value-type="float" office:value="-0.585664">
                <text:p>-0.58566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815">
                <text:p>2815</text:p>
              </table:table-cell>
              <table:table-cell office:value-type="float" office:value="-0.22999963">
                <text:p>-0.22999963</text:p>
              </table:table-cell>
              <table:table-cell office:value-type="float" office:value="-0.2306052">
                <text:p>-0.2306052</text:p>
              </table:table-cell>
              <table:table-cell office:value-type="float" office:value="-0.51999855">
                <text:p>-0.51999855</text:p>
              </table:table-cell>
              <table:table-cell office:value-type="float" office:value="-0.5723535">
                <text:p>-0.572353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20">
                <text:p>2820</text:p>
              </table:table-cell>
              <table:table-cell office:value-type="float" office:value="-0.23249963">
                <text:p>-0.23249963</text:p>
              </table:table-cell>
              <table:table-cell office:value-type="float" office:value="-0.23243539">
                <text:p>-0.23243539</text:p>
              </table:table-cell>
              <table:table-cell office:value-type="float" office:value="-0.52999854">
                <text:p>-0.52999854</text:p>
              </table:table-cell>
              <table:table-cell office:value-type="float" office:value="-0.58566403">
                <text:p>-0.5856640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25">
                <text:p>2825</text:p>
              </table:table-cell>
              <table:table-cell office:value-type="float" office:value="-0.23499963">
                <text:p>-0.23499963</text:p>
              </table:table-cell>
              <table:table-cell office:value-type="float" office:value="-0.2269448">
                <text:p>-0.2269448</text:p>
              </table:table-cell>
              <table:table-cell office:value-type="float" office:value="-0.53999853">
                <text:p>-0.53999853</text:p>
              </table:table-cell>
              <table:table-cell office:value-type="float" office:value="-0.6122851">
                <text:p>-0.612285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30">
                <text:p>2830</text:p>
              </table:table-cell>
              <table:table-cell office:value-type="float" office:value="-0.23749962">
                <text:p>-0.23749962</text:p>
              </table:table-cell>
              <table:table-cell office:value-type="float" office:value="-0.23426561">
                <text:p>-0.23426561</text:p>
              </table:table-cell>
              <table:table-cell office:value-type="float" office:value="-0.5499985">
                <text:p>-0.5499985</text:p>
              </table:table-cell>
              <table:table-cell office:value-type="float" office:value="-0.6122851">
                <text:p>-0.612285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35">
                <text:p>2835</text:p>
              </table:table-cell>
              <table:table-cell office:value-type="float" office:value="-0.23999962">
                <text:p>-0.23999962</text:p>
              </table:table-cell>
              <table:table-cell office:value-type="float" office:value="-0.2415864">
                <text:p>-0.2415864</text:p>
              </table:table-cell>
              <table:table-cell office:value-type="float" office:value="-0.5599985">
                <text:p>-0.5599985</text:p>
              </table:table-cell>
              <table:table-cell office:value-type="float" office:value="-0.6255956">
                <text:p>-0.625595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40">
                <text:p>2840</text:p>
              </table:table-cell>
              <table:table-cell office:value-type="float" office:value="-0.24249962">
                <text:p>-0.24249962</text:p>
              </table:table-cell>
              <table:table-cell office:value-type="float" office:value="-0.237926">
                <text:p>-0.237926</text:p>
              </table:table-cell>
              <table:table-cell office:value-type="float" office:value="-0.5699985">
                <text:p>-0.5699985</text:p>
              </table:table-cell>
              <table:table-cell office:value-type="float" office:value="-0.6122851">
                <text:p>-0.612285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45">
                <text:p>2845</text:p>
              </table:table-cell>
              <table:table-cell office:value-type="float" office:value="-0.24499962">
                <text:p>-0.24499962</text:p>
              </table:table-cell>
              <table:table-cell office:value-type="float" office:value="-0.2415864">
                <text:p>-0.2415864</text:p>
              </table:table-cell>
              <table:table-cell office:value-type="float" office:value="-0.5799985">
                <text:p>-0.5799985</text:p>
              </table:table-cell>
              <table:table-cell office:value-type="float" office:value="-0.5989746">
                <text:p>-0.598974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850">
                <text:p>2850</text:p>
              </table:table-cell>
              <table:table-cell office:value-type="float" office:value="-0.24749961">
                <text:p>-0.24749961</text:p>
              </table:table-cell>
              <table:table-cell office:value-type="float" office:value="-0.24890721">
                <text:p>-0.24890721</text:p>
              </table:table-cell>
              <table:table-cell office:value-type="float" office:value="-0.5899985">
                <text:p>-0.5899985</text:p>
              </table:table-cell>
              <table:table-cell office:value-type="float" office:value="-0.585664">
                <text:p>-0.58566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855">
                <text:p>2855</text:p>
              </table:table-cell>
              <table:table-cell office:value-type="float" office:value="-0.24999961">
                <text:p>-0.24999961</text:p>
              </table:table-cell>
              <table:table-cell office:value-type="float" office:value="-0.247077">
                <text:p>-0.247077</text:p>
              </table:table-cell>
              <table:table-cell office:value-type="float" office:value="-0.5999985">
                <text:p>-0.5999985</text:p>
              </table:table-cell>
              <table:table-cell office:value-type="float" office:value="-0.585664">
                <text:p>-0.58566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860">
                <text:p>2860</text:p>
              </table:table-cell>
              <table:table-cell office:value-type="float" office:value="-0.2524996">
                <text:p>-0.2524996</text:p>
              </table:table-cell>
              <table:table-cell office:value-type="float" office:value="-0.256228">
                <text:p>-0.256228</text:p>
              </table:table-cell>
              <table:table-cell office:value-type="float" office:value="-0.60999846">
                <text:p>-0.60999846</text:p>
              </table:table-cell>
              <table:table-cell office:value-type="float" office:value="-0.5989745">
                <text:p>-0.598974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65">
                <text:p>2865</text:p>
              </table:table-cell>
              <table:table-cell office:value-type="float" office:value="-0.2549996">
                <text:p>-0.2549996</text:p>
              </table:table-cell>
              <table:table-cell office:value-type="float" office:value="-0.256228">
                <text:p>-0.256228</text:p>
              </table:table-cell>
              <table:table-cell office:value-type="float" office:value="-0.61999846">
                <text:p>-0.61999846</text:p>
              </table:table-cell>
              <table:table-cell office:value-type="float" office:value="-0.6255956">
                <text:p>-0.62559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70">
                <text:p>2870</text:p>
              </table:table-cell>
              <table:table-cell office:value-type="float" office:value="-0.2574996">
                <text:p>-0.2574996</text:p>
              </table:table-cell>
              <table:table-cell office:value-type="float" office:value="-0.2617186">
                <text:p>-0.2617186</text:p>
              </table:table-cell>
              <table:table-cell office:value-type="float" office:value="-0.62999845">
                <text:p>-0.62999845</text:p>
              </table:table-cell>
              <table:table-cell office:value-type="float" office:value="-0.6122851">
                <text:p>-0.612285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75">
                <text:p>2875</text:p>
              </table:table-cell>
              <table:table-cell office:value-type="float" office:value="-0.2599996">
                <text:p>-0.2599996</text:p>
              </table:table-cell>
              <table:table-cell office:value-type="float" office:value="-0.26354882">
                <text:p>-0.26354882</text:p>
              </table:table-cell>
              <table:table-cell office:value-type="float" office:value="-0.63999844">
                <text:p>-0.63999844</text:p>
              </table:table-cell>
              <table:table-cell office:value-type="float" office:value="-0.6122851">
                <text:p>-0.612285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880">
                <text:p>2880</text:p>
              </table:table-cell>
              <table:table-cell office:value-type="float" office:value="-0.2624996">
                <text:p>-0.2624996</text:p>
              </table:table-cell>
              <table:table-cell office:value-type="float" office:value="-0.256228">
                <text:p>-0.256228</text:p>
              </table:table-cell>
              <table:table-cell office:value-type="float" office:value="-0.6499984">
                <text:p>-0.6499984</text:p>
              </table:table-cell>
              <table:table-cell office:value-type="float" office:value="-0.65221673">
                <text:p>-0.6522167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885">
                <text:p>2885</text:p>
              </table:table-cell>
              <table:table-cell office:value-type="float" office:value="-0.2649996">
                <text:p>-0.2649996</text:p>
              </table:table-cell>
              <table:table-cell office:value-type="float" office:value="-0.24890721">
                <text:p>-0.24890721</text:p>
              </table:table-cell>
              <table:table-cell office:value-type="float" office:value="-0.6599984">
                <text:p>-0.6599984</text:p>
              </table:table-cell>
              <table:table-cell office:value-type="float" office:value="-0.6255956">
                <text:p>-0.62559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890">
                <text:p>2890</text:p>
              </table:table-cell>
              <table:table-cell office:value-type="float" office:value="-0.2674996">
                <text:p>-0.2674996</text:p>
              </table:table-cell>
              <table:table-cell office:value-type="float" office:value="-0.25256762">
                <text:p>-0.25256762</text:p>
              </table:table-cell>
              <table:table-cell office:value-type="float" office:value="-0.6699984">
                <text:p>-0.6699984</text:p>
              </table:table-cell>
              <table:table-cell office:value-type="float" office:value="-0.6255956">
                <text:p>-0.625595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95">
                <text:p>2895</text:p>
              </table:table-cell>
              <table:table-cell office:value-type="float" office:value="-0.2699996">
                <text:p>-0.2699996</text:p>
              </table:table-cell>
              <table:table-cell office:value-type="float" office:value="-0.2598884">
                <text:p>-0.2598884</text:p>
              </table:table-cell>
              <table:table-cell office:value-type="float" office:value="-0.6799984">
                <text:p>-0.6799984</text:p>
              </table:table-cell>
              <table:table-cell office:value-type="float" office:value="-0.6389062">
                <text:p>-0.638906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900">
                <text:p>2900</text:p>
              </table:table-cell>
              <table:table-cell office:value-type="float" office:value="-0.2724996">
                <text:p>-0.2724996</text:p>
              </table:table-cell>
              <table:table-cell office:value-type="float" office:value="-0.26354882">
                <text:p>-0.26354882</text:p>
              </table:table-cell>
              <table:table-cell office:value-type="float" office:value="-0.6899984">
                <text:p>-0.6899984</text:p>
              </table:table-cell>
              <table:table-cell office:value-type="float" office:value="-0.6122851">
                <text:p>-0.612285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905">
                <text:p>2905</text:p>
              </table:table-cell>
              <table:table-cell office:value-type="float" office:value="-0.2749996">
                <text:p>-0.2749996</text:p>
              </table:table-cell>
              <table:table-cell office:value-type="float" office:value="-0.2763602">
                <text:p>-0.2763602</text:p>
              </table:table-cell>
              <table:table-cell office:value-type="float" office:value="-0.6999984">
                <text:p>-0.6999984</text:p>
              </table:table-cell>
              <table:table-cell office:value-type="float" office:value="-0.6255956">
                <text:p>-0.625595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10">
                <text:p>2910</text:p>
              </table:table-cell>
              <table:table-cell office:value-type="float" office:value="-0.2774996">
                <text:p>-0.2774996</text:p>
              </table:table-cell>
              <table:table-cell office:value-type="float" office:value="-0.28002062">
                <text:p>-0.28002062</text:p>
              </table:table-cell>
              <table:table-cell office:value-type="float" office:value="-0.70999837">
                <text:p>-0.70999837</text:p>
              </table:table-cell>
              <table:table-cell office:value-type="float" office:value="-0.6655273">
                <text:p>-0.665527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15">
                <text:p>2915</text:p>
              </table:table-cell>
              <table:table-cell office:value-type="float" office:value="-0.27999958">
                <text:p>-0.27999958</text:p>
              </table:table-cell>
              <table:table-cell office:value-type="float" office:value="-0.2781904">
                <text:p>-0.2781904</text:p>
              </table:table-cell>
              <table:table-cell office:value-type="float" office:value="-0.71999836">
                <text:p>-0.71999836</text:p>
              </table:table-cell>
              <table:table-cell office:value-type="float" office:value="-0.65221673">
                <text:p>-0.6522167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920">
                <text:p>2920</text:p>
              </table:table-cell>
              <table:table-cell office:value-type="float" office:value="-0.28249958">
                <text:p>-0.28249958</text:p>
              </table:table-cell>
              <table:table-cell office:value-type="float" office:value="-0.28551123">
                <text:p>-0.28551123</text:p>
              </table:table-cell>
              <table:table-cell office:value-type="float" office:value="-0.72999835">
                <text:p>-0.72999835</text:p>
              </table:table-cell>
              <table:table-cell office:value-type="float" office:value="-0.67883784">
                <text:p>-0.6788378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25">
                <text:p>2925</text:p>
              </table:table-cell>
              <table:table-cell office:value-type="float" office:value="-0.28499958">
                <text:p>-0.28499958</text:p>
              </table:table-cell>
              <table:table-cell office:value-type="float" office:value="-0.2891716">
                <text:p>-0.2891716</text:p>
              </table:table-cell>
              <table:table-cell office:value-type="float" office:value="-0.73999834">
                <text:p>-0.73999834</text:p>
              </table:table-cell>
              <table:table-cell office:value-type="float" office:value="-0.6921483">
                <text:p>-0.692148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30">
                <text:p>2930</text:p>
              </table:table-cell>
              <table:table-cell office:value-type="float" office:value="-0.28749958">
                <text:p>-0.28749958</text:p>
              </table:table-cell>
              <table:table-cell office:value-type="float" office:value="-0.28734142">
                <text:p>-0.28734142</text:p>
              </table:table-cell>
              <table:table-cell office:value-type="float" office:value="-0.74999833">
                <text:p>-0.74999833</text:p>
              </table:table-cell>
              <table:table-cell office:value-type="float" office:value="-0.67883784">
                <text:p>-0.6788378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35">
                <text:p>2935</text:p>
              </table:table-cell>
              <table:table-cell office:value-type="float" office:value="-0.28999957">
                <text:p>-0.28999957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-0.7599983">
                <text:p>-0.7599983</text:p>
              </table:table-cell>
              <table:table-cell office:value-type="float" office:value="-0.7054589">
                <text:p>-0.705458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40">
                <text:p>2940</text:p>
              </table:table-cell>
              <table:table-cell office:value-type="float" office:value="-0.29249957">
                <text:p>-0.29249957</text:p>
              </table:table-cell>
              <table:table-cell office:value-type="float" office:value="-0.3001528">
                <text:p>-0.3001528</text:p>
              </table:table-cell>
              <table:table-cell office:value-type="float" office:value="-0.7699983">
                <text:p>-0.7699983</text:p>
              </table:table-cell>
              <table:table-cell office:value-type="float" office:value="-0.6921483">
                <text:p>-0.692148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45">
                <text:p>2945</text:p>
              </table:table-cell>
              <table:table-cell office:value-type="float" office:value="-0.29499957">
                <text:p>-0.29499957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-0.7799983">
                <text:p>-0.7799983</text:p>
              </table:table-cell>
              <table:table-cell office:value-type="float" office:value="-0.71876943">
                <text:p>-0.7187694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950">
                <text:p>2950</text:p>
              </table:table-cell>
              <table:table-cell office:value-type="float" office:value="-0.29749957">
                <text:p>-0.29749957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-0.7899983">
                <text:p>-0.7899983</text:p>
              </table:table-cell>
              <table:table-cell office:value-type="float" office:value="-0.73208">
                <text:p>-0.7320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55">
                <text:p>2955</text:p>
              </table:table-cell>
              <table:table-cell office:value-type="float" office:value="-0.29999956">
                <text:p>-0.29999956</text:p>
              </table:table-cell>
              <table:table-cell office:value-type="float" office:value="-0.3001528">
                <text:p>-0.3001528</text:p>
              </table:table-cell>
              <table:table-cell office:value-type="float" office:value="-0.7999983">
                <text:p>-0.7999983</text:p>
              </table:table-cell>
              <table:table-cell office:value-type="float" office:value="-0.73208">
                <text:p>-0.7320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960">
                <text:p>2960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-0.8099983">
                <text:p>-0.8099983</text:p>
              </table:table-cell>
              <table:table-cell office:value-type="float" office:value="-0.7587011">
                <text:p>-0.758701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965">
                <text:p>2965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-0.81999826">
                <text:p>-0.81999826</text:p>
              </table:table-cell>
              <table:table-cell office:value-type="float" office:value="-0.7587011">
                <text:p>-0.75870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970">
                <text:p>2970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-0.82999825">
                <text:p>-0.82999825</text:p>
              </table:table-cell>
              <table:table-cell office:value-type="float" office:value="-0.7986327">
                <text:p>-0.798632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75">
                <text:p>2975</text:p>
              </table:table-cell>
              <table:table-cell office:value-type="float" office:value="-0.3">
                <text:p>-0.3</text:p>
              </table:table-cell>
              <table:table-cell office:value-type="float" office:value="-0.3056434">
                <text:p>-0.3056434</text:p>
              </table:table-cell>
              <table:table-cell office:value-type="float" office:value="-0.83999825">
                <text:p>-0.83999825</text:p>
              </table:table-cell>
              <table:table-cell office:value-type="float" office:value="-0.78532225">
                <text:p>-0.785322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980">
                <text:p>2980</text:p>
              </table:table-cell>
              <table:table-cell office:value-type="float" office:value="-0.3">
                <text:p>-0.3</text:p>
              </table:table-cell>
              <table:table-cell office:value-type="float" office:value="-0.30930382">
                <text:p>-0.30930382</text:p>
              </table:table-cell>
              <table:table-cell office:value-type="float" office:value="-0.84999824">
                <text:p>-0.84999824</text:p>
              </table:table-cell>
              <table:table-cell office:value-type="float" office:value="-0.8252538">
                <text:p>-0.825253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985">
                <text:p>2985</text:p>
              </table:table-cell>
              <table:table-cell office:value-type="float" office:value="-0.3">
                <text:p>-0.3</text:p>
              </table:table-cell>
              <table:table-cell office:value-type="float" office:value="-0.31662464">
                <text:p>-0.31662464</text:p>
              </table:table-cell>
              <table:table-cell office:value-type="float" office:value="-0.8599982">
                <text:p>-0.8599982</text:p>
              </table:table-cell>
              <table:table-cell office:value-type="float" office:value="-0.8252538">
                <text:p>-0.825253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90">
                <text:p>2990</text:p>
              </table:table-cell>
              <table:table-cell office:value-type="float" office:value="-0.3">
                <text:p>-0.3</text:p>
              </table:table-cell>
              <table:table-cell office:value-type="float" office:value="-0.31662464">
                <text:p>-0.31662464</text:p>
              </table:table-cell>
              <table:table-cell office:value-type="float" office:value="-0.8699982">
                <text:p>-0.8699982</text:p>
              </table:table-cell>
              <table:table-cell office:value-type="float" office:value="-0.8518749">
                <text:p>-0.851874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95">
                <text:p>2995</text:p>
              </table:table-cell>
              <table:table-cell office:value-type="float" office:value="-0.3">
                <text:p>-0.3</text:p>
              </table:table-cell>
              <table:table-cell office:value-type="float" office:value="-0.31662464">
                <text:p>-0.31662464</text:p>
              </table:table-cell>
              <table:table-cell office:value-type="float" office:value="-0.8799982">
                <text:p>-0.8799982</text:p>
              </table:table-cell>
              <table:table-cell office:value-type="float" office:value="-0.86518544">
                <text:p>-0.8651854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000">
                <text:p>3000</text:p>
              </table:table-cell>
              <table:table-cell office:value-type="float" office:value="-0.3">
                <text:p>-0.3</text:p>
              </table:table-cell>
              <table:table-cell office:value-type="float" office:value="-0.311134">
                <text:p>-0.311134</text:p>
              </table:table-cell>
              <table:table-cell office:value-type="float" office:value="-0.8899982">
                <text:p>-0.8899982</text:p>
              </table:table-cell>
              <table:table-cell office:value-type="float" office:value="-0.87849605">
                <text:p>-0.8784960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005">
                <text:p>3005</text:p>
              </table:table-cell>
              <table:table-cell office:value-type="float" office:value="-0.3">
                <text:p>-0.3</text:p>
              </table:table-cell>
              <table:table-cell office:value-type="float" office:value="-0.30930382">
                <text:p>-0.30930382</text:p>
              </table:table-cell>
              <table:table-cell office:value-type="float" office:value="-0.8999982">
                <text:p>-0.8999982</text:p>
              </table:table-cell>
              <table:table-cell office:value-type="float" office:value="-0.9184277">
                <text:p>-0.918427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010">
                <text:p>3010</text:p>
              </table:table-cell>
              <table:table-cell office:value-type="float" office:value="-0.3">
                <text:p>-0.3</text:p>
              </table:table-cell>
              <table:table-cell office:value-type="float" office:value="-0.311134">
                <text:p>-0.311134</text:p>
              </table:table-cell>
              <table:table-cell office:value-type="float" office:value="-0.9099982">
                <text:p>-0.9099982</text:p>
              </table:table-cell>
              <table:table-cell office:value-type="float" office:value="-0.90511715">
                <text:p>-0.9051171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015">
                <text:p>3015</text:p>
              </table:table-cell>
              <table:table-cell office:value-type="float" office:value="-0.3">
                <text:p>-0.3</text:p>
              </table:table-cell>
              <table:table-cell office:value-type="float" office:value="-0.311134">
                <text:p>-0.311134</text:p>
              </table:table-cell>
              <table:table-cell office:value-type="float" office:value="-0.91999817">
                <text:p>-0.91999817</text:p>
              </table:table-cell>
              <table:table-cell office:value-type="float" office:value="-0.9184277">
                <text:p>-0.918427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020">
                <text:p>3020</text:p>
              </table:table-cell>
              <table:table-cell office:value-type="float" office:value="-0.3">
                <text:p>-0.3</text:p>
              </table:table-cell>
              <table:table-cell office:value-type="float" office:value="-0.31845483">
                <text:p>-0.31845483</text:p>
              </table:table-cell>
              <table:table-cell office:value-type="float" office:value="-0.92999816">
                <text:p>-0.92999816</text:p>
              </table:table-cell>
              <table:table-cell office:value-type="float" office:value="-0.90511715">
                <text:p>-0.905117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025">
                <text:p>3025</text:p>
              </table:table-cell>
              <table:table-cell office:value-type="float" office:value="-0.3">
                <text:p>-0.3</text:p>
              </table:table-cell>
              <table:table-cell office:value-type="float" office:value="-0.31662464">
                <text:p>-0.31662464</text:p>
              </table:table-cell>
              <table:table-cell office:value-type="float" office:value="-0.93999815">
                <text:p>-0.93999815</text:p>
              </table:table-cell>
              <table:table-cell office:value-type="float" office:value="-0.9450487">
                <text:p>-0.945048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030">
                <text:p>3030</text:p>
              </table:table-cell>
              <table:table-cell office:value-type="float" office:value="-0.3">
                <text:p>-0.3</text:p>
              </table:table-cell>
              <table:table-cell office:value-type="float" office:value="-0.30930382">
                <text:p>-0.30930382</text:p>
              </table:table-cell>
              <table:table-cell office:value-type="float" office:value="-0.94999814">
                <text:p>-0.94999814</text:p>
              </table:table-cell>
              <table:table-cell office:value-type="float" office:value="-0.9450487">
                <text:p>-0.945048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035">
                <text:p>3035</text:p>
              </table:table-cell>
              <table:table-cell office:value-type="float" office:value="-0.3">
                <text:p>-0.3</text:p>
              </table:table-cell>
              <table:table-cell office:value-type="float" office:value="-0.3129642">
                <text:p>-0.3129642</text:p>
              </table:table-cell>
              <table:table-cell office:value-type="float" office:value="-0.95999813">
                <text:p>-0.95999813</text:p>
              </table:table-cell>
              <table:table-cell office:value-type="float" office:value="-0.9716698">
                <text:p>-0.971669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040">
                <text:p>3040</text:p>
              </table:table-cell>
              <table:table-cell office:value-type="float" office:value="-0.3">
                <text:p>-0.3</text:p>
              </table:table-cell>
              <table:table-cell office:value-type="float" office:value="-0.320285">
                <text:p>-0.320285</text:p>
              </table:table-cell>
              <table:table-cell office:value-type="float" office:value="-0.9699981">
                <text:p>-0.9699981</text:p>
              </table:table-cell>
              <table:table-cell office:value-type="float" office:value="-0.98498034">
                <text:p>-0.9849803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45">
                <text:p>3045</text:p>
              </table:table-cell>
              <table:table-cell office:value-type="float" office:value="-0.3">
                <text:p>-0.3</text:p>
              </table:table-cell>
              <table:table-cell office:value-type="float" office:value="-0.31662464">
                <text:p>-0.31662464</text:p>
              </table:table-cell>
              <table:table-cell office:value-type="float" office:value="-0.9799981">
                <text:p>-0.9799981</text:p>
              </table:table-cell>
              <table:table-cell office:value-type="float" office:value="-0.98498034">
                <text:p>-0.9849803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50">
                <text:p>3050</text:p>
              </table:table-cell>
              <table:table-cell office:value-type="float" office:value="-0.3">
                <text:p>-0.3</text:p>
              </table:table-cell>
              <table:table-cell office:value-type="float" office:value="-0.31662464">
                <text:p>-0.31662464</text:p>
              </table:table-cell>
              <table:table-cell office:value-type="float" office:value="-0.9899981">
                <text:p>-0.9899981</text:p>
              </table:table-cell>
              <table:table-cell office:value-type="float" office:value="-0.99829096">
                <text:p>-0.9982909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055">
                <text:p>3055</text:p>
              </table:table-cell>
              <table:table-cell office:value-type="float" office:value="-0.3">
                <text:p>-0.3</text:p>
              </table:table-cell>
              <table:table-cell office:value-type="float" office:value="-0.31479442">
                <text:p>-0.31479442</text:p>
              </table:table-cell>
              <table:table-cell office:value-type="float" office:value="-0.9999981">
                <text:p>-0.9999981</text:p>
              </table:table-cell>
              <table:table-cell office:value-type="float" office:value="-1.024912">
                <text:p>-1.02491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060">
                <text:p>3060</text:p>
              </table:table-cell>
              <table:table-cell office:value-type="float" office:value="-0.3">
                <text:p>-0.3</text:p>
              </table:table-cell>
              <table:table-cell office:value-type="float" office:value="-0.3056434">
                <text:p>-0.3056434</text:p>
              </table:table-cell>
              <table:table-cell office:value-type="float" office:value="-1.0099981">
                <text:p>-1.0099981</text:p>
              </table:table-cell>
              <table:table-cell office:value-type="float" office:value="-1.0648437">
                <text:p>-1.06484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065">
                <text:p>306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-1.0199981">
                <text:p>-1.0199981</text:p>
              </table:table-cell>
              <table:table-cell office:value-type="float" office:value="-1.0781542">
                <text:p>-1.078154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70">
                <text:p>3070</text:p>
              </table:table-cell>
              <table:table-cell office:value-type="float" office:value="-0.3">
                <text:p>-0.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-1.0299981">
                <text:p>-1.0299981</text:p>
              </table:table-cell>
              <table:table-cell office:value-type="float" office:value="-1.0914648">
                <text:p>-1.091464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075">
                <text:p>3075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-1.039998">
                <text:p>-1.039998</text:p>
              </table:table-cell>
              <table:table-cell office:value-type="float" office:value="-1.0781542">
                <text:p>-1.078154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80">
                <text:p>3080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-1.049998">
                <text:p>-1.049998</text:p>
              </table:table-cell>
              <table:table-cell office:value-type="float" office:value="-1.0914648">
                <text:p>-1.091464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085">
                <text:p>3085</text:p>
              </table:table-cell>
              <table:table-cell office:value-type="float" office:value="-0.3">
                <text:p>-0.3</text:p>
              </table:table-cell>
              <table:table-cell office:value-type="float" office:value="-0.30747363">
                <text:p>-0.30747363</text:p>
              </table:table-cell>
              <table:table-cell office:value-type="float" office:value="-1.059998">
                <text:p>-1.059998</text:p>
              </table:table-cell>
              <table:table-cell office:value-type="float" office:value="-1.0914648">
                <text:p>-1.091464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090">
                <text:p>3090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-1.069998">
                <text:p>-1.069998</text:p>
              </table:table-cell>
              <table:table-cell office:value-type="float" office:value="-1.0914648">
                <text:p>-1.091464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095">
                <text:p>3095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-1.079998">
                <text:p>-1.079998</text:p>
              </table:table-cell>
              <table:table-cell office:value-type="float" office:value="-1.1180859">
                <text:p>-1.118085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100">
                <text:p>3100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-1.089998">
                <text:p>-1.089998</text:p>
              </table:table-cell>
              <table:table-cell office:value-type="float" office:value="-1.1047753">
                <text:p>-1.104775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105">
                <text:p>3105</text:p>
              </table:table-cell>
              <table:table-cell office:value-type="float" office:value="-0.3">
                <text:p>-0.3</text:p>
              </table:table-cell>
              <table:table-cell office:value-type="float" office:value="-0.2910018">
                <text:p>-0.2910018</text:p>
              </table:table-cell>
              <table:table-cell office:value-type="float" office:value="-1.099998">
                <text:p>-1.099998</text:p>
              </table:table-cell>
              <table:table-cell office:value-type="float" office:value="-1.144707">
                <text:p>-1.14470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110">
                <text:p>3110</text:p>
              </table:table-cell>
              <table:table-cell office:value-type="float" office:value="-0.3">
                <text:p>-0.3</text:p>
              </table:table-cell>
              <table:table-cell office:value-type="float" office:value="-0.2910018">
                <text:p>-0.2910018</text:p>
              </table:table-cell>
              <table:table-cell office:value-type="float" office:value="-1.109998">
                <text:p>-1.109998</text:p>
              </table:table-cell>
              <table:table-cell office:value-type="float" office:value="-1.1713281">
                <text:p>-1.171328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115">
                <text:p>3115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-1.119998">
                <text:p>-1.119998</text:p>
              </table:table-cell>
              <table:table-cell office:value-type="float" office:value="-1.1713281">
                <text:p>-1.171328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120">
                <text:p>3120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-1.129998">
                <text:p>-1.129998</text:p>
              </table:table-cell>
              <table:table-cell office:value-type="float" office:value="-1.1846386">
                <text:p>-1.184638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125">
                <text:p>3125</text:p>
              </table:table-cell>
              <table:table-cell office:value-type="float" office:value="-0.3">
                <text:p>-0.3</text:p>
              </table:table-cell>
              <table:table-cell office:value-type="float" office:value="-0.28551123">
                <text:p>-0.28551123</text:p>
              </table:table-cell>
              <table:table-cell office:value-type="float" office:value="-1.139998">
                <text:p>-1.139998</text:p>
              </table:table-cell>
              <table:table-cell office:value-type="float" office:value="-1.197949">
                <text:p>-1.19794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130">
                <text:p>3130</text:p>
              </table:table-cell>
              <table:table-cell office:value-type="float" office:value="-0.3">
                <text:p>-0.3</text:p>
              </table:table-cell>
              <table:table-cell office:value-type="float" office:value="-0.283681">
                <text:p>-0.283681</text:p>
              </table:table-cell>
              <table:table-cell office:value-type="float" office:value="-1.149998">
                <text:p>-1.149998</text:p>
              </table:table-cell>
              <table:table-cell office:value-type="float" office:value="-1.1846386">
                <text:p>-1.184638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35">
                <text:p>3135</text:p>
              </table:table-cell>
              <table:table-cell office:value-type="float" office:value="-0.3">
                <text:p>-0.3</text:p>
              </table:table-cell>
              <table:table-cell office:value-type="float" office:value="-0.2818508">
                <text:p>-0.2818508</text:p>
              </table:table-cell>
              <table:table-cell office:value-type="float" office:value="-1.1599979">
                <text:p>-1.1599979</text:p>
              </table:table-cell>
              <table:table-cell office:value-type="float" office:value="-1.1713281">
                <text:p>-1.171328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40">
                <text:p>3140</text:p>
              </table:table-cell>
              <table:table-cell office:value-type="float" office:value="-0.3">
                <text:p>-0.3</text:p>
              </table:table-cell>
              <table:table-cell office:value-type="float" office:value="-0.2818508">
                <text:p>-0.2818508</text:p>
              </table:table-cell>
              <table:table-cell office:value-type="float" office:value="-1.1699979">
                <text:p>-1.1699979</text:p>
              </table:table-cell>
              <table:table-cell office:value-type="float" office:value="-1.1580175">
                <text:p>-1.158017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45">
                <text:p>3145</text:p>
              </table:table-cell>
              <table:table-cell office:value-type="float" office:value="-0.3">
                <text:p>-0.3</text:p>
              </table:table-cell>
              <table:table-cell office:value-type="float" office:value="-0.2781904">
                <text:p>-0.2781904</text:p>
              </table:table-cell>
              <table:table-cell office:value-type="float" office:value="-1.1799979">
                <text:p>-1.1799979</text:p>
              </table:table-cell>
              <table:table-cell office:value-type="float" office:value="-1.1713281">
                <text:p>-1.171328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150">
                <text:p>3150</text:p>
              </table:table-cell>
              <table:table-cell office:value-type="float" office:value="-0.3">
                <text:p>-0.3</text:p>
              </table:table-cell>
              <table:table-cell office:value-type="float" office:value="-0.27453002">
                <text:p>-0.27453002</text:p>
              </table:table-cell>
              <table:table-cell office:value-type="float" office:value="-1.1899979">
                <text:p>-1.1899979</text:p>
              </table:table-cell>
              <table:table-cell office:value-type="float" office:value="-1.1713281">
                <text:p>-1.171328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155">
                <text:p>3155</text:p>
              </table:table-cell>
              <table:table-cell office:value-type="float" office:value="-0.3">
                <text:p>-0.3</text:p>
              </table:table-cell>
              <table:table-cell office:value-type="float" office:value="-0.2763602">
                <text:p>-0.2763602</text:p>
              </table:table-cell>
              <table:table-cell office:value-type="float" office:value="-1.1999979">
                <text:p>-1.1999979</text:p>
              </table:table-cell>
              <table:table-cell office:value-type="float" office:value="-1.2245702">
                <text:p>-1.224570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160">
                <text:p>3160</text:p>
              </table:table-cell>
              <table:table-cell office:value-type="float" office:value="-0.3">
                <text:p>-0.3</text:p>
              </table:table-cell>
              <table:table-cell office:value-type="float" office:value="-0.2781904">
                <text:p>-0.2781904</text:p>
              </table:table-cell>
              <table:table-cell office:value-type="float" office:value="-1.2099979">
                <text:p>-1.2099979</text:p>
              </table:table-cell>
              <table:table-cell office:value-type="float" office:value="-1.197949">
                <text:p>-1.19794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165">
                <text:p>3165</text:p>
              </table:table-cell>
              <table:table-cell office:value-type="float" office:value="-0.3">
                <text:p>-0.3</text:p>
              </table:table-cell>
              <table:table-cell office:value-type="float" office:value="-0.27453002">
                <text:p>-0.27453002</text:p>
              </table:table-cell>
              <table:table-cell office:value-type="float" office:value="-1.2199979">
                <text:p>-1.2199979</text:p>
              </table:table-cell>
              <table:table-cell office:value-type="float" office:value="-1.2112597">
                <text:p>-1.211259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170">
                <text:p>3170</text:p>
              </table:table-cell>
              <table:table-cell office:value-type="float" office:value="-0.3">
                <text:p>-0.3</text:p>
              </table:table-cell>
              <table:table-cell office:value-type="float" office:value="-0.2910018">
                <text:p>-0.2910018</text:p>
              </table:table-cell>
              <table:table-cell office:value-type="float" office:value="-1.2299979">
                <text:p>-1.2299979</text:p>
              </table:table-cell>
              <table:table-cell office:value-type="float" office:value="-1.2112597">
                <text:p>-1.211259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75">
                <text:p>3175</text:p>
              </table:table-cell>
              <table:table-cell office:value-type="float" office:value="-0.3">
                <text:p>-0.3</text:p>
              </table:table-cell>
              <table:table-cell office:value-type="float" office:value="-0.30747363">
                <text:p>-0.30747363</text:p>
              </table:table-cell>
              <table:table-cell office:value-type="float" office:value="-1.2399979">
                <text:p>-1.2399979</text:p>
              </table:table-cell>
              <table:table-cell office:value-type="float" office:value="-1.2378807">
                <text:p>-1.237880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180">
                <text:p>3180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-1.2499979">
                <text:p>-1.2499979</text:p>
              </table:table-cell>
              <table:table-cell office:value-type="float" office:value="-1.2378807">
                <text:p>-1.237880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185">
                <text:p>318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-1.2599978">
                <text:p>-1.2599978</text:p>
              </table:table-cell>
              <table:table-cell office:value-type="float" office:value="-1.2245702">
                <text:p>-1.224570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190">
                <text:p>3190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-1.2699978">
                <text:p>-1.2699978</text:p>
              </table:table-cell>
              <table:table-cell office:value-type="float" office:value="-1.171328">
                <text:p>-1.17132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195">
                <text:p>3195</text:p>
              </table:table-cell>
              <table:table-cell office:value-type="float" office:value="-0.3">
                <text:p>-0.3</text:p>
              </table:table-cell>
              <table:table-cell office:value-type="float" office:value="-0.2910018">
                <text:p>-0.2910018</text:p>
              </table:table-cell>
              <table:table-cell office:value-type="float" office:value="-1.2799978">
                <text:p>-1.2799978</text:p>
              </table:table-cell>
              <table:table-cell office:value-type="float" office:value="-1.197949">
                <text:p>-1.19794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200">
                <text:p>3200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-1.2899978">
                <text:p>-1.2899978</text:p>
              </table:table-cell>
              <table:table-cell office:value-type="float" office:value="-1.2245702">
                <text:p>-1.224570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205">
                <text:p>3205</text:p>
              </table:table-cell>
              <table:table-cell office:value-type="float" office:value="-0.3">
                <text:p>-0.3</text:p>
              </table:table-cell>
              <table:table-cell office:value-type="float" office:value="-0.301983">
                <text:p>-0.301983</text:p>
              </table:table-cell>
              <table:table-cell office:value-type="float" office:value="-1.2999978">
                <text:p>-1.2999978</text:p>
              </table:table-cell>
              <table:table-cell office:value-type="float" office:value="-1.2112597">
                <text:p>-1.211259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210">
                <text:p>3210</text:p>
              </table:table-cell>
              <table:table-cell office:value-type="float" office:value="-0.3">
                <text:p>-0.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-1.3099978">
                <text:p>-1.3099978</text:p>
              </table:table-cell>
              <table:table-cell office:value-type="float" office:value="-1.197949">
                <text:p>-1.19794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215">
                <text:p>3215</text:p>
              </table:table-cell>
              <table:table-cell office:value-type="float" office:value="-0.3">
                <text:p>-0.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-1.3199978">
                <text:p>-1.3199978</text:p>
              </table:table-cell>
              <table:table-cell office:value-type="float" office:value="-1.2245702">
                <text:p>-1.224570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220">
                <text:p>3220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-1.3299978">
                <text:p>-1.3299978</text:p>
              </table:table-cell>
              <table:table-cell office:value-type="float" office:value="-1.2378807">
                <text:p>-1.237880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225">
                <text:p>3225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-1.3399978">
                <text:p>-1.3399978</text:p>
              </table:table-cell>
              <table:table-cell office:value-type="float" office:value="-1.2511913">
                <text:p>-1.251191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230">
                <text:p>3230</text:p>
              </table:table-cell>
              <table:table-cell office:value-type="float" office:value="-0.3">
                <text:p>-0.3</text:p>
              </table:table-cell>
              <table:table-cell office:value-type="float" office:value="-0.311134">
                <text:p>-0.311134</text:p>
              </table:table-cell>
              <table:table-cell office:value-type="float" office:value="-1.3499978">
                <text:p>-1.3499978</text:p>
              </table:table-cell>
              <table:table-cell office:value-type="float" office:value="-1.2911229">
                <text:p>-1.291122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235">
                <text:p>3235</text:p>
              </table:table-cell>
              <table:table-cell office:value-type="float" office:value="-0.3">
                <text:p>-0.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-1.3599977">
                <text:p>-1.3599977</text:p>
              </table:table-cell>
              <table:table-cell office:value-type="float" office:value="-1.3177441">
                <text:p>-1.317744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240">
                <text:p>3240</text:p>
              </table:table-cell>
              <table:table-cell office:value-type="float" office:value="-0.3">
                <text:p>-0.3</text:p>
              </table:table-cell>
              <table:table-cell office:value-type="float" office:value="-0.3056434">
                <text:p>-0.3056434</text:p>
              </table:table-cell>
              <table:table-cell office:value-type="float" office:value="-1.3699977">
                <text:p>-1.3699977</text:p>
              </table:table-cell>
              <table:table-cell office:value-type="float" office:value="-1.3310546">
                <text:p>-1.331054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245">
                <text:p>3245</text:p>
              </table:table-cell>
              <table:table-cell office:value-type="float" office:value="-0.3">
                <text:p>-0.3</text:p>
              </table:table-cell>
              <table:table-cell office:value-type="float" office:value="-0.3147944">
                <text:p>-0.3147944</text:p>
              </table:table-cell>
              <table:table-cell office:value-type="float" office:value="-1.3799977">
                <text:p>-1.3799977</text:p>
              </table:table-cell>
              <table:table-cell office:value-type="float" office:value="-1.3709861">
                <text:p>-1.370986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250">
                <text:p>3250</text:p>
              </table:table-cell>
              <table:table-cell office:value-type="float" office:value="-0.3">
                <text:p>-0.3</text:p>
              </table:table-cell>
              <table:table-cell office:value-type="float" office:value="-0.3147944">
                <text:p>-0.3147944</text:p>
              </table:table-cell>
              <table:table-cell office:value-type="float" office:value="-1.3899977">
                <text:p>-1.3899977</text:p>
              </table:table-cell>
              <table:table-cell office:value-type="float" office:value="-1.3709861">
                <text:p>-1.370986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255">
                <text:p>3255</text:p>
              </table:table-cell>
              <table:table-cell office:value-type="float" office:value="-0.3">
                <text:p>-0.3</text:p>
              </table:table-cell>
              <table:table-cell office:value-type="float" office:value="-0.3147944">
                <text:p>-0.3147944</text:p>
              </table:table-cell>
              <table:table-cell office:value-type="float" office:value="-1.3999977">
                <text:p>-1.3999977</text:p>
              </table:table-cell>
              <table:table-cell office:value-type="float" office:value="-1.3976072">
                <text:p>-1.397607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260">
                <text:p>3260</text:p>
              </table:table-cell>
              <table:table-cell office:value-type="float" office:value="-0.3">
                <text:p>-0.3</text:p>
              </table:table-cell>
              <table:table-cell office:value-type="float" office:value="-0.3074736">
                <text:p>-0.3074736</text:p>
              </table:table-cell>
              <table:table-cell office:value-type="float" office:value="-1.4099977">
                <text:p>-1.4099977</text:p>
              </table:table-cell>
              <table:table-cell office:value-type="float" office:value="-1.3576757">
                <text:p>-1.357675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265">
                <text:p>3265</text:p>
              </table:table-cell>
              <table:table-cell office:value-type="float" office:value="-0.3">
                <text:p>-0.3</text:p>
              </table:table-cell>
              <table:table-cell office:value-type="float" office:value="-0.3166246">
                <text:p>-0.3166246</text:p>
              </table:table-cell>
              <table:table-cell office:value-type="float" office:value="-1.4199977">
                <text:p>-1.4199977</text:p>
              </table:table-cell>
              <table:table-cell office:value-type="float" office:value="-1.4109178">
                <text:p>-1.410917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270">
                <text:p>3270</text:p>
              </table:table-cell>
              <table:table-cell office:value-type="float" office:value="-0.3">
                <text:p>-0.3</text:p>
              </table:table-cell>
              <table:table-cell office:value-type="float" office:value="-0.311134">
                <text:p>-0.311134</text:p>
              </table:table-cell>
              <table:table-cell office:value-type="float" office:value="-1.4299977">
                <text:p>-1.4299977</text:p>
              </table:table-cell>
              <table:table-cell office:value-type="float" office:value="-1.4375389">
                <text:p>-1.437538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275">
                <text:p>3275</text:p>
              </table:table-cell>
              <table:table-cell office:value-type="float" office:value="-0.3">
                <text:p>-0.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-1.4399977">
                <text:p>-1.4399977</text:p>
              </table:table-cell>
              <table:table-cell office:value-type="float" office:value="-1.46416">
                <text:p>-1.4641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280">
                <text:p>3280</text:p>
              </table:table-cell>
              <table:table-cell office:value-type="float" office:value="-0.3">
                <text:p>-0.3</text:p>
              </table:table-cell>
              <table:table-cell office:value-type="float" office:value="-0.30930382">
                <text:p>-0.30930382</text:p>
              </table:table-cell>
              <table:table-cell office:value-type="float" office:value="-1.4499977">
                <text:p>-1.4499977</text:p>
              </table:table-cell>
              <table:table-cell office:value-type="float" office:value="-1.4774705">
                <text:p>-1.477470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285">
                <text:p>3285</text:p>
              </table:table-cell>
              <table:table-cell office:value-type="float" office:value="-0.3">
                <text:p>-0.3</text:p>
              </table:table-cell>
              <table:table-cell office:value-type="float" office:value="-0.30930382">
                <text:p>-0.30930382</text:p>
              </table:table-cell>
              <table:table-cell office:value-type="float" office:value="-1.4599977">
                <text:p>-1.4599977</text:p>
              </table:table-cell>
              <table:table-cell office:value-type="float" office:value="-1.4508495">
                <text:p>-1.450849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290">
                <text:p>3290</text:p>
              </table:table-cell>
              <table:table-cell office:value-type="float" office:value="-0.3">
                <text:p>-0.3</text:p>
              </table:table-cell>
              <table:table-cell office:value-type="float" office:value="-0.311134">
                <text:p>-0.311134</text:p>
              </table:table-cell>
              <table:table-cell office:value-type="float" office:value="-1.4699976">
                <text:p>-1.4699976</text:p>
              </table:table-cell>
              <table:table-cell office:value-type="float" office:value="-1.46416">
                <text:p>-1.4641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295">
                <text:p>3295</text:p>
              </table:table-cell>
              <table:table-cell office:value-type="float" office:value="-0.3">
                <text:p>-0.3</text:p>
              </table:table-cell>
              <table:table-cell office:value-type="float" office:value="-0.30930382">
                <text:p>-0.30930382</text:p>
              </table:table-cell>
              <table:table-cell office:value-type="float" office:value="-1.4799976">
                <text:p>-1.4799976</text:p>
              </table:table-cell>
              <table:table-cell office:value-type="float" office:value="-1.5174022">
                <text:p>-1.517402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300">
                <text:p>3300</text:p>
              </table:table-cell>
              <table:table-cell office:value-type="float" office:value="-0.3">
                <text:p>-0.3</text:p>
              </table:table-cell>
              <table:table-cell office:value-type="float" office:value="-0.3074736">
                <text:p>-0.3074736</text:p>
              </table:table-cell>
              <table:table-cell office:value-type="float" office:value="-1.4899976">
                <text:p>-1.4899976</text:p>
              </table:table-cell>
              <table:table-cell office:value-type="float" office:value="-1.4907811">
                <text:p>-1.490781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305">
                <text:p>3305</text:p>
              </table:table-cell>
              <table:table-cell office:value-type="float" office:value="-0.3">
                <text:p>-0.3</text:p>
              </table:table-cell>
              <table:table-cell office:value-type="float" office:value="-0.30930382">
                <text:p>-0.30930382</text:p>
              </table:table-cell>
              <table:table-cell office:value-type="float" office:value="-1.4999976">
                <text:p>-1.4999976</text:p>
              </table:table-cell>
              <table:table-cell office:value-type="float" office:value="-1.4508495">
                <text:p>-1.450849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10">
                <text:p>3310</text:p>
              </table:table-cell>
              <table:table-cell office:value-type="float" office:value="-0.3">
                <text:p>-0.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-1.5099976">
                <text:p>-1.5099976</text:p>
              </table:table-cell>
              <table:table-cell office:value-type="float" office:value="-1.4375389">
                <text:p>-1.437538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315">
                <text:p>3315</text:p>
              </table:table-cell>
              <table:table-cell office:value-type="float" office:value="-0.3">
                <text:p>-0.3</text:p>
              </table:table-cell>
              <table:table-cell office:value-type="float" office:value="-0.3056434">
                <text:p>-0.3056434</text:p>
              </table:table-cell>
              <table:table-cell office:value-type="float" office:value="-1.5199976">
                <text:p>-1.5199976</text:p>
              </table:table-cell>
              <table:table-cell office:value-type="float" office:value="-1.5174022">
                <text:p>-1.517402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320">
                <text:p>3320</text:p>
              </table:table-cell>
              <table:table-cell office:value-type="float" office:value="-0.3">
                <text:p>-0.3</text:p>
              </table:table-cell>
              <table:table-cell office:value-type="float" office:value="-0.3074736">
                <text:p>-0.3074736</text:p>
              </table:table-cell>
              <table:table-cell office:value-type="float" office:value="-1.5299976">
                <text:p>-1.5299976</text:p>
              </table:table-cell>
              <table:table-cell office:value-type="float" office:value="-1.5040916">
                <text:p>-1.504091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325">
                <text:p>3325</text:p>
              </table:table-cell>
              <table:table-cell office:value-type="float" office:value="-0.3">
                <text:p>-0.3</text:p>
              </table:table-cell>
              <table:table-cell office:value-type="float" office:value="-0.311134">
                <text:p>-0.311134</text:p>
              </table:table-cell>
              <table:table-cell office:value-type="float" office:value="-1.5399976">
                <text:p>-1.5399976</text:p>
              </table:table-cell>
              <table:table-cell office:value-type="float" office:value="-1.4375389">
                <text:p>-1.437538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330">
                <text:p>3330</text:p>
              </table:table-cell>
              <table:table-cell office:value-type="float" office:value="-0.3">
                <text:p>-0.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-1.5499976">
                <text:p>-1.5499976</text:p>
              </table:table-cell>
              <table:table-cell office:value-type="float" office:value="-1.5174022">
                <text:p>-1.517402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335">
                <text:p>3335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-1.5599976">
                <text:p>-1.5599976</text:p>
              </table:table-cell>
              <table:table-cell office:value-type="float" office:value="-1.557334">
                <text:p>-1.55733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40">
                <text:p>3340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-1.5699975">
                <text:p>-1.5699975</text:p>
              </table:table-cell>
              <table:table-cell office:value-type="float" office:value="-1.6238865">
                <text:p>-1.623886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345">
                <text:p>3345</text:p>
              </table:table-cell>
              <table:table-cell office:value-type="float" office:value="-0.3">
                <text:p>-0.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-1.5799975">
                <text:p>-1.5799975</text:p>
              </table:table-cell>
              <table:table-cell office:value-type="float" office:value="-1.6771287">
                <text:p>-1.677128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350">
                <text:p>3350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-1.5899975">
                <text:p>-1.5899975</text:p>
              </table:table-cell>
              <table:table-cell office:value-type="float" office:value="-1.6505076">
                <text:p>-1.650507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355">
                <text:p>335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-1.5999975">
                <text:p>-1.5999975</text:p>
              </table:table-cell>
              <table:table-cell office:value-type="float" office:value="-1.6904392">
                <text:p>-1.690439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360">
                <text:p>3360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-1.6">
                <text:p>-1.6</text:p>
              </table:table-cell>
              <table:table-cell office:value-type="float" office:value="-1.7703027">
                <text:p>-1.770302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365">
                <text:p>3365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-1.6">
                <text:p>-1.6</text:p>
              </table:table-cell>
              <table:table-cell office:value-type="float" office:value="-1.6771287">
                <text:p>-1.677128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370">
                <text:p>3370</text:p>
              </table:table-cell>
              <table:table-cell office:value-type="float" office:value="-0.3">
                <text:p>-0.3</text:p>
              </table:table-cell>
              <table:table-cell office:value-type="float" office:value="-0.3056434">
                <text:p>-0.3056434</text:p>
              </table:table-cell>
              <table:table-cell office:value-type="float" office:value="-1.6">
                <text:p>-1.6</text:p>
              </table:table-cell>
              <table:table-cell office:value-type="float" office:value="-1.6638182">
                <text:p>-1.663818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375">
                <text:p>3375</text:p>
              </table:table-cell>
              <table:table-cell office:value-type="float" office:value="-0.3">
                <text:p>-0.3</text:p>
              </table:table-cell>
              <table:table-cell office:value-type="float" office:value="-0.301983">
                <text:p>-0.301983</text:p>
              </table:table-cell>
              <table:table-cell office:value-type="float" office:value="-1.6">
                <text:p>-1.6</text:p>
              </table:table-cell>
              <table:table-cell office:value-type="float" office:value="-1.6638182">
                <text:p>-1.663818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380">
                <text:p>3380</text:p>
              </table:table-cell>
              <table:table-cell office:value-type="float" office:value="-0.3">
                <text:p>-0.3</text:p>
              </table:table-cell>
              <table:table-cell office:value-type="float" office:value="-0.30930382">
                <text:p>-0.30930382</text:p>
              </table:table-cell>
              <table:table-cell office:value-type="float" office:value="-1.6">
                <text:p>-1.6</text:p>
              </table:table-cell>
              <table:table-cell office:value-type="float" office:value="-1.6371969">
                <text:p>-1.637196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385">
                <text:p>3385</text:p>
              </table:table-cell>
              <table:table-cell office:value-type="float" office:value="-0.3">
                <text:p>-0.3</text:p>
              </table:table-cell>
              <table:table-cell office:value-type="float" office:value="-0.3147944">
                <text:p>-0.3147944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390">
                <text:p>3390</text:p>
              </table:table-cell>
              <table:table-cell office:value-type="float" office:value="-0.3">
                <text:p>-0.3</text:p>
              </table:table-cell>
              <table:table-cell office:value-type="float" office:value="-0.3074736">
                <text:p>-0.3074736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395">
                <text:p>3395</text:p>
              </table:table-cell>
              <table:table-cell office:value-type="float" office:value="-0.3">
                <text:p>-0.3</text:p>
              </table:table-cell>
              <table:table-cell office:value-type="float" office:value="-0.3074736">
                <text:p>-0.3074736</text:p>
              </table:table-cell>
              <table:table-cell office:value-type="float" office:value="-1.6">
                <text:p>-1.6</text:p>
              </table:table-cell>
              <table:table-cell office:value-type="float" office:value="-1.6771287">
                <text:p>-1.677128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400">
                <text:p>3400</text:p>
              </table:table-cell>
              <table:table-cell office:value-type="float" office:value="-0.3">
                <text:p>-0.3</text:p>
              </table:table-cell>
              <table:table-cell office:value-type="float" office:value="-0.30015278">
                <text:p>-0.30015278</text:p>
              </table:table-cell>
              <table:table-cell office:value-type="float" office:value="-1.6">
                <text:p>-1.6</text:p>
              </table:table-cell>
              <table:table-cell office:value-type="float" office:value="-1.6638182">
                <text:p>-1.663818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405">
                <text:p>3405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-1.6">
                <text:p>-1.6</text:p>
              </table:table-cell>
              <table:table-cell office:value-type="float" office:value="-1.5839549">
                <text:p>-1.583954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410">
                <text:p>3410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-1.6">
                <text:p>-1.6</text:p>
              </table:table-cell>
              <table:table-cell office:value-type="float" office:value="-1.5706445">
                <text:p>-1.570644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415">
                <text:p>3415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-1.6">
                <text:p>-1.6</text:p>
              </table:table-cell>
              <table:table-cell office:value-type="float" office:value="-1.5706445">
                <text:p>-1.570644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20">
                <text:p>3420</text:p>
              </table:table-cell>
              <table:table-cell office:value-type="float" office:value="-0.3">
                <text:p>-0.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-1.6">
                <text:p>-1.6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425">
                <text:p>3425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-1.6">
                <text:p>-1.6</text:p>
              </table:table-cell>
              <table:table-cell office:value-type="float" office:value="-1.5706445">
                <text:p>-1.570644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430">
                <text:p>3430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-1.6">
                <text:p>-1.6</text:p>
              </table:table-cell>
              <table:table-cell office:value-type="float" office:value="-1.6238865">
                <text:p>-1.623886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435">
                <text:p>3435</text:p>
              </table:table-cell>
              <table:table-cell office:value-type="float" office:value="-0.3">
                <text:p>-0.3</text:p>
              </table:table-cell>
              <table:table-cell office:value-type="float" office:value="-0.30930382">
                <text:p>-0.30930382</text:p>
              </table:table-cell>
              <table:table-cell office:value-type="float" office:value="-1.6">
                <text:p>-1.6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440">
                <text:p>3440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-1.6">
                <text:p>-1.6</text:p>
              </table:table-cell>
              <table:table-cell office:value-type="float" office:value="-1.6505076">
                <text:p>-1.650507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445">
                <text:p>3445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-1.6">
                <text:p>-1.6</text:p>
              </table:table-cell>
              <table:table-cell office:value-type="float" office:value="-1.5839549">
                <text:p>-1.583954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450">
                <text:p>3450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-1.6">
                <text:p>-1.6</text:p>
              </table:table-cell>
              <table:table-cell office:value-type="float" office:value="-1.5706445">
                <text:p>-1.570644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455">
                <text:p>3455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60">
                <text:p>3460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465">
                <text:p>3465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-1.6">
                <text:p>-1.6</text:p>
              </table:table-cell>
              <table:table-cell office:value-type="float" office:value="-1.5440233">
                <text:p>-1.544023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470">
                <text:p>3470</text:p>
              </table:table-cell>
              <table:table-cell office:value-type="float" office:value="-0.3">
                <text:p>-0.3</text:p>
              </table:table-cell>
              <table:table-cell office:value-type="float" office:value="-0.3056434">
                <text:p>-0.3056434</text:p>
              </table:table-cell>
              <table:table-cell office:value-type="float" office:value="-1.6">
                <text:p>-1.6</text:p>
              </table:table-cell>
              <table:table-cell office:value-type="float" office:value="-1.5174022">
                <text:p>-1.517402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475">
                <text:p>3475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-1.6">
                <text:p>-1.6</text:p>
              </table:table-cell>
              <table:table-cell office:value-type="float" office:value="-1.557334">
                <text:p>-1.55733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480">
                <text:p>3480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-1.6">
                <text:p>-1.6</text:p>
              </table:table-cell>
              <table:table-cell office:value-type="float" office:value="-1.5706445">
                <text:p>-1.570644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485">
                <text:p>3485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-1.6">
                <text:p>-1.6</text:p>
              </table:table-cell>
              <table:table-cell office:value-type="float" office:value="-1.5706445">
                <text:p>-1.570644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490">
                <text:p>3490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-1.6">
                <text:p>-1.6</text:p>
              </table:table-cell>
              <table:table-cell office:value-type="float" office:value="-1.5040916">
                <text:p>-1.504091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495">
                <text:p>3495</text:p>
              </table:table-cell>
              <table:table-cell office:value-type="float" office:value="-0.3">
                <text:p>-0.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-1.6">
                <text:p>-1.6</text:p>
              </table:table-cell>
              <table:table-cell office:value-type="float" office:value="-1.5174022">
                <text:p>-1.51740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500">
                <text:p>3500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-1.6">
                <text:p>-1.6</text:p>
              </table:table-cell>
              <table:table-cell office:value-type="float" office:value="-1.5440233">
                <text:p>-1.544023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505">
                <text:p>3505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510">
                <text:p>3510</text:p>
              </table:table-cell>
              <table:table-cell office:value-type="float" office:value="-0.3">
                <text:p>-0.3</text:p>
              </table:table-cell>
              <table:table-cell office:value-type="float" office:value="-0.2891716">
                <text:p>-0.2891716</text:p>
              </table:table-cell>
              <table:table-cell office:value-type="float" office:value="-1.6">
                <text:p>-1.6</text:p>
              </table:table-cell>
              <table:table-cell office:value-type="float" office:value="-1.5706445">
                <text:p>-1.570644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515">
                <text:p>3515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-1.6">
                <text:p>-1.6</text:p>
              </table:table-cell>
              <table:table-cell office:value-type="float" office:value="-1.5307126">
                <text:p>-1.530712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520">
                <text:p>3520</text:p>
              </table:table-cell>
              <table:table-cell office:value-type="float" office:value="-0.3">
                <text:p>-0.3</text:p>
              </table:table-cell>
              <table:table-cell office:value-type="float" office:value="-0.30747363">
                <text:p>-0.30747363</text:p>
              </table:table-cell>
              <table:table-cell office:value-type="float" office:value="-1.6">
                <text:p>-1.6</text:p>
              </table:table-cell>
              <table:table-cell office:value-type="float" office:value="-1.5839549">
                <text:p>-1.583954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525">
                <text:p>3525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-1.6">
                <text:p>-1.6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530">
                <text:p>3530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-1.6">
                <text:p>-1.6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535">
                <text:p>353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-1.6">
                <text:p>-1.6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540">
                <text:p>3540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-1.6">
                <text:p>-1.6</text:p>
              </table:table-cell>
              <table:table-cell office:value-type="float" office:value="-1.5839549">
                <text:p>-1.583954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545">
                <text:p>3545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550">
                <text:p>3550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-1.6">
                <text:p>-1.6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555">
                <text:p>3555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-1.6">
                <text:p>-1.6</text:p>
              </table:table-cell>
              <table:table-cell office:value-type="float" office:value="-1.6371969">
                <text:p>-1.637196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560">
                <text:p>3560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-1.6">
                <text:p>-1.6</text:p>
              </table:table-cell>
              <table:table-cell office:value-type="float" office:value="-1.6238865">
                <text:p>-1.623886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565">
                <text:p>356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570">
                <text:p>3570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575">
                <text:p>3575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-1.6">
                <text:p>-1.6</text:p>
              </table:table-cell>
              <table:table-cell office:value-type="float" office:value="-1.6638182">
                <text:p>-1.663818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580">
                <text:p>3580</text:p>
              </table:table-cell>
              <table:table-cell office:value-type="float" office:value="-0.3">
                <text:p>-0.3</text:p>
              </table:table-cell>
              <table:table-cell office:value-type="float" office:value="-0.2910018">
                <text:p>-0.2910018</text:p>
              </table:table-cell>
              <table:table-cell office:value-type="float" office:value="-1.6">
                <text:p>-1.6</text:p>
              </table:table-cell>
              <table:table-cell office:value-type="float" office:value="-1.6371969">
                <text:p>-1.637196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585">
                <text:p>3585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-1.6">
                <text:p>-1.6</text:p>
              </table:table-cell>
              <table:table-cell office:value-type="float" office:value="-1.5839549">
                <text:p>-1.583954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590">
                <text:p>3590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-1.6">
                <text:p>-1.6</text:p>
              </table:table-cell>
              <table:table-cell office:value-type="float" office:value="-1.557334">
                <text:p>-1.55733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595">
                <text:p>3595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-1.6">
                <text:p>-1.6</text:p>
              </table:table-cell>
              <table:table-cell office:value-type="float" office:value="-1.6238865">
                <text:p>-1.623886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600">
                <text:p>3600</text:p>
              </table:table-cell>
              <table:table-cell office:value-type="float" office:value="-0.3">
                <text:p>-0.3</text:p>
              </table:table-cell>
              <table:table-cell office:value-type="float" office:value="-0.2891716">
                <text:p>-0.2891716</text:p>
              </table:table-cell>
              <table:table-cell office:value-type="float" office:value="-1.6">
                <text:p>-1.6</text:p>
              </table:table-cell>
              <table:table-cell office:value-type="float" office:value="-1.6505076">
                <text:p>-1.650507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605">
                <text:p>3605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-1.6">
                <text:p>-1.6</text:p>
              </table:table-cell>
              <table:table-cell office:value-type="float" office:value="-1.5839549">
                <text:p>-1.583954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610">
                <text:p>3610</text:p>
              </table:table-cell>
              <table:table-cell office:value-type="float" office:value="-0.3">
                <text:p>-0.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615">
                <text:p>3615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-1.6">
                <text:p>-1.6</text:p>
              </table:table-cell>
              <table:table-cell office:value-type="float" office:value="-1.6505076">
                <text:p>-1.650507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620">
                <text:p>3620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-1.6">
                <text:p>-1.6</text:p>
              </table:table-cell>
              <table:table-cell office:value-type="float" office:value="-1.6771287">
                <text:p>-1.677128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625">
                <text:p>3625</text:p>
              </table:table-cell>
              <table:table-cell office:value-type="float" office:value="-0.3">
                <text:p>-0.3</text:p>
              </table:table-cell>
              <table:table-cell office:value-type="float" office:value="-0.3056434">
                <text:p>-0.3056434</text:p>
              </table:table-cell>
              <table:table-cell office:value-type="float" office:value="-1.6">
                <text:p>-1.6</text:p>
              </table:table-cell>
              <table:table-cell office:value-type="float" office:value="-1.6371969">
                <text:p>-1.637196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630">
                <text:p>3630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-1.6">
                <text:p>-1.6</text:p>
              </table:table-cell>
              <table:table-cell office:value-type="float" office:value="-1.5839549">
                <text:p>-1.583954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635">
                <text:p>3635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-1.6">
                <text:p>-1.6</text:p>
              </table:table-cell>
              <table:table-cell office:value-type="float" office:value="-1.5839549">
                <text:p>-1.583954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640">
                <text:p>3640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-1.6">
                <text:p>-1.6</text:p>
              </table:table-cell>
              <table:table-cell office:value-type="float" office:value="-1.5839549">
                <text:p>-1.583954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645">
                <text:p>3645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-1.6">
                <text:p>-1.6</text:p>
              </table:table-cell>
              <table:table-cell office:value-type="float" office:value="-1.5706445">
                <text:p>-1.570644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650">
                <text:p>3650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-1.6">
                <text:p>-1.6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655">
                <text:p>3655</text:p>
              </table:table-cell>
              <table:table-cell office:value-type="float" office:value="-0.3">
                <text:p>-0.3</text:p>
              </table:table-cell>
              <table:table-cell office:value-type="float" office:value="-0.30930382">
                <text:p>-0.30930382</text:p>
              </table:table-cell>
              <table:table-cell office:value-type="float" office:value="-1.6">
                <text:p>-1.6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660">
                <text:p>3660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-1.6">
                <text:p>-1.6</text:p>
              </table:table-cell>
              <table:table-cell office:value-type="float" office:value="-1.6238865">
                <text:p>-1.623886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665">
                <text:p>3665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-1.6">
                <text:p>-1.6</text:p>
              </table:table-cell>
              <table:table-cell office:value-type="float" office:value="-1.6638182">
                <text:p>-1.663818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670">
                <text:p>3670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-1.6">
                <text:p>-1.6</text:p>
              </table:table-cell>
              <table:table-cell office:value-type="float" office:value="-1.6638182">
                <text:p>-1.663818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75">
                <text:p>3675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-1.6">
                <text:p>-1.6</text:p>
              </table:table-cell>
              <table:table-cell office:value-type="float" office:value="-1.6238865">
                <text:p>-1.623886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680">
                <text:p>3680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-1.6">
                <text:p>-1.6</text:p>
              </table:table-cell>
              <table:table-cell office:value-type="float" office:value="-1.6238865">
                <text:p>-1.623886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85">
                <text:p>368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-1.6">
                <text:p>-1.6</text:p>
              </table:table-cell>
              <table:table-cell office:value-type="float" office:value="-1.6238865">
                <text:p>-1.623886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690">
                <text:p>3690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-1.6">
                <text:p>-1.6</text:p>
              </table:table-cell>
              <table:table-cell office:value-type="float" office:value="-1.6505076">
                <text:p>-1.650507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695">
                <text:p>3695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-1.6">
                <text:p>-1.6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700">
                <text:p>3700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-1.6">
                <text:p>-1.6</text:p>
              </table:table-cell>
              <table:table-cell office:value-type="float" office:value="-1.5440233">
                <text:p>-1.544023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705">
                <text:p>3705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-1.6">
                <text:p>-1.6</text:p>
              </table:table-cell>
              <table:table-cell office:value-type="float" office:value="-1.557334">
                <text:p>-1.55733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710">
                <text:p>3710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-1.6">
                <text:p>-1.6</text:p>
              </table:table-cell>
              <table:table-cell office:value-type="float" office:value="-1.5839549">
                <text:p>-1.583954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715">
                <text:p>371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720">
                <text:p>3720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725">
                <text:p>3725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730">
                <text:p>3730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735">
                <text:p>3735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40">
                <text:p>3740</text:p>
              </table:table-cell>
              <table:table-cell office:value-type="float" office:value="-0.3">
                <text:p>-0.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-1.6">
                <text:p>-1.6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745">
                <text:p>3745</text:p>
              </table:table-cell>
              <table:table-cell office:value-type="float" office:value="-0.3">
                <text:p>-0.3</text:p>
              </table:table-cell>
              <table:table-cell office:value-type="float" office:value="-0.30747363">
                <text:p>-0.30747363</text:p>
              </table:table-cell>
              <table:table-cell office:value-type="float" office:value="-1.6">
                <text:p>-1.6</text:p>
              </table:table-cell>
              <table:table-cell office:value-type="float" office:value="-1.6238865">
                <text:p>-1.623886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750">
                <text:p>3750</text:p>
              </table:table-cell>
              <table:table-cell office:value-type="float" office:value="-0.3">
                <text:p>-0.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55">
                <text:p>3755</text:p>
              </table:table-cell>
              <table:table-cell office:value-type="float" office:value="-0.3">
                <text:p>-0.3</text:p>
              </table:table-cell>
              <table:table-cell office:value-type="float" office:value="-0.30930382">
                <text:p>-0.30930382</text:p>
              </table:table-cell>
              <table:table-cell office:value-type="float" office:value="-1.6">
                <text:p>-1.6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760">
                <text:p>3760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765">
                <text:p>3765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-1.6">
                <text:p>-1.6</text:p>
              </table:table-cell>
              <table:table-cell office:value-type="float" office:value="-1.6238865">
                <text:p>-1.623886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770">
                <text:p>3770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-1.6">
                <text:p>-1.6</text:p>
              </table:table-cell>
              <table:table-cell office:value-type="float" office:value="-1.5839549">
                <text:p>-1.583954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775">
                <text:p>3775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-1.6">
                <text:p>-1.6</text:p>
              </table:table-cell>
              <table:table-cell office:value-type="float" office:value="-1.5706445">
                <text:p>-1.570644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780">
                <text:p>3780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-1.6">
                <text:p>-1.6</text:p>
              </table:table-cell>
              <table:table-cell office:value-type="float" office:value="-1.5174022">
                <text:p>-1.517402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785">
                <text:p>3785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-1.6">
                <text:p>-1.6</text:p>
              </table:table-cell>
              <table:table-cell office:value-type="float" office:value="-1.4907811">
                <text:p>-1.490781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790">
                <text:p>3790</text:p>
              </table:table-cell>
              <table:table-cell office:value-type="float" office:value="-0.3">
                <text:p>-0.3</text:p>
              </table:table-cell>
              <table:table-cell office:value-type="float" office:value="-0.3056434">
                <text:p>-0.3056434</text:p>
              </table:table-cell>
              <table:table-cell office:value-type="float" office:value="-1.6">
                <text:p>-1.6</text:p>
              </table:table-cell>
              <table:table-cell office:value-type="float" office:value="-1.4907811">
                <text:p>-1.490781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795">
                <text:p>3795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-1.6">
                <text:p>-1.6</text:p>
              </table:table-cell>
              <table:table-cell office:value-type="float" office:value="-1.5440233">
                <text:p>-1.544023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800">
                <text:p>3800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805">
                <text:p>3805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-1.6">
                <text:p>-1.6</text:p>
              </table:table-cell>
              <table:table-cell office:value-type="float" office:value="-1.6238865">
                <text:p>-1.623886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810">
                <text:p>3810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-1.6">
                <text:p>-1.6</text:p>
              </table:table-cell>
              <table:table-cell office:value-type="float" office:value="-1.6771287">
                <text:p>-1.677128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815">
                <text:p>3815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-1.6">
                <text:p>-1.6</text:p>
              </table:table-cell>
              <table:table-cell office:value-type="float" office:value="-1.6505076">
                <text:p>-1.650507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820">
                <text:p>3820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-1.6">
                <text:p>-1.6</text:p>
              </table:table-cell>
              <table:table-cell office:value-type="float" office:value="-1.6638182">
                <text:p>-1.663818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825">
                <text:p>3825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-1.6">
                <text:p>-1.6</text:p>
              </table:table-cell>
              <table:table-cell office:value-type="float" office:value="-1.6638182">
                <text:p>-1.663818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830">
                <text:p>3830</text:p>
              </table:table-cell>
              <table:table-cell office:value-type="float" office:value="-0.3">
                <text:p>-0.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-1.6">
                <text:p>-1.6</text:p>
              </table:table-cell>
              <table:table-cell office:value-type="float" office:value="-1.6638182">
                <text:p>-1.663818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835">
                <text:p>3835</text:p>
              </table:table-cell>
              <table:table-cell office:value-type="float" office:value="-0.3">
                <text:p>-0.3</text:p>
              </table:table-cell>
              <table:table-cell office:value-type="float" office:value="-0.30747363">
                <text:p>-0.30747363</text:p>
              </table:table-cell>
              <table:table-cell office:value-type="float" office:value="-1.6">
                <text:p>-1.6</text:p>
              </table:table-cell>
              <table:table-cell office:value-type="float" office:value="-1.7037498">
                <text:p>-1.703749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840">
                <text:p>3840</text:p>
              </table:table-cell>
              <table:table-cell office:value-type="float" office:value="-0.3">
                <text:p>-0.3</text:p>
              </table:table-cell>
              <table:table-cell office:value-type="float" office:value="-0.3056434">
                <text:p>-0.3056434</text:p>
              </table:table-cell>
              <table:table-cell office:value-type="float" office:value="-1.6">
                <text:p>-1.6</text:p>
              </table:table-cell>
              <table:table-cell office:value-type="float" office:value="-1.6638182">
                <text:p>-1.663818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845">
                <text:p>384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850">
                <text:p>3850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-1.6">
                <text:p>-1.6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855">
                <text:p>3855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-1.6">
                <text:p>-1.6</text:p>
              </table:table-cell>
              <table:table-cell office:value-type="float" office:value="-1.557334">
                <text:p>-1.55733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860">
                <text:p>3860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-1.6">
                <text:p>-1.6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865">
                <text:p>386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870">
                <text:p>3870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875">
                <text:p>3875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-1.6">
                <text:p>-1.6</text:p>
              </table:table-cell>
              <table:table-cell office:value-type="float" office:value="-1.6638182">
                <text:p>-1.663818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880">
                <text:p>3880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-1.6">
                <text:p>-1.6</text:p>
              </table:table-cell>
              <table:table-cell office:value-type="float" office:value="-1.6238865">
                <text:p>-1.623886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885">
                <text:p>3885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-1.6">
                <text:p>-1.6</text:p>
              </table:table-cell>
              <table:table-cell office:value-type="float" office:value="-1.7037498">
                <text:p>-1.703749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890">
                <text:p>3890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-1.6">
                <text:p>-1.6</text:p>
              </table:table-cell>
              <table:table-cell office:value-type="float" office:value="-1.6238865">
                <text:p>-1.623886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895">
                <text:p>3895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-1.6">
                <text:p>-1.6</text:p>
              </table:table-cell>
              <table:table-cell office:value-type="float" office:value="-1.7037498">
                <text:p>-1.703749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900">
                <text:p>3900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-1.6">
                <text:p>-1.6</text:p>
              </table:table-cell>
              <table:table-cell office:value-type="float" office:value="-1.7170604">
                <text:p>-1.717060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905">
                <text:p>390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-1.6">
                <text:p>-1.6</text:p>
              </table:table-cell>
              <table:table-cell office:value-type="float" office:value="-1.7170604">
                <text:p>-1.717060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910">
                <text:p>3910</text:p>
              </table:table-cell>
              <table:table-cell office:value-type="float" office:value="-0.3">
                <text:p>-0.3</text:p>
              </table:table-cell>
              <table:table-cell office:value-type="float" office:value="-0.2910018">
                <text:p>-0.2910018</text:p>
              </table:table-cell>
              <table:table-cell office:value-type="float" office:value="-1.6">
                <text:p>-1.6</text:p>
              </table:table-cell>
              <table:table-cell office:value-type="float" office:value="-1.7037498">
                <text:p>-1.703749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915">
                <text:p>3915</text:p>
              </table:table-cell>
              <table:table-cell office:value-type="float" office:value="-0.3">
                <text:p>-0.3</text:p>
              </table:table-cell>
              <table:table-cell office:value-type="float" office:value="-0.2910018">
                <text:p>-0.2910018</text:p>
              </table:table-cell>
              <table:table-cell office:value-type="float" office:value="-1.6">
                <text:p>-1.6</text:p>
              </table:table-cell>
              <table:table-cell office:value-type="float" office:value="-1.7436814">
                <text:p>-1.743681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920">
                <text:p>3920</text:p>
              </table:table-cell>
              <table:table-cell office:value-type="float" office:value="-0.3">
                <text:p>-0.3</text:p>
              </table:table-cell>
              <table:table-cell office:value-type="float" office:value="-0.28734142">
                <text:p>-0.28734142</text:p>
              </table:table-cell>
              <table:table-cell office:value-type="float" office:value="-1.6">
                <text:p>-1.6</text:p>
              </table:table-cell>
              <table:table-cell office:value-type="float" office:value="-1.7037498">
                <text:p>-1.703749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925">
                <text:p>3925</text:p>
              </table:table-cell>
              <table:table-cell office:value-type="float" office:value="-0.3">
                <text:p>-0.3</text:p>
              </table:table-cell>
              <table:table-cell office:value-type="float" office:value="-0.2910018">
                <text:p>-0.2910018</text:p>
              </table:table-cell>
              <table:table-cell office:value-type="float" office:value="-1.6">
                <text:p>-1.6</text:p>
              </table:table-cell>
              <table:table-cell office:value-type="float" office:value="-1.6371969">
                <text:p>-1.637196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930">
                <text:p>3930</text:p>
              </table:table-cell>
              <table:table-cell office:value-type="float" office:value="-0.3">
                <text:p>-0.3</text:p>
              </table:table-cell>
              <table:table-cell office:value-type="float" office:value="-0.2891716">
                <text:p>-0.2891716</text:p>
              </table:table-cell>
              <table:table-cell office:value-type="float" office:value="-1.6">
                <text:p>-1.6</text:p>
              </table:table-cell>
              <table:table-cell office:value-type="float" office:value="-1.557334">
                <text:p>-1.55733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935">
                <text:p>393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-1.6">
                <text:p>-1.6</text:p>
              </table:table-cell>
              <table:table-cell office:value-type="float" office:value="-1.5839549">
                <text:p>-1.583954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940">
                <text:p>3940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-1.6">
                <text:p>-1.6</text:p>
              </table:table-cell>
              <table:table-cell office:value-type="float" office:value="-1.5706445">
                <text:p>-1.570644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945">
                <text:p>394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-1.6">
                <text:p>-1.6</text:p>
              </table:table-cell>
              <table:table-cell office:value-type="float" office:value="-1.5706445">
                <text:p>-1.570644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950">
                <text:p>3950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-1.6">
                <text:p>-1.6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955">
                <text:p>3955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-1.59">
                <text:p>-1.59</text:p>
              </table:table-cell>
              <table:table-cell office:value-type="float" office:value="-1.5706445">
                <text:p>-1.570644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960">
                <text:p>3960</text:p>
              </table:table-cell>
              <table:table-cell office:value-type="float" office:value="-0.3">
                <text:p>-0.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-1.58">
                <text:p>-1.58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965">
                <text:p>3965</text:p>
              </table:table-cell>
              <table:table-cell office:value-type="float" office:value="-0.3">
                <text:p>-0.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-1.57">
                <text:p>-1.57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970">
                <text:p>3970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-1.5600001">
                <text:p>-1.5600001</text:p>
              </table:table-cell>
              <table:table-cell office:value-type="float" office:value="-1.6505076">
                <text:p>-1.650507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975">
                <text:p>3975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-1.5500001">
                <text:p>-1.5500001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980">
                <text:p>3980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-1.5400001">
                <text:p>-1.5400001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985">
                <text:p>3985</text:p>
              </table:table-cell>
              <table:table-cell office:value-type="float" office:value="-0.3">
                <text:p>-0.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-1.5300001">
                <text:p>-1.5300001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990">
                <text:p>3990</text:p>
              </table:table-cell>
              <table:table-cell office:value-type="float" office:value="-0.3">
                <text:p>-0.3</text:p>
              </table:table-cell>
              <table:table-cell office:value-type="float" office:value="-0.3056434">
                <text:p>-0.3056434</text:p>
              </table:table-cell>
              <table:table-cell office:value-type="float" office:value="-1.5200001">
                <text:p>-1.5200001</text:p>
              </table:table-cell>
              <table:table-cell office:value-type="float" office:value="-1.6505076">
                <text:p>-1.650507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995">
                <text:p>3995</text:p>
              </table:table-cell>
              <table:table-cell office:value-type="float" office:value="-0.3">
                <text:p>-0.3</text:p>
              </table:table-cell>
              <table:table-cell office:value-type="float" office:value="-0.30930382">
                <text:p>-0.30930382</text:p>
              </table:table-cell>
              <table:table-cell office:value-type="float" office:value="-1.5100001">
                <text:p>-1.5100001</text:p>
              </table:table-cell>
              <table:table-cell office:value-type="float" office:value="-1.5839549">
                <text:p>-1.583954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000">
                <text:p>4000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-1.5000001">
                <text:p>-1.5000001</text:p>
              </table:table-cell>
              <table:table-cell office:value-type="float" office:value="-1.557334">
                <text:p>-1.5573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